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ulukko1" table:style-name="ta1" table:print="false">
        <table:table-column table:style-name="co1" table:number-columns-repeated="9" table:default-cell-style-name="Default"/>
        <table:table-column table:style-name="co2" table:number-columns-repeated="8" table:default-cell-style-name="Default"/>
        <table:table-row table:style-name="ro2">
          <table:table-cell table:formula="of:=1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(-SIN([.A1]/[.$F$1]+[.$G$1])*([.$F$2]*(199-[.A1])+[.$G$2]*[.A1])+([.$F$3]*(199-[.A1])+[.$G$3]*[.A1]))" office:value-type="float" office:value="10.5372553058089">
            <text:p>10,5372553058</text:p>
          </table:table-cell>
          <table:table-cell table:formula="of:=ABS([.C1])^[.$F$4]*SIGN([.C1])" office:value-type="float" office:value="111.033749379798">
            <text:p>111,0337493798</text:p>
          </table:table-cell>
          <table:table-cell table:formula="of:=[.D1]-[.B1]" office:value-type="float" office:value="109.033749379798">
            <text:p>109,0337493798</text:p>
          </table:table-cell>
          <table:table-cell table:formula="of:=18.8/2/3.14" office:value-type="float" office:value="2.99363057324841">
            <text:p>2,9936305732</text:p>
          </table:table-cell>
          <table:table-cell table:formula="of:=90*3.14/180" office:value-type="float" office:value="1.57">
            <text:p>1,57</text:p>
          </table:table-cell>
          <table:table-cell/>
          <table:table-cell table:formula="of:=MAX([.D1:.D200])" office:value-type="float" office:value="545.849856107945">
            <text:p>545,8498561079</text:p>
          </table:table-cell>
          <table:table-cell table:number-columns-repeated="2"/>
          <table:table-cell table:formula="of:=FLOOR(ABS([.E1]); 1)*SIGN([.E1])+IF([.E1]&lt;0;-1;0)" office:value-type="float" office:value="109">
            <text:p>109</text:p>
          </table:table-cell>
          <table:table-cell office:value-type="float" office:value="-714">
            <text:p>-714</text:p>
          </table:table-cell>
          <table:table-cell office:value-type="float" office:value="-1100">
            <text:p>-1100</text:p>
          </table:table-cell>
          <table:table-cell table:formula="of:=SIN([.A1]*[.$Q$1]+[.$Q$2])*([.$Q$3]*(200-[.A1])+[.$Q$4]*[.A1])+([.$Q5]*(200-[.A1])+[.$Q$6]*[.A1])" office:value-type="float" office:value="-212.549914409235">
            <text:p>-212,5499144092</text:p>
          </table:table-cell>
          <table:table-cell/>
          <table:table-cell table:formula="of:=2.97828" office:value-type="float" office:value="2.97828">
            <text:p>2,97828</text:p>
          </table:table-cell>
        </table:table-row>
        <table:table-row table:style-name="ro2">
          <table:table-cell table:formula="of:=[.A1]+1" office:value-type="float" office:value="2">
            <text:p>2</text:p>
          </table:table-cell>
          <table:table-cell office:value-type="float" office:value="87">
            <text:p>87</text:p>
          </table:table-cell>
          <table:table-cell table:formula="of:=(-SIN([.A2]/[.$F$1]+[.$G$1])*([.$F$2]*(199-[.A2])+[.$G$2]*[.A2])+([.$F$3]*(199-[.A2])+[.$G$3]*[.A2]))" office:value-type="float" office:value="6.70359665438149">
            <text:p>6,7035966544</text:p>
          </table:table-cell>
          <table:table-cell table:formula="of:=ABS([.C2])^[.$F$4]*SIGN([.C2])" office:value-type="float" office:value="44.9382081046347">
            <text:p>44,9382081046</text:p>
          </table:table-cell>
          <table:table-cell table:formula="of:=[.D2]-[.B2]" office:value-type="float" office:value="-42.0617918953653">
            <text:p>-42,0617918954</text:p>
          </table:table-cell>
          <table:table-cell office:value-type="float" office:value="-0.12">
            <text:p>-0,12</text:p>
          </table:table-cell>
          <table:table-cell office:value-type="float" office:value="0.08">
            <text:p>0,08</text:p>
          </table:table-cell>
          <table:table-cell table:formula="of:=SUM([.D1:.D200])" office:value-type="float" office:value="-9373.76456039485">
            <text:p>-9373,7645603949</text:p>
          </table:table-cell>
          <table:table-cell table:formula="of:=MIN([.D1:.D200])" office:value-type="float" office:value="-1083.46968744641">
            <text:p>-1083,4696874464</text:p>
          </table:table-cell>
          <table:table-cell/>
          <table:table-cell table:formula="of:=SUMPRODUCT(([.L1:.L200]&lt;&gt;&quot;&quot;)/(COUNTIF([.L1:.L200];[.L1:.L200])+([.L1:.L200]=&quot;&quot;)))" office:value-type="float" office:value="149">
            <text:p>149</text:p>
          </table:table-cell>
          <table:table-cell table:formula="of:=FLOOR(ABS([.E2]); 1)*SIGN([.E2])+IF([.E2]&lt;0;-1;0)" office:value-type="float" office:value="-43">
            <text:p>-43</text:p>
          </table:table-cell>
          <table:table-cell office:value-type="float" office:value="-262">
            <text:p>-262</text:p>
          </table:table-cell>
          <table:table-cell office:value-type="float" office:value="-1042">
            <text:p>-1042</text:p>
          </table:table-cell>
          <table:table-cell table:formula="of:=SIN([.A2]*[.$Q$1]+[.$Q$2])*([.$Q$3]*(200-[.A2])+[.$Q$4]*[.A2])+([.$Q6]*(200-[.A2])+[.$Q$6]*[.A2])" office:value-type="float" office:value="150.298447490274">
            <text:p>150,2984474903</text:p>
          </table:table-cell>
          <table:table-cell/>
          <table:table-cell table:formula="of:=2.40659" office:value-type="float" office:value="2.40659">
            <text:p>2,40659</text:p>
          </table:table-cell>
        </table:table-row>
        <table:table-row table:style-name="ro2">
          <table:table-cell table:formula="of:=[.A2]+1" office:value-type="float" office:value="3">
            <text:p>3</text:p>
          </table:table-cell>
          <table:table-cell office:value-type="float" office:value="89">
            <text:p>89</text:p>
          </table:table-cell>
          <table:table-cell table:formula="of:=(-SIN([.A3]/[.$F$1]+[.$G$1])*([.$F$2]*(199-[.A3])+[.$G$2]*[.A3])+([.$F$3]*(199-[.A3])+[.$G$3]*[.A3]))" office:value-type="float" office:value="0.912146471555067">
            <text:p>0,9121464716</text:p>
          </table:table-cell>
          <table:table-cell table:formula="of:=ABS([.C3])^[.$F$4]*SIGN([.C3])" office:value-type="float" office:value="0.832011185570358">
            <text:p>0,8320111856</text:p>
          </table:table-cell>
          <table:table-cell table:formula="of:=[.D3]-[.B3]" office:value-type="float" office:value="-88.1679888144297">
            <text:p>-88,1679888144</text:p>
          </table:table-cell>
          <table:table-cell office:value-type="float" office:value="-0.06">
            <text:p>-0,06</text:p>
          </table:table-cell>
          <table:table-cell office:value-type="float" office:value="0.04">
            <text:p>0,04</text:p>
          </table:table-cell>
          <table:table-cell table:number-columns-repeated="4"/>
          <table:table-cell table:formula="of:=FLOOR(ABS([.E3]); 1)*SIGN([.E3])+IF([.E3]&lt;0;-1;0)" office:value-type="float" office:value="-89">
            <text:p>-89</text:p>
          </table:table-cell>
          <table:table-cell office:value-type="float" office:value="-216">
            <text:p>-216</text:p>
          </table:table-cell>
          <table:table-cell office:value-type="float" office:value="-841">
            <text:p>-841</text:p>
          </table:table-cell>
          <table:table-cell table:formula="of:=SIN([.A3]*[.$Q$1]+[.$Q$2])*([.$Q$3]*(200-[.A3])+[.$Q$4]*[.A3])+([.$Q7]*(200-[.A3])+[.$Q$6]*[.A3])" office:value-type="float" office:value="-14.5118794159802">
            <text:p>-14,511879416</text:p>
          </table:table-cell>
          <table:table-cell/>
          <table:table-cell table:formula="of:=0.089496" office:value-type="float" office:value="0.089496">
            <text:p>0,089496</text:p>
          </table:table-cell>
        </table:table-row>
        <table:table-row table:style-name="ro2">
          <table:table-cell table:formula="of:=[.A3]+1" office:value-type="float" office:value="4">
            <text:p>4</text:p>
          </table:table-cell>
          <table:table-cell office:value-type="float" office:value="-9">
            <text:p>-9</text:p>
          </table:table-cell>
          <table:table-cell table:formula="of:=(-SIN([.A4]/[.$F$1]+[.$G$1])*([.$F$2]*(199-[.A4])+[.$G$2]*[.A4])+([.$F$3]*(199-[.A4])+[.$G$3]*[.A4]))" office:value-type="float" office:value="-6.15650242331853">
            <text:p>-6,1565024233</text:p>
          </table:table-cell>
          <table:table-cell table:formula="of:=ABS([.C4])^[.$F$4]*SIGN([.C4])" office:value-type="float" office:value="-37.9025220883269">
            <text:p>-37,9025220883</text:p>
          </table:table-cell>
          <table:table-cell table:formula="of:=[.D4]-[.B4]" office:value-type="float" office:value="-28.9025220883269">
            <text:p>-28,9025220883</text:p>
          </table:table-cell>
          <table:table-cell office:value-type="float" office:value="2">
            <text:p>2</text:p>
          </table:table-cell>
          <table:table-cell table:number-columns-repeated="5"/>
          <table:table-cell table:formula="of:=FLOOR(ABS([.E4]); 1)*SIGN([.E4])+IF([.E4]&lt;0;-1;0)" office:value-type="float" office:value="-29">
            <text:p>-29</text:p>
          </table:table-cell>
          <table:table-cell office:value-type="float" office:value="-203">
            <text:p>-203</text:p>
          </table:table-cell>
          <table:table-cell office:value-type="float" office:value="-794">
            <text:p>-794</text:p>
          </table:table-cell>
          <table:table-cell table:formula="of:=SIN([.A4]*[.$Q$1]+[.$Q$2])*([.$Q$3]*(200-[.A4])+[.$Q$4]*[.A4])+([.$Q8]*(200-[.A4])+[.$Q$6]*[.A4])" office:value-type="float" office:value="19.8745064610864">
            <text:p>19,8745064611</text:p>
          </table:table-cell>
          <table:table-cell/>
          <table:table-cell table:formula="of:=-0.0184135" office:value-type="float" office:value="-0.0184135">
            <text:p>-0,0184135</text:p>
          </table:table-cell>
        </table:table-row>
        <table:table-row table:style-name="ro2">
          <table:table-cell table:formula="of:=[.A4]+1" office:value-type="float" office:value="5">
            <text:p>5</text:p>
          </table:table-cell>
          <table:table-cell office:value-type="float" office:value="-28">
            <text:p>-28</text:p>
          </table:table-cell>
          <table:table-cell table:formula="of:=(-SIN([.A5]/[.$F$1]+[.$G$1])*([.$F$2]*(199-[.A5])+[.$G$2]*[.A5])+([.$F$3]*(199-[.A5])+[.$G$3]*[.A5]))" office:value-type="float" office:value="-13.6927723068104">
            <text:p>-13,6927723068</text:p>
          </table:table-cell>
          <table:table-cell table:formula="of:=ABS([.C5])^[.$F$4]*SIGN([.C5])" office:value-type="float" office:value="-187.492013446154">
            <text:p>-187,4920134462</text:p>
          </table:table-cell>
          <table:table-cell table:formula="of:=[.D5]-[.B5]" office:value-type="float" office:value="-159.492013446154">
            <text:p>-159,4920134462</text:p>
          </table:table-cell>
          <table:table-cell table:number-columns-repeated="6"/>
          <table:table-cell table:formula="of:=FLOOR(ABS([.E5]); 1)*SIGN([.E5])+IF([.E5]&lt;0;-1;0)" office:value-type="float" office:value="-160">
            <text:p>-160</text:p>
          </table:table-cell>
          <table:table-cell office:value-type="float" office:value="-185">
            <text:p>-185</text:p>
          </table:table-cell>
          <table:table-cell office:value-type="float" office:value="-745">
            <text:p>-745</text:p>
          </table:table-cell>
          <table:table-cell table:formula="of:=SIN([.A5]*[.$Q$1]+[.$Q$2])*([.$Q$3]*(200-[.A5])+[.$Q$4]*[.A5])+([.$Q9]*(200-[.A5])+[.$Q$6]*[.A5])" office:value-type="float" office:value="-13.9849877255117">
            <text:p>-13,9849877255</text:p>
          </table:table-cell>
          <table:table-cell/>
          <table:table-cell table:formula="of:=-1.00154" office:value-type="float" office:value="-1.00154">
            <text:p>-1,00154</text:p>
          </table:table-cell>
        </table:table-row>
        <table:table-row table:style-name="ro2">
          <table:table-cell table:formula="of:=[.A5]+1" office:value-type="float" office:value="6">
            <text:p>6</text:p>
          </table:table-cell>
          <table:table-cell office:value-type="float" office:value="-219">
            <text:p>-219</text:p>
          </table:table-cell>
          <table:table-cell table:formula="of:=(-SIN([.A6]/[.$F$1]+[.$G$1])*([.$F$2]*(199-[.A6])+[.$G$2]*[.A6])+([.$F$3]*(199-[.A6])+[.$G$3]*[.A6]))" office:value-type="float" office:value="-20.8494879829282">
            <text:p>-20,8494879829</text:p>
          </table:table-cell>
          <table:table-cell table:formula="of:=ABS([.C6])^[.$F$4]*SIGN([.C6])" office:value-type="float" office:value="-434.701149150266">
            <text:p>-434,7011491503</text:p>
          </table:table-cell>
          <table:table-cell table:formula="of:=[.D6]-[.B6]" office:value-type="float" office:value="-215.701149150266">
            <text:p>-215,7011491503</text:p>
          </table:table-cell>
          <table:table-cell table:number-columns-repeated="6"/>
          <table:table-cell table:formula="of:=FLOOR(ABS([.E6]); 1)*SIGN([.E6])+IF([.E6]&lt;0;-1;0)" office:value-type="float" office:value="-216">
            <text:p>-216</text:p>
          </table:table-cell>
          <table:table-cell office:value-type="float" office:value="-180">
            <text:p>-180</text:p>
          </table:table-cell>
          <table:table-cell office:value-type="float" office:value="-719">
            <text:p>-719</text:p>
          </table:table-cell>
          <table:table-cell table:formula="of:=SIN([.A6]*[.$Q$1]+[.$Q$2])*([.$Q$3]*(200-[.A6])+[.$Q$4]*[.A6])+([.$Q10]*(200-[.A6])+[.$Q$6]*[.A6])" office:value-type="float" office:value="21.1187281177547">
            <text:p>21,1187281178</text:p>
          </table:table-cell>
          <table:table-cell/>
          <table:table-cell table:formula="of:=0.674291" office:value-type="float" office:value="0.674291">
            <text:p>0,674291</text:p>
          </table:table-cell>
        </table:table-row>
        <table:table-row table:style-name="ro2">
          <table:table-cell table:formula="of:=[.A6]+1" office:value-type="float" office:value="7">
            <text:p>7</text:p>
          </table:table-cell>
          <table:table-cell office:value-type="float" office:value="-518">
            <text:p>-518</text:p>
          </table:table-cell>
          <table:table-cell table:formula="of:=(-SIN([.A7]/[.$F$1]+[.$G$1])*([.$F$2]*(199-[.A7])+[.$G$2]*[.A7])+([.$F$3]*(199-[.A7])+[.$G$3]*[.A7]))" office:value-type="float" office:value="-26.8358620588398">
            <text:p>-26,8358620588</text:p>
          </table:table-cell>
          <table:table-cell table:formula="of:=ABS([.C7])^[.$F$4]*SIGN([.C7])" office:value-type="float" office:value="-720.163492441079">
            <text:p>-720,1634924411</text:p>
          </table:table-cell>
          <table:table-cell table:formula="of:=[.D7]-[.B7]" office:value-type="float" office:value="-202.163492441079">
            <text:p>-202,1634924411</text:p>
          </table:table-cell>
          <table:table-cell table:number-columns-repeated="6"/>
          <table:table-cell table:formula="of:=FLOOR(ABS([.E7]); 1)*SIGN([.E7])+IF([.E7]&lt;0;-1;0)" office:value-type="float" office:value="-203">
            <text:p>-203</text:p>
          </table:table-cell>
          <table:table-cell office:value-type="float" office:value="-176">
            <text:p>-176</text:p>
          </table:table-cell>
          <table:table-cell office:value-type="float" office:value="-635">
            <text:p>-635</text:p>
          </table:table-cell>
          <table:table-cell table:formula="of:=SIN([.A7]*[.$Q$1]+[.$Q$2])*([.$Q$3]*(200-[.A7])+[.$Q$4]*[.A7])+([.$Q11]*(200-[.A7])+[.$Q$6]*[.A7])" office:value-type="float" office:value="-11.6201800784344">
            <text:p>-11,6201800784</text:p>
          </table:table-cell>
          <table:table-cell/>
          <table:table-cell/>
        </table:table-row>
        <table:table-row table:style-name="ro2">
          <table:table-cell table:formula="of:=[.A7]+1" office:value-type="float" office:value="8">
            <text:p>8</text:p>
          </table:table-cell>
          <table:table-cell office:value-type="float" office:value="-794">
            <text:p>-794</text:p>
          </table:table-cell>
          <table:table-cell table:formula="of:=(-SIN([.A8]/[.$F$1]+[.$G$1])*([.$F$2]*(199-[.A8])+[.$G$2]*[.A8])+([.$F$3]*(199-[.A8])+[.$G$3]*[.A8]))" office:value-type="float" office:value="-31.003651504233">
            <text:p>-31,0036515042</text:p>
          </table:table-cell>
          <table:table-cell table:formula="of:=ABS([.C8])^[.$F$4]*SIGN([.C8])" office:value-type="float" office:value="-961.226406595927">
            <text:p>-961,2264065959</text:p>
          </table:table-cell>
          <table:table-cell table:formula="of:=[.D8]-[.B8]" office:value-type="float" office:value="-167.226406595927">
            <text:p>-167,2264065959</text:p>
          </table:table-cell>
          <table:table-cell table:number-columns-repeated="6"/>
          <table:table-cell table:formula="of:=FLOOR(ABS([.E8]); 1)*SIGN([.E8])+IF([.E8]&lt;0;-1;0)" office:value-type="float" office:value="-168">
            <text:p>-168</text:p>
          </table:table-cell>
          <table:table-cell office:value-type="float" office:value="-168">
            <text:p>-168</text:p>
          </table:table-cell>
          <table:table-cell office:value-type="float" office:value="-629">
            <text:p>-629</text:p>
          </table:table-cell>
          <table:table-cell table:formula="of:=SIN([.A8]*[.$Q$1]+[.$Q$2])*([.$Q$3]*(200-[.A8])+[.$Q$4]*[.A8])+([.$Q12]*(200-[.A8])+[.$Q$6]*[.A8])" office:value-type="float" office:value="20.5775547682053">
            <text:p>20,5775547682</text:p>
          </table:table-cell>
          <table:table-cell/>
          <table:table-cell/>
        </table:table-row>
        <table:table-row table:style-name="ro2">
          <table:table-cell table:formula="of:=[.A8]+1" office:value-type="float" office:value="9">
            <text:p>9</text:p>
          </table:table-cell>
          <table:table-cell office:value-type="float" office:value="-1042">
            <text:p>-1042</text:p>
          </table:table-cell>
          <table:table-cell table:formula="of:=(-SIN([.A9]/[.$F$1]+[.$G$1])*([.$F$2]*(199-[.A9])+[.$G$2]*[.A9])+([.$F$3]*(199-[.A9])+[.$G$3]*[.A9]))" office:value-type="float" office:value="-32.9161007327175">
            <text:p>-32,9161007327</text:p>
          </table:table-cell>
          <table:table-cell table:formula="of:=ABS([.C9])^[.$F$4]*SIGN([.C9])" office:value-type="float" office:value="-1083.46968744641">
            <text:p>-1083,4696874464</text:p>
          </table:table-cell>
          <table:table-cell table:formula="of:=[.D9]-[.B9]" office:value-type="float" office:value="-41.4696874464084">
            <text:p>-41,4696874464</text:p>
          </table:table-cell>
          <table:table-cell table:number-columns-repeated="6"/>
          <table:table-cell table:formula="of:=FLOOR(ABS([.E9]); 1)*SIGN([.E9])+IF([.E9]&lt;0;-1;0)" office:value-type="float" office:value="-42">
            <text:p>-42</text:p>
          </table:table-cell>
          <table:table-cell office:value-type="float" office:value="-163">
            <text:p>-163</text:p>
          </table:table-cell>
          <table:table-cell office:value-type="float" office:value="-547">
            <text:p>-547</text:p>
          </table:table-cell>
          <table:table-cell table:formula="of:=SIN([.A9]*[.$Q$1]+[.$Q$2])*([.$Q$3]*(200-[.A9])+[.$Q$4]*[.A9])+([.$Q13]*(200-[.A9])+[.$Q$6]*[.A9])" office:value-type="float" office:value="-7.56947819991097">
            <text:p>-7,5694781999</text:p>
          </table:table-cell>
          <table:table-cell/>
          <table:table-cell/>
        </table:table-row>
        <table:table-row table:style-name="ro2">
          <table:table-cell table:formula="of:=[.A9]+1" office:value-type="float" office:value="10">
            <text:p>10</text:p>
          </table:table-cell>
          <table:table-cell office:value-type="float" office:value="-1100">
            <text:p>-1100</text:p>
          </table:table-cell>
          <table:table-cell table:formula="of:=(-SIN([.A10]/[.$F$1]+[.$G$1])*([.$F$2]*(199-[.A10])+[.$G$2]*[.A10])+([.$F$3]*(199-[.A10])+[.$G$3]*[.A10]))" office:value-type="float" office:value="-32.392350267888">
            <text:p>-32,3923502679</text:p>
          </table:table-cell>
          <table:table-cell table:formula="of:=ABS([.C10])^[.$F$4]*SIGN([.C10])" office:value-type="float" office:value="-1049.26435587755">
            <text:p>-1049,2643558776</text:p>
          </table:table-cell>
          <table:table-cell table:formula="of:=[.D10]-[.B10]" office:value-type="float" office:value="50.7356441224549">
            <text:p>50,7356441225</text:p>
          </table:table-cell>
          <table:table-cell table:number-columns-repeated="6"/>
          <table:table-cell table:formula="of:=FLOOR(ABS([.E10]); 1)*SIGN([.E10])+IF([.E10]&lt;0;-1;0)" office:value-type="float" office:value="50">
            <text:p>50</text:p>
          </table:table-cell>
          <table:table-cell office:value-type="float" office:value="-160">
            <text:p>-160</text:p>
          </table:table-cell>
          <table:table-cell office:value-type="float" office:value="-518">
            <text:p>-518</text:p>
          </table:table-cell>
          <table:table-cell table:formula="of:=SIN([.A10]*[.$Q$1]+[.$Q$2])*([.$Q$3]*(200-[.A10])+[.$Q$4]*[.A10])+([.$Q14]*(200-[.A10])+[.$Q$6]*[.A10])" office:value-type="float" office:value="18.4937299776413">
            <text:p>18,4937299776</text:p>
          </table:table-cell>
          <table:table-cell/>
          <table:table-cell/>
        </table:table-row>
        <table:table-row table:style-name="ro2">
          <table:table-cell table:formula="of:=[.A10]+1" office:value-type="float" office:value="11">
            <text:p>11</text:p>
          </table:table-cell>
          <table:table-cell office:value-type="float" office:value="-745">
            <text:p>-745</text:p>
          </table:table-cell>
          <table:table-cell table:formula="of:=(-SIN([.A11]/[.$F$1]+[.$G$1])*([.$F$2]*(199-[.A11])+[.$G$2]*[.A11])+([.$F$3]*(199-[.A11])+[.$G$3]*[.A11]))" office:value-type="float" office:value="-29.5228299654546">
            <text:p>-29,5228299655</text:p>
          </table:table-cell>
          <table:table-cell table:formula="of:=ABS([.C11])^[.$F$4]*SIGN([.C11])" office:value-type="float" office:value="-871.597489169143">
            <text:p>-871,5974891691</text:p>
          </table:table-cell>
          <table:table-cell table:formula="of:=[.D11]-[.B11]" office:value-type="float" office:value="-126.597489169144">
            <text:p>-126,5974891691</text:p>
            <draw:frame table:end-cell-address="Taulukko1.L31" table:end-x="0.434cm" table:end-y="0.147cm" draw:z-index="0" draw:style-name="gr1" draw:text-style-name="P1" svg:width="15.981cm" svg:height="8.734cm" svg:x="0.242cm" svg:y="0.445cm">
              <draw:object draw:notify-on-update-of-ranges="Taulukko1.B1:Taulukko1.B200 Taulukko1.D1:Taulukko1.D2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formula="of:=FLOOR(ABS([.E11]); 1)*SIGN([.E11])+IF([.E11]&lt;0;-1;0)" office:value-type="float" office:value="-127">
            <text:p>-127</text:p>
          </table:table-cell>
          <table:table-cell office:value-type="float" office:value="-141">
            <text:p>-141</text:p>
          </table:table-cell>
          <table:table-cell office:value-type="float" office:value="-494">
            <text:p>-494</text:p>
          </table:table-cell>
          <table:table-cell table:formula="of:=SIN([.A11]*[.$Q$1]+[.$Q$2])*([.$Q$3]*(200-[.A11])+[.$Q$4]*[.A11])+([.$Q15]*(200-[.A11])+[.$Q$6]*[.A11])" office:value-type="float" office:value="-2.15873770008672">
            <text:p>-2,1587377001</text:p>
          </table:table-cell>
          <table:table-cell/>
          <table:table-cell/>
        </table:table-row>
        <table:table-row table:style-name="ro2">
          <table:table-cell table:formula="of:=[.A11]+1" office:value-type="float" office:value="12">
            <text:p>12</text:p>
          </table:table-cell>
          <table:table-cell office:value-type="float" office:value="-432">
            <text:p>-432</text:p>
          </table:table-cell>
          <table:table-cell table:formula="of:=(-SIN([.A12]/[.$F$1]+[.$G$1])*([.$F$2]*(199-[.A12])+[.$G$2]*[.A12])+([.$F$3]*(199-[.A12])+[.$G$3]*[.A12]))" office:value-type="float" office:value="-24.6544436947376">
            <text:p>-24,6544436947</text:p>
          </table:table-cell>
          <table:table-cell table:formula="of:=ABS([.C12])^[.$F$4]*SIGN([.C12])" office:value-type="float" office:value="-607.841593896989">
            <text:p>-607,841593897</text:p>
          </table:table-cell>
          <table:table-cell table:formula="of:=[.D12]-[.B12]" office:value-type="float" office:value="-175.841593896989">
            <text:p>-175,841593897</text:p>
          </table:table-cell>
          <table:table-cell table:number-columns-repeated="6"/>
          <table:table-cell table:formula="of:=FLOOR(ABS([.E12]); 1)*SIGN([.E12])+IF([.E12]&lt;0;-1;0)" office:value-type="float" office:value="-176">
            <text:p>-176</text:p>
          </table:table-cell>
          <table:table-cell office:value-type="float" office:value="-137">
            <text:p>-137</text:p>
          </table:table-cell>
          <table:table-cell office:value-type="float" office:value="-448">
            <text:p>-448</text:p>
          </table:table-cell>
          <table:table-cell table:formula="of:=SIN([.A12]*[.$Q$1]+[.$Q$2])*([.$Q$3]*(200-[.A12])+[.$Q$4]*[.A12])+([.$Q16]*(200-[.A12])+[.$Q$6]*[.A12])" office:value-type="float" office:value="15.2664745007767">
            <text:p>15,2664745008</text:p>
          </table:table-cell>
          <table:table-cell/>
          <table:table-cell/>
        </table:table-row>
        <table:table-row table:style-name="ro2">
          <table:table-cell table:formula="of:=[.A12]+1" office:value-type="float" office:value="13">
            <text:p>13</text:p>
          </table:table-cell>
          <table:table-cell office:value-type="float" office:value="-75">
            <text:p>-75</text:p>
          </table:table-cell>
          <table:table-cell table:formula="of:=(-SIN([.A13]/[.$F$1]+[.$G$1])*([.$F$2]*(199-[.A13])+[.$G$2]*[.A13])+([.$F$3]*(199-[.A13])+[.$G$3]*[.A13]))" office:value-type="float" office:value="-18.3477159824609">
            <text:p>-18,3477159825</text:p>
          </table:table-cell>
          <table:table-cell table:formula="of:=ABS([.C13])^[.$F$4]*SIGN([.C13])" office:value-type="float" office:value="-336.638681773053">
            <text:p>-336,6386817731</text:p>
          </table:table-cell>
          <table:table-cell table:formula="of:=[.D13]-[.B13]" office:value-type="float" office:value="-261.638681773053">
            <text:p>-261,6386817731</text:p>
          </table:table-cell>
          <table:table-cell table:number-columns-repeated="6"/>
          <table:table-cell table:formula="of:=FLOOR(ABS([.E13]); 1)*SIGN([.E13])+IF([.E13]&lt;0;-1;0)" office:value-type="float" office:value="-262">
            <text:p>-262</text:p>
          </table:table-cell>
          <table:table-cell office:value-type="float" office:value="-127">
            <text:p>-127</text:p>
          </table:table-cell>
          <table:table-cell office:value-type="float" office:value="-432">
            <text:p>-432</text:p>
          </table:table-cell>
          <table:table-cell table:formula="of:=SIN([.A13]*[.$Q$1]+[.$Q$2])*([.$Q$3]*(200-[.A13])+[.$Q$4]*[.A13])+([.$Q17]*(200-[.A13])+[.$Q$6]*[.A13])" office:value-type="float" office:value="4.15105152928523">
            <text:p>4,1510515293</text:p>
          </table:table-cell>
          <table:table-cell/>
          <table:table-cell/>
        </table:table-row>
        <table:table-row table:style-name="ro2">
          <table:table-cell table:formula="of:=[.A13]+1" office:value-type="float" office:value="14">
            <text:p>14</text:p>
          </table:table-cell>
          <table:table-cell office:value-type="float" office:value="52">
            <text:p>52</text:p>
          </table:table-cell>
          <table:table-cell table:formula="of:=(-SIN([.A14]/[.$F$1]+[.$G$1])*([.$F$2]*(199-[.A14])+[.$G$2]*[.A14])+([.$F$3]*(199-[.A14])+[.$G$3]*[.A14]))" office:value-type="float" office:value="-11.311135884977">
            <text:p>-11,311135885</text:p>
          </table:table-cell>
          <table:table-cell table:formula="of:=ABS([.C14])^[.$F$4]*SIGN([.C14])" office:value-type="float" office:value="-127.941795008414">
            <text:p>-127,9417950084</text:p>
          </table:table-cell>
          <table:table-cell table:formula="of:=[.D14]-[.B14]" office:value-type="float" office:value="-179.941795008414">
            <text:p>-179,9417950084</text:p>
          </table:table-cell>
          <table:table-cell table:number-columns-repeated="6"/>
          <table:table-cell table:formula="of:=FLOOR(ABS([.E14]); 1)*SIGN([.E14])+IF([.E14]&lt;0;-1;0)" office:value-type="float" office:value="-180">
            <text:p>-180</text:p>
          </table:table-cell>
          <table:table-cell office:value-type="float" office:value="-125">
            <text:p>-125</text:p>
          </table:table-cell>
          <table:table-cell office:value-type="float" office:value="-426">
            <text:p>-426</text:p>
          </table:table-cell>
          <table:table-cell table:formula="of:=SIN([.A14]*[.$Q$1]+[.$Q$2])*([.$Q$3]*(200-[.A14])+[.$Q$4]*[.A14])+([.$Q18]*(200-[.A14])+[.$Q$6]*[.A14])" office:value-type="float" office:value="11.4054367096721">
            <text:p>11,4054367097</text:p>
          </table:table-cell>
          <table:table-cell/>
          <table:table-cell/>
        </table:table-row>
        <table:table-row table:style-name="ro2">
          <table:table-cell table:formula="of:=[.A14]+1" office:value-type="float" office:value="15">
            <text:p>15</text:p>
          </table:table-cell>
          <table:table-cell office:value-type="float" office:value="60">
            <text:p>60</text:p>
          </table:table-cell>
          <table:table-cell table:formula="of:=(-SIN([.A15]/[.$F$1]+[.$G$1])*([.$F$2]*(199-[.A15])+[.$G$2]*[.A15])+([.$F$3]*(199-[.A15])+[.$G$3]*[.A15]))" office:value-type="float" office:value="-4.32036432405742">
            <text:p>-4,3203643241</text:p>
          </table:table-cell>
          <table:table-cell table:formula="of:=ABS([.C15])^[.$F$4]*SIGN([.C15])" office:value-type="float" office:value="-18.6655478925881">
            <text:p>-18,6655478926</text:p>
          </table:table-cell>
          <table:table-cell table:formula="of:=[.D15]-[.B15]" office:value-type="float" office:value="-78.6655478925881">
            <text:p>-78,6655478926</text:p>
          </table:table-cell>
          <table:table-cell table:number-columns-repeated="6"/>
          <table:table-cell table:formula="of:=FLOOR(ABS([.E15]); 1)*SIGN([.E15])+IF([.E15]&lt;0;-1;0)" office:value-type="float" office:value="-79">
            <text:p>-79</text:p>
          </table:table-cell>
          <table:table-cell office:value-type="float" office:value="-115">
            <text:p>-115</text:p>
          </table:table-cell>
          <table:table-cell office:value-type="float" office:value="-423">
            <text:p>-423</text:p>
          </table:table-cell>
          <table:table-cell table:formula="of:=SIN([.A15]*[.$Q$1]+[.$Q$2])*([.$Q$3]*(200-[.A15])+[.$Q$4]*[.A15])+([.$Q19]*(200-[.A15])+[.$Q$6]*[.A15])" office:value-type="float" office:value="10.8158366128893">
            <text:p>10,8158366129</text:p>
          </table:table-cell>
          <table:table-cell/>
          <table:table-cell/>
        </table:table-row>
        <table:table-row table:style-name="ro2">
          <table:table-cell table:formula="of:=[.A15]+1" office:value-type="float" office:value="16">
            <text:p>16</text:p>
          </table:table-cell>
          <table:table-cell office:value-type="float" office:value="44">
            <text:p>44</text:p>
          </table:table-cell>
          <table:table-cell table:formula="of:=(-SIN([.A16]/[.$F$1]+[.$G$1])*([.$F$2]*(199-[.A16])+[.$G$2]*[.A16])+([.$F$3]*(199-[.A16])+[.$G$3]*[.A16]))" office:value-type="float" office:value="1.86849051136981">
            <text:p>1,8684905114</text:p>
          </table:table-cell>
          <table:table-cell table:formula="of:=ABS([.C16])^[.$F$4]*SIGN([.C16])" office:value-type="float" office:value="3.49125679107901">
            <text:p>3,4912567911</text:p>
          </table:table-cell>
          <table:table-cell table:formula="of:=[.D16]-[.B16]" office:value-type="float" office:value="-40.508743208921">
            <text:p>-40,5087432089</text:p>
          </table:table-cell>
          <table:table-cell table:number-columns-repeated="6"/>
          <table:table-cell table:formula="of:=FLOOR(ABS([.E16]); 1)*SIGN([.E16])+IF([.E16]&lt;0;-1;0)" office:value-type="float" office:value="-41">
            <text:p>-41</text:p>
          </table:table-cell>
          <table:table-cell office:value-type="float" office:value="-114">
            <text:p>-114</text:p>
          </table:table-cell>
          <table:table-cell office:value-type="float" office:value="-372">
            <text:p>-372</text:p>
          </table:table-cell>
          <table:table-cell table:formula="of:=SIN([.A16]*[.$Q$1]+[.$Q$2])*([.$Q$3]*(200-[.A16])+[.$Q$4]*[.A16])+([.$Q20]*(200-[.A16])+[.$Q$6]*[.A16])" office:value-type="float" office:value="7.47407440668188">
            <text:p>7,4740744067</text:p>
          </table:table-cell>
          <table:table-cell/>
          <table:table-cell/>
        </table:table-row>
        <table:table-row table:style-name="ro2">
          <table:table-cell table:formula="of:=[.A16]+1" office:value-type="float" office:value="17">
            <text:p>17</text:p>
          </table:table-cell>
          <table:table-cell office:value-type="float" office:value="74">
            <text:p>74</text:p>
          </table:table-cell>
          <table:table-cell table:formula="of:=(-SIN([.A17]/[.$F$1]+[.$G$1])*([.$F$2]*(199-[.A17])+[.$G$2]*[.A17])+([.$F$3]*(199-[.A17])+[.$G$3]*[.A17]))" office:value-type="float" office:value="6.60183447428107">
            <text:p>6,6018344743</text:p>
          </table:table-cell>
          <table:table-cell table:formula="of:=ABS([.C17])^[.$F$4]*SIGN([.C17])" office:value-type="float" office:value="43.584218425806">
            <text:p>43,5842184258</text:p>
          </table:table-cell>
          <table:table-cell table:formula="of:=[.D17]-[.B17]" office:value-type="float" office:value="-30.415781574194">
            <text:p>-30,4157815742</text:p>
          </table:table-cell>
          <table:table-cell table:number-columns-repeated="6"/>
          <table:table-cell table:formula="of:=FLOOR(ABS([.E17]); 1)*SIGN([.E17])+IF([.E17]&lt;0;-1;0)" office:value-type="float" office:value="-31">
            <text:p>-31</text:p>
          </table:table-cell>
          <table:table-cell office:value-type="float" office:value="-111">
            <text:p>-111</text:p>
          </table:table-cell>
          <table:table-cell office:value-type="float" office:value="-357">
            <text:p>-357</text:p>
          </table:table-cell>
          <table:table-cell table:formula="of:=SIN([.A17]*[.$Q$1]+[.$Q$2])*([.$Q$3]*(200-[.A17])+[.$Q$4]*[.A17])+([.$Q21]*(200-[.A17])+[.$Q$6]*[.A17])" office:value-type="float" office:value="17.2680869569321">
            <text:p>17,2680869569</text:p>
          </table:table-cell>
          <table:table-cell/>
          <table:table-cell/>
        </table:table-row>
        <table:table-row table:style-name="ro2">
          <table:table-cell table:formula="of:=[.A17]+1" office:value-type="float" office:value="18">
            <text:p>18</text:p>
          </table:table-cell>
          <table:table-cell office:value-type="float" office:value="21">
            <text:p>21</text:p>
          </table:table-cell>
          <table:table-cell table:formula="of:=(-SIN([.A18]/[.$F$1]+[.$G$1])*([.$F$2]*(199-[.A18])+[.$G$2]*[.A18])+([.$F$3]*(199-[.A18])+[.$G$3]*[.A18]))" office:value-type="float" office:value="9.39868336174396">
            <text:p>9,3986833617</text:p>
          </table:table-cell>
          <table:table-cell table:formula="of:=ABS([.C18])^[.$F$4]*SIGN([.C18])" office:value-type="float" office:value="88.3352489343228">
            <text:p>88,3352489343</text:p>
          </table:table-cell>
          <table:table-cell table:formula="of:=[.D18]-[.B18]" office:value-type="float" office:value="67.3352489343228">
            <text:p>67,3352489343</text:p>
          </table:table-cell>
          <table:table-cell table:number-columns-repeated="6"/>
          <table:table-cell table:formula="of:=FLOOR(ABS([.E18]); 1)*SIGN([.E18])+IF([.E18]&lt;0;-1;0)" office:value-type="float" office:value="67">
            <text:p>67</text:p>
          </table:table-cell>
          <table:table-cell office:value-type="float" office:value="-110">
            <text:p>-110</text:p>
          </table:table-cell>
          <table:table-cell office:value-type="float" office:value="-319">
            <text:p>-319</text:p>
          </table:table-cell>
          <table:table-cell table:formula="of:=SIN([.A18]*[.$Q$1]+[.$Q$2])*([.$Q$3]*(200-[.A18])+[.$Q$4]*[.A18])+([.$Q22]*(200-[.A18])+[.$Q$6]*[.A18])" office:value-type="float" office:value="4.02874327950826">
            <text:p>4,0287432795</text:p>
          </table:table-cell>
          <table:table-cell/>
          <table:table-cell/>
        </table:table-row>
        <table:table-row table:style-name="ro2">
          <table:table-cell table:formula="of:=[.A18]+1" office:value-type="float" office:value="19">
            <text:p>19</text:p>
          </table:table-cell>
          <table:table-cell office:value-type="float" office:value="41">
            <text:p>41</text:p>
          </table:table-cell>
          <table:table-cell table:formula="of:=(-SIN([.A19]/[.$F$1]+[.$G$1])*([.$F$2]*(199-[.A19])+[.$G$2]*[.A19])+([.$F$3]*(199-[.A19])+[.$G$3]*[.A19]))" office:value-type="float" office:value="10.0003829810141">
            <text:p>10,000382981</text:p>
          </table:table-cell>
          <table:table-cell table:formula="of:=ABS([.C19])^[.$F$4]*SIGN([.C19])" office:value-type="float" office:value="100.007659766956">
            <text:p>100,007659767</text:p>
          </table:table-cell>
          <table:table-cell table:formula="of:=[.D19]-[.B19]" office:value-type="float" office:value="59.0076597669564">
            <text:p>59,007659767</text:p>
          </table:table-cell>
          <table:table-cell table:number-columns-repeated="6"/>
          <table:table-cell table:formula="of:=FLOOR(ABS([.E19]); 1)*SIGN([.E19])+IF([.E19]&lt;0;-1;0)" office:value-type="float" office:value="59">
            <text:p>59</text:p>
          </table:table-cell>
          <table:table-cell office:value-type="float" office:value="-109">
            <text:p>-109</text:p>
          </table:table-cell>
          <table:table-cell office:value-type="float" office:value="-300">
            <text:p>-300</text:p>
          </table:table-cell>
          <table:table-cell table:formula="of:=SIN([.A19]*[.$Q$1]+[.$Q$2])*([.$Q$3]*(200-[.A19])+[.$Q$4]*[.A19])+([.$Q23]*(200-[.A19])+[.$Q$6]*[.A19])" office:value-type="float" office:value="22.97737542021">
            <text:p>22,9773754202</text:p>
          </table:table-cell>
          <table:table-cell/>
          <table:table-cell/>
        </table:table-row>
        <table:table-row table:style-name="ro2">
          <table:table-cell table:formula="of:=[.A19]+1" office:value-type="float" office:value="20">
            <text:p>20</text:p>
          </table:table-cell>
          <table:table-cell office:value-type="float" office:value="98">
            <text:p>98</text:p>
          </table:table-cell>
          <table:table-cell table:formula="of:=(-SIN([.A20]/[.$F$1]+[.$G$1])*([.$F$2]*(199-[.A20])+[.$G$2]*[.A20])+([.$F$3]*(199-[.A20])+[.$G$3]*[.A20]))" office:value-type="float" office:value="8.3948385311246">
            <text:p>8,3948385311</text:p>
          </table:table-cell>
          <table:table-cell table:formula="of:=ABS([.C20])^[.$F$4]*SIGN([.C20])" office:value-type="float" office:value="70.4733139636542">
            <text:p>70,4733139637</text:p>
          </table:table-cell>
          <table:table-cell table:formula="of:=[.D20]-[.B20]" office:value-type="float" office:value="-27.5266860363458">
            <text:p>-27,5266860363</text:p>
          </table:table-cell>
          <table:table-cell table:number-columns-repeated="6"/>
          <table:table-cell table:formula="of:=FLOOR(ABS([.E20]); 1)*SIGN([.E20])+IF([.E20]&lt;0;-1;0)" office:value-type="float" office:value="-28">
            <text:p>-28</text:p>
          </table:table-cell>
          <table:table-cell office:value-type="float" office:value="-106">
            <text:p>-106</text:p>
          </table:table-cell>
          <table:table-cell office:value-type="float" office:value="-284">
            <text:p>-284</text:p>
          </table:table-cell>
          <table:table-cell table:formula="of:=SIN([.A20]*[.$Q$1]+[.$Q$2])*([.$Q$3]*(200-[.A20])+[.$Q$4]*[.A20])+([.$Q24]*(200-[.A20])+[.$Q$6]*[.A20])" office:value-type="float" office:value="1.56007357706201">
            <text:p>1,5600735771</text:p>
          </table:table-cell>
          <table:table-cell/>
          <table:table-cell/>
        </table:table-row>
        <table:table-row table:style-name="ro2">
          <table:table-cell table:formula="of:=[.A20]+1"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(-SIN([.A21]/[.$F$1]+[.$G$1])*([.$F$2]*(199-[.A21])+[.$G$2]*[.A21])+([.$F$3]*(199-[.A21])+[.$G$3]*[.A21]))" office:value-type="float" office:value="4.81305728084262">
            <text:p>4,8130572808</text:p>
          </table:table-cell>
          <table:table-cell table:formula="of:=ABS([.C21])^[.$F$4]*SIGN([.C21])" office:value-type="float" office:value="23.1655203886721">
            <text:p>23,1655203887</text:p>
          </table:table-cell>
          <table:table-cell table:formula="of:=[.D21]-[.B21]" office:value-type="float" office:value="23.1655203886721">
            <text:p>23,1655203887</text:p>
          </table:table-cell>
          <table:table-cell table:number-columns-repeated="6"/>
          <table:table-cell table:formula="of:=FLOOR(ABS([.E21]); 1)*SIGN([.E21])+IF([.E21]&lt;0;-1;0)" office:value-type="float" office:value="23">
            <text:p>23</text:p>
          </table:table-cell>
          <table:table-cell office:value-type="float" office:value="-100">
            <text:p>-100</text:p>
          </table:table-cell>
          <table:table-cell office:value-type="float" office:value="-271">
            <text:p>-271</text:p>
          </table:table-cell>
          <table:table-cell table:formula="of:=SIN([.A21]*[.$Q$1]+[.$Q$2])*([.$Q$3]*(200-[.A21])+[.$Q$4]*[.A21])+([.$Q25]*(200-[.A21])+[.$Q$6]*[.A21])" office:value-type="float" office:value="27.5054892160778">
            <text:p>27,5054892161</text:p>
          </table:table-cell>
          <table:table-cell/>
          <table:table-cell/>
        </table:table-row>
        <table:table-row table:style-name="ro2">
          <table:table-cell table:formula="of:=[.A21]+1" office:value-type="float" office:value="22">
            <text:p>22</text:p>
          </table:table-cell>
          <table:table-cell office:value-type="float" office:value="92">
            <text:p>92</text:p>
          </table:table-cell>
          <table:table-cell table:formula="of:=(-SIN([.A22]/[.$F$1]+[.$G$1])*([.$F$2]*(199-[.A22])+[.$G$2]*[.A22])+([.$F$3]*(199-[.A22])+[.$G$3]*[.A22]))" office:value-type="float" office:value="-0.301083222279107">
            <text:p>-0,3010832223</text:p>
          </table:table-cell>
          <table:table-cell table:formula="of:=ABS([.C22])^[.$F$4]*SIGN([.C22])" office:value-type="float" office:value="-0.0906511067379704">
            <text:p>-0,0906511067</text:p>
          </table:table-cell>
          <table:table-cell table:formula="of:=[.D22]-[.B22]" office:value-type="float" office:value="-92.090651106738">
            <text:p>-92,0906511067</text:p>
          </table:table-cell>
          <table:table-cell table:number-columns-repeated="6"/>
          <table:table-cell table:formula="of:=FLOOR(ABS([.E22]); 1)*SIGN([.E22])+IF([.E22]&lt;0;-1;0)" office:value-type="float" office:value="-93">
            <text:p>-93</text:p>
          </table:table-cell>
          <table:table-cell office:value-type="float" office:value="-99">
            <text:p>-99</text:p>
          </table:table-cell>
          <table:table-cell office:value-type="float" office:value="-248">
            <text:p>-248</text:p>
          </table:table-cell>
          <table:table-cell table:formula="of:=SIN([.A22]*[.$Q$1]+[.$Q$2])*([.$Q$3]*(200-[.A22])+[.$Q$4]*[.A22])+([.$Q26]*(200-[.A22])+[.$Q$6]*[.A22])" office:value-type="float" office:value="0.442812083337538">
            <text:p>0,4428120833</text:p>
          </table:table-cell>
          <table:table-cell/>
          <table:table-cell/>
        </table:table-row>
        <table:table-row table:style-name="ro2">
          <table:table-cell table:formula="of:=[.A22]+1" office:value-type="float" office:value="23">
            <text:p>23</text:p>
          </table:table-cell>
          <table:table-cell office:value-type="float" office:value="43">
            <text:p>43</text:p>
          </table:table-cell>
          <table:table-cell table:formula="of:=(-SIN([.A23]/[.$F$1]+[.$G$1])*([.$F$2]*(199-[.A23])+[.$G$2]*[.A23])+([.$F$3]*(199-[.A23])+[.$G$3]*[.A23]))" office:value-type="float" office:value="-6.34398036602431">
            <text:p>-6,343980366</text:p>
          </table:table-cell>
          <table:table-cell table:formula="of:=ABS([.C23])^[.$F$4]*SIGN([.C23])" office:value-type="float" office:value="-40.2460868845019">
            <text:p>-40,2460868845</text:p>
          </table:table-cell>
          <table:table-cell table:formula="of:=[.D23]-[.B23]" office:value-type="float" office:value="-83.2460868845019">
            <text:p>-83,2460868845</text:p>
          </table:table-cell>
          <table:table-cell table:number-columns-repeated="6"/>
          <table:table-cell table:formula="of:=FLOOR(ABS([.E23]); 1)*SIGN([.E23])+IF([.E23]&lt;0;-1;0)" office:value-type="float" office:value="-84">
            <text:p>-84</text:p>
          </table:table-cell>
          <table:table-cell office:value-type="float" office:value="-98">
            <text:p>-98</text:p>
          </table:table-cell>
          <table:table-cell office:value-type="float" office:value="-240">
            <text:p>-240</text:p>
          </table:table-cell>
          <table:table-cell table:formula="of:=SIN([.A23]*[.$Q$1]+[.$Q$2])*([.$Q$3]*(200-[.A23])+[.$Q$4]*[.A23])+([.$Q27]*(200-[.A23])+[.$Q$6]*[.A23])" office:value-type="float" office:value="30.5503463678854">
            <text:p>30,5503463679</text:p>
          </table:table-cell>
          <table:table-cell/>
          <table:table-cell/>
        </table:table-row>
        <table:table-row table:style-name="ro2">
          <table:table-cell table:formula="of:=[.A23]+1" office:value-type="float" office:value="24">
            <text:p>24</text:p>
          </table:table-cell>
          <table:table-cell office:value-type="float" office:value="-50">
            <text:p>-50</text:p>
          </table:table-cell>
          <table:table-cell table:formula="of:=(-SIN([.A24]/[.$F$1]+[.$G$1])*([.$F$2]*(199-[.A24])+[.$G$2]*[.A24])+([.$F$3]*(199-[.A24])+[.$G$3]*[.A24]))" office:value-type="float" office:value="-12.6220394601365">
            <text:p>-12,6220394601</text:p>
          </table:table-cell>
          <table:table-cell table:formula="of:=ABS([.C24])^[.$F$4]*SIGN([.C24])" office:value-type="float" office:value="-159.315880133242">
            <text:p>-159,3158801332</text:p>
          </table:table-cell>
          <table:table-cell table:formula="of:=[.D24]-[.B24]" office:value-type="float" office:value="-109.315880133242">
            <text:p>-109,3158801332</text:p>
          </table:table-cell>
          <table:table-cell table:number-columns-repeated="6"/>
          <table:table-cell table:formula="of:=FLOOR(ABS([.E24]); 1)*SIGN([.E24])+IF([.E24]&lt;0;-1;0)" office:value-type="float" office:value="-110">
            <text:p>-110</text:p>
          </table:table-cell>
          <table:table-cell office:value-type="float" office:value="-96">
            <text:p>-96</text:p>
          </table:table-cell>
          <table:table-cell office:value-type="float" office:value="-219">
            <text:p>-219</text:p>
          </table:table-cell>
          <table:table-cell table:formula="of:=SIN([.A24]*[.$Q$1]+[.$Q$2])*([.$Q$3]*(200-[.A24])+[.$Q$4]*[.A24])+([.$Q28]*(200-[.A24])+[.$Q$6]*[.A24])" office:value-type="float" office:value="0.899251101007209">
            <text:p>0,899251101</text:p>
          </table:table-cell>
          <table:table-cell/>
          <table:table-cell/>
        </table:table-row>
        <table:table-row table:style-name="ro2">
          <table:table-cell table:formula="of:=[.A24]+1" office:value-type="float" office:value="25">
            <text:p>25</text:p>
          </table:table-cell>
          <table:table-cell office:value-type="float" office:value="-155">
            <text:p>-155</text:p>
          </table:table-cell>
          <table:table-cell table:formula="of:=(-SIN([.A25]/[.$F$1]+[.$G$1])*([.$F$2]*(199-[.A25])+[.$G$2]*[.A25])+([.$F$3]*(199-[.A25])+[.$G$3]*[.A25]))" office:value-type="float" office:value="-18.4299533380771">
            <text:p>-18,4299533381</text:p>
          </table:table-cell>
          <table:table-cell table:formula="of:=ABS([.C25])^[.$F$4]*SIGN([.C25])" office:value-type="float" office:value="-339.663180043698">
            <text:p>-339,6631800437</text:p>
          </table:table-cell>
          <table:table-cell table:formula="of:=[.D25]-[.B25]" office:value-type="float" office:value="-184.663180043698">
            <text:p>-184,6631800437</text:p>
          </table:table-cell>
          <table:table-cell table:number-columns-repeated="6"/>
          <table:table-cell table:formula="of:=FLOOR(ABS([.E25]); 1)*SIGN([.E25])+IF([.E25]&lt;0;-1;0)" office:value-type="float" office:value="-185">
            <text:p>-185</text:p>
          </table:table-cell>
          <table:table-cell office:value-type="float" office:value="-96">
            <text:p>-96</text:p>
          </table:table-cell>
          <table:table-cell office:value-type="float" office:value="-217">
            <text:p>-217</text:p>
          </table:table-cell>
          <table:table-cell table:formula="of:=SIN([.A25]*[.$Q$1]+[.$Q$2])*([.$Q$3]*(200-[.A25])+[.$Q$4]*[.A25])+([.$Q29]*(200-[.A25])+[.$Q$6]*[.A25])" office:value-type="float" office:value="31.9743298952537">
            <text:p>31,9743298953</text:p>
          </table:table-cell>
          <table:table-cell/>
          <table:table-cell/>
        </table:table-row>
        <table:table-row table:style-name="ro2">
          <table:table-cell table:formula="of:=[.A25]+1" office:value-type="float" office:value="26">
            <text:p>26</text:p>
          </table:table-cell>
          <table:table-cell office:value-type="float" office:value="-372">
            <text:p>-372</text:p>
          </table:table-cell>
          <table:table-cell table:formula="of:=(-SIN([.A26]/[.$F$1]+[.$G$1])*([.$F$2]*(199-[.A26])+[.$G$2]*[.A26])+([.$F$3]*(199-[.A26])+[.$G$3]*[.A26]))" office:value-type="float" office:value="-23.1286975822853">
            <text:p>-23,1286975823</text:p>
          </table:table-cell>
          <table:table-cell table:formula="of:=ABS([.C26])^[.$F$4]*SIGN([.C26])" office:value-type="float" office:value="-534.93665185281">
            <text:p>-534,9366518528</text:p>
          </table:table-cell>
          <table:table-cell table:formula="of:=[.D26]-[.B26]" office:value-type="float" office:value="-162.93665185281">
            <text:p>-162,9366518528</text:p>
          </table:table-cell>
          <table:table-cell table:number-columns-repeated="6"/>
          <table:table-cell table:formula="of:=FLOOR(ABS([.E26]); 1)*SIGN([.E26])+IF([.E26]&lt;0;-1;0)" office:value-type="float" office:value="-163">
            <text:p>-163</text:p>
          </table:table-cell>
          <table:table-cell office:value-type="float" office:value="-95">
            <text:p>-95</text:p>
          </table:table-cell>
          <table:table-cell office:value-type="float" office:value="-215">
            <text:p>-215</text:p>
          </table:table-cell>
          <table:table-cell table:formula="of:=SIN([.A26]*[.$Q$1]+[.$Q$2])*([.$Q$3]*(200-[.A26])+[.$Q$4]*[.A26])+([.$Q30]*(200-[.A26])+[.$Q$6]*[.A26])" office:value-type="float" office:value="2.97978846523806">
            <text:p>2,9797884652</text:p>
          </table:table-cell>
          <table:table-cell/>
          <table:table-cell/>
        </table:table-row>
        <table:table-row table:style-name="ro2">
          <table:table-cell table:formula="of:=[.A26]+1" office:value-type="float" office:value="27">
            <text:p>27</text:p>
          </table:table-cell>
          <table:table-cell office:value-type="float" office:value="-635">
            <text:p>-635</text:p>
          </table:table-cell>
          <table:table-cell table:formula="of:=(-SIN([.A27]/[.$F$1]+[.$G$1])*([.$F$2]*(199-[.A27])+[.$G$2]*[.A27])+([.$F$3]*(199-[.A27])+[.$G$3]*[.A27]))" office:value-type="float" office:value="-26.2146164008396">
            <text:p>-26,2146164008</text:p>
          </table:table-cell>
          <table:table-cell table:formula="of:=ABS([.C27])^[.$F$4]*SIGN([.C27])" office:value-type="float" office:value="-687.206113043166">
            <text:p>-687,2061130432</text:p>
          </table:table-cell>
          <table:table-cell table:formula="of:=[.D27]-[.B27]" office:value-type="float" office:value="-52.2061130431664">
            <text:p>-52,2061130432</text:p>
          </table:table-cell>
          <table:table-cell table:number-columns-repeated="6"/>
          <table:table-cell table:formula="of:=FLOOR(ABS([.E27]); 1)*SIGN([.E27])+IF([.E27]&lt;0;-1;0)" office:value-type="float" office:value="-53">
            <text:p>-53</text:p>
          </table:table-cell>
          <table:table-cell office:value-type="float" office:value="-95">
            <text:p>-95</text:p>
          </table:table-cell>
          <table:table-cell office:value-type="float" office:value="-205">
            <text:p>-205</text:p>
          </table:table-cell>
          <table:table-cell table:formula="of:=SIN([.A27]*[.$Q$1]+[.$Q$2])*([.$Q$3]*(200-[.A27])+[.$Q$4]*[.A27])+([.$Q31]*(200-[.A27])+[.$Q$6]*[.A27])" office:value-type="float" office:value="31.8144251730093">
            <text:p>31,814425173</text:p>
          </table:table-cell>
          <table:table-cell/>
          <table:table-cell/>
        </table:table-row>
        <table:table-row table:style-name="ro2">
          <table:table-cell table:formula="of:=[.A27]+1" office:value-type="float" office:value="28">
            <text:p>28</text:p>
          </table:table-cell>
          <table:table-cell office:value-type="float" office:value="-841">
            <text:p>-841</text:p>
          </table:table-cell>
          <table:table-cell table:formula="of:=(-SIN([.A28]/[.$F$1]+[.$G$1])*([.$F$2]*(199-[.A28])+[.$G$2]*[.A28])+([.$F$3]*(199-[.A28])+[.$G$3]*[.A28]))" office:value-type="float" office:value="-27.3721339810495">
            <text:p>-27,372133981</text:p>
          </table:table-cell>
          <table:table-cell table:formula="of:=ABS([.C28])^[.$F$4]*SIGN([.C28])" office:value-type="float" office:value="-749.233718676525">
            <text:p>-749,2337186765</text:p>
          </table:table-cell>
          <table:table-cell table:formula="of:=[.D28]-[.B28]" office:value-type="float" office:value="91.7662813234748">
            <text:p>91,7662813235</text:p>
          </table:table-cell>
          <table:table-cell table:number-columns-repeated="6"/>
          <table:table-cell table:formula="of:=FLOOR(ABS([.E28]); 1)*SIGN([.E28])+IF([.E28]&lt;0;-1;0)" office:value-type="float" office:value="91">
            <text:p>91</text:p>
          </table:table-cell>
          <table:table-cell office:value-type="float" office:value="-93">
            <text:p>-93</text:p>
          </table:table-cell>
          <table:table-cell office:value-type="float" office:value="-199">
            <text:p>-199</text:p>
          </table:table-cell>
          <table:table-cell table:formula="of:=SIN([.A28]*[.$Q$1]+[.$Q$2])*([.$Q$3]*(200-[.A28])+[.$Q$4]*[.A28])+([.$Q32]*(200-[.A28])+[.$Q$6]*[.A28])" office:value-type="float" office:value="6.56224432555405">
            <text:p>6,5622443256</text:p>
          </table:table-cell>
          <table:table-cell/>
          <table:table-cell/>
        </table:table-row>
        <table:table-row table:style-name="ro2">
          <table:table-cell table:formula="of:=[.A28]+1" office:value-type="float" office:value="29">
            <text:p>29</text:p>
          </table:table-cell>
          <table:table-cell office:value-type="float" office:value="-719">
            <text:p>-719</text:p>
          </table:table-cell>
          <table:table-cell table:formula="of:=(-SIN([.A29]/[.$F$1]+[.$G$1])*([.$F$2]*(199-[.A29])+[.$G$2]*[.A29])+([.$F$3]*(199-[.A29])+[.$G$3]*[.A29]))" office:value-type="float" office:value="-26.5045921735756">
            <text:p>-26,5045921736</text:p>
          </table:table-cell>
          <table:table-cell table:formula="of:=ABS([.C29])^[.$F$4]*SIGN([.C29])" office:value-type="float" office:value="-702.493406287567">
            <text:p>-702,4934062876</text:p>
          </table:table-cell>
          <table:table-cell table:formula="of:=[.D29]-[.B29]" office:value-type="float" office:value="16.5065937124331">
            <text:p>16,5065937124</text:p>
          </table:table-cell>
          <table:table-cell table:number-columns-repeated="6"/>
          <table:table-cell table:formula="of:=FLOOR(ABS([.E29]); 1)*SIGN([.E29])+IF([.E29]&lt;0;-1;0)" office:value-type="float" office:value="16">
            <text:p>16</text:p>
          </table:table-cell>
          <table:table-cell office:value-type="float" office:value="-93">
            <text:p>-93</text:p>
          </table:table-cell>
          <table:table-cell office:value-type="float" office:value="-194">
            <text:p>-194</text:p>
          </table:table-cell>
          <table:table-cell table:formula="of:=SIN([.A29]*[.$Q$1]+[.$Q$2])*([.$Q$3]*(200-[.A29])+[.$Q$4]*[.A29])+([.$Q33]*(200-[.A29])+[.$Q$6]*[.A29])" office:value-type="float" office:value="30.2735552935266">
            <text:p>30,2735552935</text:p>
          </table:table-cell>
          <table:table-cell/>
          <table:table-cell/>
        </table:table-row>
        <table:table-row table:style-name="ro2">
          <table:table-cell table:formula="of:=[.A29]+1" office:value-type="float" office:value="30">
            <text:p>30</text:p>
          </table:table-cell>
          <table:table-cell office:value-type="float" office:value="-547">
            <text:p>-547</text:p>
          </table:table-cell>
          <table:table-cell table:formula="of:=(-SIN([.A30]/[.$F$1]+[.$G$1])*([.$F$2]*(199-[.A30])+[.$G$2]*[.A30])+([.$F$3]*(199-[.A30])+[.$G$3]*[.A30]))" office:value-type="float" office:value="-23.7402530481628">
            <text:p>-23,7402530482</text:p>
          </table:table-cell>
          <table:table-cell table:formula="of:=ABS([.C30])^[.$F$4]*SIGN([.C30])" office:value-type="float" office:value="-563.599614790804">
            <text:p>-563,5996147908</text:p>
          </table:table-cell>
          <table:table-cell table:formula="of:=[.D30]-[.B30]" office:value-type="float" office:value="-16.5996147908039">
            <text:p>-16,5996147908</text:p>
          </table:table-cell>
          <table:table-cell table:number-columns-repeated="6"/>
          <table:table-cell table:formula="of:=FLOOR(ABS([.E30]); 1)*SIGN([.E30])+IF([.E30]&lt;0;-1;0)" office:value-type="float" office:value="-17">
            <text:p>-17</text:p>
          </table:table-cell>
          <table:table-cell office:value-type="float" office:value="-92">
            <text:p>-92</text:p>
          </table:table-cell>
          <table:table-cell office:value-type="float" office:value="-192">
            <text:p>-192</text:p>
          </table:table-cell>
          <table:table-cell table:formula="of:=SIN([.A30]*[.$Q$1]+[.$Q$2])*([.$Q$3]*(200-[.A30])+[.$Q$4]*[.A30])+([.$Q34]*(200-[.A30])+[.$Q$6]*[.A30])" office:value-type="float" office:value="11.3695156964554">
            <text:p>11,3695156965</text:p>
          </table:table-cell>
          <table:table-cell/>
          <table:table-cell/>
        </table:table-row>
        <table:table-row table:style-name="ro2">
          <table:table-cell table:formula="of:=[.A30]+1" office:value-type="float" office:value="31">
            <text:p>31</text:p>
          </table:table-cell>
          <table:table-cell office:value-type="float" office:value="-271">
            <text:p>-271</text:p>
          </table:table-cell>
          <table:table-cell table:formula="of:=(-SIN([.A31]/[.$F$1]+[.$G$1])*([.$F$2]*(199-[.A31])+[.$G$2]*[.A31])+([.$F$3]*(199-[.A31])+[.$G$3]*[.A31]))" office:value-type="float" office:value="-19.4133204508467">
            <text:p>-19,4133204508</text:p>
          </table:table-cell>
          <table:table-cell table:formula="of:=ABS([.C31])^[.$F$4]*SIGN([.C31])" office:value-type="float" office:value="-376.877010927263">
            <text:p>-376,8770109273</text:p>
          </table:table-cell>
          <table:table-cell table:formula="of:=[.D31]-[.B31]" office:value-type="float" office:value="-105.877010927263">
            <text:p>-105,8770109273</text:p>
          </table:table-cell>
          <table:table-cell table:number-columns-repeated="6"/>
          <table:table-cell table:formula="of:=FLOOR(ABS([.E31]); 1)*SIGN([.E31])+IF([.E31]&lt;0;-1;0)" office:value-type="float" office:value="-106">
            <text:p>-106</text:p>
          </table:table-cell>
          <table:table-cell office:value-type="float" office:value="-91">
            <text:p>-91</text:p>
          </table:table-cell>
          <table:table-cell office:value-type="float" office:value="-180">
            <text:p>-180</text:p>
          </table:table-cell>
          <table:table-cell table:formula="of:=SIN([.A31]*[.$Q$1]+[.$Q$2])*([.$Q$3]*(200-[.A31])+[.$Q$4]*[.A31])+([.$Q35]*(200-[.A31])+[.$Q$6]*[.A31])" office:value-type="float" office:value="27.6945332890012">
            <text:p>27,694533289</text:p>
          </table:table-cell>
          <table:table-cell/>
          <table:table-cell/>
        </table:table-row>
        <table:table-row table:style-name="ro2">
          <table:table-cell table:formula="of:=[.A31]+1" office:value-type="float" office:value="32">
            <text:p>32</text:p>
          </table:table-cell>
          <table:table-cell office:value-type="float" office:value="-106">
            <text:p>-106</text:p>
          </table:table-cell>
          <table:table-cell table:formula="of:=(-SIN([.A32]/[.$F$1]+[.$G$1])*([.$F$2]*(199-[.A32])+[.$G$2]*[.A32])+([.$F$3]*(199-[.A32])+[.$G$3]*[.A32]))" office:value-type="float" office:value="-14.0226091733901">
            <text:p>-14,0226091734</text:p>
          </table:table-cell>
          <table:table-cell table:formula="of:=ABS([.C32])^[.$F$4]*SIGN([.C32])" office:value-type="float" office:value="-196.633568029645">
            <text:p>-196,6335680296</text:p>
          </table:table-cell>
          <table:table-cell table:formula="of:=[.D32]-[.B32]" office:value-type="float" office:value="-90.6335680296445">
            <text:p>-90,6335680296</text:p>
          </table:table-cell>
          <table:table-cell table:number-columns-repeated="6"/>
          <table:table-cell table:formula="of:=FLOOR(ABS([.E32]); 1)*SIGN([.E32])+IF([.E32]&lt;0;-1;0)" office:value-type="float" office:value="-91">
            <text:p>-91</text:p>
          </table:table-cell>
          <table:table-cell office:value-type="float" office:value="-90">
            <text:p>-90</text:p>
          </table:table-cell>
          <table:table-cell office:value-type="float" office:value="-162">
            <text:p>-162</text:p>
          </table:table-cell>
          <table:table-cell table:formula="of:=SIN([.A32]*[.$Q$1]+[.$Q$2])*([.$Q$3]*(200-[.A32])+[.$Q$4]*[.A32])+([.$Q36]*(200-[.A32])+[.$Q$6]*[.A32])" office:value-type="float" office:value="17.0032012884071">
            <text:p>17,0032012884</text:p>
          </table:table-cell>
          <table:table-cell/>
          <table:table-cell/>
        </table:table-row>
        <table:table-row table:style-name="ro2">
          <table:table-cell table:formula="of:=[.A32]+1" office:value-type="float" office:value="33">
            <text:p>33</text:p>
          </table:table-cell>
          <table:table-cell office:value-type="float" office:value="8">
            <text:p>8</text:p>
          </table:table-cell>
          <table:table-cell table:formula="of:=(-SIN([.A33]/[.$F$1]+[.$G$1])*([.$F$2]*(199-[.A33])+[.$G$2]*[.A33])+([.$F$3]*(199-[.A33])+[.$G$3]*[.A33]))" office:value-type="float" office:value="-8.1729155813262">
            <text:p>-8,1729155813</text:p>
          </table:table-cell>
          <table:table-cell table:formula="of:=ABS([.C33])^[.$F$4]*SIGN([.C33])" office:value-type="float" office:value="-66.7965490994846">
            <text:p>-66,7965490995</text:p>
          </table:table-cell>
          <table:table-cell table:formula="of:=[.D33]-[.B33]" office:value-type="float" office:value="-74.7965490994846">
            <text:p>-74,7965490995</text:p>
          </table:table-cell>
          <table:table-cell table:number-columns-repeated="6"/>
          <table:table-cell table:formula="of:=FLOOR(ABS([.E33]); 1)*SIGN([.E33])+IF([.E33]&lt;0;-1;0)" office:value-type="float" office:value="-75">
            <text:p>-75</text:p>
          </table:table-cell>
          <table:table-cell office:value-type="float" office:value="-89">
            <text:p>-89</text:p>
          </table:table-cell>
          <table:table-cell office:value-type="float" office:value="-162">
            <text:p>-162</text:p>
          </table:table-cell>
          <table:table-cell table:formula="of:=SIN([.A33]*[.$Q$1]+[.$Q$2])*([.$Q$3]*(200-[.A33])+[.$Q$4]*[.A33])+([.$Q37]*(200-[.A33])+[.$Q$6]*[.A33])" office:value-type="float" office:value="24.5198709160438">
            <text:p>24,519870916</text:p>
          </table:table-cell>
          <table:table-cell/>
          <table:table-cell/>
        </table:table-row>
        <table:table-row table:style-name="ro2">
          <table:table-cell table:formula="of:=[.A33]+1" office:value-type="float" office:value="34">
            <text:p>34</text:p>
          </table:table-cell>
          <table:table-cell office:value-type="float" office:value="88">
            <text:p>88</text:p>
          </table:table-cell>
          <table:table-cell table:formula="of:=(-SIN([.A34]/[.$F$1]+[.$G$1])*([.$F$2]*(199-[.A34])+[.$G$2]*[.A34])+([.$F$3]*(199-[.A34])+[.$G$3]*[.A34]))" office:value-type="float" office:value="-2.50595649308633">
            <text:p>-2,5059564931</text:p>
          </table:table-cell>
          <table:table-cell table:formula="of:=ABS([.C34])^[.$F$4]*SIGN([.C34])" office:value-type="float" office:value="-6.27981794524156">
            <text:p>-6,2798179452</text:p>
          </table:table-cell>
          <table:table-cell table:formula="of:=[.D34]-[.B34]" office:value-type="float" office:value="-94.2798179452416">
            <text:p>-94,2798179452</text:p>
          </table:table-cell>
          <table:table-cell table:number-columns-repeated="6"/>
          <table:table-cell table:formula="of:=FLOOR(ABS([.E34]); 1)*SIGN([.E34])+IF([.E34]&lt;0;-1;0)" office:value-type="float" office:value="-95">
            <text:p>-95</text:p>
          </table:table-cell>
          <table:table-cell office:value-type="float" office:value="-89">
            <text:p>-89</text:p>
          </table:table-cell>
          <table:table-cell office:value-type="float" office:value="-160">
            <text:p>-160</text:p>
          </table:table-cell>
          <table:table-cell table:formula="of:=SIN([.A34]*[.$Q$1]+[.$Q$2])*([.$Q$3]*(200-[.A34])+[.$Q$4]*[.A34])+([.$Q38]*(200-[.A34])+[.$Q$6]*[.A34])" office:value-type="float" office:value="22.9891839225523">
            <text:p>22,9891839226</text:p>
          </table:table-cell>
          <table:table-cell/>
          <table:table-cell/>
        </table:table-row>
        <table:table-row table:style-name="ro2">
          <table:table-cell table:formula="of:=[.A34]+1" office:value-type="float" office:value="35">
            <text:p>35</text:p>
          </table:table-cell>
          <table:table-cell office:value-type="float" office:value="52">
            <text:p>52</text:p>
          </table:table-cell>
          <table:table-cell table:formula="of:=(-SIN([.A35]/[.$F$1]+[.$G$1])*([.$F$2]*(199-[.A35])+[.$G$2]*[.A35])+([.$F$3]*(199-[.A35])+[.$G$3]*[.A35]))" office:value-type="float" office:value="2.37124567226602">
            <text:p>2,3712456723</text:p>
          </table:table-cell>
          <table:table-cell table:formula="of:=ABS([.C35])^[.$F$4]*SIGN([.C35])" office:value-type="float" office:value="5.62280603824032">
            <text:p>5,6228060382</text:p>
          </table:table-cell>
          <table:table-cell table:formula="of:=[.D35]-[.B35]" office:value-type="float" office:value="-46.3771939617597">
            <text:p>-46,3771939618</text:p>
          </table:table-cell>
          <table:table-cell table:number-columns-repeated="6"/>
          <table:table-cell table:formula="of:=FLOOR(ABS([.E35]); 1)*SIGN([.E35])+IF([.E35]&lt;0;-1;0)" office:value-type="float" office:value="-47">
            <text:p>-47</text:p>
          </table:table-cell>
          <table:table-cell office:value-type="float" office:value="-88">
            <text:p>-88</text:p>
          </table:table-cell>
          <table:table-cell office:value-type="float" office:value="-155">
            <text:p>-155</text:p>
          </table:table-cell>
          <table:table-cell table:formula="of:=SIN([.A35]*[.$Q$1]+[.$Q$2])*([.$Q$3]*(200-[.A35])+[.$Q$4]*[.A35])+([.$Q39]*(200-[.A35])+[.$Q$6]*[.A35])" office:value-type="float" office:value="21.2421106583898">
            <text:p>21,2421106584</text:p>
          </table:table-cell>
          <table:table-cell/>
          <table:table-cell/>
        </table:table-row>
        <table:table-row table:style-name="ro2">
          <table:table-cell table:formula="of:=[.A35]+1" office:value-type="float" office:value="36">
            <text:p>36</text:p>
          </table:table-cell>
          <table:table-cell office:value-type="float" office:value="89">
            <text:p>89</text:p>
          </table:table-cell>
          <table:table-cell table:formula="of:=(-SIN([.A36]/[.$F$1]+[.$G$1])*([.$F$2]*(199-[.A36])+[.$G$2]*[.A36])+([.$F$3]*(199-[.A36])+[.$G$3]*[.A36]))" office:value-type="float" office:value="5.95254004928997">
            <text:p>5,9525400493</text:p>
          </table:table-cell>
          <table:table-cell table:formula="of:=ABS([.C36])^[.$F$4]*SIGN([.C36])" office:value-type="float" office:value="35.432733038401">
            <text:p>35,4327330384</text:p>
          </table:table-cell>
          <table:table-cell table:formula="of:=[.D36]-[.B36]" office:value-type="float" office:value="-53.567266961599">
            <text:p>-53,5672669616</text:p>
          </table:table-cell>
          <table:table-cell table:number-columns-repeated="6"/>
          <table:table-cell table:formula="of:=FLOOR(ABS([.E36]); 1)*SIGN([.E36])+IF([.E36]&lt;0;-1;0)" office:value-type="float" office:value="-54">
            <text:p>-54</text:p>
          </table:table-cell>
          <table:table-cell office:value-type="float" office:value="-84">
            <text:p>-84</text:p>
          </table:table-cell>
          <table:table-cell office:value-type="float" office:value="-147">
            <text:p>-147</text:p>
          </table:table-cell>
          <table:table-cell table:formula="of:=SIN([.A36]*[.$Q$1]+[.$Q$2])*([.$Q$3]*(200-[.A36])+[.$Q$4]*[.A36])+([.$Q40]*(200-[.A36])+[.$Q$6]*[.A36])" office:value-type="float" office:value="28.8299852709403">
            <text:p>28,8299852709</text:p>
          </table:table-cell>
          <table:table-cell/>
          <table:table-cell/>
        </table:table-row>
        <table:table-row table:style-name="ro2">
          <table:table-cell table:formula="of:=[.A36]+1" office:value-type="float" office:value="37">
            <text:p>37</text:p>
          </table:table-cell>
          <table:table-cell office:value-type="float" office:value="28">
            <text:p>28</text:p>
          </table:table-cell>
          <table:table-cell table:formula="of:=(-SIN([.A37]/[.$F$1]+[.$G$1])*([.$F$2]*(199-[.A37])+[.$G$2]*[.A37])+([.$F$3]*(199-[.A37])+[.$G$3]*[.A37]))" office:value-type="float" office:value="7.88617361949242">
            <text:p>7,8861736195</text:p>
          </table:table-cell>
          <table:table-cell table:formula="of:=ABS([.C37])^[.$F$4]*SIGN([.C37])" office:value-type="float" office:value="62.1917343567782">
            <text:p>62,1917343568</text:p>
          </table:table-cell>
          <table:table-cell table:formula="of:=[.D37]-[.B37]" office:value-type="float" office:value="34.1917343567782">
            <text:p>34,1917343568</text:p>
          </table:table-cell>
          <table:table-cell table:number-columns-repeated="6"/>
          <table:table-cell table:formula="of:=FLOOR(ABS([.E37]); 1)*SIGN([.E37])+IF([.E37]&lt;0;-1;0)" office:value-type="float" office:value="34">
            <text:p>34</text:p>
          </table:table-cell>
          <table:table-cell office:value-type="float" office:value="-81">
            <text:p>-81</text:p>
          </table:table-cell>
          <table:table-cell office:value-type="float" office:value="-145">
            <text:p>-145</text:p>
          </table:table-cell>
          <table:table-cell table:formula="of:=SIN([.A37]*[.$Q$1]+[.$Q$2])*([.$Q$3]*(200-[.A37])+[.$Q$4]*[.A37])+([.$Q41]*(200-[.A37])+[.$Q$6]*[.A37])" office:value-type="float" office:value="18.3502370292758">
            <text:p>18,3502370293</text:p>
          </table:table-cell>
          <table:table-cell/>
          <table:table-cell/>
        </table:table-row>
        <table:table-row table:style-name="ro2">
          <table:table-cell table:formula="of:=[.A37]+1" office:value-type="float" office:value="38">
            <text:p>38</text:p>
          </table:table-cell>
          <table:table-cell office:value-type="float" office:value="54">
            <text:p>54</text:p>
          </table:table-cell>
          <table:table-cell table:formula="of:=(-SIN([.A38]/[.$F$1]+[.$G$1])*([.$F$2]*(199-[.A38])+[.$G$2]*[.A38])+([.$F$3]*(199-[.A38])+[.$G$3]*[.A38]))" office:value-type="float" office:value="8.01001780645176">
            <text:p>8,0100178065</text:p>
          </table:table-cell>
          <table:table-cell table:formula="of:=ABS([.C38])^[.$F$4]*SIGN([.C38])" office:value-type="float" office:value="64.1603852596742">
            <text:p>64,1603852597</text:p>
          </table:table-cell>
          <table:table-cell table:formula="of:=[.D38]-[.B38]" office:value-type="float" office:value="10.1603852596742">
            <text:p>10,1603852597</text:p>
          </table:table-cell>
          <table:table-cell table:number-columns-repeated="6"/>
          <table:table-cell table:formula="of:=FLOOR(ABS([.E38]); 1)*SIGN([.E38])+IF([.E38]&lt;0;-1;0)" office:value-type="float" office:value="10">
            <text:p>10</text:p>
          </table:table-cell>
          <table:table-cell office:value-type="float" office:value="-80">
            <text:p>-80</text:p>
          </table:table-cell>
          <table:table-cell office:value-type="float" office:value="-133">
            <text:p>-133</text:p>
          </table:table-cell>
          <table:table-cell table:formula="of:=SIN([.A38]*[.$Q$1]+[.$Q$2])*([.$Q$3]*(200-[.A38])+[.$Q$4]*[.A38])+([.$Q42]*(200-[.A38])+[.$Q$6]*[.A38])" office:value-type="float" office:value="34.0581220255837">
            <text:p>34,0581220256</text:p>
          </table:table-cell>
          <table:table-cell/>
          <table:table-cell/>
        </table:table-row>
        <table:table-row table:style-name="ro2">
          <table:table-cell table:formula="of:=[.A38]+1" office:value-type="float" office:value="39">
            <text:p>39</text:p>
          </table:table-cell>
          <table:table-cell office:value-type="float" office:value="80">
            <text:p>80</text:p>
          </table:table-cell>
          <table:table-cell table:formula="of:=(-SIN([.A39]/[.$F$1]+[.$G$1])*([.$F$2]*(199-[.A39])+[.$G$2]*[.A39])+([.$F$3]*(199-[.A39])+[.$G$3]*[.A39]))" office:value-type="float" office:value="6.36500565764264">
            <text:p>6,3650056576</text:p>
          </table:table-cell>
          <table:table-cell table:formula="of:=ABS([.C39])^[.$F$4]*SIGN([.C39])" office:value-type="float" office:value="40.5132970218228">
            <text:p>40,5132970218</text:p>
          </table:table-cell>
          <table:table-cell table:formula="of:=[.D39]-[.B39]" office:value-type="float" office:value="-39.4867029781772">
            <text:p>-39,4867029782</text:p>
          </table:table-cell>
          <table:table-cell table:number-columns-repeated="6"/>
          <table:table-cell table:formula="of:=FLOOR(ABS([.E39]); 1)*SIGN([.E39])+IF([.E39]&lt;0;-1;0)" office:value-type="float" office:value="-40">
            <text:p>-40</text:p>
          </table:table-cell>
          <table:table-cell office:value-type="float" office:value="-80">
            <text:p>-80</text:p>
          </table:table-cell>
          <table:table-cell office:value-type="float" office:value="-106">
            <text:p>-106</text:p>
          </table:table-cell>
          <table:table-cell table:formula="of:=SIN([.A39]*[.$Q$1]+[.$Q$2])*([.$Q$3]*(200-[.A39])+[.$Q$4]*[.A39])+([.$Q43]*(200-[.A39])+[.$Q$6]*[.A39])" office:value-type="float" office:value="16.2779930165362">
            <text:p>16,2779930165</text:p>
          </table:table-cell>
          <table:table-cell/>
          <table:table-cell/>
        </table:table-row>
        <table:table-row table:style-name="ro2">
          <table:table-cell table:formula="of:=[.A39]+1" office:value-type="float" office:value="40">
            <text:p>40</text:p>
          </table:table-cell>
          <table:table-cell office:value-type="float" office:value="5">
            <text:p>5</text:p>
          </table:table-cell>
          <table:table-cell table:formula="of:=(-SIN([.A40]/[.$F$1]+[.$G$1])*([.$F$2]*(199-[.A40])+[.$G$2]*[.A40])+([.$F$3]*(199-[.A40])+[.$G$3]*[.A40]))" office:value-type="float" office:value="3.18579008061521">
            <text:p>3,1857900806</text:p>
          </table:table-cell>
          <table:table-cell table:formula="of:=ABS([.C40])^[.$F$4]*SIGN([.C40])" office:value-type="float" office:value="10.1492584377463">
            <text:p>10,1492584377</text:p>
          </table:table-cell>
          <table:table-cell table:formula="of:=[.D40]-[.B40]" office:value-type="float" office:value="5.14925843774625">
            <text:p>5,1492584377</text:p>
          </table:table-cell>
          <table:table-cell table:number-columns-repeated="6"/>
          <table:table-cell table:formula="of:=FLOOR(ABS([.E40]); 1)*SIGN([.E40])+IF([.E40]&lt;0;-1;0)" office:value-type="float" office:value="5">
            <text:p>5</text:p>
          </table:table-cell>
          <table:table-cell office:value-type="float" office:value="-80">
            <text:p>-80</text:p>
          </table:table-cell>
          <table:table-cell office:value-type="float" office:value="-106">
            <text:p>-106</text:p>
          </table:table-cell>
          <table:table-cell table:formula="of:=SIN([.A40]*[.$Q$1]+[.$Q$2])*([.$Q$3]*(200-[.A40])+[.$Q$4]*[.A40])+([.$Q44]*(200-[.A40])+[.$Q$6]*[.A40])" office:value-type="float" office:value="38.2847420143368">
            <text:p>38,2847420143</text:p>
          </table:table-cell>
          <table:table-cell/>
          <table:table-cell/>
        </table:table-row>
        <table:table-row table:style-name="ro2">
          <table:table-cell table:formula="of:=[.A40]+1" office:value-type="float" office:value="41">
            <text:p>41</text:p>
          </table:table-cell>
          <table:table-cell office:value-type="float" office:value="1">
            <text:p>1</text:p>
          </table:table-cell>
          <table:table-cell table:formula="of:=(-SIN([.A41]/[.$F$1]+[.$G$1])*([.$F$2]*(199-[.A41])+[.$G$2]*[.A41])+([.$F$3]*(199-[.A41])+[.$G$3]*[.A41]))" office:value-type="float" office:value="-1.12981165101277">
            <text:p>-1,129811651</text:p>
          </table:table-cell>
          <table:table-cell table:formula="of:=ABS([.C41])^[.$F$4]*SIGN([.C41])" office:value-type="float" office:value="-1.27647436676421">
            <text:p>-1,2764743668</text:p>
          </table:table-cell>
          <table:table-cell table:formula="of:=[.D41]-[.B41]" office:value-type="float" office:value="-2.27647436676421">
            <text:p>-2,2764743668</text:p>
          </table:table-cell>
          <table:table-cell table:number-columns-repeated="6"/>
          <table:table-cell table:formula="of:=FLOOR(ABS([.E41]); 1)*SIGN([.E41])+IF([.E41]&lt;0;-1;0)" office:value-type="float" office:value="-3">
            <text:p>-3</text:p>
          </table:table-cell>
          <table:table-cell office:value-type="float" office:value="-80">
            <text:p>-80</text:p>
          </table:table-cell>
          <table:table-cell office:value-type="float" office:value="-101">
            <text:p>-101</text:p>
          </table:table-cell>
          <table:table-cell table:formula="of:=SIN([.A41]*[.$Q$1]+[.$Q$2])*([.$Q$3]*(200-[.A41])+[.$Q$4]*[.A41])+([.$Q45]*(200-[.A41])+[.$Q$6]*[.A41])" office:value-type="float" office:value="15.3595643984392">
            <text:p>15,3595643984</text:p>
          </table:table-cell>
          <table:table-cell/>
          <table:table-cell/>
        </table:table-row>
        <table:table-row table:style-name="ro2">
          <table:table-cell table:formula="of:=[.A41]+1" office:value-type="float" office:value="42">
            <text:p>42</text:p>
          </table:table-cell>
          <table:table-cell office:value-type="float" office:value="15">
            <text:p>15</text:p>
          </table:table-cell>
          <table:table-cell table:formula="of:=(-SIN([.A42]/[.$F$1]+[.$G$1])*([.$F$2]*(199-[.A42])+[.$G$2]*[.A42])+([.$F$3]*(199-[.A42])+[.$G$3]*[.A42]))" office:value-type="float" office:value="-6.06869905983611">
            <text:p>-6,0686990598</text:p>
          </table:table-cell>
          <table:table-cell table:formula="of:=ABS([.C42])^[.$F$4]*SIGN([.C42])" office:value-type="float" office:value="-36.8291082788557">
            <text:p>-36,8291082789</text:p>
          </table:table-cell>
          <table:table-cell table:formula="of:=[.D42]-[.B42]" office:value-type="float" office:value="-51.8291082788557">
            <text:p>-51,8291082789</text:p>
          </table:table-cell>
          <table:table-cell table:number-columns-repeated="6"/>
          <table:table-cell table:formula="of:=FLOOR(ABS([.E42]); 1)*SIGN([.E42])+IF([.E42]&lt;0;-1;0)" office:value-type="float" office:value="-52">
            <text:p>-52</text:p>
          </table:table-cell>
          <table:table-cell office:value-type="float" office:value="-80">
            <text:p>-80</text:p>
          </table:table-cell>
          <table:table-cell office:value-type="float" office:value="-90">
            <text:p>-90</text:p>
          </table:table-cell>
          <table:table-cell table:formula="of:=SIN([.A42]*[.$Q$1]+[.$Q$2])*([.$Q$3]*(200-[.A42])+[.$Q$4]*[.A42])+([.$Q46]*(200-[.A42])+[.$Q$6]*[.A42])" office:value-type="float" office:value="41.2384816025872">
            <text:p>41,2384816026</text:p>
          </table:table-cell>
          <table:table-cell/>
          <table:table-cell/>
        </table:table-row>
        <table:table-row table:style-name="ro2">
          <table:table-cell table:formula="of:=[.A42]+1" office:value-type="float" office:value="43">
            <text:p>43</text:p>
          </table:table-cell>
          <table:table-cell office:value-type="float" office:value="-34">
            <text:p>-34</text:p>
          </table:table-cell>
          <table:table-cell table:formula="of:=(-SIN([.A43]/[.$F$1]+[.$G$1])*([.$F$2]*(199-[.A43])+[.$G$2]*[.A43])+([.$F$3]*(199-[.A43])+[.$G$3]*[.A43]))" office:value-type="float" office:value="-11.0619706101013">
            <text:p>-11,0619706101</text:p>
          </table:table-cell>
          <table:table-cell table:formula="of:=ABS([.C43])^[.$F$4]*SIGN([.C43])" office:value-type="float" office:value="-122.367193778745">
            <text:p>-122,3671937787</text:p>
          </table:table-cell>
          <table:table-cell table:formula="of:=[.D43]-[.B43]" office:value-type="float" office:value="-88.3671937787451">
            <text:p>-88,3671937787</text:p>
          </table:table-cell>
          <table:table-cell table:number-columns-repeated="6"/>
          <table:table-cell table:formula="of:=FLOOR(ABS([.E43]); 1)*SIGN([.E43])+IF([.E43]&lt;0;-1;0)" office:value-type="float" office:value="-89">
            <text:p>-89</text:p>
          </table:table-cell>
          <table:table-cell office:value-type="float" office:value="-79">
            <text:p>-79</text:p>
          </table:table-cell>
          <table:table-cell office:value-type="float" office:value="-75">
            <text:p>-75</text:p>
          </table:table-cell>
          <table:table-cell table:formula="of:=SIN([.A43]*[.$Q$1]+[.$Q$2])*([.$Q$3]*(200-[.A43])+[.$Q$4]*[.A43])+([.$Q47]*(200-[.A43])+[.$Q$6]*[.A43])" office:value-type="float" office:value="15.7971541566204">
            <text:p>15,7971541566</text:p>
          </table:table-cell>
          <table:table-cell/>
          <table:table-cell/>
        </table:table-row>
        <table:table-row table:style-name="ro2">
          <table:table-cell table:formula="of:=[.A43]+1" office:value-type="float" office:value="44">
            <text:p>44</text:p>
          </table:table-cell>
          <table:table-cell office:value-type="float" office:value="-162">
            <text:p>-162</text:p>
          </table:table-cell>
          <table:table-cell table:formula="of:=(-SIN([.A44]/[.$F$1]+[.$G$1])*([.$F$2]*(199-[.A44])+[.$G$2]*[.A44])+([.$F$3]*(199-[.A44])+[.$G$3]*[.A44]))" office:value-type="float" office:value="-15.5491260862956">
            <text:p>-15,5491260863</text:p>
          </table:table-cell>
          <table:table-cell table:formula="of:=ABS([.C44])^[.$F$4]*SIGN([.C44])" office:value-type="float" office:value="-241.775322047519">
            <text:p>-241,7753220475</text:p>
          </table:table-cell>
          <table:table-cell table:formula="of:=[.D44]-[.B44]" office:value-type="float" office:value="-79.7753220475188">
            <text:p>-79,7753220475</text:p>
          </table:table-cell>
          <table:table-cell table:number-columns-repeated="6"/>
          <table:table-cell table:formula="of:=FLOOR(ABS([.E44]); 1)*SIGN([.E44])+IF([.E44]&lt;0;-1;0)" office:value-type="float" office:value="-80">
            <text:p>-80</text:p>
          </table:table-cell>
          <table:table-cell office:value-type="float" office:value="-77">
            <text:p>-77</text:p>
          </table:table-cell>
          <table:table-cell office:value-type="float" office:value="-73">
            <text:p>-73</text:p>
          </table:table-cell>
          <table:table-cell table:formula="of:=SIN([.A44]*[.$Q$1]+[.$Q$2])*([.$Q$3]*(200-[.A44])+[.$Q$4]*[.A44])+([.$Q48]*(200-[.A44])+[.$Q$6]*[.A44])" office:value-type="float" office:value="42.790674548693">
            <text:p>42,7906745487</text:p>
          </table:table-cell>
          <table:table-cell/>
          <table:table-cell/>
        </table:table-row>
        <table:table-row table:style-name="ro2">
          <table:table-cell table:formula="of:=[.A44]+1" office:value-type="float" office:value="45">
            <text:p>45</text:p>
          </table:table-cell>
          <table:table-cell office:value-type="float" office:value="-248">
            <text:p>-248</text:p>
          </table:table-cell>
          <table:table-cell table:formula="of:=(-SIN([.A45]/[.$F$1]+[.$G$1])*([.$F$2]*(199-[.A45])+[.$G$2]*[.A45])+([.$F$3]*(199-[.A45])+[.$G$3]*[.A45]))" office:value-type="float" office:value="-19.0397467749372">
            <text:p>-19,0397467749</text:p>
          </table:table-cell>
          <table:table-cell table:formula="of:=ABS([.C45])^[.$F$4]*SIGN([.C45])" office:value-type="float" office:value="-362.51195725373">
            <text:p>-362,5119572537</text:p>
          </table:table-cell>
          <table:table-cell table:formula="of:=[.D45]-[.B45]" office:value-type="float" office:value="-114.51195725373">
            <text:p>-114,5119572537</text:p>
          </table:table-cell>
          <table:table-cell table:number-columns-repeated="6"/>
          <table:table-cell table:formula="of:=FLOOR(ABS([.E45]); 1)*SIGN([.E45])+IF([.E45]&lt;0;-1;0)" office:value-type="float" office:value="-115">
            <text:p>-115</text:p>
          </table:table-cell>
          <table:table-cell office:value-type="float" office:value="-75">
            <text:p>-75</text:p>
          </table:table-cell>
          <table:table-cell office:value-type="float" office:value="-68">
            <text:p>-68</text:p>
          </table:table-cell>
          <table:table-cell table:formula="of:=SIN([.A45]*[.$Q$1]+[.$Q$2])*([.$Q$3]*(200-[.A45])+[.$Q$4]*[.A45])+([.$Q49]*(200-[.A45])+[.$Q$6]*[.A45])" office:value-type="float" office:value="17.6435678414207">
            <text:p>17,6435678414</text:p>
          </table:table-cell>
          <table:table-cell/>
          <table:table-cell/>
        </table:table-row>
        <table:table-row table:style-name="ro2">
          <table:table-cell table:formula="of:=[.A45]+1" office:value-type="float" office:value="46">
            <text:p>46</text:p>
          </table:table-cell>
          <table:table-cell office:value-type="float" office:value="-448">
            <text:p>-448</text:p>
          </table:table-cell>
          <table:table-cell table:formula="of:=(-SIN([.A46]/[.$F$1]+[.$G$1])*([.$F$2]*(199-[.A46])+[.$G$2]*[.A46])+([.$F$3]*(199-[.A46])+[.$G$3]*[.A46]))" office:value-type="float" office:value="-21.1658660044475">
            <text:p>-21,1658660044</text:p>
          </table:table-cell>
          <table:table-cell table:formula="of:=ABS([.C46])^[.$F$4]*SIGN([.C46])" office:value-type="float" office:value="-447.993883718229">
            <text:p>-447,9938837182</text:p>
          </table:table-cell>
          <table:table-cell table:formula="of:=[.D46]-[.B46]" office:value-type="float" office:value="0.00611628177148305">
            <text:p>0,0061162818</text:p>
          </table:table-cell>
          <table:table-cell table:number-columns-repeated="6"/>
          <table:table-cell table:formula="of:=FLOOR(ABS([.E46]); 1)*SIGN([.E46])+IF([.E46]&lt;0;-1;0)" office:value-type="float" office:value="0">
            <text:p>0</text:p>
          </table:table-cell>
          <table:table-cell office:value-type="float" office:value="-74">
            <text:p>-74</text:p>
          </table:table-cell>
          <table:table-cell office:value-type="float" office:value="-61">
            <text:p>-61</text:p>
          </table:table-cell>
          <table:table-cell table:formula="of:=SIN([.A46]*[.$Q$1]+[.$Q$2])*([.$Q$3]*(200-[.A46])+[.$Q$4]*[.A46])+([.$Q50]*(200-[.A46])+[.$Q$6]*[.A46])" office:value-type="float" office:value="42.9646152400247">
            <text:p>42,96461524</text:p>
          </table:table-cell>
          <table:table-cell/>
          <table:table-cell/>
        </table:table-row>
        <table:table-row table:style-name="ro2">
          <table:table-cell table:formula="of:=[.A46]+1" office:value-type="float" office:value="47">
            <text:p>47</text:p>
          </table:table-cell>
          <table:table-cell office:value-type="float" office:value="-629">
            <text:p>-629</text:p>
          </table:table-cell>
          <table:table-cell table:formula="of:=(-SIN([.A47]/[.$F$1]+[.$G$1])*([.$F$2]*(199-[.A47])+[.$G$2]*[.A47])+([.$F$3]*(199-[.A47])+[.$G$3]*[.A47]))" office:value-type="float" office:value="-21.7194444747316">
            <text:p>-21,7194444747</text:p>
          </table:table-cell>
          <table:table-cell table:formula="of:=ABS([.C47])^[.$F$4]*SIGN([.C47])" office:value-type="float" office:value="-471.734268290949">
            <text:p>-471,734268291</text:p>
          </table:table-cell>
          <table:table-cell table:formula="of:=[.D47]-[.B47]" office:value-type="float" office:value="157.265731709051">
            <text:p>157,2657317091</text:p>
          </table:table-cell>
          <table:table-cell table:number-columns-repeated="6"/>
          <table:table-cell table:formula="of:=FLOOR(ABS([.E47]); 1)*SIGN([.E47])+IF([.E47]&lt;0;-1;0)" office:value-type="float" office:value="157">
            <text:p>157</text:p>
          </table:table-cell>
          <table:table-cell office:value-type="float" office:value="-73">
            <text:p>-73</text:p>
          </table:table-cell>
          <table:table-cell office:value-type="float" office:value="-61">
            <text:p>-61</text:p>
          </table:table-cell>
          <table:table-cell table:formula="of:=SIN([.A47]*[.$Q$1]+[.$Q$2])*([.$Q$3]*(200-[.A47])+[.$Q$4]*[.A47])+([.$Q51]*(200-[.A47])+[.$Q$6]*[.A47])" office:value-type="float" office:value="20.8012319235554">
            <text:p>20,8012319236</text:p>
          </table:table-cell>
          <table:table-cell/>
          <table:table-cell/>
        </table:table-row>
        <table:table-row table:style-name="ro2">
          <table:table-cell table:formula="of:=[.A47]+1" office:value-type="float" office:value="48">
            <text:p>48</text:p>
          </table:table-cell>
          <table:table-cell office:value-type="float" office:value="-494">
            <text:p>-494</text:p>
          </table:table-cell>
          <table:table-cell table:formula="of:=(-SIN([.A48]/[.$F$1]+[.$G$1])*([.$F$2]*(199-[.A48])+[.$G$2]*[.A48])+([.$F$3]*(199-[.A48])+[.$G$3]*[.A48]))" office:value-type="float" office:value="-20.6711616175094">
            <text:p>-20,6711616175</text:p>
          </table:table-cell>
          <table:table-cell table:formula="of:=ABS([.C48])^[.$F$4]*SIGN([.C48])" office:value-type="float" office:value="-427.296922617196">
            <text:p>-427,2969226172</text:p>
          </table:table-cell>
          <table:table-cell table:formula="of:=[.D48]-[.B48]" office:value-type="float" office:value="66.7030773828045">
            <text:p>66,7030773828</text:p>
          </table:table-cell>
          <table:table-cell table:number-columns-repeated="6"/>
          <table:table-cell table:formula="of:=FLOOR(ABS([.E48]); 1)*SIGN([.E48])+IF([.E48]&lt;0;-1;0)" office:value-type="float" office:value="66">
            <text:p>66</text:p>
          </table:table-cell>
          <table:table-cell office:value-type="float" office:value="-72">
            <text:p>-72</text:p>
          </table:table-cell>
          <table:table-cell office:value-type="float" office:value="-58">
            <text:p>-58</text:p>
          </table:table-cell>
          <table:table-cell table:formula="of:=SIN([.A48]*[.$Q$1]+[.$Q$2])*([.$Q$3]*(200-[.A48])+[.$Q$4]*[.A48])+([.$Q52]*(200-[.A48])+[.$Q$6]*[.A48])" office:value-type="float" office:value="41.9283559222731">
            <text:p>41,9283559223</text:p>
          </table:table-cell>
          <table:table-cell/>
          <table:table-cell/>
        </table:table-row>
        <table:table-row table:style-name="ro2">
          <table:table-cell table:formula="of:=[.A48]+1" office:value-type="float" office:value="49">
            <text:p>49</text:p>
          </table:table-cell>
          <table:table-cell office:value-type="float" office:value="-357">
            <text:p>-357</text:p>
          </table:table-cell>
          <table:table-cell table:formula="of:=(-SIN([.A49]/[.$F$1]+[.$G$1])*([.$F$2]*(199-[.A49])+[.$G$2]*[.A49])+([.$F$3]*(199-[.A49])+[.$G$3]*[.A49]))" office:value-type="float" office:value="-18.1689107346441">
            <text:p>-18,1689107346</text:p>
          </table:table-cell>
          <table:table-cell table:formula="of:=ABS([.C49])^[.$F$4]*SIGN([.C49])" office:value-type="float" office:value="-330.109317283465">
            <text:p>-330,1093172835</text:p>
          </table:table-cell>
          <table:table-cell table:formula="of:=[.D49]-[.B49]" office:value-type="float" office:value="26.8906827165354">
            <text:p>26,8906827165</text:p>
          </table:table-cell>
          <table:table-cell table:number-columns-repeated="6"/>
          <table:table-cell table:formula="of:=FLOOR(ABS([.E49]); 1)*SIGN([.E49])+IF([.E49]&lt;0;-1;0)" office:value-type="float" office:value="26">
            <text:p>26</text:p>
          </table:table-cell>
          <table:table-cell office:value-type="float" office:value="-72">
            <text:p>-72</text:p>
          </table:table-cell>
          <table:table-cell office:value-type="float" office:value="-56">
            <text:p>-56</text:p>
          </table:table-cell>
          <table:table-cell table:formula="of:=SIN([.A49]*[.$Q$1]+[.$Q$2])*([.$Q$3]*(200-[.A49])+[.$Q$4]*[.A49])+([.$Q53]*(200-[.A49])+[.$Q$6]*[.A49])" office:value-type="float" office:value="25.0372623242193">
            <text:p>25,0372623242</text:p>
          </table:table-cell>
          <table:table-cell/>
          <table:table-cell/>
        </table:table-row>
        <table:table-row table:style-name="ro2">
          <table:table-cell table:formula="of:=[.A49]+1" office:value-type="float" office:value="50">
            <text:p>50</text:p>
          </table:table-cell>
          <table:table-cell office:value-type="float" office:value="-160">
            <text:p>-160</text:p>
          </table:table-cell>
          <table:table-cell table:formula="of:=(-SIN([.A50]/[.$F$1]+[.$G$1])*([.$F$2]*(199-[.A50])+[.$G$2]*[.A50])+([.$F$3]*(199-[.A50])+[.$G$3]*[.A50]))" office:value-type="float" office:value="-14.5166889814514">
            <text:p>-14,5166889815</text:p>
          </table:table-cell>
          <table:table-cell table:formula="of:=ABS([.C50])^[.$F$4]*SIGN([.C50])" office:value-type="float" office:value="-210.734258984191">
            <text:p>-210,7342589842</text:p>
          </table:table-cell>
          <table:table-cell table:formula="of:=[.D50]-[.B50]" office:value-type="float" office:value="-50.7342589841911">
            <text:p>-50,7342589842</text:p>
          </table:table-cell>
          <table:table-cell table:number-columns-repeated="6"/>
          <table:table-cell table:formula="of:=FLOOR(ABS([.E50]); 1)*SIGN([.E50])+IF([.E50]&lt;0;-1;0)" office:value-type="float" office:value="-51">
            <text:p>-51</text:p>
          </table:table-cell>
          <table:table-cell office:value-type="float" office:value="-71">
            <text:p>-71</text:p>
          </table:table-cell>
          <table:table-cell office:value-type="float" office:value="-53">
            <text:p>-53</text:p>
          </table:table-cell>
          <table:table-cell table:formula="of:=SIN([.A50]*[.$Q$1]+[.$Q$2])*([.$Q$3]*(200-[.A50])+[.$Q$4]*[.A50])+([.$Q54]*(200-[.A50])+[.$Q$6]*[.A50])" office:value-type="float" office:value="39.9723007011642">
            <text:p>39,9723007012</text:p>
          </table:table-cell>
          <table:table-cell/>
          <table:table-cell/>
        </table:table-row>
        <table:table-row table:style-name="ro2">
          <table:table-cell table:formula="of:=[.A50]+1" office:value-type="float" office:value="51">
            <text:p>51</text:p>
          </table:table-cell>
          <table:table-cell office:value-type="float" office:value="-30">
            <text:p>-30</text:p>
          </table:table-cell>
          <table:table-cell table:formula="of:=(-SIN([.A51]/[.$F$1]+[.$G$1])*([.$F$2]*(199-[.A51])+[.$G$2]*[.A51])+([.$F$3]*(199-[.A51])+[.$G$3]*[.A51]))" office:value-type="float" office:value="-10.1367421774582">
            <text:p>-10,1367421775</text:p>
          </table:table-cell>
          <table:table-cell table:formula="of:=ABS([.C51])^[.$F$4]*SIGN([.C51])" office:value-type="float" office:value="-102.75354197226">
            <text:p>-102,7535419723</text:p>
          </table:table-cell>
          <table:table-cell table:formula="of:=[.D51]-[.B51]" office:value-type="float" office:value="-72.7535419722604">
            <text:p>-72,7535419723</text:p>
          </table:table-cell>
          <table:table-cell table:number-columns-repeated="6"/>
          <table:table-cell table:formula="of:=FLOOR(ABS([.E51]); 1)*SIGN([.E51])+IF([.E51]&lt;0;-1;0)" office:value-type="float" office:value="-73">
            <text:p>-73</text:p>
          </table:table-cell>
          <table:table-cell office:value-type="float" office:value="-70">
            <text:p>-70</text:p>
          </table:table-cell>
          <table:table-cell office:value-type="float" office:value="-50">
            <text:p>-50</text:p>
          </table:table-cell>
          <table:table-cell table:formula="of:=SIN([.A51]*[.$Q$1]+[.$Q$2])*([.$Q$3]*(200-[.A51])+[.$Q$4]*[.A51])+([.$Q55]*(200-[.A51])+[.$Q$6]*[.A51])" office:value-type="float" office:value="30.0124874049049">
            <text:p>30,0124874049</text:p>
          </table:table-cell>
          <table:table-cell/>
          <table:table-cell/>
        </table:table-row>
        <table:table-row table:style-name="ro2">
          <table:table-cell table:formula="of:=[.A51]+1" office:value-type="float" office:value="52">
            <text:p>52</text:p>
          </table:table-cell>
          <table:table-cell office:value-type="float" office:value="43">
            <text:p>43</text:p>
          </table:table-cell>
          <table:table-cell table:formula="of:=(-SIN([.A52]/[.$F$1]+[.$G$1])*([.$F$2]*(199-[.A52])+[.$G$2]*[.A52])+([.$F$3]*(199-[.A52])+[.$G$3]*[.A52]))" office:value-type="float" office:value="-5.5196189916075">
            <text:p>-5,5196189916</text:p>
          </table:table-cell>
          <table:table-cell table:formula="of:=ABS([.C52])^[.$F$4]*SIGN([.C52])" office:value-type="float" office:value="-30.4661938125142">
            <text:p>-30,4661938125</text:p>
          </table:table-cell>
          <table:table-cell table:formula="of:=[.D52]-[.B52]" office:value-type="float" office:value="-73.4661938125142">
            <text:p>-73,4661938125</text:p>
          </table:table-cell>
          <table:table-cell table:number-columns-repeated="6"/>
          <table:table-cell table:formula="of:=FLOOR(ABS([.E52]); 1)*SIGN([.E52])+IF([.E52]&lt;0;-1;0)" office:value-type="float" office:value="-74">
            <text:p>-74</text:p>
          </table:table-cell>
          <table:table-cell office:value-type="float" office:value="-69">
            <text:p>-69</text:p>
          </table:table-cell>
          <table:table-cell office:value-type="float" office:value="-49">
            <text:p>-49</text:p>
          </table:table-cell>
          <table:table-cell table:formula="of:=SIN([.A52]*[.$Q$1]+[.$Q$2])*([.$Q$3]*(200-[.A52])+[.$Q$4]*[.A52])+([.$Q56]*(200-[.A52])+[.$Q$6]*[.A52])" office:value-type="float" office:value="37.4744557444702">
            <text:p>37,4744557445</text:p>
          </table:table-cell>
          <table:table-cell/>
          <table:table-cell/>
        </table:table-row>
        <table:table-row table:style-name="ro2">
          <table:table-cell table:formula="of:=[.A52]+1" office:value-type="float" office:value="53">
            <text:p>53</text:p>
          </table:table-cell>
          <table:table-cell office:value-type="float" office:value="52">
            <text:p>52</text:p>
          </table:table-cell>
          <table:table-cell table:formula="of:=(-SIN([.A53]/[.$F$1]+[.$G$1])*([.$F$2]*(199-[.A53])+[.$G$2]*[.A53])+([.$F$3]*(199-[.A53])+[.$G$3]*[.A53]))" office:value-type="float" office:value="-1.16801713216816">
            <text:p>-1,1680171322</text:p>
          </table:table-cell>
          <table:table-cell table:formula="of:=ABS([.C53])^[.$F$4]*SIGN([.C53])" office:value-type="float" office:value="-1.36426402103834">
            <text:p>-1,364264021</text:p>
          </table:table-cell>
          <table:table-cell table:formula="of:=[.D53]-[.B53]" office:value-type="float" office:value="-53.3642640210383">
            <text:p>-53,364264021</text:p>
          </table:table-cell>
          <table:table-cell table:number-columns-repeated="6"/>
          <table:table-cell table:formula="of:=FLOOR(ABS([.E53]); 1)*SIGN([.E53])+IF([.E53]&lt;0;-1;0)" office:value-type="float" office:value="-54">
            <text:p>-54</text:p>
          </table:table-cell>
          <table:table-cell office:value-type="float" office:value="-67">
            <text:p>-67</text:p>
          </table:table-cell>
          <table:table-cell office:value-type="float" office:value="-46">
            <text:p>-46</text:p>
          </table:table-cell>
          <table:table-cell table:formula="of:=SIN([.A53]*[.$Q$1]+[.$Q$2])*([.$Q$3]*(200-[.A53])+[.$Q$4]*[.A53])+([.$Q57]*(200-[.A53])+[.$Q$6]*[.A53])" office:value-type="float" office:value="35.320891508523">
            <text:p>35,3208915085</text:p>
          </table:table-cell>
          <table:table-cell/>
          <table:table-cell/>
        </table:table-row>
        <table:table-row table:style-name="ro2">
          <table:table-cell table:formula="of:=[.A53]+1" office:value-type="float" office:value="54">
            <text:p>54</text:p>
          </table:table-cell>
          <table:table-cell office:value-type="float" office:value="49">
            <text:p>49</text:p>
          </table:table-cell>
          <table:table-cell table:formula="of:=(-SIN([.A54]/[.$F$1]+[.$G$1])*([.$F$2]*(199-[.A54])+[.$G$2]*[.A54])+([.$F$3]*(199-[.A54])+[.$G$3]*[.A54]))" office:value-type="float" office:value="2.45915799226211">
            <text:p>2,4591579923</text:p>
          </table:table-cell>
          <table:table-cell table:formula="of:=ABS([.C54])^[.$F$4]*SIGN([.C54])" office:value-type="float" office:value="6.04745803090661">
            <text:p>6,0474580309</text:p>
          </table:table-cell>
          <table:table-cell table:formula="of:=[.D54]-[.B54]" office:value-type="float" office:value="-42.9525419690934">
            <text:p>-42,9525419691</text:p>
          </table:table-cell>
          <table:table-cell table:number-columns-repeated="6"/>
          <table:table-cell table:formula="of:=FLOOR(ABS([.E54]); 1)*SIGN([.E54])+IF([.E54]&lt;0;-1;0)" office:value-type="float" office:value="-43">
            <text:p>-43</text:p>
          </table:table-cell>
          <table:table-cell office:value-type="float" office:value="-63">
            <text:p>-63</text:p>
          </table:table-cell>
          <table:table-cell office:value-type="float" office:value="-44">
            <text:p>-44</text:p>
          </table:table-cell>
          <table:table-cell table:formula="of:=SIN([.A54]*[.$Q$1]+[.$Q$2])*([.$Q$3]*(200-[.A54])+[.$Q$4]*[.A54])+([.$Q58]*(200-[.A54])+[.$Q$6]*[.A54])" office:value-type="float" office:value="34.8574375704185">
            <text:p>34,8574375704</text:p>
          </table:table-cell>
          <table:table-cell/>
          <table:table-cell/>
        </table:table-row>
        <table:table-row table:style-name="ro2">
          <table:table-cell table:formula="of:=[.A54]+1" office:value-type="float" office:value="55">
            <text:p>55</text:p>
          </table:table-cell>
          <table:table-cell office:value-type="float" office:value="20">
            <text:p>20</text:p>
          </table:table-cell>
          <table:table-cell table:formula="of:=(-SIN([.A55]/[.$F$1]+[.$G$1])*([.$F$2]*(199-[.A55])+[.$G$2]*[.A55])+([.$F$3]*(199-[.A55])+[.$G$3]*[.A55]))" office:value-type="float" office:value="4.99629713086302">
            <text:p>4,9962971309</text:p>
          </table:table-cell>
          <table:table-cell table:formula="of:=ABS([.C55])^[.$F$4]*SIGN([.C55])" office:value-type="float" office:value="24.96298501987">
            <text:p>24,9629850199</text:p>
          </table:table-cell>
          <table:table-cell table:formula="of:=[.D55]-[.B55]" office:value-type="float" office:value="4.96298501987002">
            <text:p>4,9629850199</text:p>
          </table:table-cell>
          <table:table-cell table:number-columns-repeated="6"/>
          <table:table-cell table:formula="of:=FLOOR(ABS([.E55]); 1)*SIGN([.E55])+IF([.E55]&lt;0;-1;0)" office:value-type="float" office:value="4">
            <text:p>4</text:p>
          </table:table-cell>
          <table:table-cell office:value-type="float" office:value="-63">
            <text:p>-63</text:p>
          </table:table-cell>
          <table:table-cell office:value-type="float" office:value="-44">
            <text:p>-44</text:p>
          </table:table-cell>
          <table:table-cell table:formula="of:=SIN([.A55]*[.$Q$1]+[.$Q$2])*([.$Q$3]*(200-[.A55])+[.$Q$4]*[.A55])+([.$Q59]*(200-[.A55])+[.$Q$6]*[.A55])" office:value-type="float" office:value="40.5349297992331">
            <text:p>40,5349297992</text:p>
          </table:table-cell>
          <table:table-cell/>
          <table:table-cell/>
        </table:table-row>
        <table:table-row table:style-name="ro2">
          <table:table-cell table:formula="of:=[.A55]+1" office:value-type="float" office:value="56">
            <text:p>56</text:p>
          </table:table-cell>
          <table:table-cell office:value-type="float" office:value="44">
            <text:p>44</text:p>
          </table:table-cell>
          <table:table-cell table:formula="of:=(-SIN([.A56]/[.$F$1]+[.$G$1])*([.$F$2]*(199-[.A56])+[.$G$2]*[.A56])+([.$F$3]*(199-[.A56])+[.$G$3]*[.A56]))" office:value-type="float" office:value="6.20881668828694">
            <text:p>6,2088166883</text:p>
          </table:table-cell>
          <table:table-cell table:formula="of:=ABS([.C56])^[.$F$4]*SIGN([.C56])" office:value-type="float" office:value="38.5494046687503">
            <text:p>38,5494046688</text:p>
          </table:table-cell>
          <table:table-cell table:formula="of:=[.D56]-[.B56]" office:value-type="float" office:value="-5.45059533124965">
            <text:p>-5,4505953312</text:p>
          </table:table-cell>
          <table:table-cell table:number-columns-repeated="6"/>
          <table:table-cell table:formula="of:=FLOOR(ABS([.E56]); 1)*SIGN([.E56])+IF([.E56]&lt;0;-1;0)" office:value-type="float" office:value="-6">
            <text:p>-6</text:p>
          </table:table-cell>
          <table:table-cell office:value-type="float" office:value="-60">
            <text:p>-60</text:p>
          </table:table-cell>
          <table:table-cell office:value-type="float" office:value="-42">
            <text:p>-42</text:p>
          </table:table-cell>
          <table:table-cell table:formula="of:=SIN([.A56]*[.$Q$1]+[.$Q$2])*([.$Q$3]*(200-[.A56])+[.$Q$4]*[.A56])+([.$Q60]*(200-[.A56])+[.$Q$6]*[.A56])" office:value-type="float" office:value="32.5421048364699">
            <text:p>32,5421048365</text:p>
          </table:table-cell>
          <table:table-cell/>
          <table:table-cell/>
        </table:table-row>
        <table:table-row table:style-name="ro2">
          <table:table-cell table:formula="of:=[.A56]+1" office:value-type="float" office:value="57">
            <text:p>57</text:p>
          </table:table-cell>
          <table:table-cell office:value-type="float" office:value="43">
            <text:p>43</text:p>
          </table:table-cell>
          <table:table-cell table:formula="of:=(-SIN([.A57]/[.$F$1]+[.$G$1])*([.$F$2]*(199-[.A57])+[.$G$2]*[.A57])+([.$F$3]*(199-[.A57])+[.$G$3]*[.A57]))" office:value-type="float" office:value="6.01524009495791">
            <text:p>6,015240095</text:p>
          </table:table-cell>
          <table:table-cell table:formula="of:=ABS([.C57])^[.$F$4]*SIGN([.C57])" office:value-type="float" office:value="36.1831133999892">
            <text:p>36,1831134</text:p>
          </table:table-cell>
          <table:table-cell table:formula="of:=[.D57]-[.B57]" office:value-type="float" office:value="-6.8168866000108">
            <text:p>-6,8168866</text:p>
          </table:table-cell>
          <table:table-cell table:number-columns-repeated="6"/>
          <table:table-cell table:formula="of:=FLOOR(ABS([.E57]); 1)*SIGN([.E57])+IF([.E57]&lt;0;-1;0)" office:value-type="float" office:value="-7">
            <text:p>-7</text:p>
          </table:table-cell>
          <table:table-cell office:value-type="float" office:value="-58">
            <text:p>-58</text:p>
          </table:table-cell>
          <table:table-cell office:value-type="float" office:value="-37">
            <text:p>-37</text:p>
          </table:table-cell>
          <table:table-cell table:formula="of:=SIN([.A57]*[.$Q$1]+[.$Q$2])*([.$Q$3]*(200-[.A57])+[.$Q$4]*[.A57])+([.$Q61]*(200-[.A57])+[.$Q$6]*[.A57])" office:value-type="float" office:value="45.2516708632066">
            <text:p>45,2516708632</text:p>
          </table:table-cell>
          <table:table-cell/>
          <table:table-cell/>
        </table:table-row>
        <table:table-row table:style-name="ro2">
          <table:table-cell table:formula="of:=[.A57]+1" office:value-type="float" office:value="58">
            <text:p>58</text:p>
          </table:table-cell>
          <table:table-cell office:value-type="float" office:value="12">
            <text:p>12</text:p>
          </table:table-cell>
          <table:table-cell table:formula="of:=(-SIN([.A58]/[.$F$1]+[.$G$1])*([.$F$2]*(199-[.A58])+[.$G$2]*[.A58])+([.$F$3]*(199-[.A58])+[.$G$3]*[.A58]))" office:value-type="float" office:value="4.49161578138559">
            <text:p>4,4916157814</text:p>
          </table:table-cell>
          <table:table-cell table:formula="of:=ABS([.C58])^[.$F$4]*SIGN([.C58])" office:value-type="float" office:value="20.1746123275921">
            <text:p>20,1746123276</text:p>
          </table:table-cell>
          <table:table-cell table:formula="of:=[.D58]-[.B58]" office:value-type="float" office:value="8.17461232759209">
            <text:p>8,1746123276</text:p>
          </table:table-cell>
          <table:table-cell table:number-columns-repeated="6"/>
          <table:table-cell table:formula="of:=FLOOR(ABS([.E58]); 1)*SIGN([.E58])+IF([.E58]&lt;0;-1;0)" office:value-type="float" office:value="8">
            <text:p>8</text:p>
          </table:table-cell>
          <table:table-cell office:value-type="float" office:value="-58">
            <text:p>-58</text:p>
          </table:table-cell>
          <table:table-cell office:value-type="float" office:value="-34">
            <text:p>-34</text:p>
          </table:table-cell>
          <table:table-cell table:formula="of:=SIN([.A58]*[.$Q$1]+[.$Q$2])*([.$Q$3]*(200-[.A58])+[.$Q$4]*[.A58])+([.$Q62]*(200-[.A58])+[.$Q$6]*[.A58])" office:value-type="float" office:value="30.9028943212625">
            <text:p>30,9028943213</text:p>
          </table:table-cell>
          <table:table-cell/>
          <table:table-cell/>
        </table:table-row>
        <table:table-row table:style-name="ro2">
          <table:table-cell table:formula="of:=[.A58]+1" office:value-type="float" office:value="59">
            <text:p>59</text:p>
          </table:table-cell>
          <table:table-cell office:value-type="float" office:value="20">
            <text:p>20</text:p>
          </table:table-cell>
          <table:table-cell table:formula="of:=(-SIN([.A59]/[.$F$1]+[.$G$1])*([.$F$2]*(199-[.A59])+[.$G$2]*[.A59])+([.$F$3]*(199-[.A59])+[.$G$3]*[.A59]))" office:value-type="float" office:value="1.85829069849747">
            <text:p>1,8582906985</text:p>
          </table:table-cell>
          <table:table-cell table:formula="of:=ABS([.C59])^[.$F$4]*SIGN([.C59])" office:value-type="float" office:value="3.45324432012221">
            <text:p>3,4532443201</text:p>
          </table:table-cell>
          <table:table-cell table:formula="of:=[.D59]-[.B59]" office:value-type="float" office:value="-16.5467556798778">
            <text:p>-16,5467556799</text:p>
          </table:table-cell>
          <table:table-cell table:number-columns-repeated="6"/>
          <table:table-cell table:formula="of:=FLOOR(ABS([.E59]); 1)*SIGN([.E59])+IF([.E59]&lt;0;-1;0)" office:value-type="float" office:value="-17">
            <text:p>-17</text:p>
          </table:table-cell>
          <table:table-cell office:value-type="float" office:value="-54">
            <text:p>-54</text:p>
          </table:table-cell>
          <table:table-cell office:value-type="float" office:value="-30">
            <text:p>-30</text:p>
          </table:table-cell>
          <table:table-cell table:formula="of:=SIN([.A59]*[.$Q$1]+[.$Q$2])*([.$Q$3]*(200-[.A59])+[.$Q$4]*[.A59])+([.$Q63]*(200-[.A59])+[.$Q$6]*[.A59])" office:value-type="float" office:value="49.134789191389">
            <text:p>49,1347891914</text:p>
          </table:table-cell>
          <table:table-cell/>
          <table:table-cell/>
        </table:table-row>
        <table:table-row table:style-name="ro2">
          <table:table-cell table:formula="of:=[.A59]+1" office:value-type="float" office:value="60">
            <text:p>60</text:p>
          </table:table-cell>
          <table:table-cell office:value-type="float" office:value="89">
            <text:p>89</text:p>
          </table:table-cell>
          <table:table-cell table:formula="of:=(-SIN([.A60]/[.$F$1]+[.$G$1])*([.$F$2]*(199-[.A60])+[.$G$2]*[.A60])+([.$F$3]*(199-[.A60])+[.$G$3]*[.A60]))" office:value-type="float" office:value="-1.54896564559304">
            <text:p>-1,5489656456</text:p>
          </table:table-cell>
          <table:table-cell table:formula="of:=ABS([.C60])^[.$F$4]*SIGN([.C60])" office:value-type="float" office:value="-2.39929457122745">
            <text:p>-2,3992945712</text:p>
          </table:table-cell>
          <table:table-cell table:formula="of:=[.D60]-[.B60]" office:value-type="float" office:value="-91.3992945712274">
            <text:p>-91,3992945712</text:p>
          </table:table-cell>
          <table:table-cell table:number-columns-repeated="6"/>
          <table:table-cell table:formula="of:=FLOOR(ABS([.E60]); 1)*SIGN([.E60])+IF([.E60]&lt;0;-1;0)" office:value-type="float" office:value="-92">
            <text:p>-92</text:p>
          </table:table-cell>
          <table:table-cell office:value-type="float" office:value="-54">
            <text:p>-54</text:p>
          </table:table-cell>
          <table:table-cell office:value-type="float" office:value="-30">
            <text:p>-30</text:p>
          </table:table-cell>
          <table:table-cell table:formula="of:=SIN([.A60]*[.$Q$1]+[.$Q$2])*([.$Q$3]*(200-[.A60])+[.$Q$4]*[.A60])+([.$Q64]*(200-[.A60])+[.$Q$6]*[.A60])" office:value-type="float" office:value="30.2296010473449">
            <text:p>30,2296010473</text:p>
          </table:table-cell>
          <table:table-cell/>
          <table:table-cell/>
        </table:table-row>
        <table:table-row table:style-name="ro2">
          <table:table-cell table:formula="of:=[.A60]+1" office:value-type="float" office:value="61">
            <text:p>61</text:p>
          </table:table-cell>
          <table:table-cell office:value-type="float" office:value="-8">
            <text:p>-8</text:p>
          </table:table-cell>
          <table:table-cell table:formula="of:=(-SIN([.A61]/[.$F$1]+[.$G$1])*([.$F$2]*(199-[.A61])+[.$G$2]*[.A61])+([.$F$3]*(199-[.A61])+[.$G$3]*[.A61]))" office:value-type="float" office:value="-5.31979507743422">
            <text:p>-5,3197950774</text:p>
          </table:table-cell>
          <table:table-cell table:formula="of:=ABS([.C61])^[.$F$4]*SIGN([.C61])" office:value-type="float" office:value="-28.3002196658933">
            <text:p>-28,3002196659</text:p>
          </table:table-cell>
          <table:table-cell table:formula="of:=[.D61]-[.B61]" office:value-type="float" office:value="-20.3002196658933">
            <text:p>-20,3002196659</text:p>
          </table:table-cell>
          <table:table-cell table:number-columns-repeated="6"/>
          <table:table-cell table:formula="of:=FLOOR(ABS([.E61]); 1)*SIGN([.E61])+IF([.E61]&lt;0;-1;0)" office:value-type="float" office:value="-21">
            <text:p>-21</text:p>
          </table:table-cell>
          <table:table-cell office:value-type="float" office:value="-53">
            <text:p>-53</text:p>
          </table:table-cell>
          <table:table-cell office:value-type="float" office:value="-28">
            <text:p>-28</text:p>
          </table:table-cell>
          <table:table-cell table:formula="of:=SIN([.A61]*[.$Q$1]+[.$Q$2])*([.$Q$3]*(200-[.A61])+[.$Q$4]*[.A61])+([.$Q65]*(200-[.A61])+[.$Q$6]*[.A61])" office:value-type="float" office:value="51.9480321278054">
            <text:p>51,9480321278</text:p>
          </table:table-cell>
          <table:table-cell/>
          <table:table-cell/>
        </table:table-row>
        <table:table-row table:style-name="ro2">
          <table:table-cell table:formula="of:=[.A61]+1" office:value-type="float" office:value="62">
            <text:p>62</text:p>
          </table:table-cell>
          <table:table-cell office:value-type="float" office:value="-2">
            <text:p>-2</text:p>
          </table:table-cell>
          <table:table-cell table:formula="of:=(-SIN([.A62]/[.$F$1]+[.$G$1])*([.$F$2]*(199-[.A62])+[.$G$2]*[.A62])+([.$F$3]*(199-[.A62])+[.$G$3]*[.A62]))" office:value-type="float" office:value="-9.01711774082557">
            <text:p>-9,0171177408</text:p>
          </table:table-cell>
          <table:table-cell table:formula="of:=ABS([.C62])^[.$F$4]*SIGN([.C62])" office:value-type="float" office:value="-81.3084123519112">
            <text:p>-81,3084123519</text:p>
          </table:table-cell>
          <table:table-cell table:formula="of:=[.D62]-[.B62]" office:value-type="float" office:value="-79.3084123519112">
            <text:p>-79,3084123519</text:p>
          </table:table-cell>
          <table:table-cell table:number-columns-repeated="6"/>
          <table:table-cell table:formula="of:=FLOOR(ABS([.E62]); 1)*SIGN([.E62])+IF([.E62]&lt;0;-1;0)" office:value-type="float" office:value="-80">
            <text:p>-80</text:p>
          </table:table-cell>
          <table:table-cell office:value-type="float" office:value="-53">
            <text:p>-53</text:p>
          </table:table-cell>
          <table:table-cell office:value-type="float" office:value="-28">
            <text:p>-28</text:p>
          </table:table-cell>
          <table:table-cell table:formula="of:=SIN([.A62]*[.$Q$1]+[.$Q$2])*([.$Q$3]*(200-[.A62])+[.$Q$4]*[.A62])+([.$Q66]*(200-[.A62])+[.$Q$6]*[.A62])" office:value-type="float" office:value="30.6994987290817">
            <text:p>30,6994987291</text:p>
          </table:table-cell>
          <table:table-cell/>
          <table:table-cell/>
        </table:table-row>
        <table:table-row table:style-name="ro2">
          <table:table-cell table:formula="of:=[.A62]+1" office:value-type="float" office:value="63">
            <text:p>63</text:p>
          </table:table-cell>
          <table:table-cell office:value-type="float" office:value="-90">
            <text:p>-90</text:p>
          </table:table-cell>
          <table:table-cell table:formula="of:=(-SIN([.A63]/[.$F$1]+[.$G$1])*([.$F$2]*(199-[.A63])+[.$G$2]*[.A63])+([.$F$3]*(199-[.A63])+[.$G$3]*[.A63]))" office:value-type="float" office:value="-12.2264638882237">
            <text:p>-12,2264638882</text:p>
          </table:table-cell>
          <table:table-cell table:formula="of:=ABS([.C63])^[.$F$4]*SIGN([.C63])" office:value-type="float" office:value="-149.486419210038">
            <text:p>-149,48641921</text:p>
          </table:table-cell>
          <table:table-cell table:formula="of:=[.D63]-[.B63]" office:value-type="float" office:value="-59.4864192100382">
            <text:p>-59,48641921</text:p>
          </table:table-cell>
          <table:table-cell table:number-columns-repeated="6"/>
          <table:table-cell table:formula="of:=FLOOR(ABS([.E63]); 1)*SIGN([.E63])+IF([.E63]&lt;0;-1;0)" office:value-type="float" office:value="-60">
            <text:p>-60</text:p>
          </table:table-cell>
          <table:table-cell office:value-type="float" office:value="-52">
            <text:p>-52</text:p>
          </table:table-cell>
          <table:table-cell office:value-type="float" office:value="-27">
            <text:p>-27</text:p>
          </table:table-cell>
          <table:table-cell table:formula="of:=SIN([.A63]*[.$Q$1]+[.$Q$2])*([.$Q$3]*(200-[.A63])+[.$Q$4]*[.A63])+([.$Q67]*(200-[.A63])+[.$Q$6]*[.A63])" office:value-type="float" office:value="53.5768441268801">
            <text:p>53,5768441269</text:p>
          </table:table-cell>
          <table:table-cell/>
          <table:table-cell/>
        </table:table-row>
        <table:table-row table:style-name="ro2">
          <table:table-cell table:formula="of:=[.A63]+1" office:value-type="float" office:value="64">
            <text:p>64</text:p>
          </table:table-cell>
          <table:table-cell office:value-type="float" office:value="500">
            <text:p>500</text:p>
          </table:table-cell>
          <table:table-cell table:formula="of:=(-SIN([.A64]/[.$F$1]+[.$G$1])*([.$F$2]*(199-[.A64])+[.$G$2]*[.A64])+([.$F$3]*(199-[.A64])+[.$G$3]*[.A64]))" office:value-type="float" office:value="-14.6012049056308">
            <text:p>-14,6012049056</text:p>
          </table:table-cell>
          <table:table-cell table:formula="of:=ABS([.C64])^[.$F$4]*SIGN([.C64])" office:value-type="float" office:value="-213.195184696216">
            <text:p>-213,1951846962</text:p>
          </table:table-cell>
          <table:table-cell table:formula="of:=[.D64]-[.B64]" office:value-type="float" office:value="-713.195184696216">
            <text:p>-713,1951846962</text:p>
          </table:table-cell>
          <table:table-cell table:number-columns-repeated="6"/>
          <table:table-cell table:formula="of:=FLOOR(ABS([.E64]); 1)*SIGN([.E64])+IF([.E64]&lt;0;-1;0)" office:value-type="float" office:value="-714">
            <text:p>-714</text:p>
          </table:table-cell>
          <table:table-cell office:value-type="float" office:value="-52">
            <text:p>-52</text:p>
          </table:table-cell>
          <table:table-cell office:value-type="float" office:value="-24">
            <text:p>-24</text:p>
          </table:table-cell>
          <table:table-cell table:formula="of:=SIN([.A64]*[.$Q$1]+[.$Q$2])*([.$Q$3]*(200-[.A64])+[.$Q$4]*[.A64])+([.$Q68]*(200-[.A64])+[.$Q$6]*[.A64])" office:value-type="float" office:value="32.3624563359781">
            <text:p>32,362456336</text:p>
          </table:table-cell>
          <table:table-cell/>
          <table:table-cell/>
        </table:table-row>
        <table:table-row table:style-name="ro2">
          <table:table-cell table:formula="of:=[.A64]+1" office:value-type="float" office:value="65">
            <text:p>65</text:p>
          </table:table-cell>
          <table:table-cell office:value-type="float" office:value="-319">
            <text:p>-319</text:p>
          </table:table-cell>
          <table:table-cell table:formula="of:=(-SIN([.A65]/[.$F$1]+[.$G$1])*([.$F$2]*(199-[.A65])+[.$G$2]*[.A65])+([.$F$3]*(199-[.A65])+[.$G$3]*[.A65]))" office:value-type="float" office:value="-15.8987483523341">
            <text:p>-15,8987483523</text:p>
          </table:table-cell>
          <table:table-cell table:formula="of:=ABS([.C65])^[.$F$4]*SIGN([.C65])" office:value-type="float" office:value="-252.770199170846">
            <text:p>-252,7701991708</text:p>
          </table:table-cell>
          <table:table-cell table:formula="of:=[.D65]-[.B65]" office:value-type="float" office:value="66.2298008291542">
            <text:p>66,2298008292</text:p>
          </table:table-cell>
          <table:table-cell table:number-columns-repeated="6"/>
          <table:table-cell table:formula="of:=FLOOR(ABS([.E65]); 1)*SIGN([.E65])+IF([.E65]&lt;0;-1;0)" office:value-type="float" office:value="66">
            <text:p>66</text:p>
          </table:table-cell>
          <table:table-cell office:value-type="float" office:value="-51">
            <text:p>-51</text:p>
          </table:table-cell>
          <table:table-cell office:value-type="float" office:value="-22">
            <text:p>-22</text:p>
          </table:table-cell>
          <table:table-cell table:formula="of:=SIN([.A65]*[.$Q$1]+[.$Q$2])*([.$Q$3]*(200-[.A65])+[.$Q$4]*[.A65])+([.$Q69]*(200-[.A65])+[.$Q$6]*[.A65])" office:value-type="float" office:value="54.0362167436857">
            <text:p>54,0362167437</text:p>
          </table:table-cell>
          <table:table-cell/>
          <table:table-cell/>
        </table:table-row>
        <table:table-row table:style-name="ro2">
          <table:table-cell table:formula="of:=[.A65]+1" office:value-type="float" office:value="66">
            <text:p>66</text:p>
          </table:table-cell>
          <table:table-cell office:value-type="float" office:value="-426">
            <text:p>-426</text:p>
          </table:table-cell>
          <table:table-cell table:formula="of:=(-SIN([.A66]/[.$F$1]+[.$G$1])*([.$F$2]*(199-[.A66])+[.$G$2]*[.A66])+([.$F$3]*(199-[.A66])+[.$G$3]*[.A66]))" office:value-type="float" office:value="-16.0039305482848">
            <text:p>-16,0039305483</text:p>
          </table:table-cell>
          <table:table-cell table:formula="of:=ABS([.C66])^[.$F$4]*SIGN([.C66])" office:value-type="float" office:value="-256.125792994323">
            <text:p>-256,1257929943</text:p>
          </table:table-cell>
          <table:table-cell table:formula="of:=[.D66]-[.B66]" office:value-type="float" office:value="169.874207005677">
            <text:p>169,8742070057</text:p>
          </table:table-cell>
          <table:table-cell table:number-columns-repeated="6"/>
          <table:table-cell table:formula="of:=FLOOR(ABS([.E66]); 1)*SIGN([.E66])+IF([.E66]&lt;0;-1;0)" office:value-type="float" office:value="169">
            <text:p>169</text:p>
          </table:table-cell>
          <table:table-cell office:value-type="float" office:value="-51">
            <text:p>-51</text:p>
          </table:table-cell>
          <table:table-cell office:value-type="float" office:value="-16">
            <text:p>-16</text:p>
          </table:table-cell>
          <table:table-cell table:formula="of:=SIN([.A66]*[.$Q$1]+[.$Q$2])*([.$Q$3]*(200-[.A66])+[.$Q$4]*[.A66])+([.$Q70]*(200-[.A66])+[.$Q$6]*[.A66])" office:value-type="float" office:value="35.1402162402234">
            <text:p>35,1402162402</text:p>
          </table:table-cell>
          <table:table-cell/>
          <table:table-cell/>
        </table:table-row>
        <table:table-row table:style-name="ro2">
          <table:table-cell table:formula="of:=[.A66]+1" office:value-type="float" office:value="67">
            <text:p>67</text:p>
          </table:table-cell>
          <table:table-cell office:value-type="float" office:value="-300">
            <text:p>-300</text:p>
          </table:table-cell>
          <table:table-cell table:formula="of:=(-SIN([.A67]/[.$F$1]+[.$G$1])*([.$F$2]*(199-[.A67])+[.$G$2]*[.A67])+([.$F$3]*(199-[.A67])+[.$G$3]*[.A67]))" office:value-type="float" office:value="-14.9373994083656">
            <text:p>-14,9373994084</text:p>
          </table:table-cell>
          <table:table-cell table:formula="of:=ABS([.C67])^[.$F$4]*SIGN([.C67])" office:value-type="float" office:value="-223.125901085041">
            <text:p>-223,125901085</text:p>
          </table:table-cell>
          <table:table-cell table:formula="of:=[.D67]-[.B67]" office:value-type="float" office:value="76.8740989149588">
            <text:p>76,874098915</text:p>
          </table:table-cell>
          <table:table-cell table:number-columns-repeated="6"/>
          <table:table-cell table:formula="of:=FLOOR(ABS([.E67]); 1)*SIGN([.E67])+IF([.E67]&lt;0;-1;0)" office:value-type="float" office:value="76">
            <text:p>76</text:p>
          </table:table-cell>
          <table:table-cell office:value-type="float" office:value="-47">
            <text:p>-47</text:p>
          </table:table-cell>
          <table:table-cell office:value-type="float" office:value="-15">
            <text:p>-15</text:p>
          </table:table-cell>
          <table:table-cell table:formula="of:=SIN([.A67]*[.$Q$1]+[.$Q$2])*([.$Q$3]*(200-[.A67])+[.$Q$4]*[.A67])+([.$Q71]*(200-[.A67])+[.$Q$6]*[.A67])" office:value-type="float" office:value="53.4643850722066">
            <text:p>53,4643850722</text:p>
          </table:table-cell>
          <table:table-cell/>
          <table:table-cell/>
        </table:table-row>
        <table:table-row table:style-name="ro2">
          <table:table-cell table:formula="of:=[.A67]+1" office:value-type="float" office:value="68">
            <text:p>68</text:p>
          </table:table-cell>
          <table:table-cell office:value-type="float" office:value="-194">
            <text:p>-194</text:p>
          </table:table-cell>
          <table:table-cell table:formula="of:=(-SIN([.A68]/[.$F$1]+[.$G$1])*([.$F$2]*(199-[.A68])+[.$G$2]*[.A68])+([.$F$3]*(199-[.A68])+[.$G$3]*[.A68]))" office:value-type="float" office:value="-12.8485415350515">
            <text:p>-12,8485415351</text:p>
          </table:table-cell>
          <table:table-cell table:formula="of:=ABS([.C68])^[.$F$4]*SIGN([.C68])" office:value-type="float" office:value="-165.085019577945">
            <text:p>-165,0850195779</text:p>
          </table:table-cell>
          <table:table-cell table:formula="of:=[.D68]-[.B68]" office:value-type="float" office:value="28.9149804220553">
            <text:p>28,9149804221</text:p>
          </table:table-cell>
          <table:table-cell table:number-columns-repeated="6"/>
          <table:table-cell table:formula="of:=FLOOR(ABS([.E68]); 1)*SIGN([.E68])+IF([.E68]&lt;0;-1;0)" office:value-type="float" office:value="28">
            <text:p>28</text:p>
          </table:table-cell>
          <table:table-cell office:value-type="float" office:value="-47">
            <text:p>-47</text:p>
          </table:table-cell>
          <table:table-cell office:value-type="float" office:value="-13">
            <text:p>-13</text:p>
          </table:table-cell>
          <table:table-cell table:formula="of:=SIN([.A68]*[.$Q$1]+[.$Q$2])*([.$Q$3]*(200-[.A68])+[.$Q$4]*[.A68])+([.$Q72]*(200-[.A68])+[.$Q$6]*[.A68])" office:value-type="float" office:value="38.8394290325811">
            <text:p>38,8394290326</text:p>
          </table:table-cell>
          <table:table-cell/>
          <table:table-cell/>
        </table:table-row>
        <table:table-row table:style-name="ro2">
          <table:table-cell table:formula="of:=[.A68]+1" office:value-type="float" office:value="69">
            <text:p>69</text:p>
          </table:table-cell>
          <table:table-cell office:value-type="float" office:value="-101">
            <text:p>-101</text:p>
          </table:table-cell>
          <table:table-cell table:formula="of:=(-SIN([.A69]/[.$F$1]+[.$G$1])*([.$F$2]*(199-[.A69])+[.$G$2]*[.A69])+([.$F$3]*(199-[.A69])+[.$G$3]*[.A69]))" office:value-type="float" office:value="-9.99426505145915">
            <text:p>-9,9942650515</text:p>
          </table:table-cell>
          <table:table-cell table:formula="of:=ABS([.C69])^[.$F$4]*SIGN([.C69])" office:value-type="float" office:value="-99.8853339188177">
            <text:p>-99,8853339188</text:p>
          </table:table-cell>
          <table:table-cell table:formula="of:=[.D69]-[.B69]" office:value-type="float" office:value="1.11466608118234">
            <text:p>1,1146660812</text:p>
          </table:table-cell>
          <table:table-cell table:number-columns-repeated="6"/>
          <table:table-cell table:formula="of:=FLOOR(ABS([.E69]); 1)*SIGN([.E69])+IF([.E69]&lt;0;-1;0)" office:value-type="float" office:value="1">
            <text:p>1</text:p>
          </table:table-cell>
          <table:table-cell office:value-type="float" office:value="-46">
            <text:p>-46</text:p>
          </table:table-cell>
          <table:table-cell office:value-type="float" office:value="-11">
            <text:p>-11</text:p>
          </table:table-cell>
          <table:table-cell table:formula="of:=SIN([.A69]*[.$Q$1]+[.$Q$2])*([.$Q$3]*(200-[.A69])+[.$Q$4]*[.A69])+([.$Q73]*(200-[.A69])+[.$Q$6]*[.A69])" office:value-type="float" office:value="52.1035360796234">
            <text:p>52,1035360796</text:p>
          </table:table-cell>
          <table:table-cell/>
          <table:table-cell/>
        </table:table-row>
        <table:table-row table:style-name="ro2">
          <table:table-cell table:formula="of:=[.A69]+1" office:value-type="float" office:value="70">
            <text:p>70</text:p>
          </table:table-cell>
          <table:table-cell office:value-type="float" office:value="27">
            <text:p>27</text:p>
          </table:table-cell>
          <table:table-cell table:formula="of:=(-SIN([.A70]/[.$F$1]+[.$G$1])*([.$F$2]*(199-[.A70])+[.$G$2]*[.A70])+([.$F$3]*(199-[.A70])+[.$G$3]*[.A70]))" office:value-type="float" office:value="-6.70650359801486">
            <text:p>-6,706503598</text:p>
          </table:table-cell>
          <table:table-cell table:formula="of:=ABS([.C70])^[.$F$4]*SIGN([.C70])" office:value-type="float" office:value="-44.9771905101862">
            <text:p>-44,9771905102</text:p>
          </table:table-cell>
          <table:table-cell table:formula="of:=[.D70]-[.B70]" office:value-type="float" office:value="-71.9771905101862">
            <text:p>-71,9771905102</text:p>
          </table:table-cell>
          <table:table-cell table:number-columns-repeated="6"/>
          <table:table-cell table:formula="of:=FLOOR(ABS([.E70]); 1)*SIGN([.E70])+IF([.E70]&lt;0;-1;0)" office:value-type="float" office:value="-72">
            <text:p>-72</text:p>
          </table:table-cell>
          <table:table-cell office:value-type="float" office:value="-46">
            <text:p>-46</text:p>
          </table:table-cell>
          <table:table-cell office:value-type="float" office:value="-10">
            <text:p>-10</text:p>
          </table:table-cell>
          <table:table-cell table:formula="of:=SIN([.A70]*[.$Q$1]+[.$Q$2])*([.$Q$3]*(200-[.A70])+[.$Q$4]*[.A70])+([.$Q74]*(200-[.A70])+[.$Q$6]*[.A70])" office:value-type="float" office:value="43.1765634077192">
            <text:p>43,1765634077</text:p>
          </table:table-cell>
          <table:table-cell/>
          <table:table-cell/>
        </table:table-row>
        <table:table-row table:style-name="ro2">
          <table:table-cell table:formula="of:=[.A70]+1" office:value-type="float" office:value="71">
            <text:p>71</text:p>
          </table:table-cell>
          <table:table-cell office:value-type="float" office:value="-27">
            <text:p>-27</text:p>
          </table:table-cell>
          <table:table-cell table:formula="of:=(-SIN([.A71]/[.$F$1]+[.$G$1])*([.$F$2]*(199-[.A71])+[.$G$2]*[.A71])+([.$F$3]*(199-[.A71])+[.$G$3]*[.A71]))" office:value-type="float" office:value="-3.3524866128314">
            <text:p>-3,3524866128</text:p>
          </table:table-cell>
          <table:table-cell table:formula="of:=ABS([.C71])^[.$F$4]*SIGN([.C71])" office:value-type="float" office:value="-11.2391664892138">
            <text:p>-11,2391664892</text:p>
          </table:table-cell>
          <table:table-cell table:formula="of:=[.D71]-[.B71]" office:value-type="float" office:value="15.7608335107862">
            <text:p>15,7608335108</text:p>
          </table:table-cell>
          <table:table-cell table:number-columns-repeated="6"/>
          <table:table-cell table:formula="of:=FLOOR(ABS([.E71]); 1)*SIGN([.E71])+IF([.E71]&lt;0;-1;0)" office:value-type="float" office:value="15">
            <text:p>15</text:p>
          </table:table-cell>
          <table:table-cell office:value-type="float" office:value="-45">
            <text:p>-45</text:p>
          </table:table-cell>
          <table:table-cell office:value-type="float" office:value="-9">
            <text:p>-9</text:p>
          </table:table-cell>
          <table:table-cell table:formula="of:=SIN([.A71]*[.$Q$1]+[.$Q$2])*([.$Q$3]*(200-[.A71])+[.$Q$4]*[.A71])+([.$Q75]*(200-[.A71])+[.$Q$6]*[.A71])" office:value-type="float" office:value="50.2700630293888">
            <text:p>50,2700630294</text:p>
          </table:table-cell>
          <table:table-cell/>
          <table:table-cell/>
        </table:table-row>
        <table:table-row table:style-name="ro2">
          <table:table-cell table:formula="of:=[.A71]+1" office:value-type="float" office:value="72">
            <text:p>72</text:p>
          </table:table-cell>
          <table:table-cell office:value-type="float" office:value="8">
            <text:p>8</text:p>
          </table:table-cell>
          <table:table-cell table:formula="of:=(-SIN([.A72]/[.$F$1]+[.$G$1])*([.$F$2]*(199-[.A72])+[.$G$2]*[.A72])+([.$F$3]*(199-[.A72])+[.$G$3]*[.A72]))" office:value-type="float" office:value="-0.292503479549753">
            <text:p>-0,2925034795</text:p>
          </table:table-cell>
          <table:table-cell table:formula="of:=ABS([.C72])^[.$F$4]*SIGN([.C72])" office:value-type="float" office:value="-0.0855582855487126">
            <text:p>-0,0855582855</text:p>
          </table:table-cell>
          <table:table-cell table:formula="of:=[.D72]-[.B72]" office:value-type="float" office:value="-8.08555828554871">
            <text:p>-8,0855582855</text:p>
          </table:table-cell>
          <table:table-cell table:number-columns-repeated="6"/>
          <table:table-cell table:formula="of:=FLOOR(ABS([.E72]); 1)*SIGN([.E72])+IF([.E72]&lt;0;-1;0)" office:value-type="float" office:value="-9">
            <text:p>-9</text:p>
          </table:table-cell>
          <table:table-cell office:value-type="float" office:value="-44">
            <text:p>-44</text:p>
          </table:table-cell>
          <table:table-cell office:value-type="float" office:value="-9">
            <text:p>-9</text:p>
          </table:table-cell>
          <table:table-cell table:formula="of:=SIN([.A72]*[.$Q$1]+[.$Q$2])*([.$Q$3]*(200-[.A72])+[.$Q$4]*[.A72])+([.$Q76]*(200-[.A72])+[.$Q$6]*[.A72])" office:value-type="float" office:value="47.8115850149761">
            <text:p>47,811585015</text:p>
          </table:table-cell>
          <table:table-cell/>
          <table:table-cell/>
        </table:table-row>
        <table:table-row table:style-name="ro2">
          <table:table-cell table:formula="of:=[.A72]+1" office:value-type="float" office:value="73">
            <text:p>73</text:p>
          </table:table-cell>
          <table:table-cell office:value-type="float" office:value="50">
            <text:p>50</text:p>
          </table:table-cell>
          <table:table-cell table:formula="of:=(-SIN([.A73]/[.$F$1]+[.$G$1])*([.$F$2]*(199-[.A73])+[.$G$2]*[.A73])+([.$F$3]*(199-[.A73])+[.$G$3]*[.A73]))" office:value-type="float" office:value="2.15998813023462">
            <text:p>2,1599881302</text:p>
          </table:table-cell>
          <table:table-cell table:formula="of:=ABS([.C73])^[.$F$4]*SIGN([.C73])" office:value-type="float" office:value="4.66554872275444">
            <text:p>4,6655487228</text:p>
          </table:table-cell>
          <table:table-cell table:formula="of:=[.D73]-[.B73]" office:value-type="float" office:value="-45.3344512772456">
            <text:p>-45,3344512772</text:p>
          </table:table-cell>
          <table:table-cell table:number-columns-repeated="6"/>
          <table:table-cell table:formula="of:=FLOOR(ABS([.E73]); 1)*SIGN([.E73])+IF([.E73]&lt;0;-1;0)" office:value-type="float" office:value="-46">
            <text:p>-46</text:p>
          </table:table-cell>
          <table:table-cell office:value-type="float" office:value="-43">
            <text:p>-43</text:p>
          </table:table-cell>
          <table:table-cell office:value-type="float" office:value="-9">
            <text:p>-9</text:p>
          </table:table-cell>
          <table:table-cell table:formula="of:=SIN([.A73]*[.$Q$1]+[.$Q$2])*([.$Q$3]*(200-[.A73])+[.$Q$4]*[.A73])+([.$Q77]*(200-[.A73])+[.$Q$6]*[.A73])" office:value-type="float" office:value="48.3179486996394">
            <text:p>48,3179486996</text:p>
          </table:table-cell>
          <table:table-cell/>
          <table:table-cell/>
        </table:table-row>
        <table:table-row table:style-name="ro2">
          <table:table-cell table:formula="of:=[.A73]+1" office:value-type="float" office:value="74">
            <text:p>74</text:p>
          </table:table-cell>
          <table:table-cell office:value-type="float" office:value="8">
            <text:p>8</text:p>
          </table:table-cell>
          <table:table-cell table:formula="of:=(-SIN([.A74]/[.$F$1]+[.$G$1])*([.$F$2]*(199-[.A74])+[.$G$2]*[.A74])+([.$F$3]*(199-[.A74])+[.$G$3]*[.A74]))" office:value-type="float" office:value="3.77149287993145">
            <text:p>3,7714928799</text:p>
          </table:table-cell>
          <table:table-cell table:formula="of:=ABS([.C74])^[.$F$4]*SIGN([.C74])" office:value-type="float" office:value="14.2241585433736">
            <text:p>14,2241585434</text:p>
          </table:table-cell>
          <table:table-cell table:formula="of:=[.D74]-[.B74]" office:value-type="float" office:value="6.22415854337359">
            <text:p>6,2241585434</text:p>
          </table:table-cell>
          <table:table-cell table:number-columns-repeated="6"/>
          <table:table-cell table:formula="of:=FLOOR(ABS([.E74]); 1)*SIGN([.E74])+IF([.E74]&lt;0;-1;0)" office:value-type="float" office:value="6">
            <text:p>6</text:p>
          </table:table-cell>
          <table:table-cell office:value-type="float" office:value="-43">
            <text:p>-43</text:p>
          </table:table-cell>
          <table:table-cell office:value-type="float" office:value="-9">
            <text:p>-9</text:p>
          </table:table-cell>
          <table:table-cell table:formula="of:=SIN([.A74]*[.$Q$1]+[.$Q$2])*([.$Q$3]*(200-[.A74])+[.$Q$4]*[.A74])+([.$Q78]*(200-[.A74])+[.$Q$6]*[.A74])" office:value-type="float" office:value="52.3864520272681">
            <text:p>52,3864520273</text:p>
          </table:table-cell>
          <table:table-cell/>
          <table:table-cell/>
        </table:table-row>
        <table:table-row table:style-name="ro2">
          <table:table-cell table:formula="of:=[.A74]+1" office:value-type="float" office:value="75">
            <text:p>75</text:p>
          </table:table-cell>
          <table:table-cell office:value-type="float" office:value="17">
            <text:p>17</text:p>
          </table:table-cell>
          <table:table-cell table:formula="of:=(-SIN([.A75]/[.$F$1]+[.$G$1])*([.$F$2]*(199-[.A75])+[.$G$2]*[.A75])+([.$F$3]*(199-[.A75])+[.$G$3]*[.A75]))" office:value-type="float" office:value="4.41135303868766">
            <text:p>4,4113530387</text:p>
          </table:table-cell>
          <table:table-cell table:formula="of:=ABS([.C75])^[.$F$4]*SIGN([.C75])" office:value-type="float" office:value="19.4600356319388">
            <text:p>19,4600356319</text:p>
          </table:table-cell>
          <table:table-cell table:formula="of:=[.D75]-[.B75]" office:value-type="float" office:value="2.46003563193883">
            <text:p>2,4600356319</text:p>
          </table:table-cell>
          <table:table-cell table:number-columns-repeated="6"/>
          <table:table-cell table:formula="of:=FLOOR(ABS([.E75]); 1)*SIGN([.E75])+IF([.E75]&lt;0;-1;0)" office:value-type="float" office:value="2">
            <text:p>2</text:p>
          </table:table-cell>
          <table:table-cell office:value-type="float" office:value="-43">
            <text:p>-43</text:p>
          </table:table-cell>
          <table:table-cell office:value-type="float" office:value="-8">
            <text:p>-8</text:p>
          </table:table-cell>
          <table:table-cell table:formula="of:=SIN([.A75]*[.$Q$1]+[.$Q$2])*([.$Q$3]*(200-[.A75])+[.$Q$4]*[.A75])+([.$Q79]*(200-[.A75])+[.$Q$6]*[.A75])" office:value-type="float" office:value="46.5994835310876">
            <text:p>46,5994835311</text:p>
          </table:table-cell>
          <table:table-cell/>
          <table:table-cell/>
        </table:table-row>
        <table:table-row table:style-name="ro2">
          <table:table-cell table:formula="of:=[.A75]+1" office:value-type="float" office:value="76">
            <text:p>76</text:p>
          </table:table-cell>
          <table:table-cell office:value-type="float" office:value="96">
            <text:p>96</text:p>
          </table:table-cell>
          <table:table-cell table:formula="of:=(-SIN([.A76]/[.$F$1]+[.$G$1])*([.$F$2]*(199-[.A76])+[.$G$2]*[.A76])+([.$F$3]*(199-[.A76])+[.$G$3]*[.A76]))" office:value-type="float" office:value="4.06216429871862">
            <text:p>4,0621642987</text:p>
          </table:table-cell>
          <table:table-cell table:formula="of:=ABS([.C76])^[.$F$4]*SIGN([.C76])" office:value-type="float" office:value="16.5011787897841">
            <text:p>16,5011787898</text:p>
          </table:table-cell>
          <table:table-cell table:formula="of:=[.D76]-[.B76]" office:value-type="float" office:value="-79.4988212102159">
            <text:p>-79,4988212102</text:p>
          </table:table-cell>
          <table:table-cell table:number-columns-repeated="6"/>
          <table:table-cell table:formula="of:=FLOOR(ABS([.E76]); 1)*SIGN([.E76])+IF([.E76]&lt;0;-1;0)" office:value-type="float" office:value="-80">
            <text:p>-80</text:p>
          </table:table-cell>
          <table:table-cell office:value-type="float" office:value="-42">
            <text:p>-42</text:p>
          </table:table-cell>
          <table:table-cell office:value-type="float" office:value="-6">
            <text:p>-6</text:p>
          </table:table-cell>
          <table:table-cell table:formula="of:=SIN([.A76]*[.$Q$1]+[.$Q$2])*([.$Q$3]*(200-[.A76])+[.$Q$4]*[.A76])+([.$Q80]*(200-[.A76])+[.$Q$6]*[.A76])" office:value-type="float" office:value="56.5640882965679">
            <text:p>56,5640882966</text:p>
          </table:table-cell>
          <table:table-cell/>
          <table:table-cell/>
        </table:table-row>
        <table:table-row table:style-name="ro2">
          <table:table-cell table:formula="of:=[.A76]+1" office:value-type="float" office:value="77">
            <text:p>77</text:p>
          </table:table-cell>
          <table:table-cell office:value-type="float" office:value="30">
            <text:p>30</text:p>
          </table:table-cell>
          <table:table-cell table:formula="of:=(-SIN([.A77]/[.$F$1]+[.$G$1])*([.$F$2]*(199-[.A77])+[.$G$2]*[.A77])+([.$F$3]*(199-[.A77])+[.$G$3]*[.A77]))" office:value-type="float" office:value="2.81702601522777">
            <text:p>2,8170260152</text:p>
          </table:table-cell>
          <table:table-cell table:formula="of:=ABS([.C77])^[.$F$4]*SIGN([.C77])" office:value-type="float" office:value="7.93563557047007">
            <text:p>7,9356355705</text:p>
          </table:table-cell>
          <table:table-cell table:formula="of:=[.D77]-[.B77]" office:value-type="float" office:value="-22.0643644295299">
            <text:p>-22,0643644295</text:p>
          </table:table-cell>
          <table:table-cell table:number-columns-repeated="6"/>
          <table:table-cell table:formula="of:=FLOOR(ABS([.E77]); 1)*SIGN([.E77])+IF([.E77]&lt;0;-1;0)" office:value-type="float" office:value="-23">
            <text:p>-23</text:p>
          </table:table-cell>
          <table:table-cell office:value-type="float" office:value="-41">
            <text:p>-41</text:p>
          </table:table-cell>
          <table:table-cell office:value-type="float" office:value="-4">
            <text:p>-4</text:p>
          </table:table-cell>
          <table:table-cell table:formula="of:=SIN([.A77]*[.$Q$1]+[.$Q$2])*([.$Q$3]*(200-[.A77])+[.$Q$4]*[.A77])+([.$Q81]*(200-[.A77])+[.$Q$6]*[.A77])" office:value-type="float" office:value="45.4276681638806">
            <text:p>45,4276681639</text:p>
          </table:table-cell>
          <table:table-cell/>
          <table:table-cell/>
        </table:table-row>
        <table:table-row table:style-name="ro2">
          <table:table-cell table:formula="of:=[.A77]+1" office:value-type="float" office:value="78">
            <text:p>78</text:p>
          </table:table-cell>
          <table:table-cell office:value-type="float" office:value="47">
            <text:p>47</text:p>
          </table:table-cell>
          <table:table-cell table:formula="of:=(-SIN([.A78]/[.$F$1]+[.$G$1])*([.$F$2]*(199-[.A78])+[.$G$2]*[.A78])+([.$F$3]*(199-[.A78])+[.$G$3]*[.A78]))" office:value-type="float" office:value="0.864446550615289">
            <text:p>0,8644465506</text:p>
          </table:table-cell>
          <table:table-cell table:formula="of:=ABS([.C78])^[.$F$4]*SIGN([.C78])" office:value-type="float" office:value="0.747267838870672">
            <text:p>0,7472678389</text:p>
          </table:table-cell>
          <table:table-cell table:formula="of:=[.D78]-[.B78]" office:value-type="float" office:value="-46.2527321611293">
            <text:p>-46,2527321611</text:p>
          </table:table-cell>
          <table:table-cell table:number-columns-repeated="6"/>
          <table:table-cell table:formula="of:=FLOOR(ABS([.E78]); 1)*SIGN([.E78])+IF([.E78]&lt;0;-1;0)" office:value-type="float" office:value="-47">
            <text:p>-47</text:p>
          </table:table-cell>
          <table:table-cell office:value-type="float" office:value="-41">
            <text:p>-41</text:p>
          </table:table-cell>
          <table:table-cell office:value-type="float" office:value="-2">
            <text:p>-2</text:p>
          </table:table-cell>
          <table:table-cell table:formula="of:=SIN([.A78]*[.$Q$1]+[.$Q$2])*([.$Q$3]*(200-[.A78])+[.$Q$4]*[.A78])+([.$Q82]*(200-[.A78])+[.$Q$6]*[.A78])" office:value-type="float" office:value="60.0635953021632">
            <text:p>60,0635953022</text:p>
          </table:table-cell>
          <table:table-cell/>
          <table:table-cell/>
        </table:table-row>
        <table:table-row table:style-name="ro2">
          <table:table-cell table:formula="of:=[.A78]+1" office:value-type="float" office:value="79">
            <text:p>79</text:p>
          </table:table-cell>
          <table:table-cell office:value-type="float" office:value="85">
            <text:p>85</text:p>
          </table:table-cell>
          <table:table-cell table:formula="of:=(-SIN([.A79]/[.$F$1]+[.$G$1])*([.$F$2]*(199-[.A79])+[.$G$2]*[.A79])+([.$F$3]*(199-[.A79])+[.$G$3]*[.A79]))" office:value-type="float" office:value="-1.53689663739766">
            <text:p>-1,5368966374</text:p>
          </table:table-cell>
          <table:table-cell table:formula="of:=ABS([.C79])^[.$F$4]*SIGN([.C79])" office:value-type="float" office:value="-2.36205127404424">
            <text:p>-2,362051274</text:p>
          </table:table-cell>
          <table:table-cell table:formula="of:=[.D79]-[.B79]" office:value-type="float" office:value="-87.3620512740442">
            <text:p>-87,362051274</text:p>
          </table:table-cell>
          <table:table-cell table:number-columns-repeated="6"/>
          <table:table-cell table:formula="of:=FLOOR(ABS([.E79]); 1)*SIGN([.E79])+IF([.E79]&lt;0;-1;0)" office:value-type="float" office:value="-88">
            <text:p>-88</text:p>
          </table:table-cell>
          <table:table-cell office:value-type="float" office:value="-40">
            <text:p>-40</text:p>
          </table:table-cell>
          <table:table-cell office:value-type="float" office:value="0">
            <text:p>0</text:p>
          </table:table-cell>
          <table:table-cell table:formula="of:=SIN([.A79]*[.$Q$1]+[.$Q$2])*([.$Q$3]*(200-[.A79])+[.$Q$4]*[.A79])+([.$Q83]*(200-[.A79])+[.$Q$6]*[.A79])" office:value-type="float" office:value="45.0443125332807">
            <text:p>45,0443125333</text:p>
          </table:table-cell>
          <table:table-cell/>
          <table:table-cell/>
        </table:table-row>
        <table:table-row table:style-name="ro2">
          <table:table-cell table:formula="of:=[.A79]+1" office:value-type="float" office:value="80">
            <text:p>80</text:p>
          </table:table-cell>
          <table:table-cell office:value-type="float" office:value="41">
            <text:p>41</text:p>
          </table:table-cell>
          <table:table-cell table:formula="of:=(-SIN([.A80]/[.$F$1]+[.$G$1])*([.$F$2]*(199-[.A80])+[.$G$2]*[.A80])+([.$F$3]*(199-[.A80])+[.$G$3]*[.A80]))" office:value-type="float" office:value="-4.09026543087352">
            <text:p>-4,0902654309</text:p>
          </table:table-cell>
          <table:table-cell table:formula="of:=ABS([.C80])^[.$F$4]*SIGN([.C80])" office:value-type="float" office:value="-16.7302712949989">
            <text:p>-16,730271295</text:p>
          </table:table-cell>
          <table:table-cell table:formula="of:=[.D80]-[.B80]" office:value-type="float" office:value="-57.7302712949989">
            <text:p>-57,730271295</text:p>
          </table:table-cell>
          <table:table-cell table:number-columns-repeated="6"/>
          <table:table-cell table:formula="of:=FLOOR(ABS([.E80]); 1)*SIGN([.E80])+IF([.E80]&lt;0;-1;0)" office:value-type="float" office:value="-58">
            <text:p>-58</text:p>
          </table:table-cell>
          <table:table-cell office:value-type="float" office:value="-40">
            <text:p>-40</text:p>
          </table:table-cell>
          <table:table-cell office:value-type="float" office:value="0">
            <text:p>0</text:p>
          </table:table-cell>
          <table:table-cell table:formula="of:=SIN([.A80]*[.$Q$1]+[.$Q$2])*([.$Q$3]*(200-[.A80])+[.$Q$4]*[.A80])+([.$Q84]*(200-[.A80])+[.$Q$6]*[.A80])" office:value-type="float" office:value="62.6880250987727">
            <text:p>62,6880250988</text:p>
          </table:table-cell>
          <table:table-cell/>
          <table:table-cell/>
        </table:table-row>
        <table:table-row table:style-name="ro2">
          <table:table-cell table:formula="of:=[.A80]+1" office:value-type="float" office:value="81">
            <text:p>81</text:p>
          </table:table-cell>
          <table:table-cell office:value-type="float" office:value="-49">
            <text:p>-49</text:p>
          </table:table-cell>
          <table:table-cell table:formula="of:=(-SIN([.A81]/[.$F$1]+[.$G$1])*([.$F$2]*(199-[.A81])+[.$G$2]*[.A81])+([.$F$3]*(199-[.A81])+[.$G$3]*[.A81]))" office:value-type="float" office:value="-6.49590020561552">
            <text:p>-6,4959002056</text:p>
          </table:table-cell>
          <table:table-cell table:formula="of:=ABS([.C81])^[.$F$4]*SIGN([.C81])" office:value-type="float" office:value="-42.1967194813158">
            <text:p>-42,1967194813</text:p>
          </table:table-cell>
          <table:table-cell table:formula="of:=[.D81]-[.B81]" office:value-type="float" office:value="6.80328051868423">
            <text:p>6,8032805187</text:p>
          </table:table-cell>
          <table:table-cell table:number-columns-repeated="6"/>
          <table:table-cell table:formula="of:=FLOOR(ABS([.E81]); 1)*SIGN([.E81])+IF([.E81]&lt;0;-1;0)" office:value-type="float" office:value="6">
            <text:p>6</text:p>
          </table:table-cell>
          <table:table-cell office:value-type="float" office:value="-39">
            <text:p>-39</text:p>
          </table:table-cell>
          <table:table-cell office:value-type="float" office:value="1">
            <text:p>1</text:p>
          </table:table-cell>
          <table:table-cell table:formula="of:=SIN([.A81]*[.$Q$1]+[.$Q$2])*([.$Q$3]*(200-[.A81])+[.$Q$4]*[.A81])+([.$Q85]*(200-[.A81])+[.$Q$6]*[.A81])" office:value-type="float" office:value="45.5970782860474">
            <text:p>45,597078286</text:p>
          </table:table-cell>
          <table:table-cell/>
          <table:table-cell/>
        </table:table-row>
        <table:table-row table:style-name="ro2">
          <table:table-cell table:formula="of:=[.A81]+1" office:value-type="float" office:value="82">
            <text:p>82</text:p>
          </table:table-cell>
          <table:table-cell office:value-type="float" office:value="-9">
            <text:p>-9</text:p>
          </table:table-cell>
          <table:table-cell table:formula="of:=(-SIN([.A82]/[.$F$1]+[.$G$1])*([.$F$2]*(199-[.A82])+[.$G$2]*[.A82])+([.$F$3]*(199-[.A82])+[.$G$3]*[.A82]))" office:value-type="float" office:value="-8.48486907026193">
            <text:p>-8,4848690703</text:p>
          </table:table-cell>
          <table:table-cell table:formula="of:=ABS([.C82])^[.$F$4]*SIGN([.C82])" office:value-type="float" office:value="-71.9930031394876">
            <text:p>-71,9930031395</text:p>
          </table:table-cell>
          <table:table-cell table:formula="of:=[.D82]-[.B82]" office:value-type="float" office:value="-62.9930031394876">
            <text:p>-62,9930031395</text:p>
          </table:table-cell>
          <table:table-cell table:number-columns-repeated="6"/>
          <table:table-cell table:formula="of:=FLOOR(ABS([.E82]); 1)*SIGN([.E82])+IF([.E82]&lt;0;-1;0)" office:value-type="float" office:value="-63">
            <text:p>-63</text:p>
          </table:table-cell>
          <table:table-cell office:value-type="float" office:value="-37">
            <text:p>-37</text:p>
          </table:table-cell>
          <table:table-cell office:value-type="float" office:value="1">
            <text:p>1</text:p>
          </table:table-cell>
          <table:table-cell table:formula="of:=SIN([.A82]*[.$Q$1]+[.$Q$2])*([.$Q$3]*(200-[.A82])+[.$Q$4]*[.A82])+([.$Q86]*(200-[.A82])+[.$Q$6]*[.A82])" office:value-type="float" office:value="64.341981549228">
            <text:p>64,3419815492</text:p>
          </table:table-cell>
          <table:table-cell/>
          <table:table-cell/>
        </table:table-row>
        <table:table-row table:style-name="ro2">
          <table:table-cell table:formula="of:=[.A82]+1" office:value-type="float" office:value="83">
            <text:p>83</text:p>
          </table:table-cell>
          <table:table-cell office:value-type="float" office:value="-180">
            <text:p>-180</text:p>
          </table:table-cell>
          <table:table-cell table:formula="of:=(-SIN([.A83]/[.$F$1]+[.$G$1])*([.$F$2]*(199-[.A83])+[.$G$2]*[.A83])+([.$F$3]*(199-[.A83])+[.$G$3]*[.A83]))" office:value-type="float" office:value="-9.84790657581998">
            <text:p>-9,8479065758</text:p>
          </table:table-cell>
          <table:table-cell table:formula="of:=ABS([.C83])^[.$F$4]*SIGN([.C83])" office:value-type="float" office:value="-96.9812639260784">
            <text:p>-96,9812639261</text:p>
          </table:table-cell>
          <table:table-cell table:formula="of:=[.D83]-[.B83]" office:value-type="float" office:value="83.0187360739216">
            <text:p>83,0187360739</text:p>
          </table:table-cell>
          <table:table-cell table:number-columns-repeated="6"/>
          <table:table-cell table:formula="of:=FLOOR(ABS([.E83]); 1)*SIGN([.E83])+IF([.E83]&lt;0;-1;0)" office:value-type="float" office:value="83">
            <text:p>83</text:p>
          </table:table-cell>
          <table:table-cell office:value-type="float" office:value="-36">
            <text:p>-36</text:p>
          </table:table-cell>
          <table:table-cell office:value-type="float" office:value="2">
            <text:p>2</text:p>
          </table:table-cell>
          <table:table-cell table:formula="of:=SIN([.A83]*[.$Q$1]+[.$Q$2])*([.$Q$3]*(200-[.A83])+[.$Q$4]*[.A83])+([.$Q87]*(200-[.A83])+[.$Q$6]*[.A83])" office:value-type="float" office:value="47.1276159283135">
            <text:p>47,1276159283</text:p>
          </table:table-cell>
          <table:table-cell/>
          <table:table-cell/>
        </table:table-row>
        <table:table-row table:style-name="ro2">
          <table:table-cell table:formula="of:=[.A83]+1" office:value-type="float" office:value="84">
            <text:p>84</text:p>
          </table:table-cell>
          <table:table-cell office:value-type="float" office:value="-240">
            <text:p>-240</text:p>
          </table:table-cell>
          <table:table-cell table:formula="of:=(-SIN([.A84]/[.$F$1]+[.$G$1])*([.$F$2]*(199-[.A84])+[.$G$2]*[.A84])+([.$F$3]*(199-[.A84])+[.$G$3]*[.A84]))" office:value-type="float" office:value="-10.4561523561857">
            <text:p>-10,4561523562</text:p>
          </table:table-cell>
          <table:table-cell table:formula="of:=ABS([.C84])^[.$F$4]*SIGN([.C84])" office:value-type="float" office:value="-109.331122095767">
            <text:p>-109,3311220958</text:p>
          </table:table-cell>
          <table:table-cell table:formula="of:=[.D84]-[.B84]" office:value-type="float" office:value="130.668877904233">
            <text:p>130,6688779042</text:p>
          </table:table-cell>
          <table:table-cell table:number-columns-repeated="6"/>
          <table:table-cell table:formula="of:=FLOOR(ABS([.E84]); 1)*SIGN([.E84])+IF([.E84]&lt;0;-1;0)" office:value-type="float" office:value="130">
            <text:p>130</text:p>
          </table:table-cell>
          <table:table-cell office:value-type="float" office:value="-36">
            <text:p>-36</text:p>
          </table:table-cell>
          <table:table-cell office:value-type="float" office:value="2">
            <text:p>2</text:p>
          </table:table-cell>
          <table:table-cell table:formula="of:=SIN([.A84]*[.$Q$1]+[.$Q$2])*([.$Q$3]*(200-[.A84])+[.$Q$4]*[.A84])+([.$Q88]*(200-[.A84])+[.$Q$6]*[.A84])" office:value-type="float" office:value="65.0375295912431">
            <text:p>65,0375295912</text:p>
          </table:table-cell>
          <table:table-cell/>
          <table:table-cell/>
        </table:table-row>
        <table:table-row table:style-name="ro2">
          <table:table-cell table:formula="of:=[.A84]+1" office:value-type="float" office:value="85">
            <text:p>85</text:p>
          </table:table-cell>
          <table:table-cell office:value-type="float" office:value="-199">
            <text:p>-199</text:p>
          </table:table-cell>
          <table:table-cell table:formula="of:=(-SIN([.A85]/[.$F$1]+[.$G$1])*([.$F$2]*(199-[.A85])+[.$G$2]*[.A85])+([.$F$3]*(199-[.A85])+[.$G$3]*[.A85]))" office:value-type="float" office:value="-10.2717618858847">
            <text:p>-10,2717618859</text:p>
          </table:table-cell>
          <table:table-cell table:formula="of:=ABS([.C85])^[.$F$4]*SIGN([.C85])" office:value-type="float" office:value="-105.509092240313">
            <text:p>-105,5090922403</text:p>
          </table:table-cell>
          <table:table-cell table:formula="of:=[.D85]-[.B85]" office:value-type="float" office:value="93.4909077596869">
            <text:p>93,4909077597</text:p>
          </table:table-cell>
          <table:table-cell table:number-columns-repeated="6"/>
          <table:table-cell table:formula="of:=FLOOR(ABS([.E85]); 1)*SIGN([.E85])+IF([.E85]&lt;0;-1;0)" office:value-type="float" office:value="93">
            <text:p>93</text:p>
          </table:table-cell>
          <table:table-cell office:value-type="float" office:value="-34">
            <text:p>-34</text:p>
          </table:table-cell>
          <table:table-cell office:value-type="float" office:value="2">
            <text:p>2</text:p>
          </table:table-cell>
          <table:table-cell table:formula="of:=SIN([.A85]*[.$Q$1]+[.$Q$2])*([.$Q$3]*(200-[.A85])+[.$Q$4]*[.A85])+([.$Q89]*(200-[.A85])+[.$Q$6]*[.A85])" office:value-type="float" office:value="49.5716544712915">
            <text:p>49,5716544713</text:p>
          </table:table-cell>
          <table:table-cell/>
          <table:table-cell/>
        </table:table-row>
        <table:table-row table:style-name="ro2">
          <table:table-cell table:formula="of:=[.A85]+1" office:value-type="float" office:value="86">
            <text:p>86</text:p>
          </table:table-cell>
          <table:table-cell office:value-type="float" office:value="-215">
            <text:p>-215</text:p>
          </table:table-cell>
          <table:table-cell table:formula="of:=(-SIN([.A86]/[.$F$1]+[.$G$1])*([.$F$2]*(199-[.A86])+[.$G$2]*[.A86])+([.$F$3]*(199-[.A86])+[.$G$3]*[.A86]))" office:value-type="float" office:value="-9.34761816301853">
            <text:p>-9,347618163</text:p>
          </table:table-cell>
          <table:table-cell table:formula="of:=ABS([.C86])^[.$F$4]*SIGN([.C86])" office:value-type="float" office:value="-87.377965321594">
            <text:p>-87,3779653216</text:p>
          </table:table-cell>
          <table:table-cell table:formula="of:=[.D86]-[.B86]" office:value-type="float" office:value="127.622034678406">
            <text:p>127,6220346784</text:p>
          </table:table-cell>
          <table:table-cell table:number-columns-repeated="6"/>
          <table:table-cell table:formula="of:=FLOOR(ABS([.E86]); 1)*SIGN([.E86])+IF([.E86]&lt;0;-1;0)" office:value-type="float" office:value="127">
            <text:p>127</text:p>
          </table:table-cell>
          <table:table-cell office:value-type="float" office:value="-34">
            <text:p>-34</text:p>
          </table:table-cell>
          <table:table-cell office:value-type="float" office:value="3">
            <text:p>3</text:p>
          </table:table-cell>
          <table:table-cell table:formula="of:=SIN([.A86]*[.$Q$1]+[.$Q$2])*([.$Q$3]*(200-[.A86])+[.$Q$4]*[.A86])+([.$Q90]*(200-[.A86])+[.$Q$6]*[.A86])" office:value-type="float" office:value="64.888229457388">
            <text:p>64,8882294574</text:p>
          </table:table-cell>
          <table:table-cell/>
          <table:table-cell/>
        </table:table-row>
        <table:table-row table:style-name="ro2">
          <table:table-cell table:formula="of:=[.A86]+1" office:value-type="float" office:value="87">
            <text:p>87</text:p>
          </table:table-cell>
          <table:table-cell office:value-type="float" office:value="-106">
            <text:p>-106</text:p>
          </table:table-cell>
          <table:table-cell table:formula="of:=(-SIN([.A87]/[.$F$1]+[.$G$1])*([.$F$2]*(199-[.A87])+[.$G$2]*[.A87])+([.$F$3]*(199-[.A87])+[.$G$3]*[.A87]))" office:value-type="float" office:value="-7.81667057986869">
            <text:p>-7,8166705799</text:p>
          </table:table-cell>
          <table:table-cell table:formula="of:=ABS([.C87])^[.$F$4]*SIGN([.C87])" office:value-type="float" office:value="-61.1003389541848">
            <text:p>-61,1003389542</text:p>
          </table:table-cell>
          <table:table-cell table:formula="of:=[.D87]-[.B87]" office:value-type="float" office:value="44.8996610458152">
            <text:p>44,8996610458</text:p>
          </table:table-cell>
          <table:table-cell table:number-columns-repeated="6"/>
          <table:table-cell table:formula="of:=FLOOR(ABS([.E87]); 1)*SIGN([.E87])+IF([.E87]&lt;0;-1;0)" office:value-type="float" office:value="44">
            <text:p>44</text:p>
          </table:table-cell>
          <table:table-cell office:value-type="float" office:value="-33">
            <text:p>-33</text:p>
          </table:table-cell>
          <table:table-cell office:value-type="float" office:value="4">
            <text:p>4</text:p>
          </table:table-cell>
          <table:table-cell table:formula="of:=SIN([.A87]*[.$Q$1]+[.$Q$2])*([.$Q$3]*(200-[.A87])+[.$Q$4]*[.A87])+([.$Q91]*(200-[.A87])+[.$Q$6]*[.A87])" office:value-type="float" office:value="52.7705589333978">
            <text:p>52,7705589334</text:p>
          </table:table-cell>
          <table:table-cell/>
          <table:table-cell/>
        </table:table-row>
        <table:table-row table:style-name="ro2">
          <table:table-cell table:formula="of:=[.A87]+1" office:value-type="float" office:value="88">
            <text:p>88</text:p>
          </table:table-cell>
          <table:table-cell office:value-type="float" office:value="10">
            <text:p>10</text:p>
          </table:table-cell>
          <table:table-cell table:formula="of:=(-SIN([.A88]/[.$F$1]+[.$G$1])*([.$F$2]*(199-[.A88])+[.$G$2]*[.A88])+([.$F$3]*(199-[.A88])+[.$G$3]*[.A88]))" office:value-type="float" office:value="-5.87261186438239">
            <text:p>-5,8726118644</text:p>
          </table:table-cell>
          <table:table-cell table:formula="of:=ABS([.C88])^[.$F$4]*SIGN([.C88])" office:value-type="float" office:value="-34.4875701096849">
            <text:p>-34,4875701097</text:p>
          </table:table-cell>
          <table:table-cell table:formula="of:=[.D88]-[.B88]" office:value-type="float" office:value="-44.4875701096849">
            <text:p>-44,4875701097</text:p>
          </table:table-cell>
          <table:table-cell table:number-columns-repeated="6"/>
          <table:table-cell table:formula="of:=FLOOR(ABS([.E88]); 1)*SIGN([.E88])+IF([.E88]&lt;0;-1;0)" office:value-type="float" office:value="-45">
            <text:p>-45</text:p>
          </table:table-cell>
          <table:table-cell office:value-type="float" office:value="-32">
            <text:p>-32</text:p>
          </table:table-cell>
          <table:table-cell office:value-type="float" office:value="4">
            <text:p>4</text:p>
          </table:table-cell>
          <table:table-cell table:formula="of:=SIN([.A88]*[.$Q$1]+[.$Q$2])*([.$Q$3]*(200-[.A88])+[.$Q$4]*[.A88])+([.$Q92]*(200-[.A88])+[.$Q$6]*[.A88])" office:value-type="float" office:value="64.0924225846081">
            <text:p>64,0924225846</text:p>
          </table:table-cell>
          <table:table-cell/>
          <table:table-cell/>
        </table:table-row>
        <table:table-row table:style-name="ro2">
          <table:table-cell table:formula="of:=[.A88]+1" office:value-type="float" office:value="89">
            <text:p>89</text:p>
          </table:table-cell>
          <table:table-cell office:value-type="float" office:value="-6">
            <text:p>-6</text:p>
          </table:table-cell>
          <table:table-cell table:formula="of:=(-SIN([.A89]/[.$F$1]+[.$G$1])*([.$F$2]*(199-[.A89])+[.$G$2]*[.A89])+([.$F$3]*(199-[.A89])+[.$G$3]*[.A89]))" office:value-type="float" office:value="-3.74454061240761">
            <text:p>-3,7445406124</text:p>
          </table:table-cell>
          <table:table-cell table:formula="of:=ABS([.C89])^[.$F$4]*SIGN([.C89])" office:value-type="float" office:value="-14.02158439797">
            <text:p>-14,021584398</text:p>
          </table:table-cell>
          <table:table-cell table:formula="of:=[.D89]-[.B89]" office:value-type="float" office:value="-8.02158439796996">
            <text:p>-8,021584398</text:p>
          </table:table-cell>
          <table:table-cell table:number-columns-repeated="6"/>
          <table:table-cell table:formula="of:=FLOOR(ABS([.E89]); 1)*SIGN([.E89])+IF([.E89]&lt;0;-1;0)" office:value-type="float" office:value="-9">
            <text:p>-9</text:p>
          </table:table-cell>
          <table:table-cell office:value-type="float" office:value="-31">
            <text:p>-31</text:p>
          </table:table-cell>
          <table:table-cell office:value-type="float" office:value="5">
            <text:p>5</text:p>
          </table:table-cell>
          <table:table-cell table:formula="of:=SIN([.A89]*[.$Q$1]+[.$Q$2])*([.$Q$3]*(200-[.A89])+[.$Q$4]*[.A89])+([.$Q93]*(200-[.A89])+[.$Q$6]*[.A89])" office:value-type="float" office:value="56.4926301383288">
            <text:p>56,4926301383</text:p>
          </table:table-cell>
          <table:table-cell/>
          <table:table-cell/>
        </table:table-row>
        <table:table-row table:style-name="ro2">
          <table:table-cell table:formula="of:=[.A89]+1" office:value-type="float" office:value="90">
            <text:p>90</text:p>
          </table:table-cell>
          <table:table-cell office:value-type="float" office:value="25">
            <text:p>25</text:p>
          </table:table-cell>
          <table:table-cell table:formula="of:=(-SIN([.A90]/[.$F$1]+[.$G$1])*([.$F$2]*(199-[.A90])+[.$G$2]*[.A90])+([.$F$3]*(199-[.A90])+[.$G$3]*[.A90]))" office:value-type="float" office:value="-1.66884435278436">
            <text:p>-1,6688443528</text:p>
          </table:table-cell>
          <table:table-cell table:formula="of:=ABS([.C90])^[.$F$4]*SIGN([.C90])" office:value-type="float" office:value="-2.78504147382024">
            <text:p>-2,7850414738</text:p>
          </table:table-cell>
          <table:table-cell table:formula="of:=[.D90]-[.B90]" office:value-type="float" office:value="-27.7850414738202">
            <text:p>-27,7850414738</text:p>
          </table:table-cell>
          <table:table-cell table:number-columns-repeated="6"/>
          <table:table-cell table:formula="of:=FLOOR(ABS([.E90]); 1)*SIGN([.E90])+IF([.E90]&lt;0;-1;0)" office:value-type="float" office:value="-28">
            <text:p>-28</text:p>
          </table:table-cell>
          <table:table-cell office:value-type="float" office:value="-31">
            <text:p>-31</text:p>
          </table:table-cell>
          <table:table-cell office:value-type="float" office:value="5">
            <text:p>5</text:p>
          </table:table-cell>
          <table:table-cell table:formula="of:=SIN([.A90]*[.$Q$1]+[.$Q$2])*([.$Q$3]*(200-[.A90])+[.$Q$4]*[.A90])+([.$Q94]*(200-[.A90])+[.$Q$6]*[.A90])" office:value-type="float" office:value="62.9080341887177">
            <text:p>62,9080341887</text:p>
          </table:table-cell>
          <table:table-cell/>
          <table:table-cell/>
        </table:table-row>
        <table:table-row table:style-name="ro2">
          <table:table-cell table:formula="of:=[.A90]+1" office:value-type="float" office:value="91">
            <text:p>91</text:p>
          </table:table-cell>
          <table:table-cell office:value-type="float" office:value="-9">
            <text:p>-9</text:p>
          </table:table-cell>
          <table:table-cell table:formula="of:=(-SIN([.A91]/[.$F$1]+[.$G$1])*([.$F$2]*(199-[.A91])+[.$G$2]*[.A91])+([.$F$3]*(199-[.A91])+[.$G$3]*[.A91]))" office:value-type="float" office:value="0.138280079798746">
            <text:p>0,1382800798</text:p>
          </table:table-cell>
          <table:table-cell table:formula="of:=ABS([.C91])^[.$F$4]*SIGN([.C91])" office:value-type="float" office:value="0.0191213804691475">
            <text:p>0,0191213805</text:p>
          </table:table-cell>
          <table:table-cell table:formula="of:=[.D91]-[.B91]" office:value-type="float" office:value="9.01912138046915">
            <text:p>9,0191213805</text:p>
          </table:table-cell>
          <table:table-cell table:number-columns-repeated="6"/>
          <table:table-cell table:formula="of:=FLOOR(ABS([.E91]); 1)*SIGN([.E91])+IF([.E91]&lt;0;-1;0)" office:value-type="float" office:value="9">
            <text:p>9</text:p>
          </table:table-cell>
          <table:table-cell office:value-type="float" office:value="-30">
            <text:p>-30</text:p>
          </table:table-cell>
          <table:table-cell office:value-type="float" office:value="6">
            <text:p>6</text:p>
          </table:table-cell>
          <table:table-cell table:formula="of:=SIN([.A91]*[.$Q$1]+[.$Q$2])*([.$Q$3]*(200-[.A91])+[.$Q$4]*[.A91])+([.$Q95]*(200-[.A91])+[.$Q$6]*[.A91])" office:value-type="float" office:value="60.4614160262653">
            <text:p>60,4614160263</text:p>
          </table:table-cell>
          <table:table-cell/>
          <table:table-cell/>
        </table:table-row>
        <table:table-row table:style-name="ro2">
          <table:table-cell table:formula="of:=[.A91]+1" office:value-type="float" office:value="92">
            <text:p>92</text:p>
          </table:table-cell>
          <table:table-cell office:value-type="float" office:value="72">
            <text:p>72</text:p>
          </table:table-cell>
          <table:table-cell table:formula="of:=(-SIN([.A92]/[.$F$1]+[.$G$1])*([.$F$2]*(199-[.A92])+[.$G$2]*[.A92])+([.$F$3]*(199-[.A92])+[.$G$3]*[.A92]))" office:value-type="float" office:value="1.50448208026398">
            <text:p>1,5044820803</text:p>
          </table:table-cell>
          <table:table-cell table:formula="of:=ABS([.C92])^[.$F$4]*SIGN([.C92])" office:value-type="float" office:value="2.26346632983543">
            <text:p>2,2634663298</text:p>
          </table:table-cell>
          <table:table-cell table:formula="of:=[.D92]-[.B92]" office:value-type="float" office:value="-69.7365336701646">
            <text:p>-69,7365336702</text:p>
          </table:table-cell>
          <table:table-cell table:number-columns-repeated="6"/>
          <table:table-cell table:formula="of:=FLOOR(ABS([.E92]); 1)*SIGN([.E92])+IF([.E92]&lt;0;-1;0)" office:value-type="float" office:value="-70">
            <text:p>-70</text:p>
          </table:table-cell>
          <table:table-cell office:value-type="float" office:value="-30">
            <text:p>-30</text:p>
          </table:table-cell>
          <table:table-cell office:value-type="float" office:value="6">
            <text:p>6</text:p>
          </table:table-cell>
          <table:table-cell table:formula="of:=SIN([.A92]*[.$Q$1]+[.$Q$2])*([.$Q$3]*(200-[.A92])+[.$Q$4]*[.A92])+([.$Q96]*(200-[.A92])+[.$Q$6]*[.A92])" office:value-type="float" office:value="61.6220036017537">
            <text:p>61,6220036018</text:p>
          </table:table-cell>
          <table:table-cell/>
          <table:table-cell/>
        </table:table-row>
        <table:table-row table:style-name="ro2">
          <table:table-cell table:formula="of:=[.A92]+1" office:value-type="float" office:value="93">
            <text:p>93</text:p>
          </table:table-cell>
          <table:table-cell office:value-type="float" office:value="33">
            <text:p>33</text:p>
          </table:table-cell>
          <table:table-cell table:formula="of:=(-SIN([.A93]/[.$F$1]+[.$G$1])*([.$F$2]*(199-[.A93])+[.$G$2]*[.A93])+([.$F$3]*(199-[.A93])+[.$G$3]*[.A93]))" office:value-type="float" office:value="2.31850068528331">
            <text:p>2,3185006853</text:p>
          </table:table-cell>
          <table:table-cell table:formula="of:=ABS([.C93])^[.$F$4]*SIGN([.C93])" office:value-type="float" office:value="5.37544542765917">
            <text:p>5,3754454277</text:p>
          </table:table-cell>
          <table:table-cell table:formula="of:=[.D93]-[.B93]" office:value-type="float" office:value="-27.6245545723408">
            <text:p>-27,6245545723</text:p>
          </table:table-cell>
          <table:table-cell table:number-columns-repeated="6"/>
          <table:table-cell table:formula="of:=FLOOR(ABS([.E93]); 1)*SIGN([.E93])+IF([.E93]&lt;0;-1;0)" office:value-type="float" office:value="-28">
            <text:p>-28</text:p>
          </table:table-cell>
          <table:table-cell office:value-type="float" office:value="-29">
            <text:p>-29</text:p>
          </table:table-cell>
          <table:table-cell office:value-type="float" office:value="7">
            <text:p>7</text:p>
          </table:table-cell>
          <table:table-cell table:formula="of:=SIN([.A93]*[.$Q$1]+[.$Q$2])*([.$Q$3]*(200-[.A93])+[.$Q$4]*[.A93])+([.$Q97]*(200-[.A93])+[.$Q$6]*[.A93])" office:value-type="float" office:value="64.3876378260795">
            <text:p>64,3876378261</text:p>
          </table:table-cell>
          <table:table-cell/>
          <table:table-cell/>
        </table:table-row>
        <table:table-row table:style-name="ro2">
          <table:table-cell table:formula="of:=[.A93]+1" office:value-type="float" office:value="94">
            <text:p>94</text:p>
          </table:table-cell>
          <table:table-cell office:value-type="float" office:value="3">
            <text:p>3</text:p>
          </table:table-cell>
          <table:table-cell table:formula="of:=(-SIN([.A94]/[.$F$1]+[.$G$1])*([.$F$2]*(199-[.A94])+[.$G$2]*[.A94])+([.$F$3]*(199-[.A94])+[.$G$3]*[.A94]))" office:value-type="float" office:value="2.53928969504647">
            <text:p>2,539289695</text:p>
          </table:table-cell>
          <table:table-cell table:formula="of:=ABS([.C94])^[.$F$4]*SIGN([.C94])" office:value-type="float" office:value="6.44799215536918">
            <text:p>6,4479921554</text:p>
          </table:table-cell>
          <table:table-cell table:formula="of:=[.D94]-[.B94]" office:value-type="float" office:value="3.44799215536918">
            <text:p>3,4479921554</text:p>
          </table:table-cell>
          <table:table-cell table:number-columns-repeated="6"/>
          <table:table-cell table:formula="of:=FLOOR(ABS([.E94]); 1)*SIGN([.E94])+IF([.E94]&lt;0;-1;0)" office:value-type="float" office:value="3">
            <text:p>3</text:p>
          </table:table-cell>
          <table:table-cell office:value-type="float" office:value="-28">
            <text:p>-28</text:p>
          </table:table-cell>
          <table:table-cell office:value-type="float" office:value="8">
            <text:p>8</text:p>
          </table:table-cell>
          <table:table-cell table:formula="of:=SIN([.A94]*[.$Q$1]+[.$Q$2])*([.$Q$3]*(200-[.A94])+[.$Q$4]*[.A94])+([.$Q98]*(200-[.A94])+[.$Q$6]*[.A94])" office:value-type="float" office:value="60.5179233895198">
            <text:p>60,5179233895</text:p>
          </table:table-cell>
          <table:table-cell/>
          <table:table-cell/>
        </table:table-row>
        <table:table-row table:style-name="ro2">
          <table:table-cell table:formula="of:=[.A94]+1" office:value-type="float" office:value="95">
            <text:p>95</text:p>
          </table:table-cell>
          <table:table-cell office:value-type="float" office:value="57">
            <text:p>57</text:p>
          </table:table-cell>
          <table:table-cell table:formula="of:=(-SIN([.A95]/[.$F$1]+[.$G$1])*([.$F$2]*(199-[.A95])+[.$G$2]*[.A95])+([.$F$3]*(199-[.A95])+[.$G$3]*[.A95]))" office:value-type="float" office:value="2.19636669849659">
            <text:p>2,1963666985</text:p>
          </table:table-cell>
          <table:table-cell table:formula="of:=ABS([.C95])^[.$F$4]*SIGN([.C95])" office:value-type="float" office:value="4.8240266742648">
            <text:p>4,8240266743</text:p>
          </table:table-cell>
          <table:table-cell table:formula="of:=[.D95]-[.B95]" office:value-type="float" office:value="-52.1759733257352">
            <text:p>-52,1759733257</text:p>
          </table:table-cell>
          <table:table-cell table:number-columns-repeated="6"/>
          <table:table-cell table:formula="of:=FLOOR(ABS([.E95]); 1)*SIGN([.E95])+IF([.E95]&lt;0;-1;0)" office:value-type="float" office:value="-53">
            <text:p>-53</text:p>
          </table:table-cell>
          <table:table-cell office:value-type="float" office:value="-28">
            <text:p>-28</text:p>
          </table:table-cell>
          <table:table-cell office:value-type="float" office:value="8">
            <text:p>8</text:p>
          </table:table-cell>
          <table:table-cell table:formula="of:=SIN([.A95]*[.$Q$1]+[.$Q$2])*([.$Q$3]*(200-[.A95])+[.$Q$4]*[.A95])+([.$Q99]*(200-[.A95])+[.$Q$6]*[.A95])" office:value-type="float" office:value="68.0010703430353">
            <text:p>68,001070343</text:p>
          </table:table-cell>
          <table:table-cell/>
          <table:table-cell/>
        </table:table-row>
        <table:table-row table:style-name="ro2">
          <table:table-cell table:formula="of:=[.A95]+1" office:value-type="float" office:value="96">
            <text:p>96</text:p>
          </table:table-cell>
          <table:table-cell office:value-type="float" office:value="100">
            <text:p>100</text:p>
          </table:table-cell>
          <table:table-cell table:formula="of:=(-SIN([.A96]/[.$F$1]+[.$G$1])*([.$F$2]*(199-[.A96])+[.$G$2]*[.A96])+([.$F$3]*(199-[.A96])+[.$G$3]*[.A96]))" office:value-type="float" office:value="1.38181047634695">
            <text:p>1,3818104763</text:p>
          </table:table-cell>
          <table:table-cell table:formula="of:=ABS([.C96])^[.$F$4]*SIGN([.C96])" office:value-type="float" office:value="1.90940019254218">
            <text:p>1,9094001925</text:p>
          </table:table-cell>
          <table:table-cell table:formula="of:=[.D96]-[.B96]" office:value-type="float" office:value="-98.0905998074578">
            <text:p>-98,0905998075</text:p>
          </table:table-cell>
          <table:table-cell table:number-columns-repeated="6"/>
          <table:table-cell table:formula="of:=FLOOR(ABS([.E96]); 1)*SIGN([.E96])+IF([.E96]&lt;0;-1;0)" office:value-type="float" office:value="-99">
            <text:p>-99</text:p>
          </table:table-cell>
          <table:table-cell office:value-type="float" office:value="-28">
            <text:p>-28</text:p>
          </table:table-cell>
          <table:table-cell office:value-type="float" office:value="8">
            <text:p>8</text:p>
          </table:table-cell>
          <table:table-cell table:formula="of:=SIN([.A96]*[.$Q$1]+[.$Q$2])*([.$Q$3]*(200-[.A96])+[.$Q$4]*[.A96])+([.$Q100]*(200-[.A96])+[.$Q$6]*[.A96])" office:value-type="float" office:value="59.8455226710764">
            <text:p>59,8455226711</text:p>
          </table:table-cell>
          <table:table-cell/>
          <table:table-cell/>
        </table:table-row>
        <table:table-row table:style-name="ro2">
          <table:table-cell table:formula="of:=[.A96]+1" office:value-type="float" office:value="97">
            <text:p>97</text:p>
          </table:table-cell>
          <table:table-cell office:value-type="float" office:value="95">
            <text:p>95</text:p>
          </table:table-cell>
          <table:table-cell table:formula="of:=(-SIN([.A97]/[.$F$1]+[.$G$1])*([.$F$2]*(199-[.A97])+[.$G$2]*[.A97])+([.$F$3]*(199-[.A97])+[.$G$3]*[.A97]))" office:value-type="float" office:value="0.235315419215158">
            <text:p>0,2353154192</text:p>
          </table:table-cell>
          <table:table-cell table:formula="of:=ABS([.C97])^[.$F$4]*SIGN([.C97])" office:value-type="float" office:value="0.0553733465204056">
            <text:p>0,0553733465</text:p>
          </table:table-cell>
          <table:table-cell table:formula="of:=[.D97]-[.B97]" office:value-type="float" office:value="-94.9446266534796">
            <text:p>-94,9446266535</text:p>
          </table:table-cell>
          <table:table-cell table:number-columns-repeated="6"/>
          <table:table-cell table:formula="of:=FLOOR(ABS([.E97]); 1)*SIGN([.E97])+IF([.E97]&lt;0;-1;0)" office:value-type="float" office:value="-95">
            <text:p>-95</text:p>
          </table:table-cell>
          <table:table-cell office:value-type="float" office:value="-27">
            <text:p>-27</text:p>
          </table:table-cell>
          <table:table-cell office:value-type="float" office:value="8">
            <text:p>8</text:p>
          </table:table-cell>
          <table:table-cell table:formula="of:=SIN([.A97]*[.$Q$1]+[.$Q$2])*([.$Q$3]*(200-[.A97])+[.$Q$4]*[.A97])+([.$Q101]*(200-[.A97])+[.$Q$6]*[.A97])" office:value-type="float" office:value="71.0788687321073">
            <text:p>71,0788687321</text:p>
          </table:table-cell>
          <table:table-cell/>
          <table:table-cell/>
        </table:table-row>
        <table:table-row table:style-name="ro2">
          <table:table-cell table:formula="of:=[.A97]+1" office:value-type="float" office:value="98">
            <text:p>98</text:p>
          </table:table-cell>
          <table:table-cell office:value-type="float" office:value="4">
            <text:p>4</text:p>
          </table:table-cell>
          <table:table-cell table:formula="of:=(-SIN([.A98]/[.$F$1]+[.$G$1])*([.$F$2]*(199-[.A98])+[.$G$2]*[.A98])+([.$F$3]*(199-[.A98])+[.$G$3]*[.A98]))" office:value-type="float" office:value="-1.07551788704356">
            <text:p>-1,075517887</text:p>
          </table:table-cell>
          <table:table-cell table:formula="of:=ABS([.C98])^[.$F$4]*SIGN([.C98])" office:value-type="float" office:value="-1.15673872535065">
            <text:p>-1,1567387254</text:p>
          </table:table-cell>
          <table:table-cell table:formula="of:=[.D98]-[.B98]" office:value-type="float" office:value="-5.15673872535065">
            <text:p>-5,1567387254</text:p>
          </table:table-cell>
          <table:table-cell table:number-columns-repeated="6"/>
          <table:table-cell table:formula="of:=FLOOR(ABS([.E98]); 1)*SIGN([.E98])+IF([.E98]&lt;0;-1;0)" office:value-type="float" office:value="-6">
            <text:p>-6</text:p>
          </table:table-cell>
          <table:table-cell office:value-type="float" office:value="-26">
            <text:p>-26</text:p>
          </table:table-cell>
          <table:table-cell office:value-type="float" office:value="10">
            <text:p>10</text:p>
          </table:table-cell>
          <table:table-cell table:formula="of:=SIN([.A98]*[.$Q$1]+[.$Q$2])*([.$Q$3]*(200-[.A98])+[.$Q$4]*[.A98])+([.$Q102]*(200-[.A98])+[.$Q$6]*[.A98])" office:value-type="float" office:value="59.7952774730822">
            <text:p>59,7952774731</text:p>
          </table:table-cell>
          <table:table-cell/>
          <table:table-cell/>
        </table:table-row>
        <table:table-row table:style-name="ro2">
          <table:table-cell table:formula="of:=[.A98]+1" office:value-type="float" office:value="99">
            <text:p>99</text:p>
          </table:table-cell>
          <table:table-cell office:value-type="float" office:value="35">
            <text:p>35</text:p>
          </table:table-cell>
          <table:table-cell table:formula="of:=(-SIN([.A99]/[.$F$1]+[.$G$1])*([.$F$2]*(199-[.A99])+[.$G$2]*[.A99])+([.$F$3]*(199-[.A99])+[.$G$3]*[.A99]))" office:value-type="float" office:value="-2.37700539875111">
            <text:p>-2,3770053988</text:p>
          </table:table-cell>
          <table:table-cell table:formula="of:=ABS([.C99])^[.$F$4]*SIGN([.C99])" office:value-type="float" office:value="-5.65015466569192">
            <text:p>-5,6501546657</text:p>
          </table:table-cell>
          <table:table-cell table:formula="of:=[.D99]-[.B99]" office:value-type="float" office:value="-40.6501546656919">
            <text:p>-40,6501546657</text:p>
          </table:table-cell>
          <table:table-cell table:number-columns-repeated="6"/>
          <table:table-cell table:formula="of:=FLOOR(ABS([.E99]); 1)*SIGN([.E99])+IF([.E99]&lt;0;-1;0)" office:value-type="float" office:value="-41">
            <text:p>-41</text:p>
          </table:table-cell>
          <table:table-cell office:value-type="float" office:value="-25">
            <text:p>-25</text:p>
          </table:table-cell>
          <table:table-cell office:value-type="float" office:value="10">
            <text:p>10</text:p>
          </table:table-cell>
          <table:table-cell table:formula="of:=SIN([.A99]*[.$Q$1]+[.$Q$2])*([.$Q$3]*(200-[.A99])+[.$Q$4]*[.A99])+([.$Q103]*(200-[.A99])+[.$Q$6]*[.A99])" office:value-type="float" office:value="73.4673725841383">
            <text:p>73,4673725841</text:p>
          </table:table-cell>
          <table:table-cell/>
          <table:table-cell/>
        </table:table-row>
        <table:table-row table:style-name="ro2">
          <table:table-cell table:formula="of:=[.A99]+1" office:value-type="float" office:value="100">
            <text:p>100</text:p>
          </table:table-cell>
          <table:table-cell office:value-type="float" office:value="-42">
            <text:p>-42</text:p>
          </table:table-cell>
          <table:table-cell table:formula="of:=(-SIN([.A100]/[.$F$1]+[.$G$1])*([.$F$2]*(199-[.A100])+[.$G$2]*[.A100])+([.$F$3]*(199-[.A100])+[.$G$3]*[.A100]))" office:value-type="float" office:value="-3.51053896024909">
            <text:p>-3,5105389602</text:p>
          </table:table-cell>
          <table:table-cell table:formula="of:=ABS([.C100])^[.$F$4]*SIGN([.C100])" office:value-type="float" office:value="-12.3238837914267">
            <text:p>-12,3238837914</text:p>
          </table:table-cell>
          <table:table-cell table:formula="of:=[.D100]-[.B100]" office:value-type="float" office:value="29.6761162085733">
            <text:p>29,6761162086</text:p>
          </table:table-cell>
          <table:table-cell table:number-columns-repeated="6"/>
          <table:table-cell table:formula="of:=FLOOR(ABS([.E100]); 1)*SIGN([.E100])+IF([.E100]&lt;0;-1;0)" office:value-type="float" office:value="29">
            <text:p>29</text:p>
          </table:table-cell>
          <table:table-cell office:value-type="float" office:value="-24">
            <text:p>-24</text:p>
          </table:table-cell>
          <table:table-cell office:value-type="float" office:value="12">
            <text:p>12</text:p>
          </table:table-cell>
          <table:table-cell table:formula="of:=SIN([.A100]*[.$Q$1]+[.$Q$2])*([.$Q$3]*(200-[.A100])+[.$Q$4]*[.A100])+([.$Q104]*(200-[.A100])+[.$Q$6]*[.A100])" office:value-type="float" office:value="60.4807253150991">
            <text:p>60,4807253151</text:p>
          </table:table-cell>
          <table:table-cell/>
          <table:table-cell/>
        </table:table-row>
        <table:table-row table:style-name="ro2">
          <table:table-cell table:formula="of:=[.A100]+1" office:value-type="float" office:value="101">
            <text:p>101</text:p>
          </table:table-cell>
          <table:table-cell office:value-type="float" office:value="-30">
            <text:p>-30</text:p>
          </table:table-cell>
          <table:table-cell table:formula="of:=(-SIN([.A101]/[.$F$1]+[.$G$1])*([.$F$2]*(199-[.A101])+[.$G$2]*[.A101])+([.$F$3]*(199-[.A101])+[.$G$3]*[.A101]))" office:value-type="float" office:value="-4.35052656934293">
            <text:p>-4,3505265693</text:p>
          </table:table-cell>
          <table:table-cell table:formula="of:=ABS([.C101])^[.$F$4]*SIGN([.C101])" office:value-type="float" office:value="-18.9270814305588">
            <text:p>-18,9270814306</text:p>
          </table:table-cell>
          <table:table-cell table:formula="of:=[.D101]-[.B101]" office:value-type="float" office:value="11.0729185694412">
            <text:p>11,0729185694</text:p>
          </table:table-cell>
          <table:table-cell table:number-columns-repeated="6"/>
          <table:table-cell table:formula="of:=FLOOR(ABS([.E101]); 1)*SIGN([.E101])+IF([.E101]&lt;0;-1;0)" office:value-type="float" office:value="11">
            <text:p>11</text:p>
          </table:table-cell>
          <table:table-cell office:value-type="float" office:value="-23">
            <text:p>-23</text:p>
          </table:table-cell>
          <table:table-cell office:value-type="float" office:value="15">
            <text:p>15</text:p>
          </table:table-cell>
          <table:table-cell table:formula="of:=SIN([.A101]*[.$Q$1]+[.$Q$2])*([.$Q$3]*(200-[.A101])+[.$Q$4]*[.A101])+([.$Q105]*(200-[.A101])+[.$Q$6]*[.A101])" office:value-type="float" office:value="75.0952678097201">
            <text:p>75,0952678097</text:p>
          </table:table-cell>
          <table:table-cell/>
          <table:table-cell/>
        </table:table-row>
        <table:table-row table:style-name="ro2">
          <table:table-cell table:formula="of:=[.A101]+1" office:value-type="float" office:value="102">
            <text:p>102</text:p>
          </table:table-cell>
          <table:table-cell office:value-type="float" office:value="-10">
            <text:p>-10</text:p>
          </table:table-cell>
          <table:table-cell table:formula="of:=(-SIN([.A102]/[.$F$1]+[.$G$1])*([.$F$2]*(199-[.A102])+[.$G$2]*[.A102])+([.$F$3]*(199-[.A102])+[.$G$3]*[.A102]))" office:value-type="float" office:value="-4.81708536734828">
            <text:p>-4,8170853673</text:p>
          </table:table-cell>
          <table:table-cell table:formula="of:=ABS([.C102])^[.$F$4]*SIGN([.C102])" office:value-type="float" office:value="-23.2043114363209">
            <text:p>-23,2043114363</text:p>
          </table:table-cell>
          <table:table-cell table:formula="of:=[.D102]-[.B102]" office:value-type="float" office:value="-13.2043114363209">
            <text:p>-13,2043114363</text:p>
          </table:table-cell>
          <table:table-cell table:number-columns-repeated="6"/>
          <table:table-cell table:formula="of:=FLOOR(ABS([.E102]); 1)*SIGN([.E102])+IF([.E102]&lt;0;-1;0)" office:value-type="float" office:value="-14">
            <text:p>-14</text:p>
          </table:table-cell>
          <table:table-cell office:value-type="float" office:value="-22">
            <text:p>-22</text:p>
          </table:table-cell>
          <table:table-cell office:value-type="float" office:value="17">
            <text:p>17</text:p>
          </table:table-cell>
          <table:table-cell table:formula="of:=SIN([.A102]*[.$Q$1]+[.$Q$2])*([.$Q$3]*(200-[.A102])+[.$Q$4]*[.A102])+([.$Q106]*(200-[.A102])+[.$Q$6]*[.A102])" office:value-type="float" office:value="61.9300944397948">
            <text:p>61,9300944398</text:p>
          </table:table-cell>
          <table:table-cell/>
          <table:table-cell/>
        </table:table-row>
        <table:table-row table:style-name="ro2">
          <table:table-cell table:formula="of:=[.A102]+1" office:value-type="float" office:value="103">
            <text:p>103</text:p>
          </table:table-cell>
          <table:table-cell office:value-type="float" office:value="-44">
            <text:p>-44</text:p>
          </table:table-cell>
          <table:table-cell table:formula="of:=(-SIN([.A103]/[.$F$1]+[.$G$1])*([.$F$2]*(199-[.A103])+[.$G$2]*[.A103])+([.$F$3]*(199-[.A103])+[.$G$3]*[.A103]))" office:value-type="float" office:value="-4.88221583313112">
            <text:p>-4,8822158331</text:p>
          </table:table-cell>
          <table:table-cell table:formula="of:=ABS([.C103])^[.$F$4]*SIGN([.C103])" office:value-type="float" office:value="-23.8360314412762">
            <text:p>-23,8360314413</text:p>
          </table:table-cell>
          <table:table-cell table:formula="of:=[.D103]-[.B103]" office:value-type="float" office:value="20.1639685587238">
            <text:p>20,1639685587</text:p>
          </table:table-cell>
          <table:table-cell table:number-columns-repeated="6"/>
          <table:table-cell table:formula="of:=FLOOR(ABS([.E103]); 1)*SIGN([.E103])+IF([.E103]&lt;0;-1;0)" office:value-type="float" office:value="20">
            <text:p>20</text:p>
          </table:table-cell>
          <table:table-cell office:value-type="float" office:value="-21">
            <text:p>-21</text:p>
          </table:table-cell>
          <table:table-cell office:value-type="float" office:value="17">
            <text:p>17</text:p>
          </table:table-cell>
          <table:table-cell table:formula="of:=SIN([.A103]*[.$Q$1]+[.$Q$2])*([.$Q$3]*(200-[.A103])+[.$Q$4]*[.A103])+([.$Q107]*(200-[.A103])+[.$Q$6]*[.A103])" office:value-type="float" office:value="75.9770409083958">
            <text:p>75,9770409084</text:p>
          </table:table-cell>
          <table:table-cell/>
          <table:table-cell/>
        </table:table-row>
        <table:table-row table:style-name="ro2">
          <table:table-cell table:formula="of:=[.A103]+1" office:value-type="float" office:value="104">
            <text:p>104</text:p>
          </table:table-cell>
          <table:table-cell office:value-type="float" office:value="-44">
            <text:p>-44</text:p>
          </table:table-cell>
          <table:table-cell table:formula="of:=(-SIN([.A104]/[.$F$1]+[.$G$1])*([.$F$2]*(199-[.A104])+[.$G$2]*[.A104])+([.$F$3]*(199-[.A104])+[.$G$3]*[.A104]))" office:value-type="float" office:value="-4.56906834307914">
            <text:p>-4,5690683431</text:p>
          </table:table-cell>
          <table:table-cell table:formula="of:=ABS([.C104])^[.$F$4]*SIGN([.C104])" office:value-type="float" office:value="-20.876385523728">
            <text:p>-20,8763855237</text:p>
          </table:table-cell>
          <table:table-cell table:formula="of:=[.D104]-[.B104]" office:value-type="float" office:value="23.123614476272">
            <text:p>23,1236144763</text:p>
          </table:table-cell>
          <table:table-cell table:number-columns-repeated="6"/>
          <table:table-cell table:formula="of:=FLOOR(ABS([.E104]); 1)*SIGN([.E104])+IF([.E104]&lt;0;-1;0)" office:value-type="float" office:value="23">
            <text:p>23</text:p>
          </table:table-cell>
          <table:table-cell office:value-type="float" office:value="-19">
            <text:p>-19</text:p>
          </table:table-cell>
          <table:table-cell office:value-type="float" office:value="18">
            <text:p>18</text:p>
          </table:table-cell>
          <table:table-cell table:formula="of:=SIN([.A104]*[.$Q$1]+[.$Q$2])*([.$Q$3]*(200-[.A104])+[.$Q$4]*[.A104])+([.$Q108]*(200-[.A104])+[.$Q$6]*[.A104])" office:value-type="float" office:value="64.087748488653">
            <text:p>64,0877484887</text:p>
          </table:table-cell>
          <table:table-cell/>
          <table:table-cell/>
        </table:table-row>
        <table:table-row table:style-name="ro2">
          <table:table-cell table:formula="of:=[.A104]+1" office:value-type="float" office:value="105">
            <text:p>105</text:p>
          </table:table-cell>
          <table:table-cell office:value-type="float" office:value="-15">
            <text:p>-15</text:p>
          </table:table-cell>
          <table:table-cell table:formula="of:=(-SIN([.A105]/[.$F$1]+[.$G$1])*([.$F$2]*(199-[.A105])+[.$G$2]*[.A105])+([.$F$3]*(199-[.A105])+[.$G$3]*[.A105]))" office:value-type="float" office:value="-3.94480645648499">
            <text:p>-3,9448064565</text:p>
          </table:table-cell>
          <table:table-cell table:formula="of:=ABS([.C105])^[.$F$4]*SIGN([.C105])" office:value-type="float" office:value="-15.5614979791257">
            <text:p>-15,5614979791</text:p>
          </table:table-cell>
          <table:table-cell table:formula="of:=[.D105]-[.B105]" office:value-type="float" office:value="-0.561497979125702">
            <text:p>-0,5614979791</text:p>
          </table:table-cell>
          <table:table-cell table:number-columns-repeated="6"/>
          <table:table-cell table:formula="of:=FLOOR(ABS([.E105]); 1)*SIGN([.E105])+IF([.E105]&lt;0;-1;0)" office:value-type="float" office:value="-1">
            <text:p>-1</text:p>
          </table:table-cell>
          <table:table-cell office:value-type="float" office:value="-18">
            <text:p>-18</text:p>
          </table:table-cell>
          <table:table-cell office:value-type="float" office:value="19">
            <text:p>19</text:p>
          </table:table-cell>
          <table:table-cell table:formula="of:=SIN([.A105]*[.$Q$1]+[.$Q$2])*([.$Q$3]*(200-[.A105])+[.$Q$4]*[.A105])+([.$Q109]*(200-[.A105])+[.$Q$6]*[.A105])" office:value-type="float" office:value="76.2067924652592">
            <text:p>76,2067924653</text:p>
          </table:table-cell>
          <table:table-cell/>
          <table:table-cell/>
        </table:table-row>
        <table:table-row table:style-name="ro2">
          <table:table-cell table:formula="of:=[.A105]+1" office:value-type="float" office:value="106">
            <text:p>106</text:p>
          </table:table-cell>
          <table:table-cell office:value-type="float" office:value="-61">
            <text:p>-61</text:p>
          </table:table-cell>
          <table:table-cell table:formula="of:=(-SIN([.A106]/[.$F$1]+[.$G$1])*([.$F$2]*(199-[.A106])+[.$G$2]*[.A106])+([.$F$3]*(199-[.A106])+[.$G$3]*[.A106]))" office:value-type="float" office:value="-3.10836193249462">
            <text:p>-3,1083619325</text:p>
          </table:table-cell>
          <table:table-cell table:formula="of:=ABS([.C106])^[.$F$4]*SIGN([.C106])" office:value-type="float" office:value="-9.66191390338166">
            <text:p>-9,6619139034</text:p>
          </table:table-cell>
          <table:table-cell table:formula="of:=[.D106]-[.B106]" office:value-type="float" office:value="51.3380860966183">
            <text:p>51,3380860966</text:p>
          </table:table-cell>
          <table:table-cell table:number-columns-repeated="6"/>
          <table:table-cell table:formula="of:=FLOOR(ABS([.E106]); 1)*SIGN([.E106])+IF([.E106]&lt;0;-1;0)" office:value-type="float" office:value="51">
            <text:p>51</text:p>
          </table:table-cell>
          <table:table-cell office:value-type="float" office:value="-17">
            <text:p>-17</text:p>
          </table:table-cell>
          <table:table-cell office:value-type="float" office:value="20">
            <text:p>20</text:p>
          </table:table-cell>
          <table:table-cell table:formula="of:=SIN([.A106]*[.$Q$1]+[.$Q$2])*([.$Q$3]*(200-[.A106])+[.$Q$4]*[.A106])+([.$Q110]*(200-[.A106])+[.$Q$6]*[.A106])" office:value-type="float" office:value="66.8248254935345">
            <text:p>66,8248254935</text:p>
          </table:table-cell>
          <table:table-cell/>
          <table:table-cell/>
        </table:table-row>
        <table:table-row table:style-name="ro2">
          <table:table-cell table:formula="of:=[.A106]+1" office:value-type="float" office:value="107">
            <text:p>107</text:p>
          </table:table-cell>
          <table:table-cell office:value-type="float" office:value="-22">
            <text:p>-22</text:p>
          </table:table-cell>
          <table:table-cell table:formula="of:=(-SIN([.A107]/[.$F$1]+[.$G$1])*([.$F$2]*(199-[.A107])+[.$G$2]*[.A107])+([.$F$3]*(199-[.A107])+[.$G$3]*[.A107]))" office:value-type="float" office:value="-2.17496802483602">
            <text:p>-2,1749680248</text:p>
          </table:table-cell>
          <table:table-cell table:formula="of:=ABS([.C107])^[.$F$4]*SIGN([.C107])" office:value-type="float" office:value="-4.73048590905911">
            <text:p>-4,7304859091</text:p>
          </table:table-cell>
          <table:table-cell table:formula="of:=[.D107]-[.B107]" office:value-type="float" office:value="17.2695140909409">
            <text:p>17,2695140909</text:p>
          </table:table-cell>
          <table:table-cell table:number-columns-repeated="6"/>
          <table:table-cell table:formula="of:=FLOOR(ABS([.E107]); 1)*SIGN([.E107])+IF([.E107]&lt;0;-1;0)" office:value-type="float" office:value="17">
            <text:p>17</text:p>
          </table:table-cell>
          <table:table-cell office:value-type="float" office:value="-17">
            <text:p>-17</text:p>
          </table:table-cell>
          <table:table-cell office:value-type="float" office:value="20">
            <text:p>20</text:p>
          </table:table-cell>
          <table:table-cell table:formula="of:=SIN([.A107]*[.$Q$1]+[.$Q$2])*([.$Q$3]*(200-[.A107])+[.$Q$4]*[.A107])+([.$Q111]*(200-[.A107])+[.$Q$6]*[.A107])" office:value-type="float" office:value="75.943556214585">
            <text:p>75,9435562146</text:p>
          </table:table-cell>
          <table:table-cell/>
          <table:table-cell/>
        </table:table-row>
        <table:table-row table:style-name="ro2">
          <table:table-cell table:formula="of:=[.A107]+1" office:value-type="float" office:value="108">
            <text:p>108</text:p>
          </table:table-cell>
          <table:table-cell office:value-type="float" office:value="32">
            <text:p>32</text:p>
          </table:table-cell>
          <table:table-cell table:formula="of:=(-SIN([.A108]/[.$F$1]+[.$G$1])*([.$F$2]*(199-[.A108])+[.$G$2]*[.A108])+([.$F$3]*(199-[.A108])+[.$G$3]*[.A108]))" office:value-type="float" office:value="-1.25968167414726">
            <text:p>-1,2596816741</text:p>
          </table:table-cell>
          <table:table-cell table:formula="of:=ABS([.C108])^[.$F$4]*SIGN([.C108])" office:value-type="float" office:value="-1.58679792018245">
            <text:p>-1,5867979202</text:p>
          </table:table-cell>
          <table:table-cell table:formula="of:=[.D108]-[.B108]" office:value-type="float" office:value="-33.5867979201824">
            <text:p>-33,5867979202</text:p>
          </table:table-cell>
          <table:table-cell table:number-columns-repeated="6"/>
          <table:table-cell table:formula="of:=FLOOR(ABS([.E108]); 1)*SIGN([.E108])+IF([.E108]&lt;0;-1;0)" office:value-type="float" office:value="-34">
            <text:p>-34</text:p>
          </table:table-cell>
          <table:table-cell office:value-type="float" office:value="-17">
            <text:p>-17</text:p>
          </table:table-cell>
          <table:table-cell office:value-type="float" office:value="20">
            <text:p>20</text:p>
          </table:table-cell>
          <table:table-cell table:formula="of:=SIN([.A108]*[.$Q$1]+[.$Q$2])*([.$Q$3]*(200-[.A108])+[.$Q$4]*[.A108])+([.$Q112]*(200-[.A108])+[.$Q$6]*[.A108])" office:value-type="float" office:value="69.9574433268746">
            <text:p>69,9574433269</text:p>
          </table:table-cell>
          <table:table-cell/>
          <table:table-cell/>
        </table:table-row>
        <table:table-row table:style-name="ro2">
          <table:table-cell table:formula="of:=[.A108]+1" office:value-type="float" office:value="109">
            <text:p>109</text:p>
          </table:table-cell>
          <table:table-cell office:value-type="float" office:value="51">
            <text:p>51</text:p>
          </table:table-cell>
          <table:table-cell table:formula="of:=(-SIN([.A109]/[.$F$1]+[.$G$1])*([.$F$2]*(199-[.A109])+[.$G$2]*[.A109])+([.$F$3]*(199-[.A109])+[.$G$3]*[.A109]))" office:value-type="float" office:value="-0.462129545876606">
            <text:p>-0,4621295459</text:p>
          </table:table-cell>
          <table:table-cell table:formula="of:=ABS([.C109])^[.$F$4]*SIGN([.C109])" office:value-type="float" office:value="-0.213563717172118">
            <text:p>-0,2135637172</text:p>
          </table:table-cell>
          <table:table-cell table:formula="of:=[.D109]-[.B109]" office:value-type="float" office:value="-51.2135637171721">
            <text:p>-51,2135637172</text:p>
          </table:table-cell>
          <table:table-cell table:number-columns-repeated="6"/>
          <table:table-cell table:formula="of:=FLOOR(ABS([.E109]); 1)*SIGN([.E109])+IF([.E109]&lt;0;-1;0)" office:value-type="float" office:value="-52">
            <text:p>-52</text:p>
          </table:table-cell>
          <table:table-cell office:value-type="float" office:value="-17">
            <text:p>-17</text:p>
          </table:table-cell>
          <table:table-cell office:value-type="float" office:value="21">
            <text:p>21</text:p>
          </table:table-cell>
          <table:table-cell table:formula="of:=SIN([.A109]*[.$Q$1]+[.$Q$2])*([.$Q$3]*(200-[.A109])+[.$Q$4]*[.A109])+([.$Q113]*(200-[.A109])+[.$Q$6]*[.A109])" office:value-type="float" office:value="75.3901762517403">
            <text:p>75,3901762517</text:p>
          </table:table-cell>
          <table:table-cell/>
          <table:table-cell/>
        </table:table-row>
        <table:table-row table:style-name="ro2">
          <table:table-cell table:formula="of:=[.A109]+1" office:value-type="float" office:value="110">
            <text:p>110</text:p>
          </table:table-cell>
          <table:table-cell office:value-type="float" office:value="-11">
            <text:p>-11</text:p>
          </table:table-cell>
          <table:table-cell table:formula="of:=(-SIN([.A110]/[.$F$1]+[.$G$1])*([.$F$2]*(199-[.A110])+[.$G$2]*[.A110])+([.$F$3]*(199-[.A110])+[.$G$3]*[.A110]))" office:value-type="float" office:value="0.145555577410483">
            <text:p>0,1455555774</text:p>
          </table:table-cell>
          <table:table-cell table:formula="of:=ABS([.C110])^[.$F$4]*SIGN([.C110])" office:value-type="float" office:value="0.0211864261152991">
            <text:p>0,0211864261</text:p>
          </table:table-cell>
          <table:table-cell table:formula="of:=[.D110]-[.B110]" office:value-type="float" office:value="11.0211864261153">
            <text:p>11,0211864261</text:p>
          </table:table-cell>
          <table:table-cell table:number-columns-repeated="6"/>
          <table:table-cell table:formula="of:=FLOOR(ABS([.E110]); 1)*SIGN([.E110])+IF([.E110]&lt;0;-1;0)" office:value-type="float" office:value="11">
            <text:p>11</text:p>
          </table:table-cell>
          <table:table-cell office:value-type="float" office:value="-14">
            <text:p>-14</text:p>
          </table:table-cell>
          <table:table-cell office:value-type="float" office:value="21">
            <text:p>21</text:p>
          </table:table-cell>
          <table:table-cell table:formula="of:=SIN([.A110]*[.$Q$1]+[.$Q$2])*([.$Q$3]*(200-[.A110])+[.$Q$4]*[.A110])+([.$Q114]*(200-[.A110])+[.$Q$6]*[.A110])" office:value-type="float" office:value="73.2700623299837">
            <text:p>73,27006233</text:p>
          </table:table-cell>
          <table:table-cell/>
          <table:table-cell/>
        </table:table-row>
        <table:table-row table:style-name="ro2">
          <table:table-cell table:formula="of:=[.A110]+1" office:value-type="float" office:value="111">
            <text:p>111</text:p>
          </table:table-cell>
          <table:table-cell office:value-type="float" office:value="5">
            <text:p>5</text:p>
          </table:table-cell>
          <table:table-cell table:formula="of:=(-SIN([.A111]/[.$F$1]+[.$G$1])*([.$F$2]*(199-[.A111])+[.$G$2]*[.A111])+([.$F$3]*(199-[.A111])+[.$G$3]*[.A111]))" office:value-type="float" office:value="0.526158351826645">
            <text:p>0,5261583518</text:p>
          </table:table-cell>
          <table:table-cell table:formula="of:=ABS([.C111])^[.$F$4]*SIGN([.C111])" office:value-type="float" office:value="0.276842611196932">
            <text:p>0,2768426112</text:p>
          </table:table-cell>
          <table:table-cell table:formula="of:=[.D111]-[.B111]" office:value-type="float" office:value="-4.72315738880307">
            <text:p>-4,7231573888</text:p>
          </table:table-cell>
          <table:table-cell table:number-columns-repeated="6"/>
          <table:table-cell table:formula="of:=FLOOR(ABS([.E111]); 1)*SIGN([.E111])+IF([.E111]&lt;0;-1;0)" office:value-type="float" office:value="-5">
            <text:p>-5</text:p>
          </table:table-cell>
          <table:table-cell office:value-type="float" office:value="-12">
            <text:p>-12</text:p>
          </table:table-cell>
          <table:table-cell office:value-type="float" office:value="21">
            <text:p>21</text:p>
          </table:table-cell>
          <table:table-cell table:formula="of:=SIN([.A111]*[.$Q$1]+[.$Q$2])*([.$Q$3]*(200-[.A111])+[.$Q$4]*[.A111])+([.$Q115]*(200-[.A111])+[.$Q$6]*[.A111])" office:value-type="float" office:value="74.7684312841329">
            <text:p>74,7684312841</text:p>
          </table:table-cell>
          <table:table-cell/>
          <table:table-cell/>
        </table:table-row>
        <table:table-row table:style-name="ro2">
          <table:table-cell table:formula="of:=[.A111]+1" office:value-type="float" office:value="112">
            <text:p>112</text:p>
          </table:table-cell>
          <table:table-cell office:value-type="float" office:value="30">
            <text:p>30</text:p>
          </table:table-cell>
          <table:table-cell table:formula="of:=(-SIN([.A112]/[.$F$1]+[.$G$1])*([.$F$2]*(199-[.A112])+[.$G$2]*[.A112])+([.$F$3]*(199-[.A112])+[.$G$3]*[.A112]))" office:value-type="float" office:value="0.679404585187899">
            <text:p>0,6794045852</text:p>
          </table:table-cell>
          <table:table-cell table:formula="of:=ABS([.C112])^[.$F$4]*SIGN([.C112])" office:value-type="float" office:value="0.46159059037434">
            <text:p>0,4615905904</text:p>
          </table:table-cell>
          <table:table-cell table:formula="of:=[.D112]-[.B112]" office:value-type="float" office:value="-29.5384094096257">
            <text:p>-29,5384094096</text:p>
          </table:table-cell>
          <table:table-cell table:number-columns-repeated="6"/>
          <table:table-cell table:formula="of:=FLOOR(ABS([.E112]); 1)*SIGN([.E112])+IF([.E112]&lt;0;-1;0)" office:value-type="float" office:value="-30">
            <text:p>-30</text:p>
          </table:table-cell>
          <table:table-cell office:value-type="float" office:value="-11">
            <text:p>-11</text:p>
          </table:table-cell>
          <table:table-cell office:value-type="float" office:value="23">
            <text:p>23</text:p>
          </table:table-cell>
          <table:table-cell table:formula="of:=SIN([.A112]*[.$Q$1]+[.$Q$2])*([.$Q$3]*(200-[.A112])+[.$Q$4]*[.A112])+([.$Q116]*(200-[.A112])+[.$Q$6]*[.A112])" office:value-type="float" office:value="76.5411203750938">
            <text:p>76,5411203751</text:p>
          </table:table-cell>
          <table:table-cell/>
          <table:table-cell/>
        </table:table-row>
        <table:table-row table:style-name="ro2">
          <table:table-cell table:formula="of:=[.A112]+1" office:value-type="float" office:value="113">
            <text:p>113</text:p>
          </table:table-cell>
          <table:table-cell office:value-type="float" office:value="6">
            <text:p>6</text:p>
          </table:table-cell>
          <table:table-cell table:formula="of:=(-SIN([.A113]/[.$F$1]+[.$G$1])*([.$F$2]*(199-[.A113])+[.$G$2]*[.A113])+([.$F$3]*(199-[.A113])+[.$G$3]*[.A113]))" office:value-type="float" office:value="0.638592487173469">
            <text:p>0,6385924872</text:p>
          </table:table-cell>
          <table:table-cell table:formula="of:=ABS([.C113])^[.$F$4]*SIGN([.C113])" office:value-type="float" office:value="0.407800364674397">
            <text:p>0,4078003647</text:p>
          </table:table-cell>
          <table:table-cell table:formula="of:=[.D113]-[.B113]" office:value-type="float" office:value="-5.5921996353256">
            <text:p>-5,5921996353</text:p>
          </table:table-cell>
          <table:table-cell table:number-columns-repeated="6"/>
          <table:table-cell table:formula="of:=FLOOR(ABS([.E113]); 1)*SIGN([.E113])+IF([.E113]&lt;0;-1;0)" office:value-type="float" office:value="-6">
            <text:p>-6</text:p>
          </table:table-cell>
          <table:table-cell office:value-type="float" office:value="-10">
            <text:p>-10</text:p>
          </table:table-cell>
          <table:table-cell office:value-type="float" office:value="25">
            <text:p>25</text:p>
          </table:table-cell>
          <table:table-cell table:formula="of:=SIN([.A113]*[.$Q$1]+[.$Q$2])*([.$Q$3]*(200-[.A113])+[.$Q$4]*[.A113])+([.$Q117]*(200-[.A113])+[.$Q$6]*[.A113])" office:value-type="float" office:value="74.2933986485569">
            <text:p>74,2933986486</text:p>
          </table:table-cell>
          <table:table-cell/>
          <table:table-cell/>
        </table:table-row>
        <table:table-row table:style-name="ro2">
          <table:table-cell table:formula="of:=[.A113]+1" office:value-type="float" office:value="114">
            <text:p>114</text:p>
          </table:table-cell>
          <table:table-cell office:value-type="float" office:value="10">
            <text:p>10</text:p>
          </table:table-cell>
          <table:table-cell table:formula="of:=(-SIN([.A114]/[.$F$1]+[.$G$1])*([.$F$2]*(199-[.A114])+[.$G$2]*[.A114])+([.$F$3]*(199-[.A114])+[.$G$3]*[.A114]))" office:value-type="float" office:value="0.462579642876488">
            <text:p>0,4625796429</text:p>
          </table:table-cell>
          <table:table-cell table:formula="of:=ABS([.C114])^[.$F$4]*SIGN([.C114])" office:value-type="float" office:value="0.213979926003739">
            <text:p>0,213979926</text:p>
          </table:table-cell>
          <table:table-cell table:formula="of:=[.D114]-[.B114]" office:value-type="float" office:value="-9.78602007399626">
            <text:p>-9,786020074</text:p>
          </table:table-cell>
          <table:table-cell table:number-columns-repeated="6"/>
          <table:table-cell table:formula="of:=FLOOR(ABS([.E114]); 1)*SIGN([.E114])+IF([.E114]&lt;0;-1;0)" office:value-type="float" office:value="-10">
            <text:p>-10</text:p>
          </table:table-cell>
          <table:table-cell office:value-type="float" office:value="-9">
            <text:p>-9</text:p>
          </table:table-cell>
          <table:table-cell office:value-type="float" office:value="25">
            <text:p>25</text:p>
          </table:table-cell>
          <table:table-cell table:formula="of:=SIN([.A114]*[.$Q$1]+[.$Q$2])*([.$Q$3]*(200-[.A114])+[.$Q$4]*[.A114])+([.$Q118]*(200-[.A114])+[.$Q$6]*[.A114])" office:value-type="float" office:value="79.5679290015439">
            <text:p>79,5679290015</text:p>
          </table:table-cell>
          <table:table-cell/>
          <table:table-cell/>
        </table:table-row>
        <table:table-row table:style-name="ro2">
          <table:table-cell table:formula="of:=[.A114]+1" office:value-type="float" office:value="115">
            <text:p>115</text:p>
          </table:table-cell>
          <table:table-cell office:value-type="float" office:value="90">
            <text:p>90</text:p>
          </table:table-cell>
          <table:table-cell table:formula="of:=(-SIN([.A115]/[.$F$1]+[.$G$1])*([.$F$2]*(199-[.A115])+[.$G$2]*[.A115])+([.$F$3]*(199-[.A115])+[.$G$3]*[.A115]))" office:value-type="float" office:value="0.22449044836615">
            <text:p>0,2244904484</text:p>
          </table:table-cell>
          <table:table-cell table:formula="of:=ABS([.C115])^[.$F$4]*SIGN([.C115])" office:value-type="float" office:value="0.0503959614076351">
            <text:p>0,0503959614</text:p>
          </table:table-cell>
          <table:table-cell table:formula="of:=[.D115]-[.B115]" office:value-type="float" office:value="-89.9496040385924">
            <text:p>-89,9496040386</text:p>
          </table:table-cell>
          <table:table-cell table:number-columns-repeated="6"/>
          <table:table-cell table:formula="of:=FLOOR(ABS([.E115]); 1)*SIGN([.E115])+IF([.E115]&lt;0;-1;0)" office:value-type="float" office:value="-90">
            <text:p>-90</text:p>
          </table:table-cell>
          <table:table-cell office:value-type="float" office:value="-9">
            <text:p>-9</text:p>
          </table:table-cell>
          <table:table-cell office:value-type="float" office:value="25">
            <text:p>25</text:p>
          </table:table-cell>
          <table:table-cell table:formula="of:=SIN([.A115]*[.$Q$1]+[.$Q$2])*([.$Q$3]*(200-[.A115])+[.$Q$4]*[.A115])+([.$Q119]*(200-[.A115])+[.$Q$6]*[.A115])" office:value-type="float" office:value="74.1499998920595">
            <text:p>74,1499998921</text:p>
          </table:table-cell>
          <table:table-cell/>
          <table:table-cell/>
        </table:table-row>
        <table:table-row table:style-name="ro2">
          <table:table-cell table:formula="of:=[.A115]+1" office:value-type="float" office:value="116">
            <text:p>116</text:p>
          </table:table-cell>
          <table:table-cell office:value-type="float" office:value="45">
            <text:p>45</text:p>
          </table:table-cell>
          <table:table-cell table:formula="of:=(-SIN([.A116]/[.$F$1]+[.$G$1])*([.$F$2]*(199-[.A116])+[.$G$2]*[.A116])+([.$F$3]*(199-[.A116])+[.$G$3]*[.A116]))" office:value-type="float" office:value="-0.00107851550238236">
            <text:p>-0,0010785155</text:p>
          </table:table-cell>
          <table:table-cell table:formula="of:=ABS([.C116])^[.$F$4]*SIGN([.C116])" office:value-type="float" office:value="-0.00000116319568887907">
            <text:p>-1,16319568887907E-006</text:p>
          </table:table-cell>
          <table:table-cell table:formula="of:=[.D116]-[.B116]" office:value-type="float" office:value="-45.0000011631957">
            <text:p>-45,0000011632</text:p>
          </table:table-cell>
          <table:table-cell table:number-columns-repeated="6"/>
          <table:table-cell table:formula="of:=FLOOR(ABS([.E116]); 1)*SIGN([.E116])+IF([.E116]&lt;0;-1;0)" office:value-type="float" office:value="-46">
            <text:p>-46</text:p>
          </table:table-cell>
          <table:table-cell office:value-type="float" office:value="-7">
            <text:p>-7</text:p>
          </table:table-cell>
          <table:table-cell office:value-type="float" office:value="27">
            <text:p>27</text:p>
          </table:table-cell>
          <table:table-cell table:formula="of:=SIN([.A116]*[.$Q$1]+[.$Q$2])*([.$Q$3]*(200-[.A116])+[.$Q$4]*[.A116])+([.$Q120]*(200-[.A116])+[.$Q$6]*[.A116])" office:value-type="float" office:value="82.1880428687039">
            <text:p>82,1880428687</text:p>
          </table:table-cell>
          <table:table-cell/>
          <table:table-cell/>
        </table:table-row>
        <table:table-row table:style-name="ro2">
          <table:table-cell table:formula="of:=[.A116]+1" office:value-type="float" office:value="117">
            <text:p>117</text:p>
          </table:table-cell>
          <table:table-cell office:value-type="float" office:value="25">
            <text:p>25</text:p>
          </table:table-cell>
          <table:table-cell table:formula="of:=(-SIN([.A117]/[.$F$1]+[.$G$1])*([.$F$2]*(199-[.A117])+[.$G$2]*[.A117])+([.$F$3]*(199-[.A117])+[.$G$3]*[.A117]))" office:value-type="float" office:value="-0.150419948056644">
            <text:p>-0,1504199481</text:p>
          </table:table-cell>
          <table:table-cell table:formula="of:=ABS([.C117])^[.$F$4]*SIGN([.C117])" office:value-type="float" office:value="-0.0226261607733635">
            <text:p>-0,0226261608</text:p>
          </table:table-cell>
          <table:table-cell table:formula="of:=[.D117]-[.B117]" office:value-type="float" office:value="-25.0226261607734">
            <text:p>-25,0226261608</text:p>
          </table:table-cell>
          <table:table-cell table:number-columns-repeated="6"/>
          <table:table-cell table:formula="of:=FLOOR(ABS([.E117]); 1)*SIGN([.E117])+IF([.E117]&lt;0;-1;0)" office:value-type="float" office:value="-26">
            <text:p>-26</text:p>
          </table:table-cell>
          <table:table-cell office:value-type="float" office:value="-7">
            <text:p>-7</text:p>
          </table:table-cell>
          <table:table-cell office:value-type="float" office:value="28">
            <text:p>28</text:p>
          </table:table-cell>
          <table:table-cell table:formula="of:=SIN([.A117]*[.$Q$1]+[.$Q$2])*([.$Q$3]*(200-[.A117])+[.$Q$4]*[.A117])+([.$Q121]*(200-[.A117])+[.$Q$6]*[.A117])" office:value-type="float" office:value="74.4742832870399">
            <text:p>74,474283287</text:p>
          </table:table-cell>
          <table:table-cell/>
          <table:table-cell/>
        </table:table-row>
        <table:table-row table:style-name="ro2">
          <table:table-cell table:formula="of:=[.A117]+1" office:value-type="float" office:value="118">
            <text:p>118</text:p>
          </table:table-cell>
          <table:table-cell office:value-type="float" office:value="-58">
            <text:p>-58</text:p>
          </table:table-cell>
          <table:table-cell table:formula="of:=(-SIN([.A118]/[.$F$1]+[.$G$1])*([.$F$2]*(199-[.A118])+[.$G$2]*[.A118])+([.$F$3]*(199-[.A118])+[.$G$3]*[.A118]))" office:value-type="float" office:value="-0.180822674362831">
            <text:p>-0,1808226744</text:p>
          </table:table-cell>
          <table:table-cell table:formula="of:=ABS([.C118])^[.$F$4]*SIGN([.C118])" office:value-type="float" office:value="-0.0326968395637263">
            <text:p>-0,0326968396</text:p>
          </table:table-cell>
          <table:table-cell table:formula="of:=[.D118]-[.B118]" office:value-type="float" office:value="57.9673031604363">
            <text:p>57,9673031604</text:p>
          </table:table-cell>
          <table:table-cell table:number-columns-repeated="6"/>
          <table:table-cell table:formula="of:=FLOOR(ABS([.E118]); 1)*SIGN([.E118])+IF([.E118]&lt;0;-1;0)" office:value-type="float" office:value="57">
            <text:p>57</text:p>
          </table:table-cell>
          <table:table-cell office:value-type="float" office:value="-6">
            <text:p>-6</text:p>
          </table:table-cell>
          <table:table-cell office:value-type="float" office:value="30">
            <text:p>30</text:p>
          </table:table-cell>
          <table:table-cell table:formula="of:=SIN([.A118]*[.$Q$1]+[.$Q$2])*([.$Q$3]*(200-[.A118])+[.$Q$4]*[.A118])+([.$Q122]*(200-[.A118])+[.$Q$6]*[.A118])" office:value-type="float" office:value="84.2948495626676">
            <text:p>84,2948495627</text:p>
          </table:table-cell>
          <table:table-cell/>
          <table:table-cell/>
        </table:table-row>
        <table:table-row table:style-name="ro2">
          <table:table-cell table:formula="of:=[.A118]+1" office:value-type="float" office:value="119">
            <text:p>119</text:p>
          </table:table-cell>
          <table:table-cell office:value-type="float" office:value="21">
            <text:p>21</text:p>
          </table:table-cell>
          <table:table-cell table:formula="of:=(-SIN([.A119]/[.$F$1]+[.$G$1])*([.$F$2]*(199-[.A119])+[.$G$2]*[.A119])+([.$F$3]*(199-[.A119])+[.$G$3]*[.A119]))" office:value-type="float" office:value="-0.0769678297900042">
            <text:p>-0,0769678298</text:p>
          </table:table-cell>
          <table:table-cell table:formula="of:=ABS([.C119])^[.$F$4]*SIGN([.C119])" office:value-type="float" office:value="-0.00592404682258306">
            <text:p>-0,0059240468</text:p>
          </table:table-cell>
          <table:table-cell table:formula="of:=[.D119]-[.B119]" office:value-type="float" office:value="-21.0059240468226">
            <text:p>-21,0059240468</text:p>
          </table:table-cell>
          <table:table-cell table:number-columns-repeated="6"/>
          <table:table-cell table:formula="of:=FLOOR(ABS([.E119]); 1)*SIGN([.E119])+IF([.E119]&lt;0;-1;0)" office:value-type="float" office:value="-22">
            <text:p>-22</text:p>
          </table:table-cell>
          <table:table-cell office:value-type="float" office:value="-6">
            <text:p>-6</text:p>
          </table:table-cell>
          <table:table-cell office:value-type="float" office:value="30">
            <text:p>30</text:p>
          </table:table-cell>
          <table:table-cell table:formula="of:=SIN([.A119]*[.$Q$1]+[.$Q$2])*([.$Q$3]*(200-[.A119])+[.$Q$4]*[.A119])+([.$Q123]*(200-[.A119])+[.$Q$6]*[.A119])" office:value-type="float" office:value="75.3413340578234">
            <text:p>75,3413340578</text:p>
          </table:table-cell>
          <table:table-cell/>
          <table:table-cell/>
        </table:table-row>
        <table:table-row table:style-name="ro2">
          <table:table-cell table:formula="of:=[.A119]+1" office:value-type="float" office:value="120">
            <text:p>120</text:p>
          </table:table-cell>
          <table:table-cell office:value-type="float" office:value="71">
            <text:p>71</text:p>
          </table:table-cell>
          <table:table-cell table:formula="of:=(-SIN([.A120]/[.$F$1]+[.$G$1])*([.$F$2]*(199-[.A120])+[.$G$2]*[.A120])+([.$F$3]*(199-[.A120])+[.$G$3]*[.A120]))" office:value-type="float" office:value="0.147277828941725">
            <text:p>0,1472778289</text:p>
          </table:table-cell>
          <table:table-cell table:formula="of:=ABS([.C120])^[.$F$4]*SIGN([.C120])" office:value-type="float" office:value="0.021690758897788">
            <text:p>0,0216907589</text:p>
          </table:table-cell>
          <table:table-cell table:formula="of:=[.D120]-[.B120]" office:value-type="float" office:value="-70.9783092411022">
            <text:p>-70,9783092411</text:p>
          </table:table-cell>
          <table:table-cell table:number-columns-repeated="6"/>
          <table:table-cell table:formula="of:=FLOOR(ABS([.E120]); 1)*SIGN([.E120])+IF([.E120]&lt;0;-1;0)" office:value-type="float" office:value="-71">
            <text:p>-71</text:p>
          </table:table-cell>
          <table:table-cell office:value-type="float" office:value="-6">
            <text:p>-6</text:p>
          </table:table-cell>
          <table:table-cell office:value-type="float" office:value="30">
            <text:p>30</text:p>
          </table:table-cell>
          <table:table-cell table:formula="of:=SIN([.A120]*[.$Q$1]+[.$Q$2])*([.$Q$3]*(200-[.A120])+[.$Q$4]*[.A120])+([.$Q124]*(200-[.A120])+[.$Q$6]*[.A120])" office:value-type="float" office:value="85.845899114055">
            <text:p>85,8458991141</text:p>
          </table:table-cell>
          <table:table-cell/>
          <table:table-cell/>
        </table:table-row>
        <table:table-row table:style-name="ro2">
          <table:table-cell table:formula="of:=[.A120]+1" office:value-type="float" office:value="121">
            <text:p>121</text:p>
          </table:table-cell>
          <table:table-cell office:value-type="float" office:value="30">
            <text:p>30</text:p>
          </table:table-cell>
          <table:table-cell table:formula="of:=(-SIN([.A121]/[.$F$1]+[.$G$1])*([.$F$2]*(199-[.A121])+[.$G$2]*[.A121])+([.$F$3]*(199-[.A121])+[.$G$3]*[.A121]))" office:value-type="float" office:value="0.451880770960548">
            <text:p>0,451880771</text:p>
          </table:table-cell>
          <table:table-cell table:formula="of:=ABS([.C121])^[.$F$4]*SIGN([.C121])" office:value-type="float" office:value="0.204196231163899">
            <text:p>0,2041962312</text:p>
          </table:table-cell>
          <table:table-cell table:formula="of:=[.D121]-[.B121]" office:value-type="float" office:value="-29.7958037688361">
            <text:p>-29,7958037688</text:p>
          </table:table-cell>
          <table:table-cell table:number-columns-repeated="6"/>
          <table:table-cell table:formula="of:=FLOOR(ABS([.E121]); 1)*SIGN([.E121])+IF([.E121]&lt;0;-1;0)" office:value-type="float" office:value="-30">
            <text:p>-30</text:p>
          </table:table-cell>
          <table:table-cell office:value-type="float" office:value="-5">
            <text:p>-5</text:p>
          </table:table-cell>
          <table:table-cell office:value-type="float" office:value="31">
            <text:p>31</text:p>
          </table:table-cell>
          <table:table-cell table:formula="of:=SIN([.A121]*[.$Q$1]+[.$Q$2])*([.$Q$3]*(200-[.A121])+[.$Q$4]*[.A121])+([.$Q125]*(200-[.A121])+[.$Q$6]*[.A121])" office:value-type="float" office:value="76.7608479199894">
            <text:p>76,76084792</text:p>
          </table:table-cell>
          <table:table-cell/>
          <table:table-cell/>
        </table:table-row>
        <table:table-row table:style-name="ro2">
          <table:table-cell table:formula="of:=[.A121]+1" office:value-type="float" office:value="122">
            <text:p>122</text:p>
          </table:table-cell>
          <table:table-cell office:value-type="float" office:value="7">
            <text:p>7</text:p>
          </table:table-cell>
          <table:table-cell table:formula="of:=(-SIN([.A122]/[.$F$1]+[.$G$1])*([.$F$2]*(199-[.A122])+[.$G$2]*[.A122])+([.$F$3]*(199-[.A122])+[.$G$3]*[.A122]))" office:value-type="float" office:value="0.777973697356352">
            <text:p>0,7779736974</text:p>
          </table:table-cell>
          <table:table-cell table:formula="of:=ABS([.C122])^[.$F$4]*SIGN([.C122])" office:value-type="float" office:value="0.605243073778313">
            <text:p>0,6052430738</text:p>
          </table:table-cell>
          <table:table-cell table:formula="of:=[.D122]-[.B122]" office:value-type="float" office:value="-6.39475692622169">
            <text:p>-6,3947569262</text:p>
          </table:table-cell>
          <table:table-cell table:number-columns-repeated="6"/>
          <table:table-cell table:formula="of:=FLOOR(ABS([.E122]); 1)*SIGN([.E122])+IF([.E122]&lt;0;-1;0)" office:value-type="float" office:value="-7">
            <text:p>-7</text:p>
          </table:table-cell>
          <table:table-cell office:value-type="float" office:value="-4">
            <text:p>-4</text:p>
          </table:table-cell>
          <table:table-cell office:value-type="float" office:value="32">
            <text:p>32</text:p>
          </table:table-cell>
          <table:table-cell table:formula="of:=SIN([.A122]*[.$Q$1]+[.$Q$2])*([.$Q$3]*(200-[.A122])+[.$Q$4]*[.A122])+([.$Q126]*(200-[.A122])+[.$Q$6]*[.A122])" office:value-type="float" office:value="86.8634037224319">
            <text:p>86,8634037224</text:p>
          </table:table-cell>
          <table:table-cell/>
          <table:table-cell/>
        </table:table-row>
        <table:table-row table:style-name="ro2">
          <table:table-cell table:formula="of:=[.A122]+1" office:value-type="float" office:value="123">
            <text:p>123</text:p>
          </table:table-cell>
          <table:table-cell office:value-type="float" office:value="25">
            <text:p>25</text:p>
          </table:table-cell>
          <table:table-cell table:formula="of:=(-SIN([.A123]/[.$F$1]+[.$G$1])*([.$F$2]*(199-[.A123])+[.$G$2]*[.A123])+([.$F$3]*(199-[.A123])+[.$G$3]*[.A123]))" office:value-type="float" office:value="1.05837063644357">
            <text:p>1,0583706364</text:p>
          </table:table-cell>
          <table:table-cell table:formula="of:=ABS([.C123])^[.$F$4]*SIGN([.C123])" office:value-type="float" office:value="1.12014840408596">
            <text:p>1,1201484041</text:p>
          </table:table-cell>
          <table:table-cell table:formula="of:=[.D123]-[.B123]" office:value-type="float" office:value="-23.879851595914">
            <text:p>-23,8798515959</text:p>
          </table:table-cell>
          <table:table-cell table:number-columns-repeated="6"/>
          <table:table-cell table:formula="of:=FLOOR(ABS([.E123]); 1)*SIGN([.E123])+IF([.E123]&lt;0;-1;0)" office:value-type="float" office:value="-24">
            <text:p>-24</text:p>
          </table:table-cell>
          <table:table-cell office:value-type="float" office:value="-3">
            <text:p>-3</text:p>
          </table:table-cell>
          <table:table-cell office:value-type="float" office:value="33">
            <text:p>33</text:p>
          </table:table-cell>
          <table:table-cell table:formula="of:=SIN([.A123]*[.$Q$1]+[.$Q$2])*([.$Q$3]*(200-[.A123])+[.$Q$4]*[.A123])+([.$Q127]*(200-[.A123])+[.$Q$6]*[.A123])" office:value-type="float" office:value="78.6804645234207">
            <text:p>78,6804645234</text:p>
          </table:table-cell>
          <table:table-cell/>
          <table:table-cell/>
        </table:table-row>
        <table:table-row table:style-name="ro2">
          <table:table-cell table:formula="of:=[.A123]+1" office:value-type="float" office:value="124">
            <text:p>124</text:p>
          </table:table-cell>
          <table:table-cell office:value-type="float" office:value="70">
            <text:p>70</text:p>
          </table:table-cell>
          <table:table-cell table:formula="of:=(-SIN([.A124]/[.$F$1]+[.$G$1])*([.$F$2]*(199-[.A124])+[.$G$2]*[.A124])+([.$F$3]*(199-[.A124])+[.$G$3]*[.A124]))" office:value-type="float" office:value="1.22965867015937">
            <text:p>1,2296586702</text:p>
          </table:table-cell>
          <table:table-cell table:formula="of:=ABS([.C124])^[.$F$4]*SIGN([.C124])" office:value-type="float" office:value="1.5120604450981">
            <text:p>1,5120604451</text:p>
          </table:table-cell>
          <table:table-cell table:formula="of:=[.D124]-[.B124]" office:value-type="float" office:value="-68.4879395549019">
            <text:p>-68,4879395549</text:p>
          </table:table-cell>
          <table:table-cell table:number-columns-repeated="6"/>
          <table:table-cell table:formula="of:=FLOOR(ABS([.E124]); 1)*SIGN([.E124])+IF([.E124]&lt;0;-1;0)" office:value-type="float" office:value="-69">
            <text:p>-69</text:p>
          </table:table-cell>
          <table:table-cell office:value-type="float" office:value="-1">
            <text:p>-1</text:p>
          </table:table-cell>
          <table:table-cell office:value-type="float" office:value="34">
            <text:p>34</text:p>
          </table:table-cell>
          <table:table-cell table:formula="of:=SIN([.A124]*[.$Q$1]+[.$Q$2])*([.$Q$3]*(200-[.A124])+[.$Q$4]*[.A124])+([.$Q128]*(200-[.A124])+[.$Q$6]*[.A124])" office:value-type="float" office:value="87.427276628524">
            <text:p>87,4272766285</text:p>
          </table:table-cell>
          <table:table-cell/>
          <table:table-cell/>
        </table:table-row>
        <table:table-row table:style-name="ro2">
          <table:table-cell table:formula="of:=[.A124]+1" office:value-type="float" office:value="125">
            <text:p>125</text:p>
          </table:table-cell>
          <table:table-cell office:value-type="float" office:value="81">
            <text:p>81</text:p>
          </table:table-cell>
          <table:table-cell table:formula="of:=(-SIN([.A125]/[.$F$1]+[.$G$1])*([.$F$2]*(199-[.A125])+[.$G$2]*[.A125])+([.$F$3]*(199-[.A125])+[.$G$3]*[.A125]))" office:value-type="float" office:value="1.24401390455079">
            <text:p>1,2440139046</text:p>
          </table:table-cell>
          <table:table-cell table:formula="of:=ABS([.C125])^[.$F$4]*SIGN([.C125])" office:value-type="float" office:value="1.5475705947157">
            <text:p>1,5475705947</text:p>
          </table:table-cell>
          <table:table-cell table:formula="of:=[.D125]-[.B125]" office:value-type="float" office:value="-79.4524294052843">
            <text:p>-79,4524294053</text:p>
          </table:table-cell>
          <table:table-cell table:number-columns-repeated="6"/>
          <table:table-cell table:formula="of:=FLOOR(ABS([.E125]); 1)*SIGN([.E125])+IF([.E125]&lt;0;-1;0)" office:value-type="float" office:value="-80">
            <text:p>-80</text:p>
          </table:table-cell>
          <table:table-cell office:value-type="float" office:value="-1">
            <text:p>-1</text:p>
          </table:table-cell>
          <table:table-cell office:value-type="float" office:value="35">
            <text:p>35</text:p>
          </table:table-cell>
          <table:table-cell table:formula="of:=SIN([.A125]*[.$Q$1]+[.$Q$2])*([.$Q$3]*(200-[.A125])+[.$Q$4]*[.A125])+([.$Q129]*(200-[.A125])+[.$Q$6]*[.A125])" office:value-type="float" office:value="80.9960474439724">
            <text:p>80,996047444</text:p>
          </table:table-cell>
          <table:table-cell/>
          <table:table-cell/>
        </table:table-row>
        <table:table-row table:style-name="ro2">
          <table:table-cell table:formula="of:=[.A125]+1" office:value-type="float" office:value="126">
            <text:p>126</text:p>
          </table:table-cell>
          <table:table-cell office:value-type="float" office:value="2">
            <text:p>2</text:p>
          </table:table-cell>
          <table:table-cell table:formula="of:=(-SIN([.A126]/[.$F$1]+[.$G$1])*([.$F$2]*(199-[.A126])+[.$G$2]*[.A126])+([.$F$3]*(199-[.A126])+[.$G$3]*[.A126]))" office:value-type="float" office:value="1.07890415511181">
            <text:p>1,0789041551</text:p>
          </table:table-cell>
          <table:table-cell table:formula="of:=ABS([.C126])^[.$F$4]*SIGN([.C126])" office:value-type="float" office:value="1.16403417591752">
            <text:p>1,1640341759</text:p>
          </table:table-cell>
          <table:table-cell table:formula="of:=[.D126]-[.B126]" office:value-type="float" office:value="-0.835965824082482">
            <text:p>-0,8359658241</text:p>
          </table:table-cell>
          <table:table-cell table:number-columns-repeated="6"/>
          <table:table-cell table:formula="of:=FLOOR(ABS([.E126]); 1)*SIGN([.E126])+IF([.E126]&lt;0;-1;0)"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41">
            <text:p>41</text:p>
          </table:table-cell>
          <table:table-cell table:formula="of:=SIN([.A126]*[.$Q$1]+[.$Q$2])*([.$Q$3]*(200-[.A126])+[.$Q$4]*[.A126])+([.$Q130]*(200-[.A126])+[.$Q$6]*[.A126])" office:value-type="float" office:value="87.6619339108664">
            <text:p>87,6619339109</text:p>
          </table:table-cell>
          <table:table-cell/>
          <table:table-cell/>
        </table:table-row>
        <table:table-row table:style-name="ro2">
          <table:table-cell table:formula="of:=[.A126]+1" office:value-type="float" office:value="127">
            <text:p>127</text:p>
          </table:table-cell>
          <table:table-cell office:value-type="float" office:value="-9">
            <text:p>-9</text:p>
          </table:table-cell>
          <table:table-cell table:formula="of:=(-SIN([.A127]/[.$F$1]+[.$G$1])*([.$F$2]*(199-[.A127])+[.$G$2]*[.A127])+([.$F$3]*(199-[.A127])+[.$G$3]*[.A127]))" office:value-type="float" office:value="0.743117547435813">
            <text:p>0,7431175474</text:p>
          </table:table-cell>
          <table:table-cell table:formula="of:=ABS([.C127])^[.$F$4]*SIGN([.C127])" office:value-type="float" office:value="0.552223689307018">
            <text:p>0,5522236893</text:p>
          </table:table-cell>
          <table:table-cell table:formula="of:=[.D127]-[.B127]" office:value-type="float" office:value="9.55222368930702">
            <text:p>9,5522236893</text:p>
          </table:table-cell>
          <table:table-cell table:number-columns-repeated="6"/>
          <table:table-cell table:formula="of:=FLOOR(ABS([.E127]); 1)*SIGN([.E127])+IF([.E127]&lt;0;-1;0)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formula="of:=SIN([.A127]*[.$Q$1]+[.$Q$2])*([.$Q$3]*(200-[.A127])+[.$Q$4]*[.A127])+([.$Q131]*(200-[.A127])+[.$Q$6]*[.A127])" office:value-type="float" office:value="83.5673221589395">
            <text:p>83,5673221589</text:p>
          </table:table-cell>
          <table:table-cell/>
          <table:table-cell/>
        </table:table-row>
        <table:table-row table:style-name="ro2">
          <table:table-cell table:formula="of:=[.A127]+1" office:value-type="float" office:value="128">
            <text:p>128</text:p>
          </table:table-cell>
          <table:table-cell office:value-type="float" office:value="-46">
            <text:p>-46</text:p>
          </table:table-cell>
          <table:table-cell table:formula="of:=(-SIN([.A128]/[.$F$1]+[.$G$1])*([.$F$2]*(199-[.A128])+[.$G$2]*[.A128])+([.$F$3]*(199-[.A128])+[.$G$3]*[.A128]))" office:value-type="float" office:value="0.278059477350086">
            <text:p>0,2780594774</text:p>
          </table:table-cell>
          <table:table-cell table:formula="of:=ABS([.C128])^[.$F$4]*SIGN([.C128])" office:value-type="float" office:value="0.0773170729442032">
            <text:p>0,0773170729</text:p>
          </table:table-cell>
          <table:table-cell table:formula="of:=[.D128]-[.B128]" office:value-type="float" office:value="46.0773170729442">
            <text:p>46,0773170729</text:p>
          </table:table-cell>
          <table:table-cell table:number-columns-repeated="6"/>
          <table:table-cell table:formula="of:=FLOOR(ABS([.E128]); 1)*SIGN([.E128])+IF([.E128]&lt;0;-1;0)"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table:formula="of:=SIN([.A128]*[.$Q$1]+[.$Q$2])*([.$Q$3]*(200-[.A128])+[.$Q$4]*[.A128])+([.$Q132]*(200-[.A128])+[.$Q$6]*[.A128])" office:value-type="float" office:value="87.7187568476772">
            <text:p>87,7187568477</text:p>
          </table:table-cell>
          <table:table-cell/>
          <table:table-cell/>
        </table:table-row>
        <table:table-row table:style-name="ro2">
          <table:table-cell table:formula="of:=[.A128]+1" office:value-type="float" office:value="129">
            <text:p>129</text:p>
          </table:table-cell>
          <table:table-cell office:value-type="float" office:value="76">
            <text:p>76</text:p>
          </table:table-cell>
          <table:table-cell table:formula="of:=(-SIN([.A129]/[.$F$1]+[.$G$1])*([.$F$2]*(199-[.A129])+[.$G$2]*[.A129])+([.$F$3]*(199-[.A129])+[.$G$3]*[.A129]))" office:value-type="float" office:value="-0.246076232818889">
            <text:p>-0,2460762328</text:p>
          </table:table-cell>
          <table:table-cell table:formula="of:=ABS([.C129])^[.$F$4]*SIGN([.C129])" office:value-type="float" office:value="-0.0605535123583361">
            <text:p>-0,0605535124</text:p>
          </table:table-cell>
          <table:table-cell table:formula="of:=[.D129]-[.B129]" office:value-type="float" office:value="-76.0605535123583">
            <text:p>-76,0605535124</text:p>
          </table:table-cell>
          <table:table-cell table:number-columns-repeated="6"/>
          <table:table-cell table:formula="of:=FLOOR(ABS([.E129]); 1)*SIGN([.E129])+IF([.E129]&lt;0;-1;0)" office:value-type="float" office:value="-77">
            <text:p>-77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table:formula="of:=SIN([.A129]*[.$Q$1]+[.$Q$2])*([.$Q$3]*(200-[.A129])+[.$Q$4]*[.A129])+([.$Q133]*(200-[.A129])+[.$Q$6]*[.A129])" office:value-type="float" office:value="86.2367292404323">
            <text:p>86,2367292404</text:p>
          </table:table-cell>
          <table:table-cell/>
          <table:table-cell/>
        </table:table-row>
        <table:table-row table:style-name="ro2">
          <table:table-cell table:formula="of:=[.A129]+1" office:value-type="float" office:value="130">
            <text:p>130</text:p>
          </table:table-cell>
          <table:table-cell office:value-type="float" office:value="62">
            <text:p>62</text:p>
          </table:table-cell>
          <table:table-cell table:formula="of:=(-SIN([.A130]/[.$F$1]+[.$G$1])*([.$F$2]*(199-[.A130])+[.$G$2]*[.A130])+([.$F$3]*(199-[.A130])+[.$G$3]*[.A130]))" office:value-type="float" office:value="-0.738921453398015">
            <text:p>-0,7389214534</text:p>
          </table:table-cell>
          <table:table-cell table:formula="of:=ABS([.C130])^[.$F$4]*SIGN([.C130])" office:value-type="float" office:value="-0.546004914291835">
            <text:p>-0,5460049143</text:p>
          </table:table-cell>
          <table:table-cell table:formula="of:=[.D130]-[.B130]" office:value-type="float" office:value="-62.5460049142918">
            <text:p>-62,5460049143</text:p>
          </table:table-cell>
          <table:table-cell table:number-columns-repeated="6"/>
          <table:table-cell table:formula="of:=FLOOR(ABS([.E130]); 1)*SIGN([.E130])+IF([.E130]&lt;0;-1;0)" office:value-type="float" office:value="-63">
            <text:p>-63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table:formula="of:=SIN([.A130]*[.$Q$1]+[.$Q$2])*([.$Q$3]*(200-[.A130])+[.$Q$4]*[.A130])+([.$Q134]*(200-[.A130])+[.$Q$6]*[.A130])" office:value-type="float" office:value="87.7565326052438">
            <text:p>87,7565326052</text:p>
          </table:table-cell>
          <table:table-cell/>
          <table:table-cell/>
        </table:table-row>
        <table:table-row table:style-name="ro2">
          <table:table-cell table:formula="of:=[.A130]+1" office:value-type="float" office:value="131">
            <text:p>131</text:p>
          </table:table-cell>
          <table:table-cell office:value-type="float" office:value="42">
            <text:p>42</text:p>
          </table:table-cell>
          <table:table-cell table:formula="of:=(-SIN([.A131]/[.$F$1]+[.$G$1])*([.$F$2]*(199-[.A131])+[.$G$2]*[.A131])+([.$F$3]*(199-[.A131])+[.$G$3]*[.A131]))" office:value-type="float" office:value="-1.10228641895323">
            <text:p>-1,102286419</text:p>
          </table:table-cell>
          <table:table-cell table:formula="of:=ABS([.C131])^[.$F$4]*SIGN([.C131])" office:value-type="float" office:value="-1.21503534940873">
            <text:p>-1,2150353494</text:p>
          </table:table-cell>
          <table:table-cell table:formula="of:=[.D131]-[.B131]" office:value-type="float" office:value="-43.2150353494087">
            <text:p>-43,2150353494</text:p>
          </table:table-cell>
          <table:table-cell table:number-columns-repeated="6"/>
          <table:table-cell table:formula="of:=FLOOR(ABS([.E131]); 1)*SIGN([.E131])+IF([.E131]&lt;0;-1;0)" office:value-type="float" office:value="-44">
            <text:p>-44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table:formula="of:=SIN([.A131]*[.$Q$1]+[.$Q$2])*([.$Q$3]*(200-[.A131])+[.$Q$4]*[.A131])+([.$Q135]*(200-[.A131])+[.$Q$6]*[.A131])" office:value-type="float" office:value="88.8490741034499">
            <text:p>88,8490741034</text:p>
          </table:table-cell>
          <table:table-cell/>
          <table:table-cell/>
        </table:table-row>
        <table:table-row table:style-name="ro2">
          <table:table-cell table:formula="of:=[.A131]+1" office:value-type="float" office:value="132">
            <text:p>132</text:p>
          </table:table-cell>
          <table:table-cell office:value-type="float" office:value="94">
            <text:p>94</text:p>
          </table:table-cell>
          <table:table-cell table:formula="of:=(-SIN([.A132]/[.$F$1]+[.$G$1])*([.$F$2]*(199-[.A132])+[.$G$2]*[.A132])+([.$F$3]*(199-[.A132])+[.$G$3]*[.A132]))" office:value-type="float" office:value="-1.24462418961629">
            <text:p>-1,2446241896</text:p>
          </table:table-cell>
          <table:table-cell table:formula="of:=ABS([.C132])^[.$F$4]*SIGN([.C132])" office:value-type="float" office:value="-1.549089373378">
            <text:p>-1,5490893734</text:p>
          </table:table-cell>
          <table:table-cell table:formula="of:=[.D132]-[.B132]" office:value-type="float" office:value="-95.549089373378">
            <text:p>-95,5490893734</text:p>
          </table:table-cell>
          <table:table-cell table:number-columns-repeated="6"/>
          <table:table-cell table:formula="of:=FLOOR(ABS([.E132]); 1)*SIGN([.E132])+IF([.E132]&lt;0;-1;0)" office:value-type="float" office:value="-96">
            <text:p>-96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table:formula="of:=SIN([.A132]*[.$Q$1]+[.$Q$2])*([.$Q$3]*(200-[.A132])+[.$Q$4]*[.A132])+([.$Q136]*(200-[.A132])+[.$Q$6]*[.A132])" office:value-type="float" office:value="87.9223170627986">
            <text:p>87,9223170628</text:p>
          </table:table-cell>
          <table:table-cell/>
          <table:table-cell/>
        </table:table-row>
        <table:table-row table:style-name="ro2">
          <table:table-cell table:formula="of:=[.A132]+1" office:value-type="float" office:value="133">
            <text:p>133</text:p>
          </table:table-cell>
          <table:table-cell office:value-type="float" office:value="2">
            <text:p>2</text:p>
          </table:table-cell>
          <table:table-cell table:formula="of:=(-SIN([.A133]/[.$F$1]+[.$G$1])*([.$F$2]*(199-[.A133])+[.$G$2]*[.A133])+([.$F$3]*(199-[.A133])+[.$G$3]*[.A133]))" office:value-type="float" office:value="-1.09560881160818">
            <text:p>-1,0956088116</text:p>
          </table:table-cell>
          <table:table-cell table:formula="of:=ABS([.C133])^[.$F$4]*SIGN([.C133])" office:value-type="float" office:value="-1.2003586680735">
            <text:p>-1,2003586681</text:p>
          </table:table-cell>
          <table:table-cell table:formula="of:=[.D133]-[.B133]" office:value-type="float" office:value="-3.2003586680735">
            <text:p>-3,2003586681</text:p>
          </table:table-cell>
          <table:table-cell table:number-columns-repeated="6"/>
          <table:table-cell table:formula="of:=FLOOR(ABS([.E133]); 1)*SIGN([.E133])+IF([.E133]&lt;0;-1;0)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table:formula="of:=SIN([.A133]*[.$Q$1]+[.$Q$2])*([.$Q$3]*(200-[.A133])+[.$Q$4]*[.A133])+([.$Q137]*(200-[.A133])+[.$Q$6]*[.A133])" office:value-type="float" office:value="91.2695794496237">
            <text:p>91,2695794496</text:p>
          </table:table-cell>
          <table:table-cell/>
          <table:table-cell/>
        </table:table-row>
        <table:table-row table:style-name="ro2">
          <table:table-cell table:formula="of:=[.A133]+1" office:value-type="float" office:value="134">
            <text:p>134</text:p>
          </table:table-cell>
          <table:table-cell office:value-type="float" office:value="0">
            <text:p>0</text:p>
          </table:table-cell>
          <table:table-cell table:formula="of:=(-SIN([.A134]/[.$F$1]+[.$G$1])*([.$F$2]*(199-[.A134])+[.$G$2]*[.A134])+([.$F$3]*(199-[.A134])+[.$G$3]*[.A134]))" office:value-type="float" office:value="-0.6187227623734">
            <text:p>-0,6187227624</text:p>
          </table:table-cell>
          <table:table-cell table:formula="of:=ABS([.C134])^[.$F$4]*SIGN([.C134])" office:value-type="float" office:value="-0.382817856678971">
            <text:p>-0,3828178567</text:p>
          </table:table-cell>
          <table:table-cell table:formula="of:=[.D134]-[.B134]" office:value-type="float" office:value="-0.382817856678971">
            <text:p>-0,3828178567</text:p>
          </table:table-cell>
          <table:table-cell table:number-columns-repeated="6"/>
          <table:table-cell table:formula="of:=FLOOR(ABS([.E134]); 1)*SIGN([.E134])+IF([.E134]&lt;0;-1;0)"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formula="of:=SIN([.A134]*[.$Q$1]+[.$Q$2])*([.$Q$3]*(200-[.A134])+[.$Q$4]*[.A134])+([.$Q138]*(200-[.A134])+[.$Q$6]*[.A134])" office:value-type="float" office:value="88.3349915079973">
            <text:p>88,334991508</text:p>
          </table:table-cell>
          <table:table-cell/>
          <table:table-cell/>
        </table:table-row>
        <table:table-row table:style-name="ro2">
          <table:table-cell table:formula="of:=[.A134]+1" office:value-type="float" office:value="135">
            <text:p>135</text:p>
          </table:table-cell>
          <table:table-cell office:value-type="float" office:value="18">
            <text:p>18</text:p>
          </table:table-cell>
          <table:table-cell table:formula="of:=(-SIN([.A135]/[.$F$1]+[.$G$1])*([.$F$2]*(199-[.A135])+[.$G$2]*[.A135])+([.$F$3]*(199-[.A135])+[.$G$3]*[.A135]))" office:value-type="float" office:value="0.180069935667512">
            <text:p>0,1800699357</text:p>
          </table:table-cell>
          <table:table-cell table:formula="of:=ABS([.C135])^[.$F$4]*SIGN([.C135])" office:value-type="float" office:value="0.032425181731302">
            <text:p>0,0324251817</text:p>
          </table:table-cell>
          <table:table-cell table:formula="of:=[.D135]-[.B135]" office:value-type="float" office:value="-17.9675748182687">
            <text:p>-17,9675748183</text:p>
          </table:table-cell>
          <table:table-cell table:number-columns-repeated="6"/>
          <table:table-cell table:formula="of:=FLOOR(ABS([.E135]); 1)*SIGN([.E135])+IF([.E135]&lt;0;-1;0)" office:value-type="float" office:value="-18">
            <text:p>-18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table:formula="of:=SIN([.A135]*[.$Q$1]+[.$Q$2])*([.$Q$3]*(200-[.A135])+[.$Q$4]*[.A135])+([.$Q139]*(200-[.A135])+[.$Q$6]*[.A135])" office:value-type="float" office:value="93.3982579016288">
            <text:p>93,3982579016</text:p>
          </table:table-cell>
          <table:table-cell/>
          <table:table-cell/>
        </table:table-row>
        <table:table-row table:style-name="ro2">
          <table:table-cell table:formula="of:=[.A135]+1" office:value-type="float" office:value="136">
            <text:p>136</text:p>
          </table:table-cell>
          <table:table-cell office:value-type="float" office:value="-24">
            <text:p>-24</text:p>
          </table:table-cell>
          <table:table-cell table:formula="of:=(-SIN([.A136]/[.$F$1]+[.$G$1])*([.$F$2]*(199-[.A136])+[.$G$2]*[.A136])+([.$F$3]*(199-[.A136])+[.$G$3]*[.A136]))" office:value-type="float" office:value="1.24903627289273">
            <text:p>1,2490362729</text:p>
          </table:table-cell>
          <table:table-cell table:formula="of:=ABS([.C136])^[.$F$4]*SIGN([.C136])" office:value-type="float" office:value="1.56009161100177">
            <text:p>1,560091611</text:p>
          </table:table-cell>
          <table:table-cell table:formula="of:=[.D136]-[.B136]" office:value-type="float" office:value="25.5600916110018">
            <text:p>25,560091611</text:p>
          </table:table-cell>
          <table:table-cell table:number-columns-repeated="6"/>
          <table:table-cell table:formula="of:=FLOOR(ABS([.E136]); 1)*SIGN([.E136])+IF([.E136]&lt;0;-1;0)"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table:formula="of:=SIN([.A136]*[.$Q$1]+[.$Q$2])*([.$Q$3]*(200-[.A136])+[.$Q$4]*[.A136])+([.$Q140]*(200-[.A136])+[.$Q$6]*[.A136])" office:value-type="float" office:value="89.0733464071711">
            <text:p>89,0733464072</text:p>
          </table:table-cell>
          <table:table-cell/>
          <table:table-cell/>
        </table:table-row>
        <table:table-row table:style-name="ro2">
          <table:table-cell table:formula="of:=[.A136]+1" office:value-type="float" office:value="137">
            <text:p>137</text:p>
          </table:table-cell>
          <table:table-cell office:value-type="float" office:value="-4">
            <text:p>-4</text:p>
          </table:table-cell>
          <table:table-cell table:formula="of:=(-SIN([.A137]/[.$F$1]+[.$G$1])*([.$F$2]*(199-[.A137])+[.$G$2]*[.A137])+([.$F$3]*(199-[.A137])+[.$G$3]*[.A137]))" office:value-type="float" office:value="2.49357222881512">
            <text:p>2,4935722288</text:p>
          </table:table-cell>
          <table:table-cell table:formula="of:=ABS([.C137])^[.$F$4]*SIGN([.C137])" office:value-type="float" office:value="6.217902460318">
            <text:p>6,2179024603</text:p>
          </table:table-cell>
          <table:table-cell table:formula="of:=[.D137]-[.B137]" office:value-type="float" office:value="10.217902460318">
            <text:p>10,2179024603</text:p>
          </table:table-cell>
          <table:table-cell table:number-columns-repeated="6"/>
          <table:table-cell table:formula="of:=FLOOR(ABS([.E137]); 1)*SIGN([.E137])+IF([.E137]&lt;0;-1;0)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table:formula="of:=SIN([.A137]*[.$Q$1]+[.$Q$2])*([.$Q$3]*(200-[.A137])+[.$Q$4]*[.A137])+([.$Q141]*(200-[.A137])+[.$Q$6]*[.A137])" office:value-type="float" office:value="95.1790722416974">
            <text:p>95,1790722417</text:p>
          </table:table-cell>
          <table:table-cell/>
          <table:table-cell/>
        </table:table-row>
        <table:table-row table:style-name="ro2">
          <table:table-cell table:formula="of:=[.A137]+1" office:value-type="float" office:value="138">
            <text:p>138</text:p>
          </table:table-cell>
          <table:table-cell office:value-type="float" office:value="-28">
            <text:p>-28</text:p>
          </table:table-cell>
          <table:table-cell table:formula="of:=(-SIN([.A138]/[.$F$1]+[.$G$1])*([.$F$2]*(199-[.A138])+[.$G$2]*[.A138])+([.$F$3]*(199-[.A138])+[.$G$3]*[.A138]))" office:value-type="float" office:value="3.78527767305613">
            <text:p>3,7852776731</text:p>
          </table:table-cell>
          <table:table-cell table:formula="of:=ABS([.C138])^[.$F$4]*SIGN([.C138])" office:value-type="float" office:value="14.3283270621372">
            <text:p>14,3283270621</text:p>
          </table:table-cell>
          <table:table-cell table:formula="of:=[.D138]-[.B138]" office:value-type="float" office:value="42.3283270621372">
            <text:p>42,3283270621</text:p>
          </table:table-cell>
          <table:table-cell table:number-columns-repeated="6"/>
          <table:table-cell table:formula="of:=FLOOR(ABS([.E138]); 1)*SIGN([.E138])+IF([.E138]&lt;0;-1;0)"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formula="of:=SIN([.A138]*[.$Q$1]+[.$Q$2])*([.$Q$3]*(200-[.A138])+[.$Q$4]*[.A138])+([.$Q142]*(200-[.A138])+[.$Q$6]*[.A138])" office:value-type="float" office:value="90.1698830904833">
            <text:p>90,1698830905</text:p>
          </table:table-cell>
          <table:table-cell/>
          <table:table-cell/>
        </table:table-row>
        <table:table-row table:style-name="ro2">
          <table:table-cell table:formula="of:=[.A138]+1" office:value-type="float" office:value="139">
            <text:p>139</text:p>
          </table:table-cell>
          <table:table-cell office:value-type="float" office:value="21">
            <text:p>21</text:p>
          </table:table-cell>
          <table:table-cell table:formula="of:=(-SIN([.A139]/[.$F$1]+[.$G$1])*([.$F$2]*(199-[.A139])+[.$G$2]*[.A139])+([.$F$3]*(199-[.A139])+[.$G$3]*[.A139]))" office:value-type="float" office:value="4.9763579166102">
            <text:p>4,9763579166</text:p>
          </table:table-cell>
          <table:table-cell table:formula="of:=ABS([.C139])^[.$F$4]*SIGN([.C139])" office:value-type="float" office:value="24.764138114209">
            <text:p>24,7641381142</text:p>
          </table:table-cell>
          <table:table-cell table:formula="of:=[.D139]-[.B139]" office:value-type="float" office:value="3.76413811420899">
            <text:p>3,7641381142</text:p>
          </table:table-cell>
          <table:table-cell table:number-columns-repeated="6"/>
          <table:table-cell table:formula="of:=FLOOR(ABS([.E139]); 1)*SIGN([.E139])+IF([.E139]&lt;0;-1;0)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formula="of:=SIN([.A139]*[.$Q$1]+[.$Q$2])*([.$Q$3]*(200-[.A139])+[.$Q$4]*[.A139])+([.$Q143]*(200-[.A139])+[.$Q$6]*[.A139])" office:value-type="float" office:value="96.6030639977908">
            <text:p>96,6030639978</text:p>
          </table:table-cell>
          <table:table-cell/>
          <table:table-cell/>
        </table:table-row>
        <table:table-row table:style-name="ro2">
          <table:table-cell table:formula="of:=[.A139]+1" office:value-type="float" office:value="140">
            <text:p>140</text:p>
          </table:table-cell>
          <table:table-cell office:value-type="float" office:value="69">
            <text:p>69</text:p>
          </table:table-cell>
          <table:table-cell table:formula="of:=(-SIN([.A140]/[.$F$1]+[.$G$1])*([.$F$2]*(199-[.A140])+[.$G$2]*[.A140])+([.$F$3]*(199-[.A140])+[.$G$3]*[.A140]))" office:value-type="float" office:value="5.9177369469643">
            <text:p>5,917736947</text:p>
          </table:table-cell>
          <table:table-cell table:formula="of:=ABS([.C140])^[.$F$4]*SIGN([.C140])" office:value-type="float" office:value="35.0196105734664">
            <text:p>35,0196105735</text:p>
          </table:table-cell>
          <table:table-cell table:formula="of:=[.D140]-[.B140]" office:value-type="float" office:value="-33.9803894265336">
            <text:p>-33,9803894265</text:p>
          </table:table-cell>
          <table:table-cell table:number-columns-repeated="6"/>
          <table:table-cell table:formula="of:=FLOOR(ABS([.E140]); 1)*SIGN([.E140])+IF([.E140]&lt;0;-1;0)" office:value-type="float" office:value="-34">
            <text:p>-34</text:p>
          </table:table-cell>
          <table:table-cell office:value-type="float" office:value="10">
            <text:p>10</text:p>
          </table:table-cell>
          <table:table-cell office:value-type="float" office:value="51">
            <text:p>51</text:p>
          </table:table-cell>
          <table:table-cell table:formula="of:=SIN([.A140]*[.$Q$1]+[.$Q$2])*([.$Q$3]*(200-[.A140])+[.$Q$4]*[.A140])+([.$Q144]*(200-[.A140])+[.$Q$6]*[.A140])" office:value-type="float" office:value="91.6107632238023">
            <text:p>91,6107632238</text:p>
          </table:table-cell>
          <table:table-cell/>
          <table:table-cell/>
        </table:table-row>
        <table:table-row table:style-name="ro2">
          <table:table-cell table:formula="of:=[.A140]+1" office:value-type="float" office:value="141">
            <text:p>141</text:p>
          </table:table-cell>
          <table:table-cell office:value-type="float" office:value="66">
            <text:p>66</text:p>
          </table:table-cell>
          <table:table-cell table:formula="of:=(-SIN([.A141]/[.$F$1]+[.$G$1])*([.$F$2]*(199-[.A141])+[.$G$2]*[.A141])+([.$F$3]*(199-[.A141])+[.$G$3]*[.A141]))" office:value-type="float" office:value="6.47868375194656">
            <text:p>6,4786837519</text:p>
          </table:table-cell>
          <table:table-cell table:formula="of:=ABS([.C141])^[.$F$4]*SIGN([.C141])" office:value-type="float" office:value="41.9733431577363">
            <text:p>41,9733431577</text:p>
          </table:table-cell>
          <table:table-cell table:formula="of:=[.D141]-[.B141]" office:value-type="float" office:value="-24.0266568422637">
            <text:p>-24,0266568423</text:p>
          </table:table-cell>
          <table:table-cell table:number-columns-repeated="6"/>
          <table:table-cell table:formula="of:=FLOOR(ABS([.E141]); 1)*SIGN([.E141])+IF([.E141]&lt;0;-1;0)" office:value-type="float" office:value="-25">
            <text:p>-25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table:formula="of:=SIN([.A141]*[.$Q$1]+[.$Q$2])*([.$Q$3]*(200-[.A141])+[.$Q$4]*[.A141])+([.$Q145]*(200-[.A141])+[.$Q$6]*[.A141])" office:value-type="float" office:value="97.7054152876285">
            <text:p>97,7054152876</text:p>
          </table:table-cell>
          <table:table-cell/>
          <table:table-cell/>
        </table:table-row>
        <table:table-row table:style-name="ro2">
          <table:table-cell table:formula="of:=[.A141]+1" office:value-type="float" office:value="142">
            <text:p>142</text:p>
          </table:table-cell>
          <table:table-cell office:value-type="float" office:value="74">
            <text:p>74</text:p>
          </table:table-cell>
          <table:table-cell table:formula="of:=(-SIN([.A142]/[.$F$1]+[.$G$1])*([.$F$2]*(199-[.A142])+[.$G$2]*[.A142])+([.$F$3]*(199-[.A142])+[.$G$3]*[.A142]))" office:value-type="float" office:value="6.56543425081236">
            <text:p>6,5654342508</text:p>
          </table:table-cell>
          <table:table-cell table:formula="of:=ABS([.C142])^[.$F$4]*SIGN([.C142])" office:value-type="float" office:value="43.10492690174">
            <text:p>43,1049269017</text:p>
          </table:table-cell>
          <table:table-cell table:formula="of:=[.D142]-[.B142]" office:value-type="float" office:value="-30.89507309826">
            <text:p>-30,8950730983</text:p>
          </table:table-cell>
          <table:table-cell table:number-columns-repeated="6"/>
          <table:table-cell table:formula="of:=FLOOR(ABS([.E142]); 1)*SIGN([.E142])+IF([.E142]&lt;0;-1;0)" office:value-type="float" office:value="-31">
            <text:p>-31</text:p>
          </table:table-cell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table:formula="of:=SIN([.A142]*[.$Q$1]+[.$Q$2])*([.$Q$3]*(200-[.A142])+[.$Q$4]*[.A142])+([.$Q146]*(200-[.A142])+[.$Q$6]*[.A142])" office:value-type="float" office:value="93.3415533640857">
            <text:p>93,3415533641</text:p>
          </table:table-cell>
          <table:table-cell/>
          <table:table-cell/>
        </table:table-row>
        <table:table-row table:style-name="ro2">
          <table:table-cell table:formula="of:=[.A142]+1" office:value-type="float" office:value="143">
            <text:p>143</text:p>
          </table:table-cell>
          <table:table-cell office:value-type="float" office:value="148">
            <text:p>148</text:p>
          </table:table-cell>
          <table:table-cell table:formula="of:=(-SIN([.A143]/[.$F$1]+[.$G$1])*([.$F$2]*(199-[.A143])+[.$G$2]*[.A143])+([.$F$3]*(199-[.A143])+[.$G$3]*[.A143]))" office:value-type="float" office:value="6.136289221109">
            <text:p>6,1362892211</text:p>
          </table:table-cell>
          <table:table-cell table:formula="of:=ABS([.C143])^[.$F$4]*SIGN([.C143])" office:value-type="float" office:value="37.6540454050985">
            <text:p>37,6540454051</text:p>
          </table:table-cell>
          <table:table-cell table:formula="of:=[.D143]-[.B143]" office:value-type="float" office:value="-110.345954594901">
            <text:p>-110,3459545949</text:p>
          </table:table-cell>
          <table:table-cell table:number-columns-repeated="6"/>
          <table:table-cell table:formula="of:=FLOOR(ABS([.E143]); 1)*SIGN([.E143])+IF([.E143]&lt;0;-1;0)" office:value-type="float" office:value="-111">
            <text:p>-111</text:p>
          </table:table-cell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table:formula="of:=SIN([.A143]*[.$Q$1]+[.$Q$2])*([.$Q$3]*(200-[.A143])+[.$Q$4]*[.A143])+([.$Q147]*(200-[.A143])+[.$Q$6]*[.A143])" office:value-type="float" office:value="98.5571654382328">
            <text:p>98,5571654382</text:p>
          </table:table-cell>
          <table:table-cell/>
          <table:table-cell/>
        </table:table-row>
        <table:table-row table:style-name="ro2">
          <table:table-cell table:formula="of:=[.A143]+1" office:value-type="float" office:value="144">
            <text:p>144</text:p>
          </table:table-cell>
          <table:table-cell office:value-type="float" office:value="63">
            <text:p>63</text:p>
          </table:table-cell>
          <table:table-cell table:formula="of:=(-SIN([.A144]/[.$F$1]+[.$G$1])*([.$F$2]*(199-[.A144])+[.$G$2]*[.A144])+([.$F$3]*(199-[.A144])+[.$G$3]*[.A144]))" office:value-type="float" office:value="5.21099598236589">
            <text:p>5,2109959824</text:p>
          </table:table-cell>
          <table:table-cell table:formula="of:=ABS([.C144])^[.$F$4]*SIGN([.C144])" office:value-type="float" office:value="27.1544791282334">
            <text:p>27,1544791282</text:p>
          </table:table-cell>
          <table:table-cell table:formula="of:=[.D144]-[.B144]" office:value-type="float" office:value="-35.8455208717666">
            <text:p>-35,8455208718</text:p>
          </table:table-cell>
          <table:table-cell table:number-columns-repeated="6"/>
          <table:table-cell table:formula="of:=FLOOR(ABS([.E144]); 1)*SIGN([.E144])+IF([.E144]&lt;0;-1;0)" office:value-type="float" office:value="-36">
            <text:p>-36</text:p>
          </table:table-cell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SIN([.A144]*[.$Q$1]+[.$Q$2])*([.$Q$3]*(200-[.A144])+[.$Q$4]*[.A144])+([.$Q148]*(200-[.A144])+[.$Q$6]*[.A144])" office:value-type="float" office:value="95.2777044739541">
            <text:p>95,277704474</text:p>
          </table:table-cell>
          <table:table-cell/>
          <table:table-cell/>
        </table:table-row>
        <table:table-row table:style-name="ro2">
          <table:table-cell table:formula="of:=[.A144]+1" office:value-type="float" office:value="145">
            <text:p>145</text:p>
          </table:table-cell>
          <table:table-cell office:value-type="float" office:value="-13">
            <text:p>-13</text:p>
          </table:table-cell>
          <table:table-cell table:formula="of:=(-SIN([.A145]/[.$F$1]+[.$G$1])*([.$F$2]*(199-[.A145])+[.$G$2]*[.A145])+([.$F$3]*(199-[.A145])+[.$G$3]*[.A145]))" office:value-type="float" office:value="3.87284915858658">
            <text:p>3,8728491586</text:p>
          </table:table-cell>
          <table:table-cell table:formula="of:=ABS([.C145])^[.$F$4]*SIGN([.C145])" office:value-type="float" office:value="14.9989606051648">
            <text:p>14,9989606052</text:p>
          </table:table-cell>
          <table:table-cell table:formula="of:=[.D145]-[.B145]" office:value-type="float" office:value="27.9989606051648">
            <text:p>27,9989606052</text:p>
          </table:table-cell>
          <table:table-cell table:number-columns-repeated="6"/>
          <table:table-cell table:formula="of:=FLOOR(ABS([.E145]); 1)*SIGN([.E145])+IF([.E145]&lt;0;-1;0)"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SIN([.A145]*[.$Q$1]+[.$Q$2])*([.$Q$3]*(200-[.A145])+[.$Q$4]*[.A145])+([.$Q149]*(200-[.A145])+[.$Q$6]*[.A145])" office:value-type="float" office:value="99.2529407717448">
            <text:p>99,2529407717</text:p>
          </table:table-cell>
          <table:table-cell/>
          <table:table-cell/>
        </table:table-row>
        <table:table-row table:style-name="ro2">
          <table:table-cell table:formula="of:=[.A145]+1" office:value-type="float" office:value="146">
            <text:p>146</text:p>
          </table:table-cell>
          <table:table-cell office:value-type="float" office:value="-56">
            <text:p>-56</text:p>
          </table:table-cell>
          <table:table-cell table:formula="of:=(-SIN([.A146]/[.$F$1]+[.$G$1])*([.$F$2]*(199-[.A146])+[.$G$2]*[.A146])+([.$F$3]*(199-[.A146])+[.$G$3]*[.A146]))" office:value-type="float" office:value="2.26280469709036">
            <text:p>2,2628046971</text:p>
          </table:table-cell>
          <table:table-cell table:formula="of:=ABS([.C146])^[.$F$4]*SIGN([.C146])" office:value-type="float" office:value="5.12028509717421">
            <text:p>5,1202850972</text:p>
          </table:table-cell>
          <table:table-cell table:formula="of:=[.D146]-[.B146]" office:value-type="float" office:value="61.1202850971742">
            <text:p>61,1202850972</text:p>
          </table:table-cell>
          <table:table-cell table:number-columns-repeated="6"/>
          <table:table-cell table:formula="of:=FLOOR(ABS([.E146]); 1)*SIGN([.E146])+IF([.E146]&lt;0;-1;0)" office:value-type="float" office:value="61">
            <text:p>61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SIN([.A146]*[.$Q$1]+[.$Q$2])*([.$Q$3]*(200-[.A146])+[.$Q$4]*[.A146])+([.$Q150]*(200-[.A146])+[.$Q$6]*[.A146])" office:value-type="float" office:value="97.3181588146384">
            <text:p>97,3181588146</text:p>
          </table:table-cell>
          <table:table-cell/>
          <table:table-cell/>
        </table:table-row>
        <table:table-row table:style-name="ro2">
          <table:table-cell table:formula="of:=[.A146]+1" office:value-type="float" office:value="147">
            <text:p>147</text:p>
          </table:table-cell>
          <table:table-cell office:value-type="float" office:value="-16">
            <text:p>-16</text:p>
          </table:table-cell>
          <table:table-cell table:formula="of:=(-SIN([.A147]/[.$F$1]+[.$G$1])*([.$F$2]*(199-[.A147])+[.$G$2]*[.A147])+([.$F$3]*(199-[.A147])+[.$G$3]*[.A147]))" office:value-type="float" office:value="0.565890560765855">
            <text:p>0,5658905608</text:p>
          </table:table-cell>
          <table:table-cell table:formula="of:=ABS([.C147])^[.$F$4]*SIGN([.C147])" office:value-type="float" office:value="0.320232126763893">
            <text:p>0,3202321268</text:p>
          </table:table-cell>
          <table:table-cell table:formula="of:=[.D147]-[.B147]" office:value-type="float" office:value="16.3202321267639">
            <text:p>16,3202321268</text:p>
          </table:table-cell>
          <table:table-cell table:number-columns-repeated="6"/>
          <table:table-cell table:formula="of:=FLOOR(ABS([.E147]); 1)*SIGN([.E147])+IF([.E147]&lt;0;-1;0)"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SIN([.A147]*[.$Q$1]+[.$Q$2])*([.$Q$3]*(200-[.A147])+[.$Q$4]*[.A147])+([.$Q151]*(200-[.A147])+[.$Q$6]*[.A147])" office:value-type="float" office:value="99.8964981658935">
            <text:p>99,8964981659</text:p>
          </table:table-cell>
          <table:table-cell/>
          <table:table-cell/>
        </table:table-row>
        <table:table-row table:style-name="ro2">
          <table:table-cell table:formula="of:=[.A147]+1" office:value-type="float" office:value="148">
            <text:p>148</text:p>
          </table:table-cell>
          <table:table-cell office:value-type="float" office:value="65">
            <text:p>65</text:p>
          </table:table-cell>
          <table:table-cell table:formula="of:=(-SIN([.A148]/[.$F$1]+[.$G$1])*([.$F$2]*(199-[.A148])+[.$G$2]*[.A148])+([.$F$3]*(199-[.A148])+[.$G$3]*[.A148]))" office:value-type="float" office:value="-1.00880397833793">
            <text:p>-1,0088039783</text:p>
          </table:table-cell>
          <table:table-cell table:formula="of:=ABS([.C148])^[.$F$4]*SIGN([.C148])" office:value-type="float" office:value="-1.01768546671044">
            <text:p>-1,0176854667</text:p>
          </table:table-cell>
          <table:table-cell table:formula="of:=[.D148]-[.B148]" office:value-type="float" office:value="-66.0176854667104">
            <text:p>-66,0176854667</text:p>
          </table:table-cell>
          <table:table-cell table:number-columns-repeated="6"/>
          <table:table-cell table:formula="of:=FLOOR(ABS([.E148]); 1)*SIGN([.E148])+IF([.E148]&lt;0;-1;0)" office:value-type="float" office:value="-67">
            <text:p>-67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formula="of:=SIN([.A148]*[.$Q$1]+[.$Q$2])*([.$Q$3]*(200-[.A148])+[.$Q$4]*[.A148])+([.$Q152]*(200-[.A148])+[.$Q$6]*[.A148])" office:value-type="float" office:value="99.3601519792717">
            <text:p>99,3601519793</text:p>
          </table:table-cell>
          <table:table-cell/>
          <table:table-cell/>
        </table:table-row>
        <table:table-row table:style-name="ro2">
          <table:table-cell table:formula="of:=[.A148]+1" office:value-type="float" office:value="149">
            <text:p>149</text:p>
          </table:table-cell>
          <table:table-cell office:value-type="float" office:value="94">
            <text:p>94</text:p>
          </table:table-cell>
          <table:table-cell table:formula="of:=(-SIN([.A149]/[.$F$1]+[.$G$1])*([.$F$2]*(199-[.A149])+[.$G$2]*[.A149])+([.$F$3]*(199-[.A149])+[.$G$3]*[.A149]))" office:value-type="float" office:value="-2.25239736021244">
            <text:p>-2,2523973602</text:p>
          </table:table-cell>
          <table:table-cell table:formula="of:=ABS([.C149])^[.$F$4]*SIGN([.C149])" office:value-type="float" office:value="-5.07329386829196">
            <text:p>-5,0732938683</text:p>
          </table:table-cell>
          <table:table-cell table:formula="of:=[.D149]-[.B149]" office:value-type="float" office:value="-99.073293868292">
            <text:p>-99,0732938683</text:p>
          </table:table-cell>
          <table:table-cell table:number-columns-repeated="6"/>
          <table:table-cell table:formula="of:=FLOOR(ABS([.E149]); 1)*SIGN([.E149])+IF([.E149]&lt;0;-1;0)" office:value-type="float" office:value="-100">
            <text:p>-100</text:p>
          </table:table-cell>
          <table:table-cell office:value-type="float" office:value="23">
            <text:p>23</text:p>
          </table:table-cell>
          <table:table-cell office:value-type="float" office:value="62">
            <text:p>62</text:p>
          </table:table-cell>
          <table:table-cell table:formula="of:=SIN([.A149]*[.$Q$1]+[.$Q$2])*([.$Q$3]*(200-[.A149])+[.$Q$4]*[.A149])+([.$Q153]*(200-[.A149])+[.$Q$6]*[.A149])" office:value-type="float" office:value="100.5860816161">
            <text:p>100,5860816161</text:p>
          </table:table-cell>
          <table:table-cell/>
          <table:table-cell/>
        </table:table-row>
        <table:table-row table:style-name="ro2">
          <table:table-cell table:formula="of:=[.A149]+1" office:value-type="float" office:value="150">
            <text:p>150</text:p>
          </table:table-cell>
          <table:table-cell office:value-type="float" office:value="63">
            <text:p>63</text:p>
          </table:table-cell>
          <table:table-cell table:formula="of:=(-SIN([.A150]/[.$F$1]+[.$G$1])*([.$F$2]*(199-[.A150])+[.$G$2]*[.A150])+([.$F$3]*(199-[.A150])+[.$G$3]*[.A150]))" office:value-type="float" office:value="-2.98193253394911">
            <text:p>-2,9819325339</text:p>
          </table:table-cell>
          <table:table-cell table:formula="of:=ABS([.C150])^[.$F$4]*SIGN([.C150])" office:value-type="float" office:value="-8.89192163702419">
            <text:p>-8,891921637</text:p>
          </table:table-cell>
          <table:table-cell table:formula="of:=[.D150]-[.B150]" office:value-type="float" office:value="-71.8919216370242">
            <text:p>-71,891921637</text:p>
          </table:table-cell>
          <table:table-cell table:number-columns-repeated="6"/>
          <table:table-cell table:formula="of:=FLOOR(ABS([.E150]); 1)*SIGN([.E150])+IF([.E150]&lt;0;-1;0)" office:value-type="float" office:value="-72">
            <text:p>-72</text:p>
          </table:table-cell>
          <table:table-cell office:value-type="float" office:value="23">
            <text:p>23</text:p>
          </table:table-cell>
          <table:table-cell office:value-type="float" office:value="63">
            <text:p>63</text:p>
          </table:table-cell>
          <table:table-cell table:formula="of:=SIN([.A150]*[.$Q$1]+[.$Q$2])*([.$Q$3]*(200-[.A150])+[.$Q$4]*[.A150])+([.$Q154]*(200-[.A150])+[.$Q$6]*[.A150])" office:value-type="float" office:value="101.31320966204">
            <text:p>101,313209662</text:p>
          </table:table-cell>
          <table:table-cell/>
          <table:table-cell/>
        </table:table-row>
        <table:table-row table:style-name="ro2">
          <table:table-cell table:formula="of:=[.A150]+1" office:value-type="float" office:value="151">
            <text:p>151</text:p>
          </table:table-cell>
          <table:table-cell office:value-type="float" office:value="17">
            <text:p>17</text:p>
          </table:table-cell>
          <table:table-cell table:formula="of:=(-SIN([.A151]/[.$F$1]+[.$G$1])*([.$F$2]*(199-[.A151])+[.$G$2]*[.A151])+([.$F$3]*(199-[.A151])+[.$G$3]*[.A151]))" office:value-type="float" office:value="-3.06440834794422">
            <text:p>-3,0644083479</text:p>
          </table:table-cell>
          <table:table-cell table:formula="of:=ABS([.C151])^[.$F$4]*SIGN([.C151])" office:value-type="float" office:value="-9.39059852295024">
            <text:p>-9,390598523</text:p>
          </table:table-cell>
          <table:table-cell table:formula="of:=[.D151]-[.B151]" office:value-type="float" office:value="-26.3905985229502">
            <text:p>-26,390598523</text:p>
          </table:table-cell>
          <table:table-cell table:number-columns-repeated="6"/>
          <table:table-cell table:formula="of:=FLOOR(ABS([.E151]); 1)*SIGN([.E151])+IF([.E151]&lt;0;-1;0)" office:value-type="float" office:value="-27">
            <text:p>-27</text:p>
          </table:table-cell>
          <table:table-cell office:value-type="float" office:value="23">
            <text:p>23</text:p>
          </table:table-cell>
          <table:table-cell office:value-type="float" office:value="63">
            <text:p>63</text:p>
          </table:table-cell>
          <table:table-cell table:formula="of:=SIN([.A151]*[.$Q$1]+[.$Q$2])*([.$Q$3]*(200-[.A151])+[.$Q$4]*[.A151])+([.$Q155]*(200-[.A151])+[.$Q$6]*[.A151])" office:value-type="float" office:value="101.401528485901">
            <text:p>101,4015284859</text:p>
          </table:table-cell>
          <table:table-cell/>
          <table:table-cell/>
        </table:table-row>
        <table:table-row table:style-name="ro2">
          <table:table-cell table:formula="of:=[.A151]+1" office:value-type="float" office:value="152">
            <text:p>152</text:p>
          </table:table-cell>
          <table:table-cell office:value-type="float" office:value="75">
            <text:p>75</text:p>
          </table:table-cell>
          <table:table-cell table:formula="of:=(-SIN([.A152]/[.$F$1]+[.$G$1])*([.$F$2]*(199-[.A152])+[.$G$2]*[.A152])+([.$F$3]*(199-[.A152])+[.$G$3]*[.A152]))" office:value-type="float" office:value="-2.43604816109764">
            <text:p>-2,4360481611</text:p>
          </table:table-cell>
          <table:table-cell table:formula="of:=ABS([.C152])^[.$F$4]*SIGN([.C152])" office:value-type="float" office:value="-5.9343306431872">
            <text:p>-5,9343306432</text:p>
          </table:table-cell>
          <table:table-cell table:formula="of:=[.D152]-[.B152]" office:value-type="float" office:value="-80.9343306431872">
            <text:p>-80,9343306432</text:p>
          </table:table-cell>
          <table:table-cell table:number-columns-repeated="6"/>
          <table:table-cell table:formula="of:=FLOOR(ABS([.E152]); 1)*SIGN([.E152])+IF([.E152]&lt;0;-1;0)" office:value-type="float" office:value="-81">
            <text:p>-81</text:p>
          </table:table-cell>
          <table:table-cell office:value-type="float" office:value="25">
            <text:p>25</text:p>
          </table:table-cell>
          <table:table-cell office:value-type="float" office:value="65">
            <text:p>65</text:p>
          </table:table-cell>
          <table:table-cell table:formula="of:=SIN([.A152]*[.$Q$1]+[.$Q$2])*([.$Q$3]*(200-[.A152])+[.$Q$4]*[.A152])+([.$Q156]*(200-[.A152])+[.$Q$6]*[.A152])" office:value-type="float" office:value="103.110528136165">
            <text:p>103,1105281362</text:p>
          </table:table-cell>
          <table:table-cell/>
          <table:table-cell/>
        </table:table-row>
        <table:table-row table:style-name="ro2">
          <table:table-cell table:formula="of:=[.A152]+1" office:value-type="float" office:value="153">
            <text:p>153</text:p>
          </table:table-cell>
          <table:table-cell office:value-type="float" office:value="41">
            <text:p>41</text:p>
          </table:table-cell>
          <table:table-cell table:formula="of:=(-SIN([.A153]/[.$F$1]+[.$G$1])*([.$F$2]*(199-[.A153])+[.$G$2]*[.A153])+([.$F$3]*(199-[.A153])+[.$G$3]*[.A153]))" office:value-type="float" office:value="-1.11417082608871">
            <text:p>-1,1141708261</text:p>
          </table:table-cell>
          <table:table-cell table:formula="of:=ABS([.C153])^[.$F$4]*SIGN([.C153])" office:value-type="float" office:value="-1.2413766297072">
            <text:p>-1,2413766297</text:p>
          </table:table-cell>
          <table:table-cell table:formula="of:=[.D153]-[.B153]" office:value-type="float" office:value="-42.2413766297072">
            <text:p>-42,2413766297</text:p>
          </table:table-cell>
          <table:table-cell table:number-columns-repeated="6"/>
          <table:table-cell table:formula="of:=FLOOR(ABS([.E153]); 1)*SIGN([.E153])+IF([.E153]&lt;0;-1;0)" office:value-type="float" office:value="-43">
            <text:p>-43</text:p>
          </table:table-cell>
          <table:table-cell office:value-type="float" office:value="25">
            <text:p>25</text:p>
          </table:table-cell>
          <table:table-cell office:value-type="float" office:value="66">
            <text:p>66</text:p>
          </table:table-cell>
          <table:table-cell table:formula="of:=SIN([.A153]*[.$Q$1]+[.$Q$2])*([.$Q$3]*(200-[.A153])+[.$Q$4]*[.A153])+([.$Q157]*(200-[.A153])+[.$Q$6]*[.A153])" office:value-type="float" office:value="102.394753749877">
            <text:p>102,3947537499</text:p>
          </table:table-cell>
          <table:table-cell/>
          <table:table-cell/>
        </table:table-row>
        <table:table-row table:style-name="ro2">
          <table:table-cell table:formula="of:=[.A153]+1" office:value-type="float" office:value="154">
            <text:p>154</text:p>
          </table:table-cell>
          <table:table-cell office:value-type="float" office:value="19">
            <text:p>19</text:p>
          </table:table-cell>
          <table:table-cell table:formula="of:=(-SIN([.A154]/[.$F$1]+[.$G$1])*([.$F$2]*(199-[.A154])+[.$G$2]*[.A154])+([.$F$3]*(199-[.A154])+[.$G$3]*[.A154]))" office:value-type="float" office:value="0.800181202688069">
            <text:p>0,8001812027</text:p>
          </table:table-cell>
          <table:table-cell table:formula="of:=ABS([.C154])^[.$F$4]*SIGN([.C154])" office:value-type="float" office:value="0.640289957135325">
            <text:p>0,6402899571</text:p>
          </table:table-cell>
          <table:table-cell table:formula="of:=[.D154]-[.B154]" office:value-type="float" office:value="-18.3597100428647">
            <text:p>-18,3597100429</text:p>
          </table:table-cell>
          <table:table-cell table:number-columns-repeated="6"/>
          <table:table-cell table:formula="of:=FLOOR(ABS([.E154]); 1)*SIGN([.E154])+IF([.E154]&lt;0;-1;0)" office:value-type="float" office:value="-19">
            <text:p>-19</text:p>
          </table:table-cell>
          <table:table-cell office:value-type="float" office:value="26">
            <text:p>26</text:p>
          </table:table-cell>
          <table:table-cell office:value-type="float" office:value="69">
            <text:p>69</text:p>
          </table:table-cell>
          <table:table-cell table:formula="of:=SIN([.A154]*[.$Q$1]+[.$Q$2])*([.$Q$3]*(200-[.A154])+[.$Q$4]*[.A154])+([.$Q158]*(200-[.A154])+[.$Q$6]*[.A154])" office:value-type="float" office:value="104.716343289333">
            <text:p>104,7163432893</text:p>
          </table:table-cell>
          <table:table-cell/>
          <table:table-cell/>
        </table:table-row>
        <table:table-row table:style-name="ro2">
          <table:table-cell table:formula="of:=[.A154]+1" office:value-type="float" office:value="155">
            <text:p>155</text:p>
          </table:table-cell>
          <table:table-cell office:value-type="float" office:value="-53">
            <text:p>-53</text:p>
          </table:table-cell>
          <table:table-cell table:formula="of:=(-SIN([.A155]/[.$F$1]+[.$G$1])*([.$F$2]*(199-[.A155])+[.$G$2]*[.A155])+([.$F$3]*(199-[.A155])+[.$G$3]*[.A155]))" office:value-type="float" office:value="3.12964937638633">
            <text:p>3,1296493764</text:p>
          </table:table-cell>
          <table:table-cell table:formula="of:=ABS([.C155])^[.$F$4]*SIGN([.C155])" office:value-type="float" office:value="9.79470521911535">
            <text:p>9,7947052191</text:p>
          </table:table-cell>
          <table:table-cell table:formula="of:=[.D155]-[.B155]" office:value-type="float" office:value="62.7947052191154">
            <text:p>62,7947052191</text:p>
          </table:table-cell>
          <table:table-cell table:number-columns-repeated="6"/>
          <table:table-cell table:formula="of:=FLOOR(ABS([.E155]); 1)*SIGN([.E155])+IF([.E155]&lt;0;-1;0)" office:value-type="float" office:value="62">
            <text:p>62</text:p>
          </table:table-cell>
          <table:table-cell office:value-type="float" office:value="27">
            <text:p>27</text:p>
          </table:table-cell>
          <table:table-cell office:value-type="float" office:value="70">
            <text:p>70</text:p>
          </table:table-cell>
          <table:table-cell table:formula="of:=SIN([.A155]*[.$Q$1]+[.$Q$2])*([.$Q$3]*(200-[.A155])+[.$Q$4]*[.A155])+([.$Q159]*(200-[.A155])+[.$Q$6]*[.A155])" office:value-type="float" office:value="103.584731961864">
            <text:p>103,5847319619</text:p>
          </table:table-cell>
          <table:table-cell/>
          <table:table-cell/>
        </table:table-row>
        <table:table-row table:style-name="ro2">
          <table:table-cell table:formula="of:=[.A155]+1" office:value-type="float" office:value="156">
            <text:p>156</text:p>
          </table:table-cell>
          <table:table-cell office:value-type="float" office:value="-145">
            <text:p>-145</text:p>
          </table:table-cell>
          <table:table-cell table:formula="of:=(-SIN([.A156]/[.$F$1]+[.$G$1])*([.$F$2]*(199-[.A156])+[.$G$2]*[.A156])+([.$F$3]*(199-[.A156])+[.$G$3]*[.A156]))" office:value-type="float" office:value="5.63759924989613">
            <text:p>5,6375992499</text:p>
          </table:table-cell>
          <table:table-cell table:formula="of:=ABS([.C156])^[.$F$4]*SIGN([.C156])" office:value-type="float" office:value="31.7825253024294">
            <text:p>31,7825253024</text:p>
          </table:table-cell>
          <table:table-cell table:formula="of:=[.D156]-[.B156]" office:value-type="float" office:value="176.782525302429">
            <text:p>176,7825253024</text:p>
          </table:table-cell>
          <table:table-cell table:number-columns-repeated="6"/>
          <table:table-cell table:formula="of:=FLOOR(ABS([.E156]); 1)*SIGN([.E156])+IF([.E156]&lt;0;-1;0)" office:value-type="float" office:value="176">
            <text:p>176</text:p>
          </table:table-cell>
          <table:table-cell office:value-type="float" office:value="28">
            <text:p>28</text:p>
          </table:table-cell>
          <table:table-cell office:value-type="float" office:value="71">
            <text:p>71</text:p>
          </table:table-cell>
          <table:table-cell table:formula="of:=SIN([.A156]*[.$Q$1]+[.$Q$2])*([.$Q$3]*(200-[.A156])+[.$Q$4]*[.A156])+([.$Q160]*(200-[.A156])+[.$Q$6]*[.A156])" office:value-type="float" office:value="106.12847674254">
            <text:p>106,1284767425</text:p>
          </table:table-cell>
          <table:table-cell/>
          <table:table-cell/>
        </table:table-row>
        <table:table-row table:style-name="ro2">
          <table:table-cell table:formula="of:=[.A156]+1" office:value-type="float" office:value="157">
            <text:p>157</text:p>
          </table:table-cell>
          <table:table-cell office:value-type="float" office:value="20">
            <text:p>20</text:p>
          </table:table-cell>
          <table:table-cell table:formula="of:=(-SIN([.A157]/[.$F$1]+[.$G$1])*([.$F$2]*(199-[.A157])+[.$G$2]*[.A157])+([.$F$3]*(199-[.A157])+[.$G$3]*[.A157]))" office:value-type="float" office:value="8.05319333914968">
            <text:p>8,0531933391</text:p>
          </table:table-cell>
          <table:table-cell table:formula="of:=ABS([.C157])^[.$F$4]*SIGN([.C157])" office:value-type="float" office:value="64.8539229577247">
            <text:p>64,8539229577</text:p>
          </table:table-cell>
          <table:table-cell table:formula="of:=[.D157]-[.B157]" office:value-type="float" office:value="44.8539229577247">
            <text:p>44,8539229577</text:p>
          </table:table-cell>
          <table:table-cell table:number-columns-repeated="6"/>
          <table:table-cell table:formula="of:=FLOOR(ABS([.E157]); 1)*SIGN([.E157])+IF([.E157]&lt;0;-1;0)" office:value-type="float" office:value="44">
            <text:p>44</text:p>
          </table:table-cell>
          <table:table-cell office:value-type="float" office:value="29">
            <text:p>29</text:p>
          </table:table-cell>
          <table:table-cell office:value-type="float" office:value="72">
            <text:p>72</text:p>
          </table:table-cell>
          <table:table-cell table:formula="of:=SIN([.A157]*[.$Q$1]+[.$Q$2])*([.$Q$3]*(200-[.A157])+[.$Q$4]*[.A157])+([.$Q161]*(200-[.A157])+[.$Q$6]*[.A157])" office:value-type="float" office:value="104.95745770414">
            <text:p>104,9574577041</text:p>
          </table:table-cell>
          <table:table-cell/>
          <table:table-cell/>
        </table:table-row>
        <table:table-row table:style-name="ro2">
          <table:table-cell table:formula="of:=[.A157]+1" office:value-type="float" office:value="158">
            <text:p>158</text:p>
          </table:table-cell>
          <table:table-cell office:value-type="float" office:value="79">
            <text:p>79</text:p>
          </table:table-cell>
          <table:table-cell table:formula="of:=(-SIN([.A158]/[.$F$1]+[.$G$1])*([.$F$2]*(199-[.A158])+[.$G$2]*[.A158])+([.$F$3]*(199-[.A158])+[.$G$3]*[.A158]))" office:value-type="float" office:value="10.1018450114267">
            <text:p>10,1018450114</text:p>
          </table:table-cell>
          <table:table-cell table:formula="of:=ABS([.C158])^[.$F$4]*SIGN([.C158])" office:value-type="float" office:value="102.047272634886">
            <text:p>102,0472726349</text:p>
          </table:table-cell>
          <table:table-cell table:formula="of:=[.D158]-[.B158]" office:value-type="float" office:value="23.0472726348855">
            <text:p>23,0472726349</text:p>
          </table:table-cell>
          <table:table-cell table:number-columns-repeated="6"/>
          <table:table-cell table:formula="of:=FLOOR(ABS([.E158]); 1)*SIGN([.E158])+IF([.E158]&lt;0;-1;0)"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74">
            <text:p>74</text:p>
          </table:table-cell>
          <table:table-cell table:formula="of:=SIN([.A158]*[.$Q$1]+[.$Q$2])*([.$Q$3]*(200-[.A158])+[.$Q$4]*[.A158])+([.$Q162]*(200-[.A158])+[.$Q$6]*[.A158])" office:value-type="float" office:value="107.375920473329">
            <text:p>107,3759204733</text:p>
          </table:table-cell>
          <table:table-cell/>
          <table:table-cell/>
        </table:table-row>
        <table:table-row table:style-name="ro2">
          <table:table-cell table:formula="of:=[.A158]+1" office:value-type="float" office:value="159">
            <text:p>159</text:p>
          </table:table-cell>
          <table:table-cell office:value-type="float" office:value="229">
            <text:p>229</text:p>
          </table:table-cell>
          <table:table-cell table:formula="of:=(-SIN([.A159]/[.$F$1]+[.$G$1])*([.$F$2]*(199-[.A159])+[.$G$2]*[.A159])+([.$F$3]*(199-[.A159])+[.$G$3]*[.A159]))" office:value-type="float" office:value="11.5376300396283">
            <text:p>11,5376300396</text:p>
          </table:table-cell>
          <table:table-cell table:formula="of:=ABS([.C159])^[.$F$4]*SIGN([.C159])" office:value-type="float" office:value="133.116906931333">
            <text:p>133,1169069313</text:p>
          </table:table-cell>
          <table:table-cell table:formula="of:=[.D159]-[.B159]" office:value-type="float" office:value="-95.8830930686672">
            <text:p>-95,8830930687</text:p>
          </table:table-cell>
          <table:table-cell table:number-columns-repeated="6"/>
          <table:table-cell table:formula="of:=FLOOR(ABS([.E159]); 1)*SIGN([.E159])+IF([.E159]&lt;0;-1;0)" office:value-type="float" office:value="-96">
            <text:p>-96</text:p>
          </table:table-cell>
          <table:table-cell office:value-type="float" office:value="34">
            <text:p>34</text:p>
          </table:table-cell>
          <table:table-cell office:value-type="float" office:value="74">
            <text:p>74</text:p>
          </table:table-cell>
          <table:table-cell table:formula="of:=SIN([.A159]*[.$Q$1]+[.$Q$2])*([.$Q$3]*(200-[.A159])+[.$Q$4]*[.A159])+([.$Q163]*(200-[.A159])+[.$Q$6]*[.A159])" office:value-type="float" office:value="106.470680732247">
            <text:p>106,4706807322</text:p>
          </table:table-cell>
          <table:table-cell/>
          <table:table-cell/>
        </table:table-row>
        <table:table-row table:style-name="ro2">
          <table:table-cell table:formula="of:=[.A159]+1" office:value-type="float" office:value="160">
            <text:p>160</text:p>
          </table:table-cell>
          <table:table-cell office:value-type="float" office:value="241">
            <text:p>241</text:p>
          </table:table-cell>
          <table:table-cell table:formula="of:=(-SIN([.A160]/[.$F$1]+[.$G$1])*([.$F$2]*(199-[.A160])+[.$G$2]*[.A160])+([.$F$3]*(199-[.A160])+[.$G$3]*[.A160]))" office:value-type="float" office:value="12.1738454293389">
            <text:p>12,1738454293</text:p>
          </table:table-cell>
          <table:table-cell table:formula="of:=ABS([.C160])^[.$F$4]*SIGN([.C160])" office:value-type="float" office:value="148.202512537435">
            <text:p>148,2025125374</text:p>
          </table:table-cell>
          <table:table-cell table:formula="of:=[.D160]-[.B160]" office:value-type="float" office:value="-92.7974874625655">
            <text:p>-92,7974874626</text:p>
          </table:table-cell>
          <table:table-cell table:number-columns-repeated="6"/>
          <table:table-cell table:formula="of:=FLOOR(ABS([.E160]); 1)*SIGN([.E160])+IF([.E160]&lt;0;-1;0)" office:value-type="float" office:value="-93">
            <text:p>-93</text:p>
          </table:table-cell>
          <table:table-cell office:value-type="float" office:value="35">
            <text:p>35</text:p>
          </table:table-cell>
          <table:table-cell office:value-type="float" office:value="75">
            <text:p>75</text:p>
          </table:table-cell>
          <table:table-cell table:formula="of:=SIN([.A160]*[.$Q$1]+[.$Q$2])*([.$Q$3]*(200-[.A160])+[.$Q$4]*[.A160])+([.$Q164]*(200-[.A160])+[.$Q$6]*[.A160])" office:value-type="float" office:value="108.511995098353">
            <text:p>108,5119950984</text:p>
          </table:table-cell>
          <table:table-cell/>
          <table:table-cell/>
        </table:table-row>
        <table:table-row table:style-name="ro2">
          <table:table-cell table:formula="of:=[.A160]+1" office:value-type="float" office:value="161">
            <text:p>161</text:p>
          </table:table-cell>
          <table:table-cell office:value-type="float" office:value="266">
            <text:p>266</text:p>
          </table:table-cell>
          <table:table-cell table:formula="of:=(-SIN([.A161]/[.$F$1]+[.$G$1])*([.$F$2]*(199-[.A161])+[.$G$2]*[.A161])+([.$F$3]*(199-[.A161])+[.$G$3]*[.A161]))" office:value-type="float" office:value="11.90796447174">
            <text:p>11,9079644717</text:p>
          </table:table-cell>
          <table:table-cell table:formula="of:=ABS([.C161])^[.$F$4]*SIGN([.C161])" office:value-type="float" office:value="141.799617860221">
            <text:p>141,7996178602</text:p>
          </table:table-cell>
          <table:table-cell table:formula="of:=[.D161]-[.B161]" office:value-type="float" office:value="-124.200382139779">
            <text:p>-124,2003821398</text:p>
          </table:table-cell>
          <table:table-cell table:number-columns-repeated="6"/>
          <table:table-cell table:formula="of:=FLOOR(ABS([.E161]); 1)*SIGN([.E161])+IF([.E161]&lt;0;-1;0)" office:value-type="float" office:value="-125">
            <text:p>-125</text:p>
          </table:table-cell>
          <table:table-cell office:value-type="float" office:value="40">
            <text:p>40</text:p>
          </table:table-cell>
          <table:table-cell office:value-type="float" office:value="76">
            <text:p>76</text:p>
          </table:table-cell>
          <table:table-cell table:formula="of:=SIN([.A161]*[.$Q$1]+[.$Q$2])*([.$Q$3]*(200-[.A161])+[.$Q$4]*[.A161])+([.$Q165]*(200-[.A161])+[.$Q$6]*[.A161])" office:value-type="float" office:value="108.062571027356">
            <text:p>108,0625710274</text:p>
          </table:table-cell>
          <table:table-cell/>
          <table:table-cell/>
        </table:table-row>
        <table:table-row table:style-name="ro2">
          <table:table-cell table:formula="of:=[.A161]+1" office:value-type="float" office:value="162">
            <text:p>162</text:p>
          </table:table-cell>
          <table:table-cell office:value-type="float" office:value="213">
            <text:p>213</text:p>
          </table:table-cell>
          <table:table-cell table:formula="of:=(-SIN([.A162]/[.$F$1]+[.$G$1])*([.$F$2]*(199-[.A162])+[.$G$2]*[.A162])+([.$F$3]*(199-[.A162])+[.$G$3]*[.A162]))" office:value-type="float" office:value="10.7377522080078">
            <text:p>10,737752208</text:p>
          </table:table-cell>
          <table:table-cell table:formula="of:=ABS([.C162])^[.$F$4]*SIGN([.C162])" office:value-type="float" office:value="115.299322480575">
            <text:p>115,2993224806</text:p>
          </table:table-cell>
          <table:table-cell table:formula="of:=[.D162]-[.B162]" office:value-type="float" office:value="-97.7006775194247">
            <text:p>-97,7006775194</text:p>
          </table:table-cell>
          <table:table-cell table:number-columns-repeated="6"/>
          <table:table-cell table:formula="of:=FLOOR(ABS([.E162]); 1)*SIGN([.E162])+IF([.E162]&lt;0;-1;0)" office:value-type="float" office:value="-98">
            <text:p>-98</text:p>
          </table:table-cell>
          <table:table-cell office:value-type="float" office:value="42">
            <text:p>42</text:p>
          </table:table-cell>
          <table:table-cell office:value-type="float" office:value="79">
            <text:p>79</text:p>
          </table:table-cell>
          <table:table-cell table:formula="of:=SIN([.A162]*[.$Q$1]+[.$Q$2])*([.$Q$3]*(200-[.A162])+[.$Q$4]*[.A162])+([.$Q166]*(200-[.A162])+[.$Q$6]*[.A162])" office:value-type="float" office:value="109.604204536327">
            <text:p>109,6042045363</text:p>
          </table:table-cell>
          <table:table-cell/>
          <table:table-cell/>
        </table:table-row>
        <table:table-row table:style-name="ro2">
          <table:table-cell table:formula="of:=[.A162]+1" office:value-type="float" office:value="163">
            <text:p>163</text:p>
          </table:table-cell>
          <table:table-cell office:value-type="float" office:value="116">
            <text:p>116</text:p>
          </table:table-cell>
          <table:table-cell table:formula="of:=(-SIN([.A163]/[.$F$1]+[.$G$1])*([.$F$2]*(199-[.A163])+[.$G$2]*[.A163])+([.$F$3]*(199-[.A163])+[.$G$3]*[.A163]))" office:value-type="float" office:value="8.76623117935312">
            <text:p>8,7662311794</text:p>
          </table:table-cell>
          <table:table-cell table:formula="of:=ABS([.C163])^[.$F$4]*SIGN([.C163])" office:value-type="float" office:value="76.8468090898627">
            <text:p>76,8468090899</text:p>
          </table:table-cell>
          <table:table-cell table:formula="of:=[.D163]-[.B163]" office:value-type="float" office:value="-39.1531909101373">
            <text:p>-39,1531909101</text:p>
          </table:table-cell>
          <table:table-cell table:number-columns-repeated="6"/>
          <table:table-cell table:formula="of:=FLOOR(ABS([.E163]); 1)*SIGN([.E163])+IF([.E163]&lt;0;-1;0)" office:value-type="float" office:value="-40">
            <text:p>-40</text:p>
          </table:table-cell>
          <table:table-cell office:value-type="float" office:value="44">
            <text:p>44</text:p>
          </table:table-cell>
          <table:table-cell office:value-type="float" office:value="80">
            <text:p>80</text:p>
          </table:table-cell>
          <table:table-cell table:formula="of:=SIN([.A163]*[.$Q$1]+[.$Q$2])*([.$Q$3]*(200-[.A163])+[.$Q$4]*[.A163])+([.$Q167]*(200-[.A163])+[.$Q$6]*[.A163])" office:value-type="float" office:value="109.662953677078">
            <text:p>109,6629536771</text:p>
          </table:table-cell>
          <table:table-cell/>
          <table:table-cell/>
        </table:table-row>
        <table:table-row table:style-name="ro2">
          <table:table-cell table:formula="of:=[.A163]+1" office:value-type="float" office:value="164">
            <text:p>164</text:p>
          </table:table-cell>
          <table:table-cell office:value-type="float" office:value="-68">
            <text:p>-68</text:p>
          </table:table-cell>
          <table:table-cell table:formula="of:=(-SIN([.A164]/[.$F$1]+[.$G$1])*([.$F$2]*(199-[.A164])+[.$G$2]*[.A164])+([.$F$3]*(199-[.A164])+[.$G$3]*[.A164]))" office:value-type="float" office:value="6.19442684298074">
            <text:p>6,194426843</text:p>
          </table:table-cell>
          <table:table-cell table:formula="of:=ABS([.C164])^[.$F$4]*SIGN([.C164])" office:value-type="float" office:value="38.3709239130403">
            <text:p>38,370923913</text:p>
          </table:table-cell>
          <table:table-cell table:formula="of:=[.D164]-[.B164]" office:value-type="float" office:value="106.37092391304">
            <text:p>106,370923913</text:p>
          </table:table-cell>
          <table:table-cell table:number-columns-repeated="6"/>
          <table:table-cell table:formula="of:=FLOOR(ABS([.E164]); 1)*SIGN([.E164])+IF([.E164]&lt;0;-1;0)" office:value-type="float" office:value="106">
            <text:p>106</text:p>
          </table:table-cell>
          <table:table-cell office:value-type="float" office:value="44">
            <text:p>44</text:p>
          </table:table-cell>
          <table:table-cell office:value-type="float" office:value="81">
            <text:p>81</text:p>
          </table:table-cell>
          <table:table-cell table:formula="of:=SIN([.A164]*[.$Q$1]+[.$Q$2])*([.$Q$3]*(200-[.A164])+[.$Q$4]*[.A164])+([.$Q168]*(200-[.A164])+[.$Q$6]*[.A164])" office:value-type="float" office:value="110.722336403203">
            <text:p>110,7223364032</text:p>
          </table:table-cell>
          <table:table-cell/>
          <table:table-cell/>
        </table:table-row>
        <table:table-row table:style-name="ro2">
          <table:table-cell table:formula="of:=[.A164]+1" office:value-type="float" office:value="165">
            <text:p>165</text:p>
          </table:table-cell>
          <table:table-cell office:value-type="float" office:value="-217">
            <text:p>-217</text:p>
          </table:table-cell>
          <table:table-cell table:formula="of:=(-SIN([.A165]/[.$F$1]+[.$G$1])*([.$F$2]*(199-[.A165])+[.$G$2]*[.A165])+([.$F$3]*(199-[.A165])+[.$G$3]*[.A165]))" office:value-type="float" office:value="3.30223756716377">
            <text:p>3,3022375672</text:p>
          </table:table-cell>
          <table:table-cell table:formula="of:=ABS([.C165])^[.$F$4]*SIGN([.C165])" office:value-type="float" office:value="10.9047729499877">
            <text:p>10,90477295</text:p>
          </table:table-cell>
          <table:table-cell table:formula="of:=[.D165]-[.B165]" office:value-type="float" office:value="227.904772949988">
            <text:p>227,90477295</text:p>
          </table:table-cell>
          <table:table-cell table:number-columns-repeated="6"/>
          <table:table-cell table:formula="of:=FLOOR(ABS([.E165]); 1)*SIGN([.E165])+IF([.E165]&lt;0;-1;0)" office:value-type="float" office:value="227">
            <text:p>227</text:p>
          </table:table-cell>
          <table:table-cell office:value-type="float" office:value="46">
            <text:p>46</text:p>
          </table:table-cell>
          <table:table-cell office:value-type="float" office:value="85">
            <text:p>85</text:p>
          </table:table-cell>
          <table:table-cell table:formula="of:=SIN([.A165]*[.$Q$1]+[.$Q$2])*([.$Q$3]*(200-[.A165])+[.$Q$4]*[.A165])+([.$Q169]*(200-[.A165])+[.$Q$6]*[.A165])" office:value-type="float" office:value="111.205428959725">
            <text:p>111,2054289597</text:p>
          </table:table-cell>
          <table:table-cell/>
          <table:table-cell/>
        </table:table-row>
        <table:table-row table:style-name="ro2">
          <table:table-cell table:formula="of:=[.A165]+1" office:value-type="float" office:value="166">
            <text:p>166</text:p>
          </table:table-cell>
          <table:table-cell office:value-type="float" office:value="-73">
            <text:p>-73</text:p>
          </table:table-cell>
          <table:table-cell table:formula="of:=(-SIN([.A166]/[.$F$1]+[.$G$1])*([.$F$2]*(199-[.A166])+[.$G$2]*[.A166])+([.$F$3]*(199-[.A166])+[.$G$3]*[.A166]))" office:value-type="float" office:value="0.419202052339698">
            <text:p>0,4192020523</text:p>
          </table:table-cell>
          <table:table-cell table:formula="of:=ABS([.C166])^[.$F$4]*SIGN([.C166])" office:value-type="float" office:value="0.175730360685815">
            <text:p>0,1757303607</text:p>
          </table:table-cell>
          <table:table-cell table:formula="of:=[.D166]-[.B166]" office:value-type="float" office:value="73.1757303606858">
            <text:p>73,1757303607</text:p>
          </table:table-cell>
          <table:table-cell table:number-columns-repeated="6"/>
          <table:table-cell table:formula="of:=FLOOR(ABS([.E166]); 1)*SIGN([.E166])+IF([.E166]&lt;0;-1;0)" office:value-type="float" office:value="73">
            <text:p>73</text:p>
          </table:table-cell>
          <table:table-cell office:value-type="float" office:value="50">
            <text:p>50</text:p>
          </table:table-cell>
          <table:table-cell office:value-type="float" office:value="87">
            <text:p>87</text:p>
          </table:table-cell>
          <table:table-cell table:formula="of:=SIN([.A166]*[.$Q$1]+[.$Q$2])*([.$Q$3]*(200-[.A166])+[.$Q$4]*[.A166])+([.$Q170]*(200-[.A166])+[.$Q$6]*[.A166])" office:value-type="float" office:value="111.926569900716">
            <text:p>111,9265699007</text:p>
          </table:table-cell>
          <table:table-cell/>
          <table:table-cell/>
        </table:table-row>
        <table:table-row table:style-name="ro2">
          <table:table-cell table:formula="of:=[.A166]+1" office:value-type="float" office:value="167">
            <text:p>167</text:p>
          </table:table-cell>
          <table:table-cell office:value-type="float" office:value="6">
            <text:p>6</text:p>
          </table:table-cell>
          <table:table-cell table:formula="of:=(-SIN([.A167]/[.$F$1]+[.$G$1])*([.$F$2]*(199-[.A167])+[.$G$2]*[.A167])+([.$F$3]*(199-[.A167])+[.$G$3]*[.A167]))" office:value-type="float" office:value="-2.1117932235593">
            <text:p>-2,1117932236</text:p>
          </table:table-cell>
          <table:table-cell table:formula="of:=ABS([.C167])^[.$F$4]*SIGN([.C167])" office:value-type="float" office:value="-4.45967061907098">
            <text:p>-4,4596706191</text:p>
          </table:table-cell>
          <table:table-cell table:formula="of:=[.D167]-[.B167]" office:value-type="float" office:value="-10.459670619071">
            <text:p>-10,4596706191</text:p>
          </table:table-cell>
          <table:table-cell table:number-columns-repeated="6"/>
          <table:table-cell table:formula="of:=FLOOR(ABS([.E167]); 1)*SIGN([.E167])+IF([.E167]&lt;0;-1;0)" office:value-type="float" office:value="-11">
            <text:p>-11</text:p>
          </table:table-cell>
          <table:table-cell office:value-type="float" office:value="51">
            <text:p>51</text:p>
          </table:table-cell>
          <table:table-cell office:value-type="float" office:value="88">
            <text:p>88</text:p>
          </table:table-cell>
          <table:table-cell table:formula="of:=SIN([.A167]*[.$Q$1]+[.$Q$2])*([.$Q$3]*(200-[.A167])+[.$Q$4]*[.A167])+([.$Q171]*(200-[.A167])+[.$Q$6]*[.A167])" office:value-type="float" office:value="112.638599108013">
            <text:p>112,638599108</text:p>
          </table:table-cell>
          <table:table-cell/>
          <table:table-cell/>
        </table:table-row>
        <table:table-row table:style-name="ro2">
          <table:table-cell table:formula="of:=[.A167]+1" office:value-type="float" office:value="168">
            <text:p>168</text:p>
          </table:table-cell>
          <table:table-cell office:value-type="float" office:value="1">
            <text:p>1</text:p>
          </table:table-cell>
          <table:table-cell table:formula="of:=(-SIN([.A168]/[.$F$1]+[.$G$1])*([.$F$2]*(199-[.A168])+[.$G$2]*[.A168])+([.$F$3]*(199-[.A168])+[.$G$3]*[.A168]))" office:value-type="float" office:value="-3.97386964403836">
            <text:p>-3,973869644</text:p>
          </table:table-cell>
          <table:table-cell table:formula="of:=ABS([.C168])^[.$F$4]*SIGN([.C168])" office:value-type="float" office:value="-15.7916399478096">
            <text:p>-15,7916399478</text:p>
          </table:table-cell>
          <table:table-cell table:formula="of:=[.D168]-[.B168]" office:value-type="float" office:value="-16.7916399478096">
            <text:p>-16,7916399478</text:p>
          </table:table-cell>
          <table:table-cell table:number-columns-repeated="6"/>
          <table:table-cell table:formula="of:=FLOOR(ABS([.E168]); 1)*SIGN([.E168])+IF([.E168]&lt;0;-1;0)" office:value-type="float" office:value="-17">
            <text:p>-17</text:p>
          </table:table-cell>
          <table:table-cell office:value-type="float" office:value="57">
            <text:p>57</text:p>
          </table:table-cell>
          <table:table-cell office:value-type="float" office:value="89">
            <text:p>89</text:p>
          </table:table-cell>
          <table:table-cell table:formula="of:=SIN([.A168]*[.$Q$1]+[.$Q$2])*([.$Q$3]*(200-[.A168])+[.$Q$4]*[.A168])+([.$Q172]*(200-[.A168])+[.$Q$6]*[.A168])" office:value-type="float" office:value="113.257325841298">
            <text:p>113,2573258413</text:p>
          </table:table-cell>
          <table:table-cell/>
          <table:table-cell/>
        </table:table-row>
        <table:table-row table:style-name="ro2">
          <table:table-cell table:formula="of:=[.A168]+1" office:value-type="float" office:value="169">
            <text:p>169</text:p>
          </table:table-cell>
          <table:table-cell office:value-type="float" office:value="8">
            <text:p>8</text:p>
          </table:table-cell>
          <table:table-cell table:formula="of:=(-SIN([.A169]/[.$F$1]+[.$G$1])*([.$F$2]*(199-[.A169])+[.$G$2]*[.A169])+([.$F$3]*(199-[.A169])+[.$G$3]*[.A169]))" office:value-type="float" office:value="-4.91406416283992">
            <text:p>-4,9140641628</text:p>
          </table:table-cell>
          <table:table-cell table:formula="of:=ABS([.C169])^[.$F$4]*SIGN([.C169])" office:value-type="float" office:value="-24.1480265965076">
            <text:p>-24,1480265965</text:p>
          </table:table-cell>
          <table:table-cell table:formula="of:=[.D169]-[.B169]" office:value-type="float" office:value="-32.1480265965076">
            <text:p>-32,1480265965</text:p>
          </table:table-cell>
          <table:table-cell table:number-columns-repeated="6"/>
          <table:table-cell table:formula="of:=FLOOR(ABS([.E169]); 1)*SIGN([.E169])+IF([.E169]&lt;0;-1;0)" office:value-type="float" office:value="-33">
            <text:p>-33</text:p>
          </table:table-cell>
          <table:table-cell office:value-type="float" office:value="59">
            <text:p>59</text:p>
          </table:table-cell>
          <table:table-cell office:value-type="float" office:value="89">
            <text:p>89</text:p>
          </table:table-cell>
          <table:table-cell table:formula="of:=SIN([.A169]*[.$Q$1]+[.$Q$2])*([.$Q$3]*(200-[.A169])+[.$Q$4]*[.A169])+([.$Q173]*(200-[.A169])+[.$Q$6]*[.A169])" office:value-type="float" office:value="113.93476993645">
            <text:p>113,9347699365</text:p>
          </table:table-cell>
          <table:table-cell/>
          <table:table-cell/>
        </table:table-row>
        <table:table-row table:style-name="ro2">
          <table:table-cell table:formula="of:=[.A169]+1" office:value-type="float" office:value="170">
            <text:p>170</text:p>
          </table:table-cell>
          <table:table-cell office:value-type="float" office:value="57">
            <text:p>57</text:p>
          </table:table-cell>
          <table:table-cell table:formula="of:=(-SIN([.A170]/[.$F$1]+[.$G$1])*([.$F$2]*(199-[.A170])+[.$G$2]*[.A170])+([.$F$3]*(199-[.A170])+[.$G$3]*[.A170]))" office:value-type="float" office:value="-4.7752803536627">
            <text:p>-4,7752803537</text:p>
          </table:table-cell>
          <table:table-cell table:formula="of:=ABS([.C170])^[.$F$4]*SIGN([.C170])" office:value-type="float" office:value="-22.803302456077">
            <text:p>-22,8033024561</text:p>
          </table:table-cell>
          <table:table-cell table:formula="of:=[.D170]-[.B170]" office:value-type="float" office:value="-79.803302456077">
            <text:p>-79,8033024561</text:p>
          </table:table-cell>
          <table:table-cell table:number-columns-repeated="6"/>
          <table:table-cell table:formula="of:=FLOOR(ABS([.E170]); 1)*SIGN([.E170])+IF([.E170]&lt;0;-1;0)" office:value-type="float" office:value="-80">
            <text:p>-80</text:p>
          </table:table-cell>
          <table:table-cell office:value-type="float" office:value="60">
            <text:p>60</text:p>
          </table:table-cell>
          <table:table-cell office:value-type="float" office:value="89">
            <text:p>89</text:p>
          </table:table-cell>
          <table:table-cell table:formula="of:=SIN([.A170]*[.$Q$1]+[.$Q$2])*([.$Q$3]*(200-[.A170])+[.$Q$4]*[.A170])+([.$Q174]*(200-[.A170])+[.$Q$6]*[.A170])" office:value-type="float" office:value="114.728332458036">
            <text:p>114,728332458</text:p>
          </table:table-cell>
          <table:table-cell/>
          <table:table-cell/>
        </table:table-row>
        <table:table-row table:style-name="ro2">
          <table:table-cell table:formula="of:=[.A170]+1" office:value-type="float" office:value="171">
            <text:p>171</text:p>
          </table:table-cell>
          <table:table-cell office:value-type="float" office:value="96">
            <text:p>96</text:p>
          </table:table-cell>
          <table:table-cell table:formula="of:=(-SIN([.A171]/[.$F$1]+[.$G$1])*([.$F$2]*(199-[.A171])+[.$G$2]*[.A171])+([.$F$3]*(199-[.A171])+[.$G$3]*[.A171]))" office:value-type="float" office:value="-3.51830995612661">
            <text:p>-3,5183099561</text:p>
          </table:table-cell>
          <table:table-cell table:formula="of:=ABS([.C171])^[.$F$4]*SIGN([.C171])" office:value-type="float" office:value="-12.3785049473796">
            <text:p>-12,3785049474</text:p>
          </table:table-cell>
          <table:table-cell table:formula="of:=[.D171]-[.B171]" office:value-type="float" office:value="-108.37850494738">
            <text:p>-108,3785049474</text:p>
          </table:table-cell>
          <table:table-cell table:number-columns-repeated="6"/>
          <table:table-cell table:formula="of:=FLOOR(ABS([.E171]); 1)*SIGN([.E171])+IF([.E171]&lt;0;-1;0)" office:value-type="float" office:value="-109">
            <text:p>-109</text:p>
          </table:table-cell>
          <table:table-cell office:value-type="float" office:value="61">
            <text:p>61</text:p>
          </table:table-cell>
          <table:table-cell office:value-type="float" office:value="90">
            <text:p>90</text:p>
          </table:table-cell>
          <table:table-cell table:formula="of:=SIN([.A171]*[.$Q$1]+[.$Q$2])*([.$Q$3]*(200-[.A171])+[.$Q$4]*[.A171])+([.$Q175]*(200-[.A171])+[.$Q$6]*[.A171])" office:value-type="float" office:value="115.094861794524">
            <text:p>115,0948617945</text:p>
          </table:table-cell>
          <table:table-cell/>
          <table:table-cell/>
        </table:table-row>
        <table:table-row table:style-name="ro2">
          <table:table-cell table:formula="of:=[.A171]+1" office:value-type="float" office:value="172">
            <text:p>172</text:p>
          </table:table-cell>
          <table:table-cell office:value-type="float" office:value="56">
            <text:p>56</text:p>
          </table:table-cell>
          <table:table-cell table:formula="of:=(-SIN([.A172]/[.$F$1]+[.$G$1])*([.$F$2]*(199-[.A172])+[.$G$2]*[.A172])+([.$F$3]*(199-[.A172])+[.$G$3]*[.A172]))" office:value-type="float" office:value="-1.23097587070842">
            <text:p>-1,2309758707</text:p>
          </table:table-cell>
          <table:table-cell table:formula="of:=ABS([.C172])^[.$F$4]*SIGN([.C172])" office:value-type="float" office:value="-1.51530159426635">
            <text:p>-1,5153015943</text:p>
          </table:table-cell>
          <table:table-cell table:formula="of:=[.D172]-[.B172]" office:value-type="float" office:value="-57.5153015942664">
            <text:p>-57,5153015943</text:p>
          </table:table-cell>
          <table:table-cell table:number-columns-repeated="6"/>
          <table:table-cell table:formula="of:=FLOOR(ABS([.E172]); 1)*SIGN([.E172])+IF([.E172]&lt;0;-1;0)" office:value-type="float" office:value="-58">
            <text:p>-58</text:p>
          </table:table-cell>
          <table:table-cell office:value-type="float" office:value="62">
            <text:p>62</text:p>
          </table:table-cell>
          <table:table-cell office:value-type="float" office:value="92">
            <text:p>92</text:p>
          </table:table-cell>
          <table:table-cell table:formula="of:=SIN([.A172]*[.$Q$1]+[.$Q$2])*([.$Q$3]*(200-[.A172])+[.$Q$4]*[.A172])+([.$Q176]*(200-[.A172])+[.$Q$6]*[.A172])" office:value-type="float" office:value="116.323921493864">
            <text:p>116,3239214939</text:p>
          </table:table-cell>
          <table:table-cell/>
          <table:table-cell/>
        </table:table-row>
        <table:table-row table:style-name="ro2">
          <table:table-cell table:formula="of:=[.A172]+1" office:value-type="float" office:value="173">
            <text:p>173</text:p>
          </table:table-cell>
          <table:table-cell office:value-type="float" office:value="-37">
            <text:p>-37</text:p>
          </table:table-cell>
          <table:table-cell table:formula="of:=(-SIN([.A173]/[.$F$1]+[.$G$1])*([.$F$2]*(199-[.A173])+[.$G$2]*[.A173])+([.$F$3]*(199-[.A173])+[.$G$3]*[.A173]))" office:value-type="float" office:value="1.8771457441433">
            <text:p>1,8771457441</text:p>
          </table:table-cell>
          <table:table-cell table:formula="of:=ABS([.C173])^[.$F$4]*SIGN([.C173])" office:value-type="float" office:value="3.5236761447553">
            <text:p>3,5236761448</text:p>
          </table:table-cell>
          <table:table-cell table:formula="of:=[.D173]-[.B173]" office:value-type="float" office:value="40.5236761447553">
            <text:p>40,5236761448</text:p>
          </table:table-cell>
          <table:table-cell table:number-columns-repeated="6"/>
          <table:table-cell table:formula="of:=FLOOR(ABS([.E173]); 1)*SIGN([.E173])+IF([.E173]&lt;0;-1;0)" office:value-type="float" office:value="40">
            <text:p>40</text:p>
          </table:table-cell>
          <table:table-cell office:value-type="float" office:value="66">
            <text:p>66</text:p>
          </table:table-cell>
          <table:table-cell office:value-type="float" office:value="94">
            <text:p>94</text:p>
          </table:table-cell>
          <table:table-cell table:formula="of:=SIN([.A173]*[.$Q$1]+[.$Q$2])*([.$Q$3]*(200-[.A173])+[.$Q$4]*[.A173])+([.$Q177]*(200-[.A173])+[.$Q$6]*[.A173])" office:value-type="float" office:value="116.148800928505">
            <text:p>116,1488009285</text:p>
          </table:table-cell>
          <table:table-cell/>
          <table:table-cell/>
        </table:table-row>
        <table:table-row table:style-name="ro2">
          <table:table-cell table:formula="of:=[.A173]+1" office:value-type="float" office:value="174">
            <text:p>174</text:p>
          </table:table-cell>
          <table:table-cell office:value-type="float" office:value="-162">
            <text:p>-162</text:p>
          </table:table-cell>
          <table:table-cell table:formula="of:=(-SIN([.A174]/[.$F$1]+[.$G$1])*([.$F$2]*(199-[.A174])+[.$G$2]*[.A174])+([.$F$3]*(199-[.A174])+[.$G$3]*[.A174]))" office:value-type="float" office:value="5.4943306447224">
            <text:p>5,4943306447</text:p>
          </table:table-cell>
          <table:table-cell table:formula="of:=ABS([.C174])^[.$F$4]*SIGN([.C174])" office:value-type="float" office:value="30.1876692335357">
            <text:p>30,1876692335</text:p>
          </table:table-cell>
          <table:table-cell table:formula="of:=[.D174]-[.B174]" office:value-type="float" office:value="192.187669233536">
            <text:p>192,1876692335</text:p>
          </table:table-cell>
          <table:table-cell table:number-columns-repeated="6"/>
          <table:table-cell table:formula="of:=FLOOR(ABS([.E174]); 1)*SIGN([.E174])+IF([.E174]&lt;0;-1;0)" office:value-type="float" office:value="192">
            <text:p>192</text:p>
          </table:table-cell>
          <table:table-cell office:value-type="float" office:value="66">
            <text:p>66</text:p>
          </table:table-cell>
          <table:table-cell office:value-type="float" office:value="94">
            <text:p>94</text:p>
          </table:table-cell>
          <table:table-cell table:formula="of:=SIN([.A174]*[.$Q$1]+[.$Q$2])*([.$Q$3]*(200-[.A174])+[.$Q$4]*[.A174])+([.$Q178]*(200-[.A174])+[.$Q$6]*[.A174])" office:value-type="float" office:value="118.0009728959">
            <text:p>118,0009728959</text:p>
          </table:table-cell>
          <table:table-cell/>
          <table:table-cell/>
        </table:table-row>
        <table:table-row table:style-name="ro2">
          <table:table-cell table:formula="of:=[.A174]+1" office:value-type="float" office:value="175">
            <text:p>175</text:p>
          </table:table-cell>
          <table:table-cell office:value-type="float" office:value="-133">
            <text:p>-133</text:p>
          </table:table-cell>
          <table:table-cell table:formula="of:=(-SIN([.A175]/[.$F$1]+[.$G$1])*([.$F$2]*(199-[.A175])+[.$G$2]*[.A175])+([.$F$3]*(199-[.A175])+[.$G$3]*[.A175]))" office:value-type="float" office:value="9.2388655394573">
            <text:p>9,2388655395</text:p>
          </table:table-cell>
          <table:table-cell table:formula="of:=ABS([.C175])^[.$F$4]*SIGN([.C175])" office:value-type="float" office:value="85.3566364561715">
            <text:p>85,3566364562</text:p>
          </table:table-cell>
          <table:table-cell table:formula="of:=[.D175]-[.B175]" office:value-type="float" office:value="218.356636456172">
            <text:p>218,3566364562</text:p>
          </table:table-cell>
          <table:table-cell table:number-columns-repeated="6"/>
          <table:table-cell table:formula="of:=FLOOR(ABS([.E175]); 1)*SIGN([.E175])+IF([.E175]&lt;0;-1;0)" office:value-type="float" office:value="218">
            <text:p>218</text:p>
          </table:table-cell>
          <table:table-cell office:value-type="float" office:value="67">
            <text:p>67</text:p>
          </table:table-cell>
          <table:table-cell office:value-type="float" office:value="94">
            <text:p>94</text:p>
          </table:table-cell>
          <table:table-cell table:formula="of:=SIN([.A175]*[.$Q$1]+[.$Q$2])*([.$Q$3]*(200-[.A175])+[.$Q$4]*[.A175])+([.$Q179]*(200-[.A175])+[.$Q$6]*[.A175])" office:value-type="float" office:value="117.151298197286">
            <text:p>117,1512981973</text:p>
          </table:table-cell>
          <table:table-cell/>
          <table:table-cell/>
        </table:table-row>
        <table:table-row table:style-name="ro2">
          <table:table-cell table:formula="of:=[.A175]+1" office:value-type="float" office:value="176">
            <text:p>176</text:p>
          </table:table-cell>
          <table:table-cell office:value-type="float" office:value="34">
            <text:p>34</text:p>
          </table:table-cell>
          <table:table-cell table:formula="of:=(-SIN([.A176]/[.$F$1]+[.$G$1])*([.$F$2]*(199-[.A176])+[.$G$2]*[.A176])+([.$F$3]*(199-[.A176])+[.$G$3]*[.A176]))" office:value-type="float" office:value="12.7004603072632">
            <text:p>12,7004603073</text:p>
          </table:table-cell>
          <table:table-cell table:formula="of:=ABS([.C176])^[.$F$4]*SIGN([.C176])" office:value-type="float" office:value="161.301692016369">
            <text:p>161,3016920164</text:p>
          </table:table-cell>
          <table:table-cell table:formula="of:=[.D176]-[.B176]" office:value-type="float" office:value="127.301692016369">
            <text:p>127,3016920164</text:p>
          </table:table-cell>
          <table:table-cell table:number-columns-repeated="6"/>
          <table:table-cell table:formula="of:=FLOOR(ABS([.E176]); 1)*SIGN([.E176])+IF([.E176]&lt;0;-1;0)" office:value-type="float" office:value="127">
            <text:p>127</text:p>
          </table:table-cell>
          <table:table-cell office:value-type="float" office:value="73">
            <text:p>73</text:p>
          </table:table-cell>
          <table:table-cell office:value-type="float" office:value="95">
            <text:p>95</text:p>
          </table:table-cell>
          <table:table-cell table:formula="of:=SIN([.A176]*[.$Q$1]+[.$Q$2])*([.$Q$3]*(200-[.A176])+[.$Q$4]*[.A176])+([.$Q180]*(200-[.A176])+[.$Q$6]*[.A176])" office:value-type="float" office:value="119.69527203749">
            <text:p>119,6952720375</text:p>
          </table:table-cell>
          <table:table-cell/>
          <table:table-cell/>
        </table:table-row>
        <table:table-row table:style-name="ro2">
          <table:table-cell table:formula="of:=[.A176]+1" office:value-type="float" office:value="177">
            <text:p>177</text:p>
          </table:table-cell>
          <table:table-cell office:value-type="float" office:value="256">
            <text:p>256</text:p>
          </table:table-cell>
          <table:table-cell table:formula="of:=(-SIN([.A177]/[.$F$1]+[.$G$1])*([.$F$2]*(199-[.A177])+[.$G$2]*[.A177])+([.$F$3]*(199-[.A177])+[.$G$3]*[.A177]))" office:value-type="float" office:value="15.4864221900655">
            <text:p>15,4864221901</text:p>
          </table:table-cell>
          <table:table-cell table:formula="of:=ABS([.C177])^[.$F$4]*SIGN([.C177])" office:value-type="float" office:value="239.829272248952">
            <text:p>239,829272249</text:p>
          </table:table-cell>
          <table:table-cell table:formula="of:=[.D177]-[.B177]" office:value-type="float" office:value="-16.1707277510477">
            <text:p>-16,170727751</text:p>
          </table:table-cell>
          <table:table-cell table:number-columns-repeated="6"/>
          <table:table-cell table:formula="of:=FLOOR(ABS([.E177]); 1)*SIGN([.E177])+IF([.E177]&lt;0;-1;0)" office:value-type="float" office:value="-17">
            <text:p>-17</text:p>
          </table:table-cell>
          <table:table-cell office:value-type="float" office:value="76">
            <text:p>76</text:p>
          </table:table-cell>
          <table:table-cell office:value-type="float" office:value="95">
            <text:p>95</text:p>
          </table:table-cell>
          <table:table-cell table:formula="of:=SIN([.A177]*[.$Q$1]+[.$Q$2])*([.$Q$3]*(200-[.A177])+[.$Q$4]*[.A177])+([.$Q181]*(200-[.A177])+[.$Q$6]*[.A177])" office:value-type="float" office:value="118.173573253509">
            <text:p>118,1735732535</text:p>
          </table:table-cell>
          <table:table-cell/>
          <table:table-cell/>
        </table:table-row>
        <table:table-row table:style-name="ro2">
          <table:table-cell table:formula="of:=[.A177]+1" office:value-type="float" office:value="178">
            <text:p>178</text:p>
          </table:table-cell>
          <table:table-cell office:value-type="float" office:value="263">
            <text:p>263</text:p>
          </table:table-cell>
          <table:table-cell table:formula="of:=(-SIN([.A178]/[.$F$1]+[.$G$1])*([.$F$2]*(199-[.A178])+[.$G$2]*[.A178])+([.$F$3]*(199-[.A178])+[.$G$3]*[.A178]))" office:value-type="float" office:value="17.2673971240831">
            <text:p>17,2673971241</text:p>
          </table:table-cell>
          <table:table-cell table:formula="of:=ABS([.C178])^[.$F$4]*SIGN([.C178])" office:value-type="float" office:value="298.163003440792">
            <text:p>298,1630034408</text:p>
          </table:table-cell>
          <table:table-cell table:formula="of:=[.D178]-[.B178]" office:value-type="float" office:value="35.1630034407918">
            <text:p>35,1630034408</text:p>
          </table:table-cell>
          <table:table-cell table:number-columns-repeated="6"/>
          <table:table-cell table:formula="of:=FLOOR(ABS([.E178]); 1)*SIGN([.E178])+IF([.E178]&lt;0;-1;0)" office:value-type="float" office:value="35">
            <text:p>35</text:p>
          </table:table-cell>
          <table:table-cell office:value-type="float" office:value="76">
            <text:p>76</text:p>
          </table:table-cell>
          <table:table-cell office:value-type="float" office:value="96">
            <text:p>96</text:p>
          </table:table-cell>
          <table:table-cell table:formula="of:=SIN([.A178]*[.$Q$1]+[.$Q$2])*([.$Q$3]*(200-[.A178])+[.$Q$4]*[.A178])+([.$Q182]*(200-[.A178])+[.$Q$6]*[.A178])" office:value-type="float" office:value="121.331417169303">
            <text:p>121,3314171693</text:p>
          </table:table-cell>
          <table:table-cell/>
          <table:table-cell/>
        </table:table-row>
        <table:table-row table:style-name="ro2">
          <table:table-cell table:formula="of:=[.A178]+1" office:value-type="float" office:value="179">
            <text:p>179</text:p>
          </table:table-cell>
          <table:table-cell office:value-type="float" office:value="314">
            <text:p>314</text:p>
          </table:table-cell>
          <table:table-cell table:formula="of:=(-SIN([.A179]/[.$F$1]+[.$G$1])*([.$F$2]*(199-[.A179])+[.$G$2]*[.A179])+([.$F$3]*(199-[.A179])+[.$G$3]*[.A179]))" office:value-type="float" office:value="17.8173640153059">
            <text:p>17,8173640153</text:p>
          </table:table-cell>
          <table:table-cell table:formula="of:=ABS([.C179])^[.$F$4]*SIGN([.C179])" office:value-type="float" office:value="317.458460453918">
            <text:p>317,4584604539</text:p>
          </table:table-cell>
          <table:table-cell table:formula="of:=[.D179]-[.B179]" office:value-type="float" office:value="3.45846045391829">
            <text:p>3,4584604539</text:p>
          </table:table-cell>
          <table:table-cell table:number-columns-repeated="6"/>
          <table:table-cell table:formula="of:=FLOOR(ABS([.E179]); 1)*SIGN([.E179])+IF([.E179]&lt;0;-1;0)" office:value-type="float" office:value="3">
            <text:p>3</text:p>
          </table:table-cell>
          <table:table-cell office:value-type="float" office:value="83">
            <text:p>83</text:p>
          </table:table-cell>
          <table:table-cell office:value-type="float" office:value="96">
            <text:p>96</text:p>
          </table:table-cell>
          <table:table-cell table:formula="of:=SIN([.A179]*[.$Q$1]+[.$Q$2])*([.$Q$3]*(200-[.A179])+[.$Q$4]*[.A179])+([.$Q183]*(200-[.A179])+[.$Q$6]*[.A179])" office:value-type="float" office:value="119.29216263593">
            <text:p>119,2921626359</text:p>
          </table:table-cell>
          <table:table-cell/>
          <table:table-cell/>
        </table:table-row>
        <table:table-row table:style-name="ro2">
          <table:table-cell table:formula="of:=[.A179]+1" office:value-type="float" office:value="180">
            <text:p>180</text:p>
          </table:table-cell>
          <table:table-cell office:value-type="float" office:value="327">
            <text:p>327</text:p>
          </table:table-cell>
          <table:table-cell table:formula="of:=(-SIN([.A180]/[.$F$1]+[.$G$1])*([.$F$2]*(199-[.A180])+[.$G$2]*[.A180])+([.$F$3]*(199-[.A180])+[.$G$3]*[.A180]))" office:value-type="float" office:value="17.0430643555642">
            <text:p>17,0430643556</text:p>
          </table:table-cell>
          <table:table-cell table:formula="of:=ABS([.C180])^[.$F$4]*SIGN([.C180])" office:value-type="float" office:value="290.466042627904">
            <text:p>290,4660426279</text:p>
          </table:table-cell>
          <table:table-cell table:formula="of:=[.D180]-[.B180]" office:value-type="float" office:value="-36.5339573720959">
            <text:p>-36,5339573721</text:p>
          </table:table-cell>
          <table:table-cell table:number-columns-repeated="6"/>
          <table:table-cell table:formula="of:=FLOOR(ABS([.E180]); 1)*SIGN([.E180])+IF([.E180]&lt;0;-1;0)" office:value-type="float" office:value="-37">
            <text:p>-37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table:formula="of:=SIN([.A180]*[.$Q$1]+[.$Q$2])*([.$Q$3]*(200-[.A180])+[.$Q$4]*[.A180])+([.$Q184]*(200-[.A180])+[.$Q$6]*[.A180])" office:value-type="float" office:value="122.834899858328">
            <text:p>122,8348998583</text:p>
          </table:table-cell>
          <table:table-cell/>
          <table:table-cell/>
        </table:table-row>
        <table:table-row table:style-name="ro2">
          <table:table-cell table:formula="of:=[.A180]+1" office:value-type="float" office:value="181">
            <text:p>181</text:p>
          </table:table-cell>
          <table:table-cell office:value-type="float" office:value="236">
            <text:p>236</text:p>
          </table:table-cell>
          <table:table-cell table:formula="of:=(-SIN([.A181]/[.$F$1]+[.$G$1])*([.$F$2]*(199-[.A181])+[.$G$2]*[.A181])+([.$F$3]*(199-[.A181])+[.$G$3]*[.A181]))" office:value-type="float" office:value="14.9991225571195">
            <text:p>14,9991225571</text:p>
          </table:table-cell>
          <table:table-cell table:formula="of:=ABS([.C181])^[.$F$4]*SIGN([.C181])" office:value-type="float" office:value="224.973677483492">
            <text:p>224,9736774835</text:p>
          </table:table-cell>
          <table:table-cell table:formula="of:=[.D181]-[.B181]" office:value-type="float" office:value="-11.0263225165079">
            <text:p>-11,0263225165</text:p>
          </table:table-cell>
          <table:table-cell table:number-columns-repeated="6"/>
          <table:table-cell table:formula="of:=FLOOR(ABS([.E181]); 1)*SIGN([.E181])+IF([.E181]&lt;0;-1;0)" office:value-type="float" office:value="-12">
            <text:p>-12</text:p>
          </table:table-cell>
          <table:table-cell office:value-type="float" office:value="91">
            <text:p>91</text:p>
          </table:table-cell>
          <table:table-cell office:value-type="float" office:value="98">
            <text:p>98</text:p>
          </table:table-cell>
          <table:table-cell table:formula="of:=SIN([.A181]*[.$Q$1]+[.$Q$2])*([.$Q$3]*(200-[.A181])+[.$Q$4]*[.A181])+([.$Q185]*(200-[.A181])+[.$Q$6]*[.A181])" office:value-type="float" office:value="120.576382327137">
            <text:p>120,5763823271</text:p>
          </table:table-cell>
          <table:table-cell/>
          <table:table-cell/>
        </table:table-row>
        <table:table-row table:style-name="ro2">
          <table:table-cell table:formula="of:=[.A181]+1" office:value-type="float" office:value="182">
            <text:p>182</text:p>
          </table:table-cell>
          <table:table-cell office:value-type="float" office:value="50">
            <text:p>50</text:p>
          </table:table-cell>
          <table:table-cell table:formula="of:=(-SIN([.A182]/[.$F$1]+[.$G$1])*([.$F$2]*(199-[.A182])+[.$G$2]*[.A182])+([.$F$3]*(199-[.A182])+[.$G$3]*[.A182]))" office:value-type="float" office:value="11.8866536336136">
            <text:p>11,8866536336</text:p>
          </table:table-cell>
          <table:table-cell table:formula="of:=ABS([.C182])^[.$F$4]*SIGN([.C182])" office:value-type="float" office:value="141.2925346055">
            <text:p>141,2925346055</text:p>
          </table:table-cell>
          <table:table-cell table:formula="of:=[.D182]-[.B182]" office:value-type="float" office:value="91.2925346054999">
            <text:p>91,2925346055</text:p>
          </table:table-cell>
          <table:table-cell table:number-columns-repeated="6"/>
          <table:table-cell table:formula="of:=FLOOR(ABS([.E182]); 1)*SIGN([.E182])+IF([.E182]&lt;0;-1;0)" office:value-type="float" office:value="91">
            <text:p>91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table:formula="of:=SIN([.A182]*[.$Q$1]+[.$Q$2])*([.$Q$3]*(200-[.A182])+[.$Q$4]*[.A182])+([.$Q186]*(200-[.A182])+[.$Q$6]*[.A182])" office:value-type="float" office:value="124.144646714752">
            <text:p>124,1446467148</text:p>
          </table:table-cell>
          <table:table-cell/>
          <table:table-cell/>
        </table:table-row>
        <table:table-row table:style-name="ro2">
          <table:table-cell table:formula="of:=[.A182]+1" office:value-type="float" office:value="183">
            <text:p>183</text:p>
          </table:table-cell>
          <table:table-cell office:value-type="float" office:value="-205">
            <text:p>-205</text:p>
          </table:table-cell>
          <table:table-cell table:formula="of:=(-SIN([.A183]/[.$F$1]+[.$G$1])*([.$F$2]*(199-[.A183])+[.$G$2]*[.A183])+([.$F$3]*(199-[.A183])+[.$G$3]*[.A183]))" office:value-type="float" office:value="8.03499848125217">
            <text:p>8,0349984813</text:p>
          </table:table-cell>
          <table:table-cell table:formula="of:=ABS([.C183])^[.$F$4]*SIGN([.C183])" office:value-type="float" office:value="64.5612005937246">
            <text:p>64,5612005937</text:p>
          </table:table-cell>
          <table:table-cell table:formula="of:=[.D183]-[.B183]" office:value-type="float" office:value="269.561200593725">
            <text:p>269,5612005937</text:p>
          </table:table-cell>
          <table:table-cell table:number-columns-repeated="6"/>
          <table:table-cell table:formula="of:=FLOOR(ABS([.E183]); 1)*SIGN([.E183])+IF([.E183]&lt;0;-1;0)" office:value-type="float" office:value="269">
            <text:p>269</text:p>
          </table:table-cell>
          <table:table-cell office:value-type="float" office:value="106">
            <text:p>106</text:p>
          </table:table-cell>
          <table:table-cell office:value-type="float" office:value="116">
            <text:p>116</text:p>
          </table:table-cell>
          <table:table-cell table:formula="of:=SIN([.A183]*[.$Q$1]+[.$Q$2])*([.$Q$3]*(200-[.A183])+[.$Q$4]*[.A183])+([.$Q187]*(200-[.A183])+[.$Q$6]*[.A183])" office:value-type="float" office:value="122.076240434963">
            <text:p>122,076240435</text:p>
          </table:table-cell>
          <table:table-cell/>
          <table:table-cell/>
        </table:table-row>
        <table:table-row table:style-name="ro2">
          <table:table-cell table:formula="of:=[.A183]+1" office:value-type="float" office:value="184">
            <text:p>184</text:p>
          </table:table-cell>
          <table:table-cell office:value-type="float" office:value="-284">
            <text:p>-284</text:p>
          </table:table-cell>
          <table:table-cell table:formula="of:=(-SIN([.A184]/[.$F$1]+[.$G$1])*([.$F$2]*(199-[.A184])+[.$G$2]*[.A184])+([.$F$3]*(199-[.A184])+[.$G$3]*[.A184]))" office:value-type="float" office:value="3.86816719666949">
            <text:p>3,8681671967</text:p>
          </table:table-cell>
          <table:table-cell table:formula="of:=ABS([.C184])^[.$F$4]*SIGN([.C184])" office:value-type="float" office:value="14.9627174613899">
            <text:p>14,9627174614</text:p>
          </table:table-cell>
          <table:table-cell table:formula="of:=[.D184]-[.B184]" office:value-type="float" office:value="298.96271746139">
            <text:p>298,9627174614</text:p>
          </table:table-cell>
          <table:table-cell table:number-columns-repeated="6"/>
          <table:table-cell table:formula="of:=FLOOR(ABS([.E184]); 1)*SIGN([.E184])+IF([.E184]&lt;0;-1;0)" office:value-type="float" office:value="298">
            <text:p>298</text:p>
          </table:table-cell>
          <table:table-cell office:value-type="float" office:value="109">
            <text:p>109</text:p>
          </table:table-cell>
          <table:table-cell office:value-type="float" office:value="148">
            <text:p>148</text:p>
          </table:table-cell>
          <table:table-cell table:formula="of:=SIN([.A184]*[.$Q$1]+[.$Q$2])*([.$Q$3]*(200-[.A184])+[.$Q$4]*[.A184])+([.$Q188]*(200-[.A184])+[.$Q$6]*[.A184])" office:value-type="float" office:value="125.224203166545">
            <text:p>125,2242031665</text:p>
          </table:table-cell>
          <table:table-cell/>
          <table:table-cell/>
        </table:table-row>
        <table:table-row table:style-name="ro2">
          <table:table-cell table:formula="of:=[.A184]+1" office:value-type="float" office:value="185">
            <text:p>185</text:p>
          </table:table-cell>
          <table:table-cell office:value-type="float" office:value="-61">
            <text:p>-61</text:p>
          </table:table-cell>
          <table:table-cell table:formula="of:=(-SIN([.A185]/[.$F$1]+[.$G$1])*([.$F$2]*(199-[.A185])+[.$G$2]*[.A185])+([.$F$3]*(199-[.A185])+[.$G$3]*[.A185]))" office:value-type="float" office:value="-0.140615164752815">
            <text:p>-0,1406151648</text:p>
          </table:table-cell>
          <table:table-cell table:formula="of:=ABS([.C185])^[.$F$4]*SIGN([.C185])" office:value-type="float" office:value="-0.0197726245584614">
            <text:p>-0,0197726246</text:p>
          </table:table-cell>
          <table:table-cell table:formula="of:=[.D185]-[.B185]" office:value-type="float" office:value="60.9802273754415">
            <text:p>60,9802273754</text:p>
          </table:table-cell>
          <table:table-cell table:number-columns-repeated="6"/>
          <table:table-cell table:formula="of:=FLOOR(ABS([.E185]); 1)*SIGN([.E185])+IF([.E185]&lt;0;-1;0)" office:value-type="float" office:value="60">
            <text:p>60</text:p>
          </table:table-cell>
          <table:table-cell office:value-type="float" office:value="127">
            <text:p>127</text:p>
          </table:table-cell>
          <table:table-cell office:value-type="float" office:value="167">
            <text:p>167</text:p>
          </table:table-cell>
          <table:table-cell table:formula="of:=SIN([.A185]*[.$Q$1]+[.$Q$2])*([.$Q$3]*(200-[.A185])+[.$Q$4]*[.A185])+([.$Q189]*(200-[.A185])+[.$Q$6]*[.A185])" office:value-type="float" office:value="123.812581195873">
            <text:p>123,8125811959</text:p>
          </table:table-cell>
          <table:table-cell/>
          <table:table-cell/>
        </table:table-row>
        <table:table-row table:style-name="ro2">
          <table:table-cell table:formula="of:=[.A185]+1" office:value-type="float" office:value="186">
            <text:p>186</text:p>
          </table:table-cell>
          <table:table-cell office:value-type="float" office:value="23">
            <text:p>23</text:p>
          </table:table-cell>
          <table:table-cell table:formula="of:=(-SIN([.A186]/[.$F$1]+[.$G$1])*([.$F$2]*(199-[.A186])+[.$G$2]*[.A186])+([.$F$3]*(199-[.A186])+[.$G$3]*[.A186]))" office:value-type="float" office:value="-3.52139241488587">
            <text:p>-3,5213924149</text:p>
          </table:table-cell>
          <table:table-cell table:formula="of:=ABS([.C186])^[.$F$4]*SIGN([.C186])" office:value-type="float" office:value="-12.4002045396158">
            <text:p>-12,4002045396</text:p>
          </table:table-cell>
          <table:table-cell table:formula="of:=[.D186]-[.B186]" office:value-type="float" office:value="-35.4002045396158">
            <text:p>-35,4002045396</text:p>
          </table:table-cell>
          <table:table-cell table:number-columns-repeated="6"/>
          <table:table-cell table:formula="of:=FLOOR(ABS([.E186]); 1)*SIGN([.E186])+IF([.E186]&lt;0;-1;0)" office:value-type="float" office:value="-36">
            <text:p>-36</text:p>
          </table:table-cell>
          <table:table-cell office:value-type="float" office:value="127">
            <text:p>127</text:p>
          </table:table-cell>
          <table:table-cell office:value-type="float" office:value="213">
            <text:p>213</text:p>
          </table:table-cell>
          <table:table-cell table:formula="of:=SIN([.A186]*[.$Q$1]+[.$Q$2])*([.$Q$3]*(200-[.A186])+[.$Q$4]*[.A186])+([.$Q190]*(200-[.A186])+[.$Q$6]*[.A186])" office:value-type="float" office:value="126.069877004914">
            <text:p>126,0698770049</text:p>
          </table:table-cell>
          <table:table-cell/>
          <table:table-cell/>
        </table:table-row>
        <table:table-row table:style-name="ro2">
          <table:table-cell table:formula="of:=[.A186]+1" office:value-type="float" office:value="187">
            <text:p>187</text:p>
          </table:table-cell>
          <table:table-cell office:value-type="float" office:value="4">
            <text:p>4</text:p>
          </table:table-cell>
          <table:table-cell table:formula="of:=(-SIN([.A187]/[.$F$1]+[.$G$1])*([.$F$2]*(199-[.A187])+[.$G$2]*[.A187])+([.$F$3]*(199-[.A187])+[.$G$3]*[.A187]))" office:value-type="float" office:value="-5.86116989556454">
            <text:p>-5,8611698956</text:p>
          </table:table-cell>
          <table:table-cell table:formula="of:=ABS([.C187])^[.$F$4]*SIGN([.C187])" office:value-type="float" office:value="-34.353312544672">
            <text:p>-34,3533125447</text:p>
          </table:table-cell>
          <table:table-cell table:formula="of:=[.D187]-[.B187]" office:value-type="float" office:value="-38.353312544672">
            <text:p>-38,3533125447</text:p>
          </table:table-cell>
          <table:table-cell table:number-columns-repeated="6"/>
          <table:table-cell table:formula="of:=FLOOR(ABS([.E187]); 1)*SIGN([.E187])+IF([.E187]&lt;0;-1;0)" office:value-type="float" office:value="-39">
            <text:p>-39</text:p>
          </table:table-cell>
          <table:table-cell office:value-type="float" office:value="130">
            <text:p>130</text:p>
          </table:table-cell>
          <table:table-cell office:value-type="float" office:value="229">
            <text:p>229</text:p>
          </table:table-cell>
          <table:table-cell table:formula="of:=SIN([.A187]*[.$Q$1]+[.$Q$2])*([.$Q$3]*(200-[.A187])+[.$Q$4]*[.A187])+([.$Q191]*(200-[.A187])+[.$Q$6]*[.A187])" office:value-type="float" office:value="125.770985499297">
            <text:p>125,7709854993</text:p>
          </table:table-cell>
          <table:table-cell/>
          <table:table-cell/>
        </table:table-row>
        <table:table-row table:style-name="ro2">
          <table:table-cell table:formula="of:=[.A187]+1" office:value-type="float" office:value="188">
            <text:p>188</text:p>
          </table:table-cell>
          <table:table-cell office:value-type="float" office:value="94">
            <text:p>94</text:p>
          </table:table-cell>
          <table:table-cell table:formula="of:=(-SIN([.A188]/[.$F$1]+[.$G$1])*([.$F$2]*(199-[.A188])+[.$G$2]*[.A188])+([.$F$3]*(199-[.A188])+[.$G$3]*[.A188]))" office:value-type="float" office:value="-6.85268800462692">
            <text:p>-6,8526880046</text:p>
          </table:table-cell>
          <table:table-cell table:formula="of:=ABS([.C188])^[.$F$4]*SIGN([.C188])" office:value-type="float" office:value="-46.9593328887577">
            <text:p>-46,9593328888</text:p>
          </table:table-cell>
          <table:table-cell table:formula="of:=[.D188]-[.B188]" office:value-type="float" office:value="-140.959332888758">
            <text:p>-140,9593328888</text:p>
          </table:table-cell>
          <table:table-cell table:number-columns-repeated="6"/>
          <table:table-cell table:formula="of:=FLOOR(ABS([.E188]); 1)*SIGN([.E188])+IF([.E188]&lt;0;-1;0)" office:value-type="float" office:value="-141">
            <text:p>-141</text:p>
          </table:table-cell>
          <table:table-cell office:value-type="float" office:value="138">
            <text:p>138</text:p>
          </table:table-cell>
          <table:table-cell office:value-type="float" office:value="236">
            <text:p>236</text:p>
          </table:table-cell>
          <table:table-cell table:formula="of:=SIN([.A188]*[.$Q$1]+[.$Q$2])*([.$Q$3]*(200-[.A188])+[.$Q$4]*[.A188])+([.$Q192]*(200-[.A188])+[.$Q$6]*[.A188])" office:value-type="float" office:value="126.714527108888">
            <text:p>126,7145271089</text:p>
          </table:table-cell>
          <table:table-cell/>
          <table:table-cell/>
        </table:table-row>
        <table:table-row table:style-name="ro2">
          <table:table-cell table:formula="of:=[.A188]+1" office:value-type="float" office:value="189">
            <text:p>189</text:p>
          </table:table-cell>
          <table:table-cell office:value-type="float" office:value="96">
            <text:p>96</text:p>
          </table:table-cell>
          <table:table-cell table:formula="of:=(-SIN([.A189]/[.$F$1]+[.$G$1])*([.$F$2]*(199-[.A189])+[.$G$2]*[.A189])+([.$F$3]*(199-[.A189])+[.$G$3]*[.A189]))" office:value-type="float" office:value="-6.33254008702903">
            <text:p>-6,332540087</text:p>
          </table:table-cell>
          <table:table-cell table:formula="of:=ABS([.C189])^[.$F$4]*SIGN([.C189])" office:value-type="float" office:value="-40.1010639538297">
            <text:p>-40,1010639538</text:p>
          </table:table-cell>
          <table:table-cell table:formula="of:=[.D189]-[.B189]" office:value-type="float" office:value="-136.10106395383">
            <text:p>-136,1010639538</text:p>
          </table:table-cell>
          <table:table-cell table:number-columns-repeated="6"/>
          <table:table-cell table:formula="of:=FLOOR(ABS([.E189]); 1)*SIGN([.E189])+IF([.E189]&lt;0;-1;0)" office:value-type="float" office:value="-137">
            <text:p>-137</text:p>
          </table:table-cell>
          <table:table-cell office:value-type="float" office:value="146">
            <text:p>146</text:p>
          </table:table-cell>
          <table:table-cell office:value-type="float" office:value="241">
            <text:p>241</text:p>
          </table:table-cell>
          <table:table-cell table:formula="of:=SIN([.A189]*[.$Q$1]+[.$Q$2])*([.$Q$3]*(200-[.A189])+[.$Q$4]*[.A189])+([.$Q193]*(200-[.A189])+[.$Q$6]*[.A189])" office:value-type="float" office:value="127.900484783921">
            <text:p>127,9004847839</text:p>
          </table:table-cell>
          <table:table-cell/>
          <table:table-cell/>
        </table:table-row>
        <table:table-row table:style-name="ro2">
          <table:table-cell table:formula="of:=[.A189]+1" office:value-type="float" office:value="190">
            <text:p>190</text:p>
          </table:table-cell>
          <table:table-cell office:value-type="float" office:value="95">
            <text:p>95</text:p>
          </table:table-cell>
          <table:table-cell table:formula="of:=(-SIN([.A190]/[.$F$1]+[.$G$1])*([.$F$2]*(199-[.A190])+[.$G$2]*[.A190])+([.$F$3]*(199-[.A190])+[.$G$3]*[.A190]))" office:value-type="float" office:value="-4.30396193213949">
            <text:p>-4,3039619321</text:p>
          </table:table-cell>
          <table:table-cell table:formula="of:=ABS([.C190])^[.$F$4]*SIGN([.C190])" office:value-type="float" office:value="-18.5240883133059">
            <text:p>-18,5240883133</text:p>
          </table:table-cell>
          <table:table-cell table:formula="of:=[.D190]-[.B190]" office:value-type="float" office:value="-113.524088313306">
            <text:p>-113,5240883133</text:p>
          </table:table-cell>
          <table:table-cell table:number-columns-repeated="6"/>
          <table:table-cell table:formula="of:=FLOOR(ABS([.E190]); 1)*SIGN([.E190])+IF([.E190]&lt;0;-1;0)" office:value-type="float" office:value="-114">
            <text:p>-114</text:p>
          </table:table-cell>
          <table:table-cell office:value-type="float" office:value="157">
            <text:p>157</text:p>
          </table:table-cell>
          <table:table-cell office:value-type="float" office:value="256">
            <text:p>256</text:p>
          </table:table-cell>
          <table:table-cell table:formula="of:=SIN([.A190]*[.$Q$1]+[.$Q$2])*([.$Q$3]*(200-[.A190])+[.$Q$4]*[.A190])+([.$Q194]*(200-[.A190])+[.$Q$6]*[.A190])" office:value-type="float" office:value="127.226237398737">
            <text:p>127,2262373987</text:p>
          </table:table-cell>
          <table:table-cell/>
          <table:table-cell/>
        </table:table-row>
        <table:table-row table:style-name="ro2">
          <table:table-cell table:formula="of:=[.A190]+1" office:value-type="float" office:value="191">
            <text:p>191</text:p>
          </table:table-cell>
          <table:table-cell office:value-type="float" office:value="31">
            <text:p>31</text:p>
          </table:table-cell>
          <table:table-cell table:formula="of:=(-SIN([.A191]/[.$F$1]+[.$G$1])*([.$F$2]*(199-[.A191])+[.$G$2]*[.A191])+([.$F$3]*(199-[.A191])+[.$G$3]*[.A191]))" office:value-type="float" office:value="-0.941251155016259">
            <text:p>-0,941251155</text:p>
          </table:table-cell>
          <table:table-cell table:formula="of:=ABS([.C191])^[.$F$4]*SIGN([.C191])" office:value-type="float" office:value="-0.885953736819441">
            <text:p>-0,8859537368</text:p>
          </table:table-cell>
          <table:table-cell table:formula="of:=[.D191]-[.B191]" office:value-type="float" office:value="-31.8859537368194">
            <text:p>-31,8859537368</text:p>
          </table:table-cell>
          <table:table-cell table:number-columns-repeated="6"/>
          <table:table-cell table:formula="of:=FLOOR(ABS([.E191]); 1)*SIGN([.E191])+IF([.E191]&lt;0;-1;0)" office:value-type="float" office:value="-32">
            <text:p>-32</text:p>
          </table:table-cell>
          <table:table-cell office:value-type="float" office:value="158">
            <text:p>158</text:p>
          </table:table-cell>
          <table:table-cell office:value-type="float" office:value="263">
            <text:p>263</text:p>
          </table:table-cell>
          <table:table-cell table:formula="of:=SIN([.A191]*[.$Q$1]+[.$Q$2])*([.$Q$3]*(200-[.A191])+[.$Q$4]*[.A191])+([.$Q195]*(200-[.A191])+[.$Q$6]*[.A191])" office:value-type="float" office:value="130.117521504852">
            <text:p>130,1175215049</text:p>
          </table:table-cell>
          <table:table-cell/>
          <table:table-cell/>
        </table:table-row>
        <table:table-row table:style-name="ro2">
          <table:table-cell table:formula="of:=[.A191]+1" office:value-type="float" office:value="192">
            <text:p>192</text:p>
          </table:table-cell>
          <table:table-cell office:value-type="float" office:value="-147">
            <text:p>-147</text:p>
          </table:table-cell>
          <table:table-cell table:formula="of:=(-SIN([.A192]/[.$F$1]+[.$G$1])*([.$F$2]*(199-[.A192])+[.$G$2]*[.A192])+([.$F$3]*(199-[.A192])+[.$G$3]*[.A192]))" office:value-type="float" office:value="3.42520021567417">
            <text:p>3,4252002157</text:p>
          </table:table-cell>
          <table:table-cell table:formula="of:=ABS([.C192])^[.$F$4]*SIGN([.C192])" office:value-type="float" office:value="11.7319965174544">
            <text:p>11,7319965175</text:p>
          </table:table-cell>
          <table:table-cell table:formula="of:=[.D192]-[.B192]" office:value-type="float" office:value="158.731996517454">
            <text:p>158,7319965175</text:p>
          </table:table-cell>
          <table:table-cell table:number-columns-repeated="6"/>
          <table:table-cell table:formula="of:=FLOOR(ABS([.E192]); 1)*SIGN([.E192])+IF([.E192]&lt;0;-1;0)" office:value-type="float" office:value="158">
            <text:p>158</text:p>
          </table:table-cell>
          <table:table-cell office:value-type="float" office:value="169">
            <text:p>169</text:p>
          </table:table-cell>
          <table:table-cell office:value-type="float" office:value="266">
            <text:p>266</text:p>
          </table:table-cell>
          <table:table-cell table:formula="of:=SIN([.A192]*[.$Q$1]+[.$Q$2])*([.$Q$3]*(200-[.A192])+[.$Q$4]*[.A192])+([.$Q196]*(200-[.A192])+[.$Q$6]*[.A192])" office:value-type="float" office:value="127.701789061451">
            <text:p>127,7017890615</text:p>
          </table:table-cell>
          <table:table-cell/>
          <table:table-cell/>
        </table:table-row>
        <table:table-row table:style-name="ro2">
          <table:table-cell table:formula="of:=[.A192]+1" office:value-type="float" office:value="193">
            <text:p>193</text:p>
          </table:table-cell>
          <table:table-cell office:value-type="float" office:value="-423">
            <text:p>-423</text:p>
          </table:table-cell>
          <table:table-cell table:formula="of:=(-SIN([.A193]/[.$F$1]+[.$G$1])*([.$F$2]*(199-[.A193])+[.$G$2]*[.A193])+([.$F$3]*(199-[.A193])+[.$G$3]*[.A193]))" office:value-type="float" office:value="8.34208079808744">
            <text:p>8,3420807981</text:p>
          </table:table-cell>
          <table:table-cell table:formula="of:=ABS([.C193])^[.$F$4]*SIGN([.C193])" office:value-type="float" office:value="69.5903120418192">
            <text:p>69,5903120418</text:p>
          </table:table-cell>
          <table:table-cell table:formula="of:=[.D193]-[.B193]" office:value-type="float" office:value="492.590312041819">
            <text:p>492,5903120418</text:p>
          </table:table-cell>
          <table:table-cell table:number-columns-repeated="6"/>
          <table:table-cell table:formula="of:=FLOOR(ABS([.E193]); 1)*SIGN([.E193])+IF([.E193]&lt;0;-1;0)" office:value-type="float" office:value="492">
            <text:p>492</text:p>
          </table:table-cell>
          <table:table-cell office:value-type="float" office:value="176">
            <text:p>176</text:p>
          </table:table-cell>
          <table:table-cell office:value-type="float" office:value="306">
            <text:p>306</text:p>
          </table:table-cell>
          <table:table-cell table:formula="of:=SIN([.A193]*[.$Q$1]+[.$Q$2])*([.$Q$3]*(200-[.A193])+[.$Q$4]*[.A193])+([.$Q197]*(200-[.A193])+[.$Q$6]*[.A193])" office:value-type="float" office:value="132.314888486">
            <text:p>132,314888486</text:p>
          </table:table-cell>
          <table:table-cell/>
          <table:table-cell/>
        </table:table-row>
        <table:table-row table:style-name="ro2">
          <table:table-cell table:formula="of:=[.A193]+1" office:value-type="float" office:value="194">
            <text:p>194</text:p>
          </table:table-cell>
          <table:table-cell office:value-type="float" office:value="-192">
            <text:p>-192</text:p>
          </table:table-cell>
          <table:table-cell table:formula="of:=(-SIN([.A194]/[.$F$1]+[.$G$1])*([.$F$2]*(199-[.A194])+[.$G$2]*[.A194])+([.$F$3]*(199-[.A194])+[.$G$3]*[.A194]))" office:value-type="float" office:value="13.2812453856569">
            <text:p>13,2812453857</text:p>
          </table:table-cell>
          <table:table-cell table:formula="of:=ABS([.C194])^[.$F$4]*SIGN([.C194])" office:value-type="float" office:value="176.391478994032">
            <text:p>176,391478994</text:p>
          </table:table-cell>
          <table:table-cell table:formula="of:=[.D194]-[.B194]" office:value-type="float" office:value="368.391478994032">
            <text:p>368,391478994</text:p>
          </table:table-cell>
          <table:table-cell table:number-columns-repeated="6"/>
          <table:table-cell table:formula="of:=FLOOR(ABS([.E194]); 1)*SIGN([.E194])+IF([.E194]&lt;0;-1;0)" office:value-type="float" office:value="368">
            <text:p>368</text:p>
          </table:table-cell>
          <table:table-cell office:value-type="float" office:value="192">
            <text:p>192</text:p>
          </table:table-cell>
          <table:table-cell office:value-type="float" office:value="314">
            <text:p>314</text:p>
          </table:table-cell>
          <table:table-cell table:formula="of:=SIN([.A194]*[.$Q$1]+[.$Q$2])*([.$Q$3]*(200-[.A194])+[.$Q$4]*[.A194])+([.$Q198]*(200-[.A194])+[.$Q$6]*[.A194])" office:value-type="float" office:value="128.255550300646">
            <text:p>128,2555503006</text:p>
          </table:table-cell>
          <table:table-cell/>
          <table:table-cell/>
        </table:table-row>
        <table:table-row table:style-name="ro2">
          <table:table-cell table:formula="of:=[.A194]+1" office:value-type="float" office:value="195">
            <text:p>195</text:p>
          </table:table-cell>
          <table:table-cell office:value-type="float" office:value="167">
            <text:p>167</text:p>
          </table:table-cell>
          <table:table-cell table:formula="of:=(-SIN([.A195]/[.$F$1]+[.$G$1])*([.$F$2]*(199-[.A195])+[.$G$2]*[.A195])+([.$F$3]*(199-[.A195])+[.$G$3]*[.A195]))" office:value-type="float" office:value="17.6976192915548">
            <text:p>17,6976192916</text:p>
          </table:table-cell>
          <table:table-cell table:formula="of:=ABS([.C195])^[.$F$4]*SIGN([.C195])" office:value-type="float" office:value="313.205728588812">
            <text:p>313,2057285888</text:p>
          </table:table-cell>
          <table:table-cell table:formula="of:=[.D195]-[.B195]" office:value-type="float" office:value="146.205728588812">
            <text:p>146,2057285888</text:p>
          </table:table-cell>
          <table:table-cell table:number-columns-repeated="6"/>
          <table:table-cell table:formula="of:=FLOOR(ABS([.E195]); 1)*SIGN([.E195])+IF([.E195]&lt;0;-1;0)" office:value-type="float" office:value="146">
            <text:p>146</text:p>
          </table:table-cell>
          <table:table-cell office:value-type="float" office:value="218">
            <text:p>218</text:p>
          </table:table-cell>
          <table:table-cell office:value-type="float" office:value="326">
            <text:p>326</text:p>
          </table:table-cell>
          <table:table-cell table:formula="of:=SIN([.A195]*[.$Q$1]+[.$Q$2])*([.$Q$3]*(200-[.A195])+[.$Q$4]*[.A195])+([.$Q199]*(200-[.A195])+[.$Q$6]*[.A195])" office:value-type="float" office:value="134.374690916191">
            <text:p>134,3746909162</text:p>
          </table:table-cell>
          <table:table-cell/>
          <table:table-cell/>
        </table:table-row>
        <table:table-row table:style-name="ro2">
          <table:table-cell table:formula="of:=[.A195]+1" office:value-type="float" office:value="196">
            <text:p>196</text:p>
          </table:table-cell>
          <table:table-cell office:value-type="float" office:value="306">
            <text:p>306</text:p>
          </table:table-cell>
          <table:table-cell table:formula="of:=(-SIN([.A196]/[.$F$1]+[.$G$1])*([.$F$2]*(199-[.A196])+[.$G$2]*[.A196])+([.$F$3]*(199-[.A196])+[.$G$3]*[.A196]))" office:value-type="float" office:value="21.0905734815908">
            <text:p>21,0905734816</text:p>
          </table:table-cell>
          <table:table-cell table:formula="of:=ABS([.C196])^[.$F$4]*SIGN([.C196])" office:value-type="float" office:value="444.812289782382">
            <text:p>444,8122897824</text:p>
          </table:table-cell>
          <table:table-cell table:formula="of:=[.D196]-[.B196]" office:value-type="float" office:value="138.812289782382">
            <text:p>138,8122897824</text:p>
          </table:table-cell>
          <table:table-cell table:number-columns-repeated="6"/>
          <table:table-cell table:formula="of:=FLOOR(ABS([.E196]); 1)*SIGN([.E196])+IF([.E196]&lt;0;-1;0)" office:value-type="float" office:value="138">
            <text:p>138</text:p>
          </table:table-cell>
          <table:table-cell office:value-type="float" office:value="227">
            <text:p>227</text:p>
          </table:table-cell>
          <table:table-cell office:value-type="float" office:value="327">
            <text:p>327</text:p>
          </table:table-cell>
          <table:table-cell table:formula="of:=SIN([.A196]*[.$Q$1]+[.$Q$2])*([.$Q$3]*(200-[.A196])+[.$Q$4]*[.A196])+([.$Q200]*(200-[.A196])+[.$Q$6]*[.A196])" office:value-type="float" office:value="129.005051099429">
            <text:p>129,0050510994</text:p>
          </table:table-cell>
          <table:table-cell/>
          <table:table-cell/>
        </table:table-row>
        <table:table-row table:style-name="ro2">
          <table:table-cell table:formula="of:=[.A196]+1" office:value-type="float" office:value="197">
            <text:p>197</text:p>
          </table:table-cell>
          <table:table-cell office:value-type="float" office:value="455">
            <text:p>455</text:p>
          </table:table-cell>
          <table:table-cell table:formula="of:=(-SIN([.A197]/[.$F$1]+[.$G$1])*([.$F$2]*(199-[.A197])+[.$G$2]*[.A197])+([.$F$3]*(199-[.A197])+[.$G$3]*[.A197]))" office:value-type="float" office:value="23.0618619747635">
            <text:p>23,0618619748</text:p>
          </table:table-cell>
          <table:table-cell table:formula="of:=ABS([.C197])^[.$F$4]*SIGN([.C197])" office:value-type="float" office:value="531.849477743041">
            <text:p>531,849477743</text:p>
          </table:table-cell>
          <table:table-cell table:formula="of:=[.D197]-[.B197]" office:value-type="float" office:value="76.8494777430412">
            <text:p>76,849477743</text:p>
          </table:table-cell>
          <table:table-cell table:number-columns-repeated="6"/>
          <table:table-cell table:formula="of:=FLOOR(ABS([.E197]); 1)*SIGN([.E197])+IF([.E197]&lt;0;-1;0)" office:value-type="float" office:value="76">
            <text:p>76</text:p>
          </table:table-cell>
          <table:table-cell office:value-type="float" office:value="269">
            <text:p>269</text:p>
          </table:table-cell>
          <table:table-cell office:value-type="float" office:value="455">
            <text:p>455</text:p>
          </table:table-cell>
          <table:table-cell table:formula="of:=SIN([.A197]*[.$Q$1]+[.$Q$2])*([.$Q$3]*(200-[.A197])+[.$Q$4]*[.A197])+([.$Q201]*(200-[.A197])+[.$Q$6]*[.A197])" office:value-type="float" office:value="136.183788467134">
            <text:p>136,1837884671</text:p>
          </table:table-cell>
          <table:table-cell/>
          <table:table-cell/>
        </table:table-row>
        <table:table-row table:style-name="ro2">
          <table:table-cell table:formula="of:=[.A197]+1" office:value-type="float" office:value="198">
            <text:p>198</text:p>
          </table:table-cell>
          <table:table-cell office:value-type="float" office:value="520">
            <text:p>520</text:p>
          </table:table-cell>
          <table:table-cell table:formula="of:=(-SIN([.A198]/[.$F$1]+[.$G$1])*([.$F$2]*(199-[.A198])+[.$G$2]*[.A198])+([.$F$3]*(199-[.A198])+[.$G$3]*[.A198]))" office:value-type="float" office:value="23.3634298874961">
            <text:p>23,3634298875</text:p>
          </table:table-cell>
          <table:table-cell table:formula="of:=ABS([.C198])^[.$F$4]*SIGN([.C198])" office:value-type="float" office:value="545.849856107945">
            <text:p>545,8498561079</text:p>
          </table:table-cell>
          <table:table-cell table:formula="of:=[.D198]-[.B198]" office:value-type="float" office:value="25.8498561079455">
            <text:p>25,8498561079</text:p>
          </table:table-cell>
          <table:table-cell table:number-columns-repeated="6"/>
          <table:table-cell table:formula="of:=FLOOR(ABS([.E198]); 1)*SIGN([.E198])+IF([.E198]&lt;0;-1;0)" office:value-type="float" office:value="25">
            <text:p>25</text:p>
          </table:table-cell>
          <table:table-cell office:value-type="float" office:value="298">
            <text:p>298</text:p>
          </table:table-cell>
          <table:table-cell office:value-type="float" office:value="500">
            <text:p>500</text:p>
          </table:table-cell>
          <table:table-cell table:formula="of:=SIN([.A198]*[.$Q$1]+[.$Q$2])*([.$Q$3]*(200-[.A198])+[.$Q$4]*[.A198])+([.$Q202]*(200-[.A198])+[.$Q$6]*[.A198])" office:value-type="float" office:value="130.055014895844">
            <text:p>130,0550148958</text:p>
          </table:table-cell>
          <table:table-cell/>
          <table:table-cell/>
        </table:table-row>
        <table:table-row table:style-name="ro2">
          <table:table-cell table:formula="of:=[.A198]+1" office:value-type="float" office:value="199">
            <text:p>199</text:p>
          </table:table-cell>
          <table:table-cell office:value-type="float" office:value="531">
            <text:p>531</text:p>
          </table:table-cell>
          <table:table-cell table:formula="of:=(-SIN([.A199]/[.$F$1]+[.$G$1])*([.$F$2]*(199-[.A199])+[.$G$2]*[.A199])+([.$F$3]*(199-[.A199])+[.$G$3]*[.A199]))" office:value-type="float" office:value="21.9293888423724">
            <text:p>21,9293888424</text:p>
          </table:table-cell>
          <table:table-cell table:formula="of:=ABS([.C199])^[.$F$4]*SIGN([.C199])" office:value-type="float" office:value="480.898094999965">
            <text:p>480,898095</text:p>
          </table:table-cell>
          <table:table-cell table:formula="of:=[.D199]-[.B199]" office:value-type="float" office:value="-50.1019050000349">
            <text:p>-50,101905</text:p>
          </table:table-cell>
          <table:table-cell table:number-columns-repeated="6"/>
          <table:table-cell table:formula="of:=FLOOR(ABS([.E199]); 1)*SIGN([.E199])+IF([.E199]&lt;0;-1;0)" office:value-type="float" office:value="-51">
            <text:p>-51</text:p>
          </table:table-cell>
          <table:table-cell office:value-type="float" office:value="368">
            <text:p>368</text:p>
          </table:table-cell>
          <table:table-cell office:value-type="float" office:value="520">
            <text:p>520</text:p>
          </table:table-cell>
          <table:table-cell table:formula="of:=SIN([.A199]*[.$Q$1]+[.$Q$2])*([.$Q$3]*(200-[.A199])+[.$Q$4]*[.A199])+([.$Q203]*(200-[.A199])+[.$Q$6]*[.A199])" office:value-type="float" office:value="137.649770015794">
            <text:p>137,6497700158</text:p>
          </table:table-cell>
          <table:table-cell/>
          <table:table-cell/>
        </table:table-row>
        <table:table-row table:style-name="ro2">
          <table:table-cell table:formula="of:=[.A199]+1" office:value-type="float" office:value="200">
            <text:p>200</text:p>
          </table:table-cell>
          <table:table-cell office:value-type="float" office:value="326">
            <text:p>326</text:p>
          </table:table-cell>
          <table:table-cell table:formula="of:=(-SIN([.A200]/[.$F$1]+[.$G$1])*([.$F$2]*(199-[.A200])+[.$G$2]*[.A200])+([.$F$3]*(199-[.A200])+[.$G$3]*[.A200]))" office:value-type="float" office:value="18.8881215259997">
            <text:p>18,888121526</text:p>
          </table:table-cell>
          <table:table-cell table:formula="of:=ABS([.C200])^[.$F$4]*SIGN([.C200])" office:value-type="float" office:value="356.761134780934">
            <text:p>356,7611347809</text:p>
          </table:table-cell>
          <table:table-cell table:formula="of:=[.D200]-[.B200]" office:value-type="float" office:value="30.7611347809338">
            <text:p>30,7611347809</text:p>
          </table:table-cell>
          <table:table-cell table:number-columns-repeated="6"/>
          <table:table-cell table:formula="of:=FLOOR(ABS([.E200]); 1)*SIGN([.E200])+IF([.E200]&lt;0;-1;0)" office:value-type="float" office:value="30">
            <text:p>30</text:p>
          </table:table-cell>
          <table:table-cell office:value-type="float" office:value="492">
            <text:p>492</text:p>
          </table:table-cell>
          <table:table-cell office:value-type="float" office:value="531">
            <text:p>531</text:p>
          </table:table-cell>
          <table:table-cell table:formula="of:=SIN([.A200]*[.$Q$1]+[.$Q$2])*([.$Q$3]*(200-[.A200])+[.$Q$4]*[.A200])+([.$Q204]*(200-[.A200])+[.$Q$6]*[.A200])" office:value-type="float" office:value="131.481910048481">
            <text:p>131,4819100485</text:p>
          </table:table-cell>
          <table:table-cell/>
          <table:table-cell/>
        </table:table-row>
      </table:table>
      <table:table table:name="Taulukko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ulukko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name="__Anonymous_Sheet_DB__0" table:target-range-address="Taulukko1.N1:Taulukko1.N1048576" table:contains-header="false">
          <table:sort>
            <table:sort-by table:field-number="0" table:data-type="automatic"/>
          </table:sort>
        </table:database-range>
        <table:database-range table:target-range-address="Taulukko1.M1:Taulukko1.M2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i" fo:country="FI" style:letter-kerning="tru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1">01.11.2014</text:date>, <text:time>11:23:29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1T09:29:33.44</meta:creation-date>
    <dc:date>2014-11-01T11:23:29.60</dc:date>
    <meta:editing-duration>PT49M20S</meta:editing-duration>
    <meta:editing-cycles>6</meta:editing-cycles>
    <meta:generator>OpenOffice.org/3.4.1$Win32 OpenOffice.org_project/341m1$Build-9593</meta:generator>
    <meta:document-statistic meta:table-count="3" meta:cell-count="20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2cm" svg:height="8.735cm" xlink:href=".." xlink:type="simple" chart:class="chart:bar" chart:style-name="ch1">
        <chart:legend chart:legend-position="end" svg:x="13.798cm" svg:y="3.793cm" style:legend-expansion="high" chart:style-name="ch2"/>
        <chart:plot-area chart:style-name="ch3" table:cell-range-address="Taulukko1.B1:Taulukko1.B200 Taulukko1.D1:Taulukko1.D200" svg:x="0.769cm" svg:y="0.831cm" svg:width="12.391cm" svg:height="7.31cm">
          <chartooo:coordinate-region svg:x="1.867cm" svg:y="1.043cm" svg:width="11.096cm" svg:height="6.8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ulukko1.B1:Taulukko1.B200" chart:class="chart:bar">
            <chart:data-point chart:repeated="200"/>
          </chart:series>
          <chart:series chart:style-name="ch8" chart:values-cell-range-address="Taulukko1.D1:Taulukko1.D200" chart:class="chart:bar">
            <chart:data-point chart:repeated="2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B</text:p>
              </table:table-cell>
              <table:table-cell office:value-type="string">
                <text:p>Sarak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Taulukko1.B1:Taulukko1.B200</svg:desc>
                </draw:g>
              </table:table-cell>
              <table:table-cell office:value-type="float" office:value="111.033749379798">
                <text:p>111.033749379798</text:p>
                <draw:g>
                  <svg:desc>Taulukko1.D1:Taulukko1.D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">
                <text:p>87</text:p>
              </table:table-cell>
              <table:table-cell office:value-type="float" office:value="44.9382081046347">
                <text:p>44.93820810463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9">
                <text:p>89</text:p>
              </table:table-cell>
              <table:table-cell office:value-type="float" office:value="0.832011185570358">
                <text:p>0.8320111855703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">
                <text:p>-9</text:p>
              </table:table-cell>
              <table:table-cell office:value-type="float" office:value="-37.9025220883269">
                <text:p>-37.90252208832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8">
                <text:p>-28</text:p>
              </table:table-cell>
              <table:table-cell office:value-type="float" office:value="-187.492013446154">
                <text:p>-187.4920134461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19">
                <text:p>-219</text:p>
              </table:table-cell>
              <table:table-cell office:value-type="float" office:value="-434.701149150266">
                <text:p>-434.7011491502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18">
                <text:p>-518</text:p>
              </table:table-cell>
              <table:table-cell office:value-type="float" office:value="-720.163492441079">
                <text:p>-720.1634924410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94">
                <text:p>-794</text:p>
              </table:table-cell>
              <table:table-cell office:value-type="float" office:value="-961.226406595927">
                <text:p>-961.2264065959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042">
                <text:p>-1042</text:p>
              </table:table-cell>
              <table:table-cell office:value-type="float" office:value="-1083.46968744641">
                <text:p>-1083.469687446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100">
                <text:p>-1100</text:p>
              </table:table-cell>
              <table:table-cell office:value-type="float" office:value="-1049.26435587755">
                <text:p>-1049.264355877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45">
                <text:p>-745</text:p>
              </table:table-cell>
              <table:table-cell office:value-type="float" office:value="-871.597489169143">
                <text:p>-871.5974891691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32">
                <text:p>-432</text:p>
              </table:table-cell>
              <table:table-cell office:value-type="float" office:value="-607.841593896989">
                <text:p>-607.8415938969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5">
                <text:p>-75</text:p>
              </table:table-cell>
              <table:table-cell office:value-type="float" office:value="-336.638681773053">
                <text:p>-336.6386817730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-127.941795008414">
                <text:p>-127.9417950084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-18.6655478925881">
                <text:p>-18.66554789258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">
                <text:p>44</text:p>
              </table:table-cell>
              <table:table-cell office:value-type="float" office:value="3.49125679107901">
                <text:p>3.491256791079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4">
                <text:p>74</text:p>
              </table:table-cell>
              <table:table-cell office:value-type="float" office:value="43.584218425806">
                <text:p>43.5842184258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88.3352489343228">
                <text:p>88.33524893432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">
                <text:p>41</text:p>
              </table:table-cell>
              <table:table-cell office:value-type="float" office:value="100.007659766956">
                <text:p>100.0076597669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8">
                <text:p>98</text:p>
              </table:table-cell>
              <table:table-cell office:value-type="float" office:value="70.4733139636542">
                <text:p>70.47331396365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3.1655203886721">
                <text:p>23.16552038867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2">
                <text:p>92</text:p>
              </table:table-cell>
              <table:table-cell office:value-type="float" office:value="-0.0906511067379704">
                <text:p>-0.09065110673797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">
                <text:p>43</text:p>
              </table:table-cell>
              <table:table-cell office:value-type="float" office:value="-40.2460868845019">
                <text:p>-40.24608688450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50">
                <text:p>-50</text:p>
              </table:table-cell>
              <table:table-cell office:value-type="float" office:value="-159.315880133242">
                <text:p>-159.3158801332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55">
                <text:p>-155</text:p>
              </table:table-cell>
              <table:table-cell office:value-type="float" office:value="-339.663180043698">
                <text:p>-339.6631800436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72">
                <text:p>-372</text:p>
              </table:table-cell>
              <table:table-cell office:value-type="float" office:value="-534.93665185281">
                <text:p>-534.936651852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635">
                <text:p>-635</text:p>
              </table:table-cell>
              <table:table-cell office:value-type="float" office:value="-687.206113043166">
                <text:p>-687.2061130431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841">
                <text:p>-841</text:p>
              </table:table-cell>
              <table:table-cell office:value-type="float" office:value="-749.233718676525">
                <text:p>-749.2337186765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19">
                <text:p>-719</text:p>
              </table:table-cell>
              <table:table-cell office:value-type="float" office:value="-702.493406287567">
                <text:p>-702.4934062875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547">
                <text:p>-547</text:p>
              </table:table-cell>
              <table:table-cell office:value-type="float" office:value="-563.599614790804">
                <text:p>-563.5996147908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71">
                <text:p>-271</text:p>
              </table:table-cell>
              <table:table-cell office:value-type="float" office:value="-376.877010927263">
                <text:p>-376.8770109272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06">
                <text:p>-106</text:p>
              </table:table-cell>
              <table:table-cell office:value-type="float" office:value="-196.633568029645">
                <text:p>-196.6335680296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  <table:table-cell office:value-type="float" office:value="-66.7965490994846">
                <text:p>-66.79654909948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8">
                <text:p>88</text:p>
              </table:table-cell>
              <table:table-cell office:value-type="float" office:value="-6.27981794524156">
                <text:p>-6.279817945241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">
                <text:p>52</text:p>
              </table:table-cell>
              <table:table-cell office:value-type="float" office:value="5.62280603824032">
                <text:p>5.622806038240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9">
                <text:p>89</text:p>
              </table:table-cell>
              <table:table-cell office:value-type="float" office:value="35.432733038401">
                <text:p>35.4327330384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">
                <text:p>28</text:p>
              </table:table-cell>
              <table:table-cell office:value-type="float" office:value="62.1917343567782">
                <text:p>62.19173435677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4">
                <text:p>54</text:p>
              </table:table-cell>
              <table:table-cell office:value-type="float" office:value="64.1603852596742">
                <text:p>64.16038525967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">
                <text:p>80</text:p>
              </table:table-cell>
              <table:table-cell office:value-type="float" office:value="40.5132970218228">
                <text:p>40.51329702182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10.1492584377463">
                <text:p>10.14925843774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-1.27647436676421">
                <text:p>-1.276474366764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">
                <text:p>15</text:p>
              </table:table-cell>
              <table:table-cell office:value-type="float" office:value="-36.8291082788557">
                <text:p>-36.82910827885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4">
                <text:p>-34</text:p>
              </table:table-cell>
              <table:table-cell office:value-type="float" office:value="-122.367193778745">
                <text:p>-122.3671937787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62">
                <text:p>-162</text:p>
              </table:table-cell>
              <table:table-cell office:value-type="float" office:value="-241.775322047519">
                <text:p>-241.7753220475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48">
                <text:p>-248</text:p>
              </table:table-cell>
              <table:table-cell office:value-type="float" office:value="-362.51195725373">
                <text:p>-362.511957253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448">
                <text:p>-448</text:p>
              </table:table-cell>
              <table:table-cell office:value-type="float" office:value="-447.993883718229">
                <text:p>-447.9938837182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629">
                <text:p>-629</text:p>
              </table:table-cell>
              <table:table-cell office:value-type="float" office:value="-471.734268290949">
                <text:p>-471.7342682909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494">
                <text:p>-494</text:p>
              </table:table-cell>
              <table:table-cell office:value-type="float" office:value="-427.296922617196">
                <text:p>-427.2969226171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57">
                <text:p>-357</text:p>
              </table:table-cell>
              <table:table-cell office:value-type="float" office:value="-330.109317283465">
                <text:p>-330.1093172834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60">
                <text:p>-160</text:p>
              </table:table-cell>
              <table:table-cell office:value-type="float" office:value="-210.734258984191">
                <text:p>-210.7342589841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0">
                <text:p>-30</text:p>
              </table:table-cell>
              <table:table-cell office:value-type="float" office:value="-102.75354197226">
                <text:p>-102.753541972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">
                <text:p>43</text:p>
              </table:table-cell>
              <table:table-cell office:value-type="float" office:value="-30.4661938125142">
                <text:p>-30.46619381251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1.36426402103834">
                <text:p>-1.364264021038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">
                <text:p>49</text:p>
              </table:table-cell>
              <table:table-cell office:value-type="float" office:value="6.04745803090661">
                <text:p>6.047458030906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">
                <text:p>20</text:p>
              </table:table-cell>
              <table:table-cell office:value-type="float" office:value="24.96298501987">
                <text:p>24.962985019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">
                <text:p>44</text:p>
              </table:table-cell>
              <table:table-cell office:value-type="float" office:value="38.5494046687503">
                <text:p>38.54940466875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">
                <text:p>43</text:p>
              </table:table-cell>
              <table:table-cell office:value-type="float" office:value="36.1831133999892">
                <text:p>36.18311339998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">
                <text:p>12</text:p>
              </table:table-cell>
              <table:table-cell office:value-type="float" office:value="20.1746123275921">
                <text:p>20.17461232759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">
                <text:p>20</text:p>
              </table:table-cell>
              <table:table-cell office:value-type="float" office:value="3.45324432012221">
                <text:p>3.453244320122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9">
                <text:p>89</text:p>
              </table:table-cell>
              <table:table-cell office:value-type="float" office:value="-2.39929457122745">
                <text:p>-2.399294571227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8">
                <text:p>-8</text:p>
              </table:table-cell>
              <table:table-cell office:value-type="float" office:value="-28.3002196658933">
                <text:p>-28.30021966589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">
                <text:p>-2</text:p>
              </table:table-cell>
              <table:table-cell office:value-type="float" office:value="-81.3084123519112">
                <text:p>-81.30841235191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90">
                <text:p>-90</text:p>
              </table:table-cell>
              <table:table-cell office:value-type="float" office:value="-149.486419210038">
                <text:p>-149.4864192100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00">
                <text:p>500</text:p>
              </table:table-cell>
              <table:table-cell office:value-type="float" office:value="-213.195184696216">
                <text:p>-213.1951846962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19">
                <text:p>-319</text:p>
              </table:table-cell>
              <table:table-cell office:value-type="float" office:value="-252.770199170846">
                <text:p>-252.7701991708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426">
                <text:p>-426</text:p>
              </table:table-cell>
              <table:table-cell office:value-type="float" office:value="-256.125792994323">
                <text:p>-256.1257929943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00">
                <text:p>-300</text:p>
              </table:table-cell>
              <table:table-cell office:value-type="float" office:value="-223.125901085041">
                <text:p>-223.1259010850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94">
                <text:p>-194</text:p>
              </table:table-cell>
              <table:table-cell office:value-type="float" office:value="-165.085019577945">
                <text:p>-165.0850195779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01">
                <text:p>-101</text:p>
              </table:table-cell>
              <table:table-cell office:value-type="float" office:value="-99.8853339188177">
                <text:p>-99.88533391881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">
                <text:p>27</text:p>
              </table:table-cell>
              <table:table-cell office:value-type="float" office:value="-44.9771905101862">
                <text:p>-44.97719051018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27">
                <text:p>-27</text:p>
              </table:table-cell>
              <table:table-cell office:value-type="float" office:value="-11.2391664892138">
                <text:p>-11.23916648921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">
                <text:p>8</text:p>
              </table:table-cell>
              <table:table-cell office:value-type="float" office:value="-0.0855582855487126">
                <text:p>-0.08555828554871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0">
                <text:p>50</text:p>
              </table:table-cell>
              <table:table-cell office:value-type="float" office:value="4.66554872275444">
                <text:p>4.665548722754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14.2241585433736">
                <text:p>14.22415854337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">
                <text:p>17</text:p>
              </table:table-cell>
              <table:table-cell office:value-type="float" office:value="19.4600356319388">
                <text:p>19.46003563193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6">
                <text:p>96</text:p>
              </table:table-cell>
              <table:table-cell office:value-type="float" office:value="16.5011787897841">
                <text:p>16.50117878978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">
                <text:p>30</text:p>
              </table:table-cell>
              <table:table-cell office:value-type="float" office:value="7.93563557047007">
                <text:p>7.935635570470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7">
                <text:p>47</text:p>
              </table:table-cell>
              <table:table-cell office:value-type="float" office:value="0.747267838870672">
                <text:p>0.7472678388706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5">
                <text:p>85</text:p>
              </table:table-cell>
              <table:table-cell office:value-type="float" office:value="-2.36205127404424">
                <text:p>-2.362051274044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">
                <text:p>41</text:p>
              </table:table-cell>
              <table:table-cell office:value-type="float" office:value="-16.7302712949989">
                <text:p>-16.73027129499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49">
                <text:p>-49</text:p>
              </table:table-cell>
              <table:table-cell office:value-type="float" office:value="-42.1967194813158">
                <text:p>-42.19671948131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9">
                <text:p>-9</text:p>
              </table:table-cell>
              <table:table-cell office:value-type="float" office:value="-71.9930031394876">
                <text:p>-71.99300313948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0">
                <text:p>-180</text:p>
              </table:table-cell>
              <table:table-cell office:value-type="float" office:value="-96.9812639260784">
                <text:p>-96.98126392607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40">
                <text:p>-240</text:p>
              </table:table-cell>
              <table:table-cell office:value-type="float" office:value="-109.331122095767">
                <text:p>-109.3311220957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99">
                <text:p>-199</text:p>
              </table:table-cell>
              <table:table-cell office:value-type="float" office:value="-105.509092240313">
                <text:p>-105.5090922403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15">
                <text:p>-215</text:p>
              </table:table-cell>
              <table:table-cell office:value-type="float" office:value="-87.377965321594">
                <text:p>-87.3779653215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06">
                <text:p>-106</text:p>
              </table:table-cell>
              <table:table-cell office:value-type="float" office:value="-61.1003389541848">
                <text:p>-61.10033895418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">
                <text:p>10</text:p>
              </table:table-cell>
              <table:table-cell office:value-type="float" office:value="-34.4875701096849">
                <text:p>-34.48757010968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6">
                <text:p>-6</text:p>
              </table:table-cell>
              <table:table-cell office:value-type="float" office:value="-14.02158439797">
                <text:p>-14.021584397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">
                <text:p>25</text:p>
              </table:table-cell>
              <table:table-cell office:value-type="float" office:value="-2.78504147382024">
                <text:p>-2.785041473820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9">
                <text:p>-9</text:p>
              </table:table-cell>
              <table:table-cell office:value-type="float" office:value="0.0191213804691475">
                <text:p>0.01912138046914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2">
                <text:p>72</text:p>
              </table:table-cell>
              <table:table-cell office:value-type="float" office:value="2.26346632983543">
                <text:p>2.263466329835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3">
                <text:p>33</text:p>
              </table:table-cell>
              <table:table-cell office:value-type="float" office:value="5.37544542765917">
                <text:p>5.375445427659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">
                <text:p>3</text:p>
              </table:table-cell>
              <table:table-cell office:value-type="float" office:value="6.44799215536918">
                <text:p>6.447992155369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7">
                <text:p>57</text:p>
              </table:table-cell>
              <table:table-cell office:value-type="float" office:value="4.8240266742648">
                <text:p>4.82402667426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1.90940019254218">
                <text:p>1.909400192542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5">
                <text:p>95</text:p>
              </table:table-cell>
              <table:table-cell office:value-type="float" office:value="0.0553733465204056">
                <text:p>0.05537334652040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">
                <text:p>4</text:p>
              </table:table-cell>
              <table:table-cell office:value-type="float" office:value="-1.15673872535065">
                <text:p>-1.156738725350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">
                <text:p>35</text:p>
              </table:table-cell>
              <table:table-cell office:value-type="float" office:value="-5.65015466569192">
                <text:p>-5.650154665691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42">
                <text:p>-42</text:p>
              </table:table-cell>
              <table:table-cell office:value-type="float" office:value="-12.3238837914267">
                <text:p>-12.32388379142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30">
                <text:p>-30</text:p>
              </table:table-cell>
              <table:table-cell office:value-type="float" office:value="-18.9270814305588">
                <text:p>-18.92708143055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0">
                <text:p>-10</text:p>
              </table:table-cell>
              <table:table-cell office:value-type="float" office:value="-23.2043114363209">
                <text:p>-23.20431143632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44">
                <text:p>-44</text:p>
              </table:table-cell>
              <table:table-cell office:value-type="float" office:value="-23.8360314412762">
                <text:p>-23.83603144127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44">
                <text:p>-44</text:p>
              </table:table-cell>
              <table:table-cell office:value-type="float" office:value="-20.876385523728">
                <text:p>-20.8763855237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5">
                <text:p>-15</text:p>
              </table:table-cell>
              <table:table-cell office:value-type="float" office:value="-15.5614979791257">
                <text:p>-15.56149797912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61">
                <text:p>-61</text:p>
              </table:table-cell>
              <table:table-cell office:value-type="float" office:value="-9.66191390338166">
                <text:p>-9.661913903381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2">
                <text:p>-22</text:p>
              </table:table-cell>
              <table:table-cell office:value-type="float" office:value="-4.73048590905911">
                <text:p>-4.730485909059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2">
                <text:p>32</text:p>
              </table:table-cell>
              <table:table-cell office:value-type="float" office:value="-1.58679792018245">
                <text:p>-1.586797920182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1">
                <text:p>51</text:p>
              </table:table-cell>
              <table:table-cell office:value-type="float" office:value="-0.213563717172118">
                <text:p>-0.2135637171721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1">
                <text:p>-11</text:p>
              </table:table-cell>
              <table:table-cell office:value-type="float" office:value="0.0211864261152991">
                <text:p>0.02118642611529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">
                <text:p>5</text:p>
              </table:table-cell>
              <table:table-cell office:value-type="float" office:value="0.276842611196932">
                <text:p>0.2768426111969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">
                <text:p>30</text:p>
              </table:table-cell>
              <table:table-cell office:value-type="float" office:value="0.46159059037434">
                <text:p>0.461590590374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">
                <text:p>6</text:p>
              </table:table-cell>
              <table:table-cell office:value-type="float" office:value="0.407800364674397">
                <text:p>0.4078003646743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">
                <text:p>10</text:p>
              </table:table-cell>
              <table:table-cell office:value-type="float" office:value="0.213979926003739">
                <text:p>0.2139799260037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0">
                <text:p>90</text:p>
              </table:table-cell>
              <table:table-cell office:value-type="float" office:value="0.0503959614076351">
                <text:p>0.05039596140763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5">
                <text:p>45</text:p>
              </table:table-cell>
              <table:table-cell office:value-type="float" office:value="-0.00000116319568887907">
                <text:p>-0.000001163195688879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">
                <text:p>25</text:p>
              </table:table-cell>
              <table:table-cell office:value-type="float" office:value="-0.0226261607733635">
                <text:p>-0.02262616077336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58">
                <text:p>-58</text:p>
              </table:table-cell>
              <table:table-cell office:value-type="float" office:value="-0.0326968395637263">
                <text:p>-0.03269683956372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1">
                <text:p>21</text:p>
              </table:table-cell>
              <table:table-cell office:value-type="float" office:value="-0.00592404682258306">
                <text:p>-0.005924046822583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1">
                <text:p>71</text:p>
              </table:table-cell>
              <table:table-cell office:value-type="float" office:value="0.021690758897788">
                <text:p>0.0216907588977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">
                <text:p>30</text:p>
              </table:table-cell>
              <table:table-cell office:value-type="float" office:value="0.204196231163899">
                <text:p>0.2041962311638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">
                <text:p>7</text:p>
              </table:table-cell>
              <table:table-cell office:value-type="float" office:value="0.605243073778313">
                <text:p>0.6052430737783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">
                <text:p>25</text:p>
              </table:table-cell>
              <table:table-cell office:value-type="float" office:value="1.12014840408596">
                <text:p>1.120148404085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0">
                <text:p>70</text:p>
              </table:table-cell>
              <table:table-cell office:value-type="float" office:value="1.5120604450981">
                <text:p>1.51206044509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1">
                <text:p>81</text:p>
              </table:table-cell>
              <table:table-cell office:value-type="float" office:value="1.5475705947157">
                <text:p>1.54757059471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">
                <text:p>2</text:p>
              </table:table-cell>
              <table:table-cell office:value-type="float" office:value="1.16403417591752">
                <text:p>1.164034175917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9">
                <text:p>-9</text:p>
              </table:table-cell>
              <table:table-cell office:value-type="float" office:value="0.552223689307018">
                <text:p>0.5522236893070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46">
                <text:p>-46</text:p>
              </table:table-cell>
              <table:table-cell office:value-type="float" office:value="0.0773170729442032">
                <text:p>0.07731707294420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6">
                <text:p>76</text:p>
              </table:table-cell>
              <table:table-cell office:value-type="float" office:value="-0.0605535123583361">
                <text:p>-0.060553512358336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2">
                <text:p>62</text:p>
              </table:table-cell>
              <table:table-cell office:value-type="float" office:value="-0.546004914291835">
                <text:p>-0.5460049142918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">
                <text:p>42</text:p>
              </table:table-cell>
              <table:table-cell office:value-type="float" office:value="-1.21503534940873">
                <text:p>-1.215035349408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4">
                <text:p>94</text:p>
              </table:table-cell>
              <table:table-cell office:value-type="float" office:value="-1.549089373378">
                <text:p>-1.54908937337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">
                <text:p>2</text:p>
              </table:table-cell>
              <table:table-cell office:value-type="float" office:value="-1.2003586680735">
                <text:p>-1.20035866807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-0.382817856678971">
                <text:p>-0.3828178566789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">
                <text:p>18</text:p>
              </table:table-cell>
              <table:table-cell office:value-type="float" office:value="0.032425181731302">
                <text:p>0.0324251817313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24">
                <text:p>-24</text:p>
              </table:table-cell>
              <table:table-cell office:value-type="float" office:value="1.56009161100177">
                <text:p>1.5600916110017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4">
                <text:p>-4</text:p>
              </table:table-cell>
              <table:table-cell office:value-type="float" office:value="6.217902460318">
                <text:p>6.2179024603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28">
                <text:p>-28</text:p>
              </table:table-cell>
              <table:table-cell office:value-type="float" office:value="14.3283270621372">
                <text:p>14.32832706213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1">
                <text:p>21</text:p>
              </table:table-cell>
              <table:table-cell office:value-type="float" office:value="24.764138114209">
                <text:p>24.7641381142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">
                <text:p>69</text:p>
              </table:table-cell>
              <table:table-cell office:value-type="float" office:value="35.0196105734664">
                <text:p>35.01961057346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6">
                <text:p>66</text:p>
              </table:table-cell>
              <table:table-cell office:value-type="float" office:value="41.9733431577363">
                <text:p>41.973343157736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4">
                <text:p>74</text:p>
              </table:table-cell>
              <table:table-cell office:value-type="float" office:value="43.10492690174">
                <text:p>43.104926901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8">
                <text:p>148</text:p>
              </table:table-cell>
              <table:table-cell office:value-type="float" office:value="37.6540454050985">
                <text:p>37.654045405098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3">
                <text:p>63</text:p>
              </table:table-cell>
              <table:table-cell office:value-type="float" office:value="27.1544791282334">
                <text:p>27.154479128233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3">
                <text:p>-13</text:p>
              </table:table-cell>
              <table:table-cell office:value-type="float" office:value="14.9989606051648">
                <text:p>14.99896060516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56">
                <text:p>-56</text:p>
              </table:table-cell>
              <table:table-cell office:value-type="float" office:value="5.12028509717421">
                <text:p>5.120285097174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6">
                <text:p>-16</text:p>
              </table:table-cell>
              <table:table-cell office:value-type="float" office:value="0.320232126763893">
                <text:p>0.32023212676389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5">
                <text:p>65</text:p>
              </table:table-cell>
              <table:table-cell office:value-type="float" office:value="-1.01768546671044">
                <text:p>-1.017685466710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4">
                <text:p>94</text:p>
              </table:table-cell>
              <table:table-cell office:value-type="float" office:value="-5.07329386829196">
                <text:p>-5.073293868291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3">
                <text:p>63</text:p>
              </table:table-cell>
              <table:table-cell office:value-type="float" office:value="-8.89192163702419">
                <text:p>-8.8919216370241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">
                <text:p>17</text:p>
              </table:table-cell>
              <table:table-cell office:value-type="float" office:value="-9.39059852295024">
                <text:p>-9.390598522950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">
                <text:p>75</text:p>
              </table:table-cell>
              <table:table-cell office:value-type="float" office:value="-5.9343306431872">
                <text:p>-5.93433064318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1">
                <text:p>41</text:p>
              </table:table-cell>
              <table:table-cell office:value-type="float" office:value="-1.2413766297072">
                <text:p>-1.24137662970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">
                <text:p>19</text:p>
              </table:table-cell>
              <table:table-cell office:value-type="float" office:value="0.640289957135325">
                <text:p>0.6402899571353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53">
                <text:p>-53</text:p>
              </table:table-cell>
              <table:table-cell office:value-type="float" office:value="9.79470521911535">
                <text:p>9.7947052191153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45">
                <text:p>-145</text:p>
              </table:table-cell>
              <table:table-cell office:value-type="float" office:value="31.7825253024294">
                <text:p>31.782525302429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">
                <text:p>20</text:p>
              </table:table-cell>
              <table:table-cell office:value-type="float" office:value="64.8539229577247">
                <text:p>64.85392295772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">
                <text:p>79</text:p>
              </table:table-cell>
              <table:table-cell office:value-type="float" office:value="102.047272634886">
                <text:p>102.04727263488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9">
                <text:p>229</text:p>
              </table:table-cell>
              <table:table-cell office:value-type="float" office:value="133.116906931333">
                <text:p>133.1169069313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41">
                <text:p>241</text:p>
              </table:table-cell>
              <table:table-cell office:value-type="float" office:value="148.202512537435">
                <text:p>148.2025125374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6">
                <text:p>266</text:p>
              </table:table-cell>
              <table:table-cell office:value-type="float" office:value="141.799617860221">
                <text:p>141.7996178602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13">
                <text:p>213</text:p>
              </table:table-cell>
              <table:table-cell office:value-type="float" office:value="115.299322480575">
                <text:p>115.2993224805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6">
                <text:p>116</text:p>
              </table:table-cell>
              <table:table-cell office:value-type="float" office:value="76.8468090898627">
                <text:p>76.84680908986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68">
                <text:p>-68</text:p>
              </table:table-cell>
              <table:table-cell office:value-type="float" office:value="38.3709239130403">
                <text:p>38.37092391304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217">
                <text:p>-217</text:p>
              </table:table-cell>
              <table:table-cell office:value-type="float" office:value="10.9047729499877">
                <text:p>10.90477294998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73">
                <text:p>-73</text:p>
              </table:table-cell>
              <table:table-cell office:value-type="float" office:value="0.175730360685815">
                <text:p>0.1757303606858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">
                <text:p>6</text:p>
              </table:table-cell>
              <table:table-cell office:value-type="float" office:value="-4.45967061907098">
                <text:p>-4.459670619070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  <table:table-cell office:value-type="float" office:value="-15.7916399478096">
                <text:p>-15.79163994780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">
                <text:p>8</text:p>
              </table:table-cell>
              <table:table-cell office:value-type="float" office:value="-24.1480265965076">
                <text:p>-24.14802659650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7">
                <text:p>57</text:p>
              </table:table-cell>
              <table:table-cell office:value-type="float" office:value="-22.803302456077">
                <text:p>-22.8033024560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6">
                <text:p>96</text:p>
              </table:table-cell>
              <table:table-cell office:value-type="float" office:value="-12.3785049473796">
                <text:p>-12.378504947379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6">
                <text:p>56</text:p>
              </table:table-cell>
              <table:table-cell office:value-type="float" office:value="-1.51530159426635">
                <text:p>-1.515301594266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37">
                <text:p>-37</text:p>
              </table:table-cell>
              <table:table-cell office:value-type="float" office:value="3.5236761447553">
                <text:p>3.523676144755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62">
                <text:p>-162</text:p>
              </table:table-cell>
              <table:table-cell office:value-type="float" office:value="30.1876692335357">
                <text:p>30.18766923353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33">
                <text:p>-133</text:p>
              </table:table-cell>
              <table:table-cell office:value-type="float" office:value="85.3566364561715">
                <text:p>85.35663645617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4">
                <text:p>34</text:p>
              </table:table-cell>
              <table:table-cell office:value-type="float" office:value="161.301692016369">
                <text:p>161.30169201636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56">
                <text:p>256</text:p>
              </table:table-cell>
              <table:table-cell office:value-type="float" office:value="239.829272248952">
                <text:p>239.8292722489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63">
                <text:p>263</text:p>
              </table:table-cell>
              <table:table-cell office:value-type="float" office:value="298.163003440792">
                <text:p>298.1630034407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14">
                <text:p>314</text:p>
              </table:table-cell>
              <table:table-cell office:value-type="float" office:value="317.458460453918">
                <text:p>317.45846045391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27">
                <text:p>327</text:p>
              </table:table-cell>
              <table:table-cell office:value-type="float" office:value="290.466042627904">
                <text:p>290.4660426279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36">
                <text:p>236</text:p>
              </table:table-cell>
              <table:table-cell office:value-type="float" office:value="224.973677483492">
                <text:p>224.97367748349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0">
                <text:p>50</text:p>
              </table:table-cell>
              <table:table-cell office:value-type="float" office:value="141.2925346055">
                <text:p>141.29253460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205">
                <text:p>-205</text:p>
              </table:table-cell>
              <table:table-cell office:value-type="float" office:value="64.5612005937246">
                <text:p>64.561200593724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284">
                <text:p>-284</text:p>
              </table:table-cell>
              <table:table-cell office:value-type="float" office:value="14.9627174613899">
                <text:p>14.96271746138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61">
                <text:p>-61</text:p>
              </table:table-cell>
              <table:table-cell office:value-type="float" office:value="-0.0197726245584614">
                <text:p>-0.019772624558461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3">
                <text:p>23</text:p>
              </table:table-cell>
              <table:table-cell office:value-type="float" office:value="-12.4002045396158">
                <text:p>-12.400204539615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">
                <text:p>4</text:p>
              </table:table-cell>
              <table:table-cell office:value-type="float" office:value="-34.353312544672">
                <text:p>-34.35331254467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4">
                <text:p>94</text:p>
              </table:table-cell>
              <table:table-cell office:value-type="float" office:value="-46.9593328887577">
                <text:p>-46.959332888757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6">
                <text:p>96</text:p>
              </table:table-cell>
              <table:table-cell office:value-type="float" office:value="-40.1010639538297">
                <text:p>-40.101063953829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5">
                <text:p>95</text:p>
              </table:table-cell>
              <table:table-cell office:value-type="float" office:value="-18.5240883133059">
                <text:p>-18.524088313305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1">
                <text:p>31</text:p>
              </table:table-cell>
              <table:table-cell office:value-type="float" office:value="-0.885953736819441">
                <text:p>-0.8859537368194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47">
                <text:p>-147</text:p>
              </table:table-cell>
              <table:table-cell office:value-type="float" office:value="11.7319965174544">
                <text:p>11.73199651745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423">
                <text:p>-423</text:p>
              </table:table-cell>
              <table:table-cell office:value-type="float" office:value="69.5903120418192">
                <text:p>69.59031204181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92">
                <text:p>-192</text:p>
              </table:table-cell>
              <table:table-cell office:value-type="float" office:value="176.391478994032">
                <text:p>176.3914789940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7">
                <text:p>167</text:p>
              </table:table-cell>
              <table:table-cell office:value-type="float" office:value="313.205728588812">
                <text:p>313.2057285888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06">
                <text:p>306</text:p>
              </table:table-cell>
              <table:table-cell office:value-type="float" office:value="444.812289782382">
                <text:p>444.81228978238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55">
                <text:p>455</text:p>
              </table:table-cell>
              <table:table-cell office:value-type="float" office:value="531.849477743041">
                <text:p>531.84947774304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20">
                <text:p>520</text:p>
              </table:table-cell>
              <table:table-cell office:value-type="float" office:value="545.849856107945">
                <text:p>545.8498561079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31">
                <text:p>531</text:p>
              </table:table-cell>
              <table:table-cell office:value-type="float" office:value="480.898094999965">
                <text:p>480.8980949999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26">
                <text:p>326</text:p>
              </table:table-cell>
              <table:table-cell office:value-type="float" office:value="356.761134780934">
                <text:p>356.7611347809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